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Graph1-0/content.xml" manifest:media-type="text/xml"/>
  <manifest:file-entry manifest:full-path="Graph1-0/styles.xml" manifest:media-type="text/xml"/>
  <manifest:file-entry manifest:full-path="Graph1-0/meta.xml" manifest:media-type="text/xml"/>
  <manifest:file-entry manifest:full-path="Graph1-0/" manifest:media-type="application/vnd.oasis.opendocument.chart"/>
  <manifest:file-entry manifest:full-path="Graph6-0/content.xml" manifest:media-type="text/xml"/>
  <manifest:file-entry manifest:full-path="Graph6-0/styles.xml" manifest:media-type="text/xml"/>
  <manifest:file-entry manifest:full-path="Graph6-0/meta.xml" manifest:media-type="text/xml"/>
  <manifest:file-entry manifest:full-path="Graph6-0/" manifest:media-type="application/vnd.oasis.opendocument.chart"/>
  <manifest:file-entry manifest:full-path="Graph7-0/content.xml" manifest:media-type="text/xml"/>
  <manifest:file-entry manifest:full-path="Graph7-0/styles.xml" manifest:media-type="text/xml"/>
  <manifest:file-entry manifest:full-path="Graph7-0/meta.xml" manifest:media-type="text/xml"/>
  <manifest:file-entry manifest:full-path="Graph7-0/" manifest:media-type="application/vnd.oasis.opendocument.chart"/>
  <manifest:file-entry manifest:full-path="Graph2-0/content.xml" manifest:media-type="text/xml"/>
  <manifest:file-entry manifest:full-path="Graph2-0/styles.xml" manifest:media-type="text/xml"/>
  <manifest:file-entry manifest:full-path="Graph2-0/meta.xml" manifest:media-type="text/xml"/>
  <manifest:file-entry manifest:full-path="Graph2-0/" manifest:media-type="application/vnd.oasis.opendocument.chart"/>
  <manifest:file-entry manifest:full-path="Graph5-0/content.xml" manifest:media-type="text/xml"/>
  <manifest:file-entry manifest:full-path="Graph5-0/styles.xml" manifest:media-type="text/xml"/>
  <manifest:file-entry manifest:full-path="Graph5-0/meta.xml" manifest:media-type="text/xml"/>
  <manifest:file-entry manifest:full-path="Graph5-0/"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Graph4-0/content.xml" manifest:media-type="text/xml"/>
  <manifest:file-entry manifest:full-path="Graph4-0/styles.xml" manifest:media-type="text/xml"/>
  <manifest:file-entry manifest:full-path="Graph4-0/meta.xml" manifest:media-type="text/xml"/>
  <manifest:file-entry manifest:full-path="Graph4-0/" manifest:media-type="application/vnd.oasis.opendocument.chart"/>
  <manifest:file-entry manifest:full-path="Graph3-0/content.xml" manifest:media-type="text/xml"/>
  <manifest:file-entry manifest:full-path="Graph3-0/styles.xml" manifest:media-type="text/xml"/>
  <manifest:file-entry manifest:full-path="Graph3-0/meta.xml" manifest:media-type="text/xml"/>
  <manifest:file-entry manifest:full-path="Graph3-0/"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Liberation Sans" svg:font-family="'Liberation Sans'"/>
    <style:font-face style:name="Sans" svg:font-family="Sans"/>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58.85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24.01pt" fo:break-before="auto" style:use-optimal-row-height="true"/>
    </style:style>
    <style:style style:name="ro6" style:family="table-row">
      <style:table-row-properties style:row-height="24.01pt" fo:break-before="auto" style:use-optimal-row-height="false"/>
    </style:style>
    <style:style style:name="ro7" style:family="table-row">
      <style:table-row-properties style:row-height="23.95pt" fo:break-before="auto" style:use-optimal-row-height="true"/>
    </style:style>
    <style:style style:name="ro8" style:family="table-row">
      <style:table-row-properties style:row-height="20.86pt" fo:break-before="auto" style:use-optimal-row-height="true"/>
    </style:style>
    <style:style style:name="ro9" style:family="table-row">
      <style:table-row-properties style:row-height="26.25pt" fo:break-before="auto" style:use-optimal-row-height="true"/>
    </style:style>
    <style:style style:name="ro10" style:family="table-row">
      <style:table-row-properties style:row-height="13.49pt" fo:break-before="auto" style:use-optimal-row-height="true"/>
    </style:style>
    <style:style style:name="ta1" style:family="table" style:master-page-name="Product_20_Backlog">
      <style:table-properties table:display="true" style:writing-mode="lr-tb" tableooo:tab-color="#99ff66"/>
    </style:style>
    <style:style style:name="ta2" style:family="table" style:master-page-name="Sprint_20_01_20_Backlog">
      <style:table-properties table:display="true" style:writing-mode="lr-tb"/>
    </style:style>
    <style:style style:name="ta3" style:family="table" style:master-page-name="Sprint_20_02_20_Backlog">
      <style:table-properties table:display="true" style:writing-mode="lr-tb"/>
    </style:style>
    <style:style style:name="ta4" style:family="table" style:master-page-name="Sprint_20_03_20_Backlog">
      <style:table-properties table:display="true" style:writing-mode="lr-tb"/>
    </style:style>
    <style:style style:name="ta5" style:family="table" style:master-page-name="Sprint_20_04_20_Backlog">
      <style:table-properties table:display="true" style:writing-mode="lr-tb"/>
    </style:style>
    <style:style style:name="ta6" style:family="table" style:master-page-name="Sprint_20_05_20_Backlog">
      <style:table-properties table:display="true" style:writing-mode="lr-tb"/>
    </style:style>
    <style:style style:name="ta7" style:family="table" style:master-page-name="Sprint_20_06_20_Backlog">
      <style:table-properties table:display="true" style:writing-mode="lr-tb"/>
    </style:style>
    <number:date-style style:name="N33" number:automatic-order="true">
      <number:month number:textual="true"/>
      <number:text> </number:text>
      <number:day number:style="long"/>
    </number:dat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ff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ff0000" style:text-line-through-style="none" style:text-line-through-type="none" style:font-name="Sans" fo:font-size="14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top"/>
      <style:paragraph-properties fo:text-align="center"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top"/>
      <style:paragraph-properties fo:text-align="center"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7" style:family="table-cell" style:parent-style-name="Default">
      <style:table-cell-properties style:glyph-orientation-vertical="auto" fo:background-color="#000000" style:cell-protect="protected" style:print-content="true" style:diagonal-bl-tr="none" style:diagonal-tl-br="none" style:text-align-source="value-type" style:repeat-content="false" fo:wrap-option="no-wrap" fo:border="none" style:rotation-angle="0" style:rotation-align="none" style:shrink-to-fit="false" gnm:background-colour="#000000" gnm:pattern-colour="#000000" gnm:pattern="1" style:vertical-align="top"/>
      <style:paragraph-properties fo:margin-left="0pt"/>
      <style:text-properties fo:color="#ffffff"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Sans" fo:font-size="14pt" fo:font-style="normal" style:text-underline-style="none" fo:font-weight="bold" style:text-underline-mode="continuous" style:text-overline-mode="continuous" style:text-line-through-mode="continuous"/>
    </style:style>
    <style:style style:name="ce9" style:family="table-cell" style:parent-style-name="Default">
      <style:table-cell-properties style:glyph-orientation-vertical="auto" fo:background-color="#98fb98" style:cell-protect="protected" style:print-content="true" style:diagonal-bl-tr="none" style:diagonal-tl-br="none" style:text-align-source="value-type" style:repeat-content="false" fo:wrap-option="no-wrap" fo:border="none" style:rotation-angle="0" style:rotation-align="none" style:shrink-to-fit="false" gnm:background-colour="#98fb98" gnm:pattern-colour="#000000" gnm:pattern="1" style:vertical-align="top"/>
      <style:paragraph-properties fo:margin-left="0pt"/>
      <style:text-properties fo:color="#000000" style:text-line-through-style="none" style:text-line-through-type="none" style:font-name="Sans" fo:font-size="12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fo:background-color="#98fb98" style:cell-protect="protected" style:print-content="true" style:diagonal-bl-tr="none" style:diagonal-tl-br="none" style:text-align-source="value-type" style:repeat-content="false" fo:wrap-option="no-wrap" fo:border="0.99pt solid #000000" style:rotation-angle="0" style:rotation-align="none" style:shrink-to-fit="false" gnm:background-colour="#98fb98" gnm:pattern-colour="#000000" gnm:pattern="1" style:vertical-align="top"/>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000000"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ff3333"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3" style:family="table-cell" style:parent-style-name="Default">
      <style:table-cell-properties style:glyph-orientation-vertical="auto" style:cell-protect="protected" style:print-content="true" style:diagonal-bl-tr="none" style:diagonal-tl-br="none" fo:background-color="transparent" fo:wrap-option="no-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4"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99pt solid #000000" fo:border-right="none" style:rotation-angle="0" style:rotation-align="none" style:shrink-to-fit="false" fo:border-top="none" gnm:background-colour="#ffffff" gnm:pattern-colour="#000000" gnm:pattern="0" style:vertical-align="top"/>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ffffff"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6" style:family="table-cell" style:parent-style-name="Default">
      <style:table-cell-properties style:glyph-orientation-vertical="auto" fo:background-color="#98fb98" style:cell-protect="protected" style:print-content="true" style:diagonal-bl-tr="none" style:diagonal-tl-br="none" style:text-align-source="fix" style:repeat-content="false" fo:wrap-option="no-wrap" fo:border="none" style:rotation-angle="0" style:rotation-align="none" style:shrink-to-fit="false" gnm:background-colour="#98fb98" gnm:pattern-colour="#000000" gnm:pattern="1" style:vertical-align="top"/>
      <style:paragraph-properties fo:text-align="center"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7"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top"/>
      <style:paragraph-properties fo:text-align="center" fo:margin-left="0pt"/>
      <style:text-properties fo:color="#000000" style:text-line-through-style="none" style:text-line-through-type="none" style:font-name="Sans" fo:font-size="14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Liberation Sans"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Liberation Sans"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ff420e"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80008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fo:background-color="#000000" style:cell-protect="protected" style:print-content="true" style:diagonal-bl-tr="none" style:diagonal-tl-br="none" style:text-align-source="value-type" style:repeat-content="false" fo:wrap-option="no-wrap" fo:border="none" style:rotation-angle="0" style:rotation-align="none" style:shrink-to-fit="false" gnm:background-colour="#000000" gnm:pattern-colour="#000000" gnm:pattern="1" style:vertical-align="bottom"/>
      <style:paragraph-properties fo:margin-left="0pt"/>
      <style:text-properties fo:color="#ffffff"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3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7" style:family="table-cell" style:parent-style-name="Default" style:data-style-name="N122">
      <style:table-cell-properties style:glyph-orientation-vertical="auto" style:cell-protect="protected" style:print-content="true" style:diagonal-bl-tr="none" style:diagonal-tl-br="non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9" style:family="table-cell" style:parent-style-name="Default">
      <style:table-cell-properties style:glyph-orientation-vertical="auto" fo:background-color="#98fb98" style:cell-protect="protected" style:print-content="true" style:diagonal-bl-tr="none" style:diagonal-tl-br="none" style:text-align-source="value-type" style:repeat-content="false" fo:wrap-option="no-wrap" fo:border="none" style:rotation-angle="0" style:rotation-align="none" style:shrink-to-fit="false" gnm:background-colour="#98fb98" gnm:pattern-colour="#000000" gnm:pattern="1"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30"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Sans" fo:font-size="14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fo:background-color="#98fb98" style:cell-protect="protected" style:print-content="true" style:diagonal-bl-tr="none" style:diagonal-tl-br="none" style:text-align-source="value-type" style:repeat-content="false" fo:wrap-option="no-wrap" fo:border="none" style:rotation-angle="0" style:rotation-align="none" style:shrink-to-fit="false" gnm:background-colour="#98fb98" gnm:pattern-colour="#000000" gnm:pattern="1" style:vertical-align="bottom"/>
      <style:paragraph-properties fo:margin-left="0pt"/>
      <style:text-properties fo:color="#ff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33" style:family="table-cell" style:parent-style-name="Default">
      <style:table-cell-properties style:glyph-orientation-vertical="auto" fo:background-color="#98fb98" style:cell-protect="protected" style:print-content="true" style:diagonal-bl-tr="none" style:diagonal-tl-br="none" style:text-align-source="fix" style:repeat-content="false" fo:wrap-option="no-wrap" fo:border="none" style:rotation-angle="0" style:rotation-align="none" style:shrink-to-fit="false" gnm:background-colour="#98fb98" gnm:pattern-colour="#000000" gnm:pattern="1" style:vertical-align="bottom"/>
      <style:paragraph-properties fo:text-align="center"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34" style:family="table-cell" style:parent-style-name="Default">
      <style:table-cell-properties style:glyph-orientation-vertical="auto" fo:background-color="#000000" style:cell-protect="protected" style:print-content="true" style:diagonal-bl-tr="none" style:diagonal-tl-br="none" style:text-align-source="fix" style:repeat-content="false" fo:wrap-option="no-wrap" fo:border="none" style:rotation-angle="0" style:rotation-align="none" style:shrink-to-fit="false" gnm:background-colour="#000000" gnm:pattern-colour="#000000" gnm:pattern="1" style:vertical-align="bottom"/>
      <style:paragraph-properties fo:text-align="center" fo:margin-left="0pt"/>
      <style:text-properties fo:color="#ffffff"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gr1" style:family="graphic">
      <style:graphic-properties draw:ole-draw-aspect="1"/>
    </style:style>
  </office:automatic-styles>
  <office:body>
    <office:spreadsheet>
      <table:calculation-settings table:case-sensitive="false" table:automatic-find-labels="false" table:use-regular-expressions="false">
        <table:iteration table:status="enable"/>
      </table:calculation-settings>
      <table:content-validations>
        <table:content-validation table:name="val1" table:condition="of:cell-content-is-in-list({0;1;2;3;5;8;13;21;34;55;89})" table:allow-empty-cell="true" table:display-list="unsorted" table:base-cell-address="'Product Backlog'.C4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 table:condition="of:cell-content-is-in-list({0;1;2;3;5;8;13;21;34;55;89})" table:allow-empty-cell="true" table:display-list="unsorted" table:base-cell-address="'Product Backlog'.C5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 table:condition="of:cell-content-is-in-list({0;1;2;3;5;8;13;21;34;55;89})" table:allow-empty-cell="true" table:display-list="unsorted" table:base-cell-address="'Product Backlog'.C5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 table:condition="of:cell-content-is-in-list({0;1;2;3;5;8;13;21;34;55;89})" table:allow-empty-cell="true" table:display-list="unsorted" table:base-cell-address="'Product Backlog'.C5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 table:condition="of:cell-content-is-in-list({0;1;2;3;5;8;13;21;34;55;89})" table:allow-empty-cell="true" table:display-list="unsorted" table:base-cell-address="'Product Backlog'.C5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 table:condition="of:cell-content-is-in-list({0;1;2;3;5;8;13;21;34;55;89})" table:allow-empty-cell="true" table:display-list="unsorted" table:base-cell-address="'Product Backlog'.C5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 table:condition="of:cell-content-is-in-list({0;1;2;3;5;8;13;21;34;55;89})" table:allow-empty-cell="true" table:display-list="unsorted" table:base-cell-address="'Product Backlog'.C6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 table:condition="of:cell-content-is-in-list({0;1;2;3;5;8;13;21;34;55;89})" table:allow-empty-cell="true" table:display-list="unsorted" table:base-cell-address="'Product Backlog'.C6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 table:condition="of:cell-content-is-in-list({0;1;2;3;5;8;13;21;34;55;89})" table:allow-empty-cell="true" table:display-list="unsorted" table:base-cell-address="'Product Backlog'.C6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 table:condition="of:cell-content-is-in-list({0;1;2;3;5;8;13;21;34;55;89})" table:allow-empty-cell="true" table:display-list="unsorted" table:base-cell-address="'Product Backlog'.C6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1" table:condition="of:cell-content-is-in-list({0;1;2;3;5;8;13;21;34;55;89})" table:allow-empty-cell="true" table:display-list="unsorted" table:base-cell-address="'Product Backlog'.C6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2" table:condition="of:cell-content-is-in-list({0;1;2;3;5;8;13;21;34;55;89})" table:allow-empty-cell="true" table:display-list="unsorted" table:base-cell-address="'Product Backlog'.C7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3" table:condition="of:cell-content-is-in-list({0;1;2;3;5;8;13;21;34;55;89})" table:allow-empty-cell="true" table:display-list="unsorted" table:base-cell-address="'Product Backlog'.C7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4" table:condition="of:cell-content-is-in-list({0;1;2;3;5;8;13;21;34;55;89})" table:allow-empty-cell="true" table:display-list="unsorted" table:base-cell-address="'Product Backlog'.C7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5" table:condition="of:cell-content-is-in-list({0;1;2;3;5;8;13;21;34;55;89})" table:allow-empty-cell="true" table:display-list="unsorted" table:base-cell-address="'Product Backlog'.C7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6" table:condition="of:cell-content-is-in-list({0;1;2;3;5;8;13;21;34;55;89})" table:allow-empty-cell="true" table:display-list="unsorted" table:base-cell-address="'Product Backlog'.C7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7" table:condition="of:cell-content-is-in-list({0;1;2;3;5;8;13;21;34;55;89})" table:allow-empty-cell="true" table:display-list="unsorted" table:base-cell-address="'Product Backlog'.C8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8" table:condition="of:cell-content-is-in-list({0;1;2;3;5;8;13;21;34;55;89})" table:allow-empty-cell="true" table:display-list="unsorted" table:base-cell-address="'Product Backlog'.C8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9" table:condition="of:cell-content-is-in-list({0;1;2;3;5;8;13;21;34;55;89})" table:allow-empty-cell="true" table:display-list="unsorted" table:base-cell-address="'Product Backlog'.C8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0" table:condition="of:cell-content-is-in-list({0;1;2;3;5;8;13;21;34;55;89})" table:allow-empty-cell="true" table:display-list="unsorted" table:base-cell-address="'Product Backlog'.C8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1" table:condition="of:cell-content-is-in-list({0;1;2;3;5;8;13;21;34;55;89})" table:allow-empty-cell="true" table:display-list="unsorted" table:base-cell-address="'Product Backlog'.C8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2" table:condition="of:cell-content-is-in-list({0;1;2;3;5;8;13;21;34;55;89})" table:allow-empty-cell="true" table:display-list="unsorted" table:base-cell-address="'Product Backlog'.C9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3" table:condition="of:cell-content-is-in-list({0;1;2;3;5;8;13;21;34;55;89})" table:allow-empty-cell="true" table:display-list="unsorted" table:base-cell-address="'Product Backlog'.C9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4" table:condition="of:cell-content-is-in-list({0;1;2;3;5;8;13;21;34;55;89})" table:allow-empty-cell="true" table:display-list="unsorted" table:base-cell-address="'Product Backlog'.C9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5" table:condition="of:cell-content-is-in-list({0;1;2;3;5;8;13;21;34;55;89})" table:allow-empty-cell="true" table:display-list="unsorted" table:base-cell-address="'Product Backlog'.C9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6" table:condition="of:cell-content-is-in-list({0;1;2;3;5;8;13;21;34;55;89})" table:allow-empty-cell="true" table:display-list="unsorted" table:base-cell-address="'Product Backlog'.C9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7" table:condition="of:cell-content-is-in-list({0;1;2;3;5;8;13;21;34;55;89})" table:allow-empty-cell="true" table:display-list="unsorted" table:base-cell-address="'Product Backlog'.C10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8" table:condition="of:cell-content-is-in-list({0;1;2;3;5;8;13;21;34;55;89})" table:allow-empty-cell="true" table:display-list="unsorted" table:base-cell-address="'Product Backlog'.C10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9" table:condition="of:cell-content-is-in-list({0;1;2;3;5;8;13;21;34;55;89})" table:allow-empty-cell="true" table:display-list="unsorted" table:base-cell-address="'Product Backlog'.C10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0" table:condition="of:cell-content-is-in-list({0;1;2;3;5;8;13;21;34;55;89})" table:allow-empty-cell="true" table:display-list="unsorted" table:base-cell-address="'Product Backlog'.C10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1" table:condition="of:cell-content-is-in-list({0;1;2;3;5;8;13;21;34;55;89})" table:allow-empty-cell="true" table:display-list="unsorted" table:base-cell-address="'Product Backlog'.C10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2" table:condition="of:cell-content-is-in-list({0;1;2;3;5;8;13;21;34;55;89})" table:allow-empty-cell="true" table:display-list="unsorted" table:base-cell-address="'Product Backlog'.C11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3" table:condition="of:cell-content-is-in-list({0;1;2;3;5;8;13;21;34;55;89})" table:allow-empty-cell="true" table:display-list="unsorted" table:base-cell-address="'Product Backlog'.C11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4" table:condition="of:cell-content-is-in-list({0;1;2;3;5;8;13;21;34;55;89})" table:allow-empty-cell="true" table:display-list="unsorted" table:base-cell-address="'Product Backlog'.C11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5" table:condition="of:cell-content-is-in-list({0;1;2;3;5;8;13;21;34;55;89})" table:allow-empty-cell="true" table:display-list="unsorted" table:base-cell-address="'Product Backlog'.C11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6" table:condition="of:cell-content-is-in-list({0;1;2;3;5;8;13;21;34;55;89})" table:allow-empty-cell="true" table:display-list="unsorted" table:base-cell-address="'Product Backlog'.C11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7" table:condition="of:cell-content-is-in-list({0;1;2;3;5;8;13;21;34;55;89})" table:allow-empty-cell="true" table:display-list="unsorted" table:base-cell-address="'Product Backlog'.C12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8" table:condition="of:cell-content-is-in-list({0;1;2;3;5;8;13;21;34;55;89})" table:allow-empty-cell="true" table:display-list="unsorted" table:base-cell-address="'Product Backlog'.E4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9" table:condition="of:cell-content-is-in-list({0;1;2;3;5;8;13;21;34;55;89})" table:allow-empty-cell="true" table:display-list="unsorted" table:base-cell-address="'Product Backlog'.E5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0" table:condition="of:cell-content-is-in-list({0;1;2;3;5;8;13;21;34;55;89})" table:allow-empty-cell="true" table:display-list="unsorted" table:base-cell-address="'Product Backlog'.E5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1" table:condition="of:cell-content-is-in-list({0;1;2;3;5;8;13;21;34;55;89})" table:allow-empty-cell="true" table:display-list="unsorted" table:base-cell-address="'Product Backlog'.E5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2" table:condition="of:cell-content-is-in-list({0;1;2;3;5;8;13;21;34;55;89})" table:allow-empty-cell="true" table:display-list="unsorted" table:base-cell-address="'Product Backlog'.E5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3" table:condition="of:cell-content-is-in-list({0;1;2;3;5;8;13;21;34;55;89})" table:allow-empty-cell="true" table:display-list="unsorted" table:base-cell-address="'Product Backlog'.E5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4" table:condition="of:cell-content-is-in-list({0;1;2;3;5;8;13;21;34;55;89})" table:allow-empty-cell="true" table:display-list="unsorted" table:base-cell-address="'Product Backlog'.E6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5" table:condition="of:cell-content-is-in-list({0;1;2;3;5;8;13;21;34;55;89})" table:allow-empty-cell="true" table:display-list="unsorted" table:base-cell-address="'Product Backlog'.E6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6" table:condition="of:cell-content-is-in-list({0;1;2;3;5;8;13;21;34;55;89})" table:allow-empty-cell="true" table:display-list="unsorted" table:base-cell-address="'Product Backlog'.E6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7" table:condition="of:cell-content-is-in-list({0;1;2;3;5;8;13;21;34;55;89})" table:allow-empty-cell="true" table:display-list="unsorted" table:base-cell-address="'Product Backlog'.E6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8" table:condition="of:cell-content-is-in-list({0;1;2;3;5;8;13;21;34;55;89})" table:allow-empty-cell="true" table:display-list="unsorted" table:base-cell-address="'Product Backlog'.E6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9" table:condition="of:cell-content-is-in-list({0;1;2;3;5;8;13;21;34;55;89})" table:allow-empty-cell="true" table:display-list="unsorted" table:base-cell-address="'Product Backlog'.E7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0" table:condition="of:cell-content-is-in-list({0;1;2;3;5;8;13;21;34;55;89})" table:allow-empty-cell="true" table:display-list="unsorted" table:base-cell-address="'Product Backlog'.E7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1" table:condition="of:cell-content-is-in-list({0;1;2;3;5;8;13;21;34;55;89})" table:allow-empty-cell="true" table:display-list="unsorted" table:base-cell-address="'Product Backlog'.E7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2" table:condition="of:cell-content-is-in-list({0;1;2;3;5;8;13;21;34;55;89})" table:allow-empty-cell="true" table:display-list="unsorted" table:base-cell-address="'Product Backlog'.E7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3" table:condition="of:cell-content-is-in-list({0;1;2;3;5;8;13;21;34;55;89})" table:allow-empty-cell="true" table:display-list="unsorted" table:base-cell-address="'Product Backlog'.E7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4" table:condition="of:cell-content-is-in-list({0;1;2;3;5;8;13;21;34;55;89})" table:allow-empty-cell="true" table:display-list="unsorted" table:base-cell-address="'Product Backlog'.E8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5" table:condition="of:cell-content-is-in-list({0;1;2;3;5;8;13;21;34;55;89})" table:allow-empty-cell="true" table:display-list="unsorted" table:base-cell-address="'Product Backlog'.E8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6" table:condition="of:cell-content-is-in-list({0;1;2;3;5;8;13;21;34;55;89})" table:allow-empty-cell="true" table:display-list="unsorted" table:base-cell-address="'Product Backlog'.E8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7" table:condition="of:cell-content-is-in-list({0;1;2;3;5;8;13;21;34;55;89})" table:allow-empty-cell="true" table:display-list="unsorted" table:base-cell-address="'Product Backlog'.E8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8" table:condition="of:cell-content-is-in-list({0;1;2;3;5;8;13;21;34;55;89})" table:allow-empty-cell="true" table:display-list="unsorted" table:base-cell-address="'Product Backlog'.E8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9" table:condition="of:cell-content-is-in-list({0;1;2;3;5;8;13;21;34;55;89})" table:allow-empty-cell="true" table:display-list="unsorted" table:base-cell-address="'Product Backlog'.E9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0" table:condition="of:cell-content-is-in-list({0;1;2;3;5;8;13;21;34;55;89})" table:allow-empty-cell="true" table:display-list="unsorted" table:base-cell-address="'Product Backlog'.E9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1" table:condition="of:cell-content-is-in-list({0;1;2;3;5;8;13;21;34;55;89})" table:allow-empty-cell="true" table:display-list="unsorted" table:base-cell-address="'Product Backlog'.E9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2" table:condition="of:cell-content-is-in-list({0;1;2;3;5;8;13;21;34;55;89})" table:allow-empty-cell="true" table:display-list="unsorted" table:base-cell-address="'Product Backlog'.E9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3" table:condition="of:cell-content-is-in-list({0;1;2;3;5;8;13;21;34;55;89})" table:allow-empty-cell="true" table:display-list="unsorted" table:base-cell-address="'Product Backlog'.E9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4" table:condition="of:cell-content-is-in-list({0;1;2;3;5;8;13;21;34;55;89})" table:allow-empty-cell="true" table:display-list="unsorted" table:base-cell-address="'Product Backlog'.E10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5" table:condition="of:cell-content-is-in-list({0;1;2;3;5;8;13;21;34;55;89})" table:allow-empty-cell="true" table:display-list="unsorted" table:base-cell-address="'Product Backlog'.E10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6" table:condition="of:cell-content-is-in-list({0;1;2;3;5;8;13;21;34;55;89})" table:allow-empty-cell="true" table:display-list="unsorted" table:base-cell-address="'Product Backlog'.E10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7" table:condition="of:cell-content-is-in-list({0;1;2;3;5;8;13;21;34;55;89})" table:allow-empty-cell="true" table:display-list="unsorted" table:base-cell-address="'Product Backlog'.E10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8" table:condition="of:cell-content-is-in-list({0;1;2;3;5;8;13;21;34;55;89})" table:allow-empty-cell="true" table:display-list="unsorted" table:base-cell-address="'Product Backlog'.E10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9" table:condition="of:cell-content-is-in-list({0;1;2;3;5;8;13;21;34;55;89})" table:allow-empty-cell="true" table:display-list="unsorted" table:base-cell-address="'Product Backlog'.E11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0" table:condition="of:cell-content-is-in-list({0;1;2;3;5;8;13;21;34;55;89})" table:allow-empty-cell="true" table:display-list="unsorted" table:base-cell-address="'Product Backlog'.E11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1" table:condition="of:cell-content-is-in-list({0;1;2;3;5;8;13;21;34;55;89})" table:allow-empty-cell="true" table:display-list="unsorted" table:base-cell-address="'Product Backlog'.E11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2" table:condition="of:cell-content-is-in-list({0;1;2;3;5;8;13;21;34;55;89})" table:allow-empty-cell="true" table:display-list="unsorted" table:base-cell-address="'Product Backlog'.E11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3" table:condition="of:cell-content-is-in-list({0;1;2;3;5;8;13;21;34;55;89})" table:allow-empty-cell="true" table:display-list="unsorted" table:base-cell-address="'Product Backlog'.E11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4" table:condition="of:cell-content-is-in-list({0;1;2;3;5;8;13;21;34;55;89})" table:allow-empty-cell="true" table:display-list="unsorted" table:base-cell-address="'Product Backlog'.E12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5" table:condition="of:cell-content-is-in-list({0;1;2;3;5;8;13;21;34;55;89})" table:allow-empty-cell="true" table:display-list="unsorted" table:base-cell-address="'Product Backlog'.G4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6" table:condition="of:cell-content-is-in-list({0;1;2;3;5;8;13;21;34;55;89})" table:allow-empty-cell="true" table:display-list="unsorted" table:base-cell-address="'Product Backlog'.G4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7" table:condition="of:cell-content-is-in-list({0;1;2;3;5;8;13;21;34;55;89})" table:allow-empty-cell="true" table:display-list="unsorted" table:base-cell-address="'Product Backlog'.G5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8" table:condition="of:cell-content-is-in-list({0;1;2;3;5;8;13;21;34;55;89})" table:allow-empty-cell="true" table:display-list="unsorted" table:base-cell-address="'Product Backlog'.G5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9" table:condition="of:cell-content-is-in-list({0;1;2;3;5;8;13;21;34;55;89})" table:allow-empty-cell="true" table:display-list="unsorted" table:base-cell-address="'Product Backlog'.G5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0" table:condition="of:cell-content-is-in-list({0;1;2;3;5;8;13;21;34;55;89})" table:allow-empty-cell="true" table:display-list="unsorted" table:base-cell-address="'Product Backlog'.G5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1" table:condition="of:cell-content-is-in-list({0;1;2;3;5;8;13;21;34;55;89})" table:allow-empty-cell="true" table:display-list="unsorted" table:base-cell-address="'Product Backlog'.G5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2" table:condition="of:cell-content-is-in-list({0;1;2;3;5;8;13;21;34;55;89})" table:allow-empty-cell="true" table:display-list="unsorted" table:base-cell-address="'Product Backlog'.G6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3" table:condition="of:cell-content-is-in-list({0;1;2;3;5;8;13;21;34;55;89})" table:allow-empty-cell="true" table:display-list="unsorted" table:base-cell-address="'Product Backlog'.G6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4" table:condition="of:cell-content-is-in-list({0;1;2;3;5;8;13;21;34;55;89})" table:allow-empty-cell="true" table:display-list="unsorted" table:base-cell-address="'Product Backlog'.G6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5" table:condition="of:cell-content-is-in-list({0;1;2;3;5;8;13;21;34;55;89})" table:allow-empty-cell="true" table:display-list="unsorted" table:base-cell-address="'Product Backlog'.G6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6" table:condition="of:cell-content-is-in-list({0;1;2;3;5;8;13;21;34;55;89})" table:allow-empty-cell="true" table:display-list="unsorted" table:base-cell-address="'Product Backlog'.G6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7" table:condition="of:cell-content-is-in-list({0;1;2;3;5;8;13;21;34;55;89})" table:allow-empty-cell="true" table:display-list="unsorted" table:base-cell-address="'Product Backlog'.G7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8" table:condition="of:cell-content-is-in-list({0;1;2;3;5;8;13;21;34;55;89})" table:allow-empty-cell="true" table:display-list="unsorted" table:base-cell-address="'Product Backlog'.G7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9" table:condition="of:cell-content-is-in-list({0;1;2;3;5;8;13;21;34;55;89})" table:allow-empty-cell="true" table:display-list="unsorted" table:base-cell-address="'Product Backlog'.G7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0" table:condition="of:cell-content-is-in-list({0;1;2;3;5;8;13;21;34;55;89})" table:allow-empty-cell="true" table:display-list="unsorted" table:base-cell-address="'Product Backlog'.G7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1" table:condition="of:cell-content-is-in-list({0;1;2;3;5;8;13;21;34;55;89})" table:allow-empty-cell="true" table:display-list="unsorted" table:base-cell-address="'Product Backlog'.G7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2" table:condition="of:cell-content-is-in-list({0;1;2;3;5;8;13;21;34;55;89})" table:allow-empty-cell="true" table:display-list="unsorted" table:base-cell-address="'Product Backlog'.G8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3" table:condition="of:cell-content-is-in-list({0;1;2;3;5;8;13;21;34;55;89})" table:allow-empty-cell="true" table:display-list="unsorted" table:base-cell-address="'Product Backlog'.G8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4" table:condition="of:cell-content-is-in-list({0;1;2;3;5;8;13;21;34;55;89})" table:allow-empty-cell="true" table:display-list="unsorted" table:base-cell-address="'Product Backlog'.G8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5" table:condition="of:cell-content-is-in-list({0;1;2;3;5;8;13;21;34;55;89})" table:allow-empty-cell="true" table:display-list="unsorted" table:base-cell-address="'Product Backlog'.G8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6" table:condition="of:cell-content-is-in-list({0;1;2;3;5;8;13;21;34;55;89})" table:allow-empty-cell="true" table:display-list="unsorted" table:base-cell-address="'Product Backlog'.G8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7" table:condition="of:cell-content-is-in-list({0;1;2;3;5;8;13;21;34;55;89})" table:allow-empty-cell="true" table:display-list="unsorted" table:base-cell-address="'Product Backlog'.G9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8" table:condition="of:cell-content-is-in-list({0;1;2;3;5;8;13;21;34;55;89})" table:allow-empty-cell="true" table:display-list="unsorted" table:base-cell-address="'Product Backlog'.G9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9" table:condition="of:cell-content-is-in-list({0;1;2;3;5;8;13;21;34;55;89})" table:allow-empty-cell="true" table:display-list="unsorted" table:base-cell-address="'Product Backlog'.G9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0" table:condition="of:cell-content-is-in-list({0;1;2;3;5;8;13;21;34;55;89})" table:allow-empty-cell="true" table:display-list="unsorted" table:base-cell-address="'Product Backlog'.G9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1" table:condition="of:cell-content-is-in-list({0;1;2;3;5;8;13;21;34;55;89})" table:allow-empty-cell="true" table:display-list="unsorted" table:base-cell-address="'Product Backlog'.G9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2" table:condition="of:cell-content-is-in-list({0;1;2;3;5;8;13;21;34;55;89})" table:allow-empty-cell="true" table:display-list="unsorted" table:base-cell-address="'Product Backlog'.G10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3" table:condition="of:cell-content-is-in-list({0;1;2;3;5;8;13;21;34;55;89})" table:allow-empty-cell="true" table:display-list="unsorted" table:base-cell-address="'Product Backlog'.G10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4" table:condition="of:cell-content-is-in-list({0;1;2;3;5;8;13;21;34;55;89})" table:allow-empty-cell="true" table:display-list="unsorted" table:base-cell-address="'Product Backlog'.G10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5" table:condition="of:cell-content-is-in-list({0;1;2;3;5;8;13;21;34;55;89})" table:allow-empty-cell="true" table:display-list="unsorted" table:base-cell-address="'Product Backlog'.G10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6" table:condition="of:cell-content-is-in-list({0;1;2;3;5;8;13;21;34;55;89})" table:allow-empty-cell="true" table:display-list="unsorted" table:base-cell-address="'Product Backlog'.G10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7" table:condition="of:cell-content-is-in-list({0;1;2;3;5;8;13;21;34;55;89})" table:allow-empty-cell="true" table:display-list="unsorted" table:base-cell-address="'Product Backlog'.G11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8" table:condition="of:cell-content-is-in-list({0;1;2;3;5;8;13;21;34;55;89})" table:allow-empty-cell="true" table:display-list="unsorted" table:base-cell-address="'Product Backlog'.G11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9" table:condition="of:cell-content-is-in-list({0;1;2;3;5;8;13;21;34;55;89})" table:allow-empty-cell="true" table:display-list="unsorted" table:base-cell-address="'Product Backlog'.G11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10" table:condition="of:cell-content-is-in-list({0;1;2;3;5;8;13;21;34;55;89})" table:allow-empty-cell="true" table:display-list="unsorted" table:base-cell-address="'Product Backlog'.G11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11" table:condition="of:cell-content-is-in-list({0;1;2;3;5;8;13;21;34;55;89})" table:allow-empty-cell="true" table:display-list="unsorted" table:base-cell-address="'Product Backlog'.G11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12" table:condition="of:cell-content-is-in-list({0;1;2;3;5;8;13;21;34;55;89})" table:allow-empty-cell="true" table:display-list="unsorted" table:base-cell-address="'Product Backlog'.G12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13" table:condition="of:cell-content-is-in-list({1;2;3;4;5;6})" table:allow-empty-cell="true" table:display-list="unsorted" table:base-cell-address="'Product Backlog'.I4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 table:condition="of:cell-content-is-in-list({1;2;3;4;5;6})" table:allow-empty-cell="true" table:display-list="unsorted" table:base-cell-address="'Product Backlog'.I4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 table:condition="of:cell-content-is-in-list({1;2;3;4;5;6})" table:allow-empty-cell="true" table:display-list="unsorted" table:base-cell-address="'Product Backlog'.I5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 table:condition="of:cell-content-is-in-list({1;2;3;4;5;6})" table:allow-empty-cell="true" table:display-list="unsorted" table:base-cell-address="'Product Backlog'.I5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 table:condition="of:cell-content-is-in-list({1;2;3;4;5;6})" table:allow-empty-cell="true" table:display-list="unsorted" table:base-cell-address="'Product Backlog'.I5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 table:condition="of:cell-content-is-in-list({1;2;3;4;5;6})" table:allow-empty-cell="true" table:display-list="unsorted" table:base-cell-address="'Product Backlog'.I5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 table:condition="of:cell-content-is-in-list({1;2;3;4;5;6})" table:allow-empty-cell="true" table:display-list="unsorted" table:base-cell-address="'Product Backlog'.I5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0" table:condition="of:cell-content-is-in-list({1;2;3;4;5;6})" table:allow-empty-cell="true" table:display-list="unsorted" table:base-cell-address="'Product Backlog'.I6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1" table:condition="of:cell-content-is-in-list({1;2;3;4;5;6})" table:allow-empty-cell="true" table:display-list="unsorted" table:base-cell-address="'Product Backlog'.I6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2" table:condition="of:cell-content-is-in-list({1;2;3;4;5;6})" table:allow-empty-cell="true" table:display-list="unsorted" table:base-cell-address="'Product Backlog'.I6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3" table:condition="of:cell-content-is-in-list({1;2;3;4;5;6})" table:allow-empty-cell="true" table:display-list="unsorted" table:base-cell-address="'Product Backlog'.I6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4" table:condition="of:cell-content-is-in-list({1;2;3;4;5;6})" table:allow-empty-cell="true" table:display-list="unsorted" table:base-cell-address="'Product Backlog'.I6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5" table:condition="of:cell-content-is-in-list({1;2;3;4;5;6})" table:allow-empty-cell="true" table:display-list="unsorted" table:base-cell-address="'Product Backlog'.I7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6" table:condition="of:cell-content-is-in-list({1;2;3;4;5;6})" table:allow-empty-cell="true" table:display-list="unsorted" table:base-cell-address="'Product Backlog'.I7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7" table:condition="of:cell-content-is-in-list({1;2;3;4;5;6})" table:allow-empty-cell="true" table:display-list="unsorted" table:base-cell-address="'Product Backlog'.I7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8" table:condition="of:cell-content-is-in-list({1;2;3;4;5;6})" table:allow-empty-cell="true" table:display-list="unsorted" table:base-cell-address="'Product Backlog'.I7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9" table:condition="of:cell-content-is-in-list({1;2;3;4;5;6})" table:allow-empty-cell="true" table:display-list="unsorted" table:base-cell-address="'Product Backlog'.I7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0" table:condition="of:cell-content-is-in-list({1;2;3;4;5;6})" table:allow-empty-cell="true" table:display-list="unsorted" table:base-cell-address="'Product Backlog'.I8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1" table:condition="of:cell-content-is-in-list({1;2;3;4;5;6})" table:allow-empty-cell="true" table:display-list="unsorted" table:base-cell-address="'Product Backlog'.I8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2" table:condition="of:cell-content-is-in-list({1;2;3;4;5;6})" table:allow-empty-cell="true" table:display-list="unsorted" table:base-cell-address="'Product Backlog'.I8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3" table:condition="of:cell-content-is-in-list({1;2;3;4;5;6})" table:allow-empty-cell="true" table:display-list="unsorted" table:base-cell-address="'Product Backlog'.I8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4" table:condition="of:cell-content-is-in-list({1;2;3;4;5;6})" table:allow-empty-cell="true" table:display-list="unsorted" table:base-cell-address="'Product Backlog'.I8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5" table:condition="of:cell-content-is-in-list({1;2;3;4;5;6})" table:allow-empty-cell="true" table:display-list="unsorted" table:base-cell-address="'Product Backlog'.I9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 table:condition="of:cell-content-is-in-list({1;2;3;4;5;6})" table:allow-empty-cell="true" table:display-list="unsorted" table:base-cell-address="'Product Backlog'.I9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 table:condition="of:cell-content-is-in-list({1;2;3;4;5;6})" table:allow-empty-cell="true" table:display-list="unsorted" table:base-cell-address="'Product Backlog'.I9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 table:condition="of:cell-content-is-in-list({1;2;3;4;5;6})" table:allow-empty-cell="true" table:display-list="unsorted" table:base-cell-address="'Product Backlog'.I9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 table:condition="of:cell-content-is-in-list({1;2;3;4;5;6})" table:allow-empty-cell="true" table:display-list="unsorted" table:base-cell-address="'Product Backlog'.I9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 table:condition="of:cell-content-is-in-list({1;2;3;4;5;6})" table:allow-empty-cell="true" table:display-list="unsorted" table:base-cell-address="'Product Backlog'.I10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 table:condition="of:cell-content-is-in-list({1;2;3;4;5;6})" table:allow-empty-cell="true" table:display-list="unsorted" table:base-cell-address="'Product Backlog'.I10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 table:condition="of:cell-content-is-in-list({1;2;3;4;5;6})" table:allow-empty-cell="true" table:display-list="unsorted" table:base-cell-address="'Product Backlog'.I10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 table:condition="of:cell-content-is-in-list({1;2;3;4;5;6})" table:allow-empty-cell="true" table:display-list="unsorted" table:base-cell-address="'Product Backlog'.I10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 table:condition="of:cell-content-is-in-list({1;2;3;4;5;6})" table:allow-empty-cell="true" table:display-list="unsorted" table:base-cell-address="'Product Backlog'.I10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5" table:condition="of:cell-content-is-in-list({1;2;3;4;5;6})" table:allow-empty-cell="true" table:display-list="unsorted" table:base-cell-address="'Product Backlog'.I11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6" table:condition="of:cell-content-is-in-list({1;2;3;4;5;6})" table:allow-empty-cell="true" table:display-list="unsorted" table:base-cell-address="'Product Backlog'.I11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7" table:condition="of:cell-content-is-in-list({1;2;3;4;5;6})" table:allow-empty-cell="true" table:display-list="unsorted" table:base-cell-address="'Product Backlog'.I11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8" table:condition="of:cell-content-is-in-list({1;2;3;4;5;6})" table:allow-empty-cell="true" table:display-list="unsorted" table:base-cell-address="'Product Backlog'.I11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9" table:condition="of:cell-content-is-in-list({1;2;3;4;5;6})" table:allow-empty-cell="true" table:display-list="unsorted" table:base-cell-address="'Product Backlog'.I11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0" table:condition="of:cell-content-is-in-list({1;2;3;4;5;6})" table:allow-empty-cell="true" table:display-list="unsorted" table:base-cell-address="'Product Backlog'.I12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1"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4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2"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4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3"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5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4"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5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5"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5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6"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5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7"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5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6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9"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6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6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1"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6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6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7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7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7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7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7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8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8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8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1"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8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2"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8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3"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9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4"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9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5"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9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6"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9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7"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9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0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9"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0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0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1"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0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2"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0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3"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1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4"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1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5"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1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6"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1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7"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1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2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9" table:base-cell-address="'Product Backlog'.A1">
          <table:help-message table:title="Initials" table:display="true">
            <text:p>Please enter 2 or 3 capital letters that will represent you <text:s/>in the "Assigned To" column on each Sprint Backlog tab of this spreadsheet.</text:p>
          </table:help-message>
        </table:content-validation>
        <table:content-validation table:name="val190" table:base-cell-address="'Product Backlog'.A1">
          <table:help-message table:title="Student ID" table:display="true">
            <text:p>Please enter your UTA student ID number.</text:p>
          </table:help-message>
        </table:content-validation>
        <table:content-validation table:name="val191" table:condition="of:cell-content-is-in-list([$'Product Backlog'.$A$24:.$A$105])" table:allow-empty-cell="true" table:display-list="unsorted" table:base-cell-address="'Sprint 01 Backlog'.C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2" table:condition="of:cell-content-is-in-list([$'Product Backlog'.$A$24:.$A$105])" table:allow-empty-cell="true" table:display-list="unsorted" table:base-cell-address="'Sprint 01 Backlog'.C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3" table:condition="of:cell-content-is-in-list([$'Product Backlog'.$A$24:.$A$105])" table:allow-empty-cell="true" table:display-list="unsorted" table:base-cell-address="'Sprint 01 Backlog'.C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4" table:condition="of:cell-content-is-in-list([$'Product Backlog'.$A$24:.$A$105])" table:allow-empty-cell="true" table:display-list="unsorted" table:base-cell-address="'Sprint 01 Backlog'.C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5" table:condition="of:cell-content-is-in-list([$'Product Backlog'.$A$24:.$A$105])" table:allow-empty-cell="true" table:display-list="unsorted" table:base-cell-address="'Sprint 01 Backlog'.C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6" table:condition="of:cell-content-is-in-list([$'Product Backlog'.$A$24:.$A$105])" table:allow-empty-cell="true" table:display-list="unsorted" table:base-cell-address="'Sprint 01 Backlog'.C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7" table:condition="of:cell-content-is-in-list([$'Product Backlog'.$A$24:.$A$105])" table:allow-empty-cell="true" table:display-list="unsorted" table:base-cell-address="'Sprint 01 Backlog'.C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8" table:condition="of:cell-content-is-in-list([$'Product Backlog'.$A$24:.$A$105])" table:allow-empty-cell="true" table:display-list="unsorted" table:base-cell-address="'Sprint 01 Backlog'.C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9" table:condition="of:cell-content-is-in-list([$'Product Backlog'.$A$24:.$A$105])" table:allow-empty-cell="true" table:display-list="unsorted" table:base-cell-address="'Sprint 01 Backlog'.C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0" table:condition="of:cell-content-is-in-list([$'Product Backlog'.$A$24:.$A$105])" table:allow-empty-cell="true" table:display-list="unsorted" table:base-cell-address="'Sprint 01 Backlog'.C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1" table:condition="of:cell-content-is-in-list([$'Product Backlog'.$A$24:.$A$105])" table:allow-empty-cell="true" table:display-list="unsorted" table:base-cell-address="'Sprint 01 Backlog'.C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2" table:condition="of:cell-content-is-in-list([$'Product Backlog'.$A$24:.$A$105])" table:allow-empty-cell="true" table:display-list="unsorted" table:base-cell-address="'Sprint 01 Backlog'.C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3" table:condition="of:cell-content-is-in-list([$'Product Backlog'.$A$24:.$A$105])" table:allow-empty-cell="true" table:display-list="unsorted" table:base-cell-address="'Sprint 01 Backlog'.C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4" table:condition="of:cell-content-is-in-list([$'Product Backlog'.$A$24:.$A$105])" table:allow-empty-cell="true" table:display-list="unsorted" table:base-cell-address="'Sprint 01 Backlog'.C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5" table:condition="of:cell-content-is-in-list([$'Product Backlog'.$A$24:.$A$105])" table:allow-empty-cell="true" table:display-list="unsorted" table:base-cell-address="'Sprint 01 Backlog'.C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6" table:condition="of:cell-content-is-in-list([$'Product Backlog'.$A$24:.$A$105])" table:allow-empty-cell="true" table:display-list="unsorted" table:base-cell-address="'Sprint 01 Backlog'.C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7" table:condition="of:cell-content-is-in-list([$'Product Backlog'.$A$24:.$A$105])" table:allow-empty-cell="true" table:display-list="unsorted" table:base-cell-address="'Sprint 01 Backlog'.C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8" table:condition="of:cell-content-is-in-list([$'Product Backlog'.$A$24:.$A$105])" table:allow-empty-cell="true" table:display-list="unsorted" table:base-cell-address="'Sprint 01 Backlog'.C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9" table:condition="of:cell-content-is-in-list([$'Product Backlog'.$A$24:.$A$105])" table:allow-empty-cell="true" table:display-list="unsorted" table:base-cell-address="'Sprint 01 Backlog'.C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0" table:condition="of:cell-content-is-in-list([$'Product Backlog'.$A$24:.$A$105])" table:allow-empty-cell="true" table:display-list="unsorted" table:base-cell-address="'Sprint 01 Backlog'.C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1" table:condition="of:cell-content-is-in-list([$'Product Backlog'.$A$24:.$A$105])" table:allow-empty-cell="true" table:display-list="unsorted" table:base-cell-address="'Sprint 01 Backlog'.C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2" table:condition="of:cell-content-is-in-list([$'Product Backlog'.$A$24:.$A$105])" table:allow-empty-cell="true" table:display-list="unsorted" table:base-cell-address="'Sprint 01 Backlog'.C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3" table:condition="of:cell-content-is-in-list([$'Product Backlog'.$A$24:.$A$105])" table:allow-empty-cell="true" table:display-list="unsorted" table:base-cell-address="'Sprint 01 Backlog'.C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4" table:condition="of:cell-content-is-in-list([$'Product Backlog'.$A$24:.$A$105])" table:allow-empty-cell="true" table:display-list="unsorted" table:base-cell-address="'Sprint 01 Backlog'.C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5" table:condition="of:cell-content-is-in-list([$'Product Backlog'.$A$24:.$A$105])" table:allow-empty-cell="true" table:display-list="unsorted" table:base-cell-address="'Sprint 01 Backlog'.C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6" table:condition="of:cell-content-is-in-list([$'Product Backlog'.$A$24:.$A$105])" table:allow-empty-cell="true" table:display-list="unsorted" table:base-cell-address="'Sprint 01 Backlog'.C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7" table:condition="of:cell-content-is-in-list([$'Product Backlog'.$A$24:.$A$105])" table:allow-empty-cell="true" table:display-list="unsorted" table:base-cell-address="'Sprint 01 Backlog'.C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8" table:condition="of:cell-content-is-in-list([$'Product Backlog'.$A$24:.$A$105])" table:allow-empty-cell="true" table:display-list="unsorted" table:base-cell-address="'Sprint 01 Backlog'.C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9" table:condition="of:cell-content-is-in-list([$'Product Backlog'.$A$24:.$A$105])" table:allow-empty-cell="true" table:display-list="unsorted" table:base-cell-address="'Sprint 01 Backlog'.C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0" table:condition="of:cell-content-is-in-list([$'Product Backlog'.$A$24:.$A$105])" table:allow-empty-cell="true" table:display-list="unsorted" table:base-cell-address="'Sprint 01 Backlog'.C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1" table:condition="of:cell-content-is-in-list([$'Product Backlog'.$A$24:.$A$105])" table:allow-empty-cell="true" table:display-list="unsorted" table:base-cell-address="'Sprint 01 Backlog'.C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2" table:condition="of:cell-content-is-in-list([$'Product Backlog'.$A$24:.$A$105])" table:allow-empty-cell="true" table:display-list="unsorted" table:base-cell-address="'Sprint 01 Backlog'.C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3" table:condition="of:cell-content-is-in-list([$'Product Backlog'.$A$24:.$A$105])" table:allow-empty-cell="true" table:display-list="unsorted" table:base-cell-address="'Sprint 01 Backlog'.C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4" table:condition="of:cell-content-is-in-list([$'Product Backlog'.$A$24:.$A$105])" table:allow-empty-cell="true" table:display-list="unsorted" table:base-cell-address="'Sprint 01 Backlog'.C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5" table:condition="of:cell-content-is-in-list([$'Product Backlog'.$A$24:.$A$105])" table:allow-empty-cell="true" table:display-list="unsorted" table:base-cell-address="'Sprint 01 Backlog'.C10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6" table:condition="of:cell-content-is-in-list([$'Product Backlog'.$A$24:.$A$105])" table:allow-empty-cell="true" table:display-list="unsorted" table:base-cell-address="'Sprint 01 Backlog'.C10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7" table:condition="of:cell-content-is-in-list([$'Product Backlog'.$A$24:.$A$105])" table:allow-empty-cell="true" table:display-list="unsorted" table:base-cell-address="'Sprint 01 Backlog'.C10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8" table:condition="of:cell-content-is-in-list([$'Product Backlog'.$A$24:.$A$105])" table:allow-empty-cell="true" table:display-list="unsorted" table:base-cell-address="'Sprint 01 Backlog'.C10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9" table:condition="of:cell-content-is-in-list([$'Product Backlog'.$A$24:.$A$105])" table:allow-empty-cell="true" table:display-list="unsorted" table:base-cell-address="'Sprint 01 Backlog'.C10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0" table:condition="of:cell-content-is-in-list([$'Product Backlog'.$A$24:.$A$105])" table:allow-empty-cell="true" table:display-list="unsorted" table:base-cell-address="'Sprint 01 Backlog'.C11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1" table:condition="of:cell-content-is-in-list([$'Product Backlog'.$A$24:.$A$105])" table:allow-empty-cell="true" table:display-list="unsorted" table:base-cell-address="'Sprint 01 Backlog'.C11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2" table:condition="of:cell-content-is-in-list([$'Product Backlog'.$A$24:.$A$105])" table:allow-empty-cell="true" table:display-list="unsorted" table:base-cell-address="'Sprint 01 Backlog'.C11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3" table:condition="of:cell-content-is-in-list([$'Product Backlog'.$A$24:.$A$105])" table:allow-empty-cell="true" table:display-list="unsorted" table:base-cell-address="'Sprint 01 Backlog'.C11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4" table:condition="of:cell-content-is-in-list([$'Product Backlog'.$A$24:.$A$105])" table:allow-empty-cell="true" table:display-list="unsorted" table:base-cell-address="'Sprint 01 Backlog'.C11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5" table:condition="of:cell-content-is-in-list([$'Product Backlog'.$A$24:.$A$105])" table:allow-empty-cell="true" table:display-list="unsorted" table:base-cell-address="'Sprint 01 Backlog'.C12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6" table:condition="of:cell-content-is-in-list([$'Product Backlog'.$A$24:.$A$105])" table:allow-empty-cell="true" table:display-list="unsorted" table:base-cell-address="'Sprint 01 Backlog'.C12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7" table:condition="of:cell-content-is-in-list([$'Product Backlog'.$A$24:.$A$105])" table:allow-empty-cell="true" table:display-list="unsorted" table:base-cell-address="'Sprint 01 Backlog'.C12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8" table:condition="of:cell-content-is-in-list([$'Product Backlog'.$A$24:.$A$105])" table:allow-empty-cell="true" table:display-list="unsorted" table:base-cell-address="'Sprint 01 Backlog'.C12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9" table:condition="of:cell-content-is-in-list([$'Product Backlog'.$A$24:.$A$105])" table:allow-empty-cell="true" table:display-list="unsorted" table:base-cell-address="'Sprint 01 Backlog'.C12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0" table:condition="of:cell-content-is-in-list([$'Product Backlog'.$A$24:.$A$105])" table:allow-empty-cell="true" table:display-list="unsorted" table:base-cell-address="'Sprint 01 Backlog'.C13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1" table:condition="of:cell-content-is-in-list([$'Product Backlog'.$A$24:.$A$105])" table:allow-empty-cell="true" table:display-list="unsorted" table:base-cell-address="'Sprint 01 Backlog'.C1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2" table:condition="of:cell-content-is-in-list([$'Product Backlog'.$A$24:.$A$105])" table:allow-empty-cell="true" table:display-list="unsorted" table:base-cell-address="'Sprint 01 Backlog'.C1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3" table:condition="of:cell-content-is-in-list([$'Product Backlog'.$A$24:.$A$105])" table:allow-empty-cell="true" table:display-list="unsorted" table:base-cell-address="'Sprint 01 Backlog'.C1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4" table:condition="of:cell-content-is-in-list([$'Product Backlog'.$A$24:.$A$105])" table:allow-empty-cell="true" table:display-list="unsorted" table:base-cell-address="'Sprint 01 Backlog'.C1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5" table:condition="of:cell-content-is-in-list([$'Product Backlog'.$A$24:.$A$105])" table:allow-empty-cell="true" table:display-list="unsorted" table:base-cell-address="'Sprint 01 Backlog'.C1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6" table:condition="of:cell-content-is-in-list([$'Product Backlog'.$A$24:.$A$105])" table:allow-empty-cell="true" table:display-list="unsorted" table:base-cell-address="'Sprint 01 Backlog'.C1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7" table:condition="of:cell-content-is-in-list([$'Product Backlog'.$A$24:.$A$105])" table:allow-empty-cell="true" table:display-list="unsorted" table:base-cell-address="'Sprint 01 Backlog'.C1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8" table:condition="of:cell-content-is-in-list([$'Product Backlog'.$A$24:.$A$105])" table:allow-empty-cell="true" table:display-list="unsorted" table:base-cell-address="'Sprint 01 Backlog'.C1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9" table:condition="of:cell-content-is-in-list([$'Product Backlog'.$A$24:.$A$105])" table:allow-empty-cell="true" table:display-list="unsorted" table:base-cell-address="'Sprint 01 Backlog'.C1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0" table:condition="of:cell-content-is-in-list([$'Product Backlog'.$A$24:.$A$105])" table:allow-empty-cell="true" table:display-list="unsorted" table:base-cell-address="'Sprint 01 Backlog'.C1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1" table:condition="of:cell-content-is-in-list([$'Product Backlog'.$A$24:.$A$105])" table:allow-empty-cell="true" table:display-list="unsorted" table:base-cell-address="'Sprint 01 Backlog'.C1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2" table:condition="of:cell-content-is-in-list([$'Product Backlog'.$A$24:.$A$105])" table:allow-empty-cell="true" table:display-list="unsorted" table:base-cell-address="'Sprint 01 Backlog'.C1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3" table:condition="of:cell-content-is-in-list([$'Product Backlog'.$A$24:.$A$105])" table:allow-empty-cell="true" table:display-list="unsorted" table:base-cell-address="'Sprint 01 Backlog'.C1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4" table:condition="of:cell-content-is-in-list([$'Product Backlog'.$A$24:.$A$105])" table:allow-empty-cell="true" table:display-list="unsorted" table:base-cell-address="'Sprint 01 Backlog'.C1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5" table:condition="of:cell-content-is-in-list([$'Product Backlog'.$A$24:.$A$105])" table:allow-empty-cell="true" table:display-list="unsorted" table:base-cell-address="'Sprint 01 Backlog'.C1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6" table:condition="of:cell-content-is-in-list([$'Product Backlog'.$A$24:.$A$105])" table:allow-empty-cell="true" table:display-list="unsorted" table:base-cell-address="'Sprint 01 Backlog'.C1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7" table:condition="of:cell-content-is-in-list([$'Product Backlog'.$A$24:.$A$105])" table:allow-empty-cell="true" table:display-list="unsorted" table:base-cell-address="'Sprint 01 Backlog'.C1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8" table:condition="of:cell-content-is-in-list([$'Product Backlog'.$A$24:.$A$105])" table:allow-empty-cell="true" table:display-list="unsorted" table:base-cell-address="'Sprint 01 Backlog'.C1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9" table:condition="of:cell-content-is-in-list([$'Product Backlog'.$A$24:.$A$105])" table:allow-empty-cell="true" table:display-list="unsorted" table:base-cell-address="'Sprint 01 Backlog'.C1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0" table:condition="of:cell-content-is-in-list([$'Product Backlog'.$A$24:.$A$105])" table:allow-empty-cell="true" table:display-list="unsorted" table:base-cell-address="'Sprint 01 Backlog'.C1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1" table:condition="of:cell-content-is-in-list([$'Product Backlog'.$A$24:.$A$105])" table:allow-empty-cell="true" table:display-list="unsorted" table:base-cell-address="'Sprint 01 Backlog'.C1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2" table:condition="of:cell-content-is-in-list([$'Product Backlog'.$A$24:.$A$105])" table:allow-empty-cell="true" table:display-list="unsorted" table:base-cell-address="'Sprint 01 Backlog'.C1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3" table:condition="of:cell-content-is-in-list([$'Product Backlog'.$A$24:.$A$105])" table:allow-empty-cell="true" table:display-list="unsorted" table:base-cell-address="'Sprint 01 Backlog'.C1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4" table:condition="of:cell-content-is-in-list([$'Product Backlog'.$A$24:.$A$105])" table:allow-empty-cell="true" table:display-list="unsorted" table:base-cell-address="'Sprint 01 Backlog'.C1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5" table:condition="of:cell-content-is-in-list([$'Product Backlog'.$A$24:.$A$105])" table:allow-empty-cell="true" table:display-list="unsorted" table:base-cell-address="'Sprint 01 Backlog'.C1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6" table:condition="of:cell-content-is-in-list([$'Product Backlog'.$A$24:.$A$105])" table:allow-empty-cell="true" table:display-list="unsorted" table:base-cell-address="'Sprint 01 Backlog'.C1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7" table:condition="of:cell-content-is-in-list([$'Product Backlog'.$A$24:.$A$105])" table:allow-empty-cell="true" table:display-list="unsorted" table:base-cell-address="'Sprint 01 Backlog'.C1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8" table:condition="of:cell-content-is-in-list([$'Product Backlog'.$A$24:.$A$105])" table:allow-empty-cell="true" table:display-list="unsorted" table:base-cell-address="'Sprint 01 Backlog'.C1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9" table:condition="of:cell-content-is-in-list([$'Product Backlog'.$A$24:.$A$105])" table:allow-empty-cell="true" table:display-list="unsorted" table:base-cell-address="'Sprint 01 Backlog'.C1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0" table:condition="of:cell-content-is-in-list([$'Product Backlog'.$A$24:.$A$105])" table:allow-empty-cell="true" table:display-list="unsorted" table:base-cell-address="'Sprint 01 Backlog'.C1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1" table:condition="of:cell-content-is-in-list([$'Product Backlog'.$A$24:.$A$105])" table:allow-empty-cell="true" table:display-list="unsorted" table:base-cell-address="'Sprint 01 Backlog'.C1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2" table:condition="of:cell-content-is-in-list([$'Product Backlog'.$A$24:.$A$105])" table:allow-empty-cell="true" table:display-list="unsorted" table:base-cell-address="'Sprint 01 Backlog'.C1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3" table:condition="of:cell-content-is-in-list([$'Product Backlog'.$A$24:.$A$105])" table:allow-empty-cell="true" table:display-list="unsorted" table:base-cell-address="'Sprint 01 Backlog'.C1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4" table:condition="of:cell-content-is-in-list([$'Product Backlog'.$A$24:.$A$105])" table:allow-empty-cell="true" table:display-list="unsorted" table:base-cell-address="'Sprint 01 Backlog'.C1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5" table:condition="of:cell-content-is-in-list([$'Product Backlog'.$G$5:.$G$8])" table:allow-empty-cell="true" table:display-list="unsorted" table:base-cell-address="'Sprint 01 Backlog'.E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76" table:condition="of:cell-content-is-in-list([$'Product Backlog'.$G$5:.$G$8])" table:allow-empty-cell="true" table:display-list="unsorted" table:base-cell-address="'Sprint 01 Backlog'.E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77" table:condition="of:cell-content-is-in-list([$'Product Backlog'.$G$5:.$G$8])" table:allow-empty-cell="true" table:display-list="unsorted" table:base-cell-address="'Sprint 01 Backlog'.E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78" table:condition="of:cell-content-is-in-list([$'Product Backlog'.$G$5:.$G$8])" table:allow-empty-cell="true" table:display-list="unsorted" table:base-cell-address="'Sprint 01 Backlog'.E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79" table:condition="of:cell-content-is-in-list([$'Product Backlog'.$G$5:.$G$8])" table:allow-empty-cell="true" table:display-list="unsorted" table:base-cell-address="'Sprint 01 Backlog'.E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0" table:condition="of:cell-content-is-in-list([$'Product Backlog'.$G$5:.$G$8])" table:allow-empty-cell="true" table:display-list="unsorted" table:base-cell-address="'Sprint 01 Backlog'.E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1" table:condition="of:cell-content-is-in-list([$'Product Backlog'.$G$5:.$G$8])" table:allow-empty-cell="true" table:display-list="unsorted" table:base-cell-address="'Sprint 01 Backlog'.E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2" table:condition="of:cell-content-is-in-list([$'Product Backlog'.$G$5:.$G$8])" table:allow-empty-cell="true" table:display-list="unsorted" table:base-cell-address="'Sprint 01 Backlog'.E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3" table:condition="of:cell-content-is-in-list([$'Product Backlog'.$G$5:.$G$8])" table:allow-empty-cell="true" table:display-list="unsorted" table:base-cell-address="'Sprint 01 Backlog'.E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4" table:condition="of:cell-content-is-in-list([$'Product Backlog'.$G$5:.$G$8])" table:allow-empty-cell="true" table:display-list="unsorted" table:base-cell-address="'Sprint 01 Backlog'.E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5" table:condition="of:cell-content-is-in-list([$'Product Backlog'.$G$5:.$G$8])" table:allow-empty-cell="true" table:display-list="unsorted" table:base-cell-address="'Sprint 01 Backlog'.E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6" table:condition="of:cell-content-is-in-list([$'Product Backlog'.$G$5:.$G$8])" table:allow-empty-cell="true" table:display-list="unsorted" table:base-cell-address="'Sprint 01 Backlog'.E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7" table:condition="of:cell-content-is-in-list([$'Product Backlog'.$G$5:.$G$8])" table:allow-empty-cell="true" table:display-list="unsorted" table:base-cell-address="'Sprint 01 Backlog'.E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8" table:condition="of:cell-content-is-in-list([$'Product Backlog'.$G$5:.$G$8])" table:allow-empty-cell="true" table:display-list="unsorted" table:base-cell-address="'Sprint 01 Backlog'.E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9" table:condition="of:cell-content-is-in-list([$'Product Backlog'.$G$5:.$G$8])" table:allow-empty-cell="true" table:display-list="unsorted" table:base-cell-address="'Sprint 01 Backlog'.E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0" table:condition="of:cell-content-is-in-list([$'Product Backlog'.$G$5:.$G$8])" table:allow-empty-cell="true" table:display-list="unsorted" table:base-cell-address="'Sprint 01 Backlog'.E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1" table:condition="of:cell-content-is-in-list([$'Product Backlog'.$G$5:.$G$8])" table:allow-empty-cell="true" table:display-list="unsorted" table:base-cell-address="'Sprint 01 Backlog'.E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2" table:condition="of:cell-content-is-in-list([$'Product Backlog'.$G$5:.$G$8])" table:allow-empty-cell="true" table:display-list="unsorted" table:base-cell-address="'Sprint 01 Backlog'.E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3" table:condition="of:cell-content-is-in-list([$'Product Backlog'.$G$5:.$G$8])" table:allow-empty-cell="true" table:display-list="unsorted" table:base-cell-address="'Sprint 01 Backlog'.E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4" table:condition="of:cell-content-is-in-list([$'Product Backlog'.$G$5:.$G$8])" table:allow-empty-cell="true" table:display-list="unsorted" table:base-cell-address="'Sprint 01 Backlog'.E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5" table:condition="of:cell-content-is-in-list([$'Product Backlog'.$G$5:.$G$8])" table:allow-empty-cell="true" table:display-list="unsorted" table:base-cell-address="'Sprint 01 Backlog'.E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6" table:condition="of:cell-content-is-in-list([$'Product Backlog'.$G$5:.$G$8])" table:allow-empty-cell="true" table:display-list="unsorted" table:base-cell-address="'Sprint 01 Backlog'.E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7" table:condition="of:cell-content-is-in-list([$'Product Backlog'.$G$5:.$G$8])" table:allow-empty-cell="true" table:display-list="unsorted" table:base-cell-address="'Sprint 01 Backlog'.E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8" table:condition="of:cell-content-is-in-list([$'Product Backlog'.$G$5:.$G$8])" table:allow-empty-cell="true" table:display-list="unsorted" table:base-cell-address="'Sprint 01 Backlog'.E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9" table:condition="of:cell-content-is-in-list([$'Product Backlog'.$G$5:.$G$8])" table:allow-empty-cell="true" table:display-list="unsorted" table:base-cell-address="'Sprint 01 Backlog'.E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0" table:condition="of:cell-content-is-in-list([$'Product Backlog'.$G$5:.$G$8])" table:allow-empty-cell="true" table:display-list="unsorted" table:base-cell-address="'Sprint 01 Backlog'.E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1" table:condition="of:cell-content-is-in-list([$'Product Backlog'.$G$5:.$G$8])" table:allow-empty-cell="true" table:display-list="unsorted" table:base-cell-address="'Sprint 01 Backlog'.E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2" table:condition="of:cell-content-is-in-list([$'Product Backlog'.$G$5:.$G$8])" table:allow-empty-cell="true" table:display-list="unsorted" table:base-cell-address="'Sprint 01 Backlog'.E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3" table:condition="of:cell-content-is-in-list([$'Product Backlog'.$G$5:.$G$8])" table:allow-empty-cell="true" table:display-list="unsorted" table:base-cell-address="'Sprint 01 Backlog'.E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4" table:condition="of:cell-content-is-in-list([$'Product Backlog'.$G$5:.$G$8])" table:allow-empty-cell="true" table:display-list="unsorted" table:base-cell-address="'Sprint 01 Backlog'.E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5" table:condition="of:cell-content-is-in-list([$'Product Backlog'.$G$5:.$G$8])" table:allow-empty-cell="true" table:display-list="unsorted" table:base-cell-address="'Sprint 01 Backlog'.E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6" table:condition="of:cell-content-is-in-list([$'Product Backlog'.$G$5:.$G$8])" table:allow-empty-cell="true" table:display-list="unsorted" table:base-cell-address="'Sprint 01 Backlog'.E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7" table:condition="of:cell-content-is-in-list([$'Product Backlog'.$G$5:.$G$8])" table:allow-empty-cell="true" table:display-list="unsorted" table:base-cell-address="'Sprint 01 Backlog'.E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8" table:condition="of:cell-content-is-in-list([$'Product Backlog'.$G$5:.$G$8])" table:allow-empty-cell="true" table:display-list="unsorted" table:base-cell-address="'Sprint 01 Backlog'.E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9" table:condition="of:cell-content-is-in-list([$'Product Backlog'.$G$5:.$G$8])" table:allow-empty-cell="true" table:display-list="unsorted" table:base-cell-address="'Sprint 01 Backlog'.E10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0" table:condition="of:cell-content-is-in-list([$'Product Backlog'.$G$5:.$G$8])" table:allow-empty-cell="true" table:display-list="unsorted" table:base-cell-address="'Sprint 01 Backlog'.E10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1" table:condition="of:cell-content-is-in-list([$'Product Backlog'.$G$5:.$G$8])" table:allow-empty-cell="true" table:display-list="unsorted" table:base-cell-address="'Sprint 01 Backlog'.E10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2" table:condition="of:cell-content-is-in-list([$'Product Backlog'.$G$5:.$G$8])" table:allow-empty-cell="true" table:display-list="unsorted" table:base-cell-address="'Sprint 01 Backlog'.E10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3" table:condition="of:cell-content-is-in-list([$'Product Backlog'.$G$5:.$G$8])" table:allow-empty-cell="true" table:display-list="unsorted" table:base-cell-address="'Sprint 01 Backlog'.E10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4" table:condition="of:cell-content-is-in-list([$'Product Backlog'.$G$5:.$G$8])" table:allow-empty-cell="true" table:display-list="unsorted" table:base-cell-address="'Sprint 01 Backlog'.E11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5" table:condition="of:cell-content-is-in-list([$'Product Backlog'.$G$5:.$G$8])" table:allow-empty-cell="true" table:display-list="unsorted" table:base-cell-address="'Sprint 01 Backlog'.E11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6" table:condition="of:cell-content-is-in-list([$'Product Backlog'.$G$5:.$G$8])" table:allow-empty-cell="true" table:display-list="unsorted" table:base-cell-address="'Sprint 01 Backlog'.E11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7" table:condition="of:cell-content-is-in-list([$'Product Backlog'.$G$5:.$G$8])" table:allow-empty-cell="true" table:display-list="unsorted" table:base-cell-address="'Sprint 01 Backlog'.E11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8" table:condition="of:cell-content-is-in-list([$'Product Backlog'.$G$5:.$G$8])" table:allow-empty-cell="true" table:display-list="unsorted" table:base-cell-address="'Sprint 01 Backlog'.E11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9" table:condition="of:cell-content-is-in-list([$'Product Backlog'.$G$5:.$G$8])" table:allow-empty-cell="true" table:display-list="unsorted" table:base-cell-address="'Sprint 01 Backlog'.E12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0" table:condition="of:cell-content-is-in-list([$'Product Backlog'.$G$5:.$G$8])" table:allow-empty-cell="true" table:display-list="unsorted" table:base-cell-address="'Sprint 01 Backlog'.E12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1" table:condition="of:cell-content-is-in-list([$'Product Backlog'.$G$5:.$G$8])" table:allow-empty-cell="true" table:display-list="unsorted" table:base-cell-address="'Sprint 01 Backlog'.E12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2" table:condition="of:cell-content-is-in-list([$'Product Backlog'.$G$5:.$G$8])" table:allow-empty-cell="true" table:display-list="unsorted" table:base-cell-address="'Sprint 01 Backlog'.E12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3" table:condition="of:cell-content-is-in-list([$'Product Backlog'.$G$5:.$G$8])" table:allow-empty-cell="true" table:display-list="unsorted" table:base-cell-address="'Sprint 01 Backlog'.E12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4" table:condition="of:cell-content-is-in-list([$'Product Backlog'.$G$5:.$G$8])" table:allow-empty-cell="true" table:display-list="unsorted" table:base-cell-address="'Sprint 01 Backlog'.E13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5" table:condition="of:cell-content-is-in-list([$'Product Backlog'.$G$5:.$G$8])" table:allow-empty-cell="true" table:display-list="unsorted" table:base-cell-address="'Sprint 01 Backlog'.E1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6" table:condition="of:cell-content-is-in-list([$'Product Backlog'.$G$5:.$G$8])" table:allow-empty-cell="true" table:display-list="unsorted" table:base-cell-address="'Sprint 01 Backlog'.E1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7" table:condition="of:cell-content-is-in-list([$'Product Backlog'.$G$5:.$G$8])" table:allow-empty-cell="true" table:display-list="unsorted" table:base-cell-address="'Sprint 01 Backlog'.E1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8" table:condition="of:cell-content-is-in-list([$'Product Backlog'.$G$5:.$G$8])" table:allow-empty-cell="true" table:display-list="unsorted" table:base-cell-address="'Sprint 01 Backlog'.E1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9" table:condition="of:cell-content-is-in-list([$'Product Backlog'.$G$5:.$G$8])" table:allow-empty-cell="true" table:display-list="unsorted" table:base-cell-address="'Sprint 01 Backlog'.E1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0" table:condition="of:cell-content-is-in-list([$'Product Backlog'.$G$5:.$G$8])" table:allow-empty-cell="true" table:display-list="unsorted" table:base-cell-address="'Sprint 01 Backlog'.E1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1" table:condition="of:cell-content-is-in-list([$'Product Backlog'.$G$5:.$G$8])" table:allow-empty-cell="true" table:display-list="unsorted" table:base-cell-address="'Sprint 01 Backlog'.E1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2" table:condition="of:cell-content-is-in-list([$'Product Backlog'.$G$5:.$G$8])" table:allow-empty-cell="true" table:display-list="unsorted" table:base-cell-address="'Sprint 01 Backlog'.E1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3" table:condition="of:cell-content-is-in-list([$'Product Backlog'.$G$5:.$G$8])" table:allow-empty-cell="true" table:display-list="unsorted" table:base-cell-address="'Sprint 01 Backlog'.E1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4" table:condition="of:cell-content-is-in-list([$'Product Backlog'.$G$5:.$G$8])" table:allow-empty-cell="true" table:display-list="unsorted" table:base-cell-address="'Sprint 01 Backlog'.E1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5" table:condition="of:cell-content-is-in-list([$'Product Backlog'.$G$5:.$G$8])" table:allow-empty-cell="true" table:display-list="unsorted" table:base-cell-address="'Sprint 01 Backlog'.E1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6" table:condition="of:cell-content-is-in-list([$'Product Backlog'.$G$5:.$G$8])" table:allow-empty-cell="true" table:display-list="unsorted" table:base-cell-address="'Sprint 01 Backlog'.E1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7" table:condition="of:cell-content-is-in-list([$'Product Backlog'.$G$5:.$G$8])" table:allow-empty-cell="true" table:display-list="unsorted" table:base-cell-address="'Sprint 01 Backlog'.E1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8" table:condition="of:cell-content-is-in-list([$'Product Backlog'.$G$5:.$G$8])" table:allow-empty-cell="true" table:display-list="unsorted" table:base-cell-address="'Sprint 01 Backlog'.E1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9" table:condition="of:cell-content-is-in-list([$'Product Backlog'.$G$5:.$G$8])" table:allow-empty-cell="true" table:display-list="unsorted" table:base-cell-address="'Sprint 01 Backlog'.E1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0" table:condition="of:cell-content-is-in-list([$'Product Backlog'.$G$5:.$G$8])" table:allow-empty-cell="true" table:display-list="unsorted" table:base-cell-address="'Sprint 01 Backlog'.E1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1" table:condition="of:cell-content-is-in-list([$'Product Backlog'.$G$5:.$G$8])" table:allow-empty-cell="true" table:display-list="unsorted" table:base-cell-address="'Sprint 01 Backlog'.E1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2" table:condition="of:cell-content-is-in-list([$'Product Backlog'.$G$5:.$G$8])" table:allow-empty-cell="true" table:display-list="unsorted" table:base-cell-address="'Sprint 01 Backlog'.E1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3" table:condition="of:cell-content-is-in-list([$'Product Backlog'.$G$5:.$G$8])" table:allow-empty-cell="true" table:display-list="unsorted" table:base-cell-address="'Sprint 01 Backlog'.E1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4" table:condition="of:cell-content-is-in-list([$'Product Backlog'.$G$5:.$G$8])" table:allow-empty-cell="true" table:display-list="unsorted" table:base-cell-address="'Sprint 01 Backlog'.E1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5" table:condition="of:cell-content-is-in-list([$'Product Backlog'.$G$5:.$G$8])" table:allow-empty-cell="true" table:display-list="unsorted" table:base-cell-address="'Sprint 01 Backlog'.E1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6" table:condition="of:cell-content-is-in-list([$'Product Backlog'.$G$5:.$G$8])" table:allow-empty-cell="true" table:display-list="unsorted" table:base-cell-address="'Sprint 01 Backlog'.E1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7" table:condition="of:cell-content-is-in-list([$'Product Backlog'.$G$5:.$G$8])" table:allow-empty-cell="true" table:display-list="unsorted" table:base-cell-address="'Sprint 01 Backlog'.E1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8" table:condition="of:cell-content-is-in-list([$'Product Backlog'.$G$5:.$G$8])" table:allow-empty-cell="true" table:display-list="unsorted" table:base-cell-address="'Sprint 01 Backlog'.E1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9" table:condition="of:cell-content-is-in-list([$'Product Backlog'.$G$5:.$G$8])" table:allow-empty-cell="true" table:display-list="unsorted" table:base-cell-address="'Sprint 01 Backlog'.E1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0" table:condition="of:cell-content-is-in-list([$'Product Backlog'.$G$5:.$G$8])" table:allow-empty-cell="true" table:display-list="unsorted" table:base-cell-address="'Sprint 01 Backlog'.E1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1" table:condition="of:cell-content-is-in-list([$'Product Backlog'.$G$5:.$G$8])" table:allow-empty-cell="true" table:display-list="unsorted" table:base-cell-address="'Sprint 01 Backlog'.E1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2" table:condition="of:cell-content-is-in-list([$'Product Backlog'.$G$5:.$G$8])" table:allow-empty-cell="true" table:display-list="unsorted" table:base-cell-address="'Sprint 01 Backlog'.E1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3" table:condition="of:cell-content-is-in-list([$'Product Backlog'.$G$5:.$G$8])" table:allow-empty-cell="true" table:display-list="unsorted" table:base-cell-address="'Sprint 01 Backlog'.E1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4" table:condition="of:cell-content-is-in-list([$'Product Backlog'.$G$5:.$G$8])" table:allow-empty-cell="true" table:display-list="unsorted" table:base-cell-address="'Sprint 01 Backlog'.E1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5" table:condition="of:cell-content-is-in-list([$'Product Backlog'.$G$5:.$G$8])" table:allow-empty-cell="true" table:display-list="unsorted" table:base-cell-address="'Sprint 01 Backlog'.E1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6" table:condition="of:cell-content-is-in-list([$'Product Backlog'.$G$5:.$G$8])" table:allow-empty-cell="true" table:display-list="unsorted" table:base-cell-address="'Sprint 01 Backlog'.E1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7" table:condition="of:cell-content-is-in-list([$'Product Backlog'.$G$5:.$G$8])" table:allow-empty-cell="true" table:display-list="unsorted" table:base-cell-address="'Sprint 01 Backlog'.E1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8" table:condition="of:cell-content-is-in-list([$'Product Backlog'.$G$5:.$G$8])" table:allow-empty-cell="true" table:display-list="unsorted" table:base-cell-address="'Sprint 01 Backlog'.E1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9" table:base-cell-address="'Product Backlog'.A1">
          <table:help-message table:title="Task Description" table:display="true">
            <text:p>Select a Feature ID to the left. Then, in this column, list each discrete task needed to implement that feature.Example tasks might be "create the Foo class", "add the Bar method to the (existing) Qux class", "Find icons for the task bar", "Update the manual to cover this feature", or "Fix the seg fault bug".Expect roughly 3 to 10 tasks per typical feature. Don't OVER plan, but also don't just write "Implement the feature". Find a middle ground. :-)</text:p>
          </table:help-message>
        </table:content-validation>
        <table:content-validation table:name="val36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0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0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0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0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0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1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1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1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1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1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2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2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2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2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2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3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4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4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4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4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44" table:base-cell-address="'Product Backlog'.A1">
          <table:help-message table:title="OPTIONAL" table:display="true">
            <text:p>You may add any notes here that help understand the requirements and scope for this task</text:p>
          </table:help-message>
        </table:content-validation>
        <table:content-validation table:name="val445" table:condition="of:cell-content-is-in-list([$'Product Backlog'.$A$24:.$A$105])" table:allow-empty-cell="true" table:display-list="unsorted" table:base-cell-address="'Sprint 02 Backlog'.C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46" table:condition="of:cell-content-is-in-list([$'Product Backlog'.$A$24:.$A$105])" table:allow-empty-cell="true" table:display-list="unsorted" table:base-cell-address="'Sprint 02 Backlog'.C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47" table:condition="of:cell-content-is-in-list([$'Product Backlog'.$A$24:.$A$105])" table:allow-empty-cell="true" table:display-list="unsorted" table:base-cell-address="'Sprint 02 Backlog'.C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48" table:condition="of:cell-content-is-in-list([$'Product Backlog'.$A$24:.$A$105])" table:allow-empty-cell="true" table:display-list="unsorted" table:base-cell-address="'Sprint 02 Backlog'.C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49" table:condition="of:cell-content-is-in-list([$'Product Backlog'.$A$24:.$A$105])" table:allow-empty-cell="true" table:display-list="unsorted" table:base-cell-address="'Sprint 02 Backlog'.C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0" table:condition="of:cell-content-is-in-list([$'Product Backlog'.$A$24:.$A$105])" table:allow-empty-cell="true" table:display-list="unsorted" table:base-cell-address="'Sprint 02 Backlog'.C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1" table:condition="of:cell-content-is-in-list([$'Product Backlog'.$A$24:.$A$105])" table:allow-empty-cell="true" table:display-list="unsorted" table:base-cell-address="'Sprint 02 Backlog'.C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2" table:condition="of:cell-content-is-in-list([$'Product Backlog'.$A$24:.$A$105])" table:allow-empty-cell="true" table:display-list="unsorted" table:base-cell-address="'Sprint 02 Backlog'.C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3" table:condition="of:cell-content-is-in-list([$'Product Backlog'.$A$24:.$A$105])" table:allow-empty-cell="true" table:display-list="unsorted" table:base-cell-address="'Sprint 02 Backlog'.C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4" table:condition="of:cell-content-is-in-list([$'Product Backlog'.$A$24:.$A$105])" table:allow-empty-cell="true" table:display-list="unsorted" table:base-cell-address="'Sprint 02 Backlog'.C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5" table:condition="of:cell-content-is-in-list([$'Product Backlog'.$A$24:.$A$105])" table:allow-empty-cell="true" table:display-list="unsorted" table:base-cell-address="'Sprint 02 Backlog'.C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6" table:condition="of:cell-content-is-in-list([$'Product Backlog'.$A$24:.$A$105])" table:allow-empty-cell="true" table:display-list="unsorted" table:base-cell-address="'Sprint 02 Backlog'.C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7" table:condition="of:cell-content-is-in-list([$'Product Backlog'.$A$24:.$A$105])" table:allow-empty-cell="true" table:display-list="unsorted" table:base-cell-address="'Sprint 02 Backlog'.C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8" table:condition="of:cell-content-is-in-list([$'Product Backlog'.$A$24:.$A$105])" table:allow-empty-cell="true" table:display-list="unsorted" table:base-cell-address="'Sprint 02 Backlog'.C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9" table:condition="of:cell-content-is-in-list([$'Product Backlog'.$A$24:.$A$105])" table:allow-empty-cell="true" table:display-list="unsorted" table:base-cell-address="'Sprint 02 Backlog'.C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0" table:condition="of:cell-content-is-in-list([$'Product Backlog'.$A$24:.$A$105])" table:allow-empty-cell="true" table:display-list="unsorted" table:base-cell-address="'Sprint 02 Backlog'.C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1" table:condition="of:cell-content-is-in-list([$'Product Backlog'.$A$24:.$A$105])" table:allow-empty-cell="true" table:display-list="unsorted" table:base-cell-address="'Sprint 02 Backlog'.C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2" table:condition="of:cell-content-is-in-list([$'Product Backlog'.$A$24:.$A$105])" table:allow-empty-cell="true" table:display-list="unsorted" table:base-cell-address="'Sprint 02 Backlog'.C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3" table:condition="of:cell-content-is-in-list([$'Product Backlog'.$A$24:.$A$105])" table:allow-empty-cell="true" table:display-list="unsorted" table:base-cell-address="'Sprint 02 Backlog'.C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4" table:condition="of:cell-content-is-in-list([$'Product Backlog'.$A$24:.$A$105])" table:allow-empty-cell="true" table:display-list="unsorted" table:base-cell-address="'Sprint 02 Backlog'.C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5" table:condition="of:cell-content-is-in-list([$'Product Backlog'.$A$24:.$A$105])" table:allow-empty-cell="true" table:display-list="unsorted" table:base-cell-address="'Sprint 02 Backlog'.C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6" table:condition="of:cell-content-is-in-list([$'Product Backlog'.$A$24:.$A$105])" table:allow-empty-cell="true" table:display-list="unsorted" table:base-cell-address="'Sprint 02 Backlog'.C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7" table:condition="of:cell-content-is-in-list([$'Product Backlog'.$A$24:.$A$105])" table:allow-empty-cell="true" table:display-list="unsorted" table:base-cell-address="'Sprint 02 Backlog'.C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8" table:condition="of:cell-content-is-in-list([$'Product Backlog'.$A$24:.$A$105])" table:allow-empty-cell="true" table:display-list="unsorted" table:base-cell-address="'Sprint 02 Backlog'.C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9" table:condition="of:cell-content-is-in-list([$'Product Backlog'.$A$24:.$A$105])" table:allow-empty-cell="true" table:display-list="unsorted" table:base-cell-address="'Sprint 02 Backlog'.C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0" table:condition="of:cell-content-is-in-list([$'Product Backlog'.$A$24:.$A$105])" table:allow-empty-cell="true" table:display-list="unsorted" table:base-cell-address="'Sprint 02 Backlog'.C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1" table:condition="of:cell-content-is-in-list([$'Product Backlog'.$A$24:.$A$105])" table:allow-empty-cell="true" table:display-list="unsorted" table:base-cell-address="'Sprint 02 Backlog'.C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2" table:condition="of:cell-content-is-in-list([$'Product Backlog'.$A$24:.$A$105])" table:allow-empty-cell="true" table:display-list="unsorted" table:base-cell-address="'Sprint 02 Backlog'.C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3" table:condition="of:cell-content-is-in-list([$'Product Backlog'.$A$24:.$A$105])" table:allow-empty-cell="true" table:display-list="unsorted" table:base-cell-address="'Sprint 02 Backlog'.C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4" table:condition="of:cell-content-is-in-list([$'Product Backlog'.$A$24:.$A$105])" table:allow-empty-cell="true" table:display-list="unsorted" table:base-cell-address="'Sprint 02 Backlog'.C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5" table:condition="of:cell-content-is-in-list([$'Product Backlog'.$A$24:.$A$105])" table:allow-empty-cell="true" table:display-list="unsorted" table:base-cell-address="'Sprint 02 Backlog'.C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6" table:condition="of:cell-content-is-in-list([$'Product Backlog'.$A$24:.$A$105])" table:allow-empty-cell="true" table:display-list="unsorted" table:base-cell-address="'Sprint 02 Backlog'.C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7" table:condition="of:cell-content-is-in-list([$'Product Backlog'.$A$24:.$A$105])" table:allow-empty-cell="true" table:display-list="unsorted" table:base-cell-address="'Sprint 02 Backlog'.C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8" table:condition="of:cell-content-is-in-list([$'Product Backlog'.$A$24:.$A$105])" table:allow-empty-cell="true" table:display-list="unsorted" table:base-cell-address="'Sprint 02 Backlog'.C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9" table:condition="of:cell-content-is-in-list([$'Product Backlog'.$A$24:.$A$105])" table:allow-empty-cell="true" table:display-list="unsorted" table:base-cell-address="'Sprint 02 Backlog'.C10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0" table:condition="of:cell-content-is-in-list([$'Product Backlog'.$A$24:.$A$105])" table:allow-empty-cell="true" table:display-list="unsorted" table:base-cell-address="'Sprint 02 Backlog'.C10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1" table:condition="of:cell-content-is-in-list([$'Product Backlog'.$A$24:.$A$105])" table:allow-empty-cell="true" table:display-list="unsorted" table:base-cell-address="'Sprint 02 Backlog'.C10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2" table:condition="of:cell-content-is-in-list([$'Product Backlog'.$A$24:.$A$105])" table:allow-empty-cell="true" table:display-list="unsorted" table:base-cell-address="'Sprint 02 Backlog'.C10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3" table:condition="of:cell-content-is-in-list([$'Product Backlog'.$A$24:.$A$105])" table:allow-empty-cell="true" table:display-list="unsorted" table:base-cell-address="'Sprint 02 Backlog'.C10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4" table:condition="of:cell-content-is-in-list([$'Product Backlog'.$A$24:.$A$105])" table:allow-empty-cell="true" table:display-list="unsorted" table:base-cell-address="'Sprint 02 Backlog'.C11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5" table:condition="of:cell-content-is-in-list([$'Product Backlog'.$A$24:.$A$105])" table:allow-empty-cell="true" table:display-list="unsorted" table:base-cell-address="'Sprint 02 Backlog'.C11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6" table:condition="of:cell-content-is-in-list([$'Product Backlog'.$A$24:.$A$105])" table:allow-empty-cell="true" table:display-list="unsorted" table:base-cell-address="'Sprint 02 Backlog'.C11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7" table:condition="of:cell-content-is-in-list([$'Product Backlog'.$A$24:.$A$105])" table:allow-empty-cell="true" table:display-list="unsorted" table:base-cell-address="'Sprint 02 Backlog'.C11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8" table:condition="of:cell-content-is-in-list([$'Product Backlog'.$A$24:.$A$105])" table:allow-empty-cell="true" table:display-list="unsorted" table:base-cell-address="'Sprint 02 Backlog'.C11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9" table:condition="of:cell-content-is-in-list([$'Product Backlog'.$A$24:.$A$105])" table:allow-empty-cell="true" table:display-list="unsorted" table:base-cell-address="'Sprint 02 Backlog'.C12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0" table:condition="of:cell-content-is-in-list([$'Product Backlog'.$A$24:.$A$105])" table:allow-empty-cell="true" table:display-list="unsorted" table:base-cell-address="'Sprint 02 Backlog'.C12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1" table:condition="of:cell-content-is-in-list([$'Product Backlog'.$A$24:.$A$105])" table:allow-empty-cell="true" table:display-list="unsorted" table:base-cell-address="'Sprint 02 Backlog'.C12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2" table:condition="of:cell-content-is-in-list([$'Product Backlog'.$A$24:.$A$105])" table:allow-empty-cell="true" table:display-list="unsorted" table:base-cell-address="'Sprint 02 Backlog'.C12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3" table:condition="of:cell-content-is-in-list([$'Product Backlog'.$A$24:.$A$105])" table:allow-empty-cell="true" table:display-list="unsorted" table:base-cell-address="'Sprint 02 Backlog'.C12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4" table:condition="of:cell-content-is-in-list([$'Product Backlog'.$A$24:.$A$105])" table:allow-empty-cell="true" table:display-list="unsorted" table:base-cell-address="'Sprint 02 Backlog'.C13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5" table:condition="of:cell-content-is-in-list([$'Product Backlog'.$A$24:.$A$105])" table:allow-empty-cell="true" table:display-list="unsorted" table:base-cell-address="'Sprint 02 Backlog'.C1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6" table:condition="of:cell-content-is-in-list([$'Product Backlog'.$A$24:.$A$105])" table:allow-empty-cell="true" table:display-list="unsorted" table:base-cell-address="'Sprint 02 Backlog'.C1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7" table:condition="of:cell-content-is-in-list([$'Product Backlog'.$A$24:.$A$105])" table:allow-empty-cell="true" table:display-list="unsorted" table:base-cell-address="'Sprint 02 Backlog'.C1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8" table:condition="of:cell-content-is-in-list([$'Product Backlog'.$A$24:.$A$105])" table:allow-empty-cell="true" table:display-list="unsorted" table:base-cell-address="'Sprint 02 Backlog'.C1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9" table:condition="of:cell-content-is-in-list([$'Product Backlog'.$A$24:.$A$105])" table:allow-empty-cell="true" table:display-list="unsorted" table:base-cell-address="'Sprint 02 Backlog'.C1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0" table:condition="of:cell-content-is-in-list([$'Product Backlog'.$A$24:.$A$105])" table:allow-empty-cell="true" table:display-list="unsorted" table:base-cell-address="'Sprint 02 Backlog'.C1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1" table:condition="of:cell-content-is-in-list([$'Product Backlog'.$A$24:.$A$105])" table:allow-empty-cell="true" table:display-list="unsorted" table:base-cell-address="'Sprint 02 Backlog'.C1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2" table:condition="of:cell-content-is-in-list([$'Product Backlog'.$A$24:.$A$105])" table:allow-empty-cell="true" table:display-list="unsorted" table:base-cell-address="'Sprint 02 Backlog'.C1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3" table:condition="of:cell-content-is-in-list([$'Product Backlog'.$A$24:.$A$105])" table:allow-empty-cell="true" table:display-list="unsorted" table:base-cell-address="'Sprint 02 Backlog'.C1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4" table:condition="of:cell-content-is-in-list([$'Product Backlog'.$A$24:.$A$105])" table:allow-empty-cell="true" table:display-list="unsorted" table:base-cell-address="'Sprint 02 Backlog'.C1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5" table:condition="of:cell-content-is-in-list([$'Product Backlog'.$A$24:.$A$105])" table:allow-empty-cell="true" table:display-list="unsorted" table:base-cell-address="'Sprint 02 Backlog'.C1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6" table:condition="of:cell-content-is-in-list([$'Product Backlog'.$A$24:.$A$105])" table:allow-empty-cell="true" table:display-list="unsorted" table:base-cell-address="'Sprint 02 Backlog'.C1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7" table:condition="of:cell-content-is-in-list([$'Product Backlog'.$A$24:.$A$105])" table:allow-empty-cell="true" table:display-list="unsorted" table:base-cell-address="'Sprint 02 Backlog'.C1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8" table:condition="of:cell-content-is-in-list([$'Product Backlog'.$A$24:.$A$105])" table:allow-empty-cell="true" table:display-list="unsorted" table:base-cell-address="'Sprint 02 Backlog'.C1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9" table:condition="of:cell-content-is-in-list([$'Product Backlog'.$A$24:.$A$105])" table:allow-empty-cell="true" table:display-list="unsorted" table:base-cell-address="'Sprint 02 Backlog'.C1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0" table:condition="of:cell-content-is-in-list([$'Product Backlog'.$A$24:.$A$105])" table:allow-empty-cell="true" table:display-list="unsorted" table:base-cell-address="'Sprint 02 Backlog'.C1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1" table:condition="of:cell-content-is-in-list([$'Product Backlog'.$A$24:.$A$105])" table:allow-empty-cell="true" table:display-list="unsorted" table:base-cell-address="'Sprint 02 Backlog'.C1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2" table:condition="of:cell-content-is-in-list([$'Product Backlog'.$A$24:.$A$105])" table:allow-empty-cell="true" table:display-list="unsorted" table:base-cell-address="'Sprint 02 Backlog'.C1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3" table:condition="of:cell-content-is-in-list([$'Product Backlog'.$A$24:.$A$105])" table:allow-empty-cell="true" table:display-list="unsorted" table:base-cell-address="'Sprint 02 Backlog'.C1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4" table:condition="of:cell-content-is-in-list([$'Product Backlog'.$A$24:.$A$105])" table:allow-empty-cell="true" table:display-list="unsorted" table:base-cell-address="'Sprint 02 Backlog'.C1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5" table:condition="of:cell-content-is-in-list([$'Product Backlog'.$A$24:.$A$105])" table:allow-empty-cell="true" table:display-list="unsorted" table:base-cell-address="'Sprint 02 Backlog'.C1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6" table:condition="of:cell-content-is-in-list([$'Product Backlog'.$A$24:.$A$105])" table:allow-empty-cell="true" table:display-list="unsorted" table:base-cell-address="'Sprint 02 Backlog'.C1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7" table:condition="of:cell-content-is-in-list([$'Product Backlog'.$A$24:.$A$105])" table:allow-empty-cell="true" table:display-list="unsorted" table:base-cell-address="'Sprint 02 Backlog'.C1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8" table:condition="of:cell-content-is-in-list([$'Product Backlog'.$A$24:.$A$105])" table:allow-empty-cell="true" table:display-list="unsorted" table:base-cell-address="'Sprint 02 Backlog'.C1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9" table:condition="of:cell-content-is-in-list([$'Product Backlog'.$A$24:.$A$105])" table:allow-empty-cell="true" table:display-list="unsorted" table:base-cell-address="'Sprint 02 Backlog'.C1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0" table:condition="of:cell-content-is-in-list([$'Product Backlog'.$A$24:.$A$105])" table:allow-empty-cell="true" table:display-list="unsorted" table:base-cell-address="'Sprint 02 Backlog'.C1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1" table:condition="of:cell-content-is-in-list([$'Product Backlog'.$A$24:.$A$105])" table:allow-empty-cell="true" table:display-list="unsorted" table:base-cell-address="'Sprint 02 Backlog'.C1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2" table:condition="of:cell-content-is-in-list([$'Product Backlog'.$A$24:.$A$105])" table:allow-empty-cell="true" table:display-list="unsorted" table:base-cell-address="'Sprint 02 Backlog'.C1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3" table:condition="of:cell-content-is-in-list([$'Product Backlog'.$A$24:.$A$105])" table:allow-empty-cell="true" table:display-list="unsorted" table:base-cell-address="'Sprint 02 Backlog'.C1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4" table:condition="of:cell-content-is-in-list([$'Product Backlog'.$A$24:.$A$105])" table:allow-empty-cell="true" table:display-list="unsorted" table:base-cell-address="'Sprint 02 Backlog'.C1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5" table:condition="of:cell-content-is-in-list([$'Product Backlog'.$A$24:.$A$105])" table:allow-empty-cell="true" table:display-list="unsorted" table:base-cell-address="'Sprint 02 Backlog'.C1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6" table:condition="of:cell-content-is-in-list([$'Product Backlog'.$A$24:.$A$105])" table:allow-empty-cell="true" table:display-list="unsorted" table:base-cell-address="'Sprint 02 Backlog'.C1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7" table:condition="of:cell-content-is-in-list([$'Product Backlog'.$A$24:.$A$105])" table:allow-empty-cell="true" table:display-list="unsorted" table:base-cell-address="'Sprint 02 Backlog'.C1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8" table:condition="of:cell-content-is-in-list([$'Product Backlog'.$A$24:.$A$105])" table:allow-empty-cell="true" table:display-list="unsorted" table:base-cell-address="'Sprint 02 Backlog'.C1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9" table:condition="of:cell-content-is-in-list([$'Product Backlog'.$G$5:.$G$8])" table:allow-empty-cell="true" table:display-list="unsorted" table:base-cell-address="'Sprint 02 Backlog'.E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0" table:condition="of:cell-content-is-in-list([$'Product Backlog'.$G$5:.$G$8])" table:allow-empty-cell="true" table:display-list="unsorted" table:base-cell-address="'Sprint 02 Backlog'.E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1" table:condition="of:cell-content-is-in-list([$'Product Backlog'.$G$5:.$G$8])" table:allow-empty-cell="true" table:display-list="unsorted" table:base-cell-address="'Sprint 02 Backlog'.E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2" table:condition="of:cell-content-is-in-list([$'Product Backlog'.$G$5:.$G$8])" table:allow-empty-cell="true" table:display-list="unsorted" table:base-cell-address="'Sprint 02 Backlog'.E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3" table:condition="of:cell-content-is-in-list([$'Product Backlog'.$G$5:.$G$8])" table:allow-empty-cell="true" table:display-list="unsorted" table:base-cell-address="'Sprint 02 Backlog'.E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4" table:condition="of:cell-content-is-in-list([$'Product Backlog'.$G$5:.$G$8])" table:allow-empty-cell="true" table:display-list="unsorted" table:base-cell-address="'Sprint 02 Backlog'.E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5" table:condition="of:cell-content-is-in-list([$'Product Backlog'.$G$5:.$G$8])" table:allow-empty-cell="true" table:display-list="unsorted" table:base-cell-address="'Sprint 02 Backlog'.E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6" table:condition="of:cell-content-is-in-list([$'Product Backlog'.$G$5:.$G$8])" table:allow-empty-cell="true" table:display-list="unsorted" table:base-cell-address="'Sprint 02 Backlog'.E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7" table:condition="of:cell-content-is-in-list([$'Product Backlog'.$G$5:.$G$8])" table:allow-empty-cell="true" table:display-list="unsorted" table:base-cell-address="'Sprint 02 Backlog'.E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8" table:condition="of:cell-content-is-in-list([$'Product Backlog'.$G$5:.$G$8])" table:allow-empty-cell="true" table:display-list="unsorted" table:base-cell-address="'Sprint 02 Backlog'.E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9" table:condition="of:cell-content-is-in-list([$'Product Backlog'.$G$5:.$G$8])" table:allow-empty-cell="true" table:display-list="unsorted" table:base-cell-address="'Sprint 02 Backlog'.E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0" table:condition="of:cell-content-is-in-list([$'Product Backlog'.$G$5:.$G$8])" table:allow-empty-cell="true" table:display-list="unsorted" table:base-cell-address="'Sprint 02 Backlog'.E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1" table:condition="of:cell-content-is-in-list([$'Product Backlog'.$G$5:.$G$8])" table:allow-empty-cell="true" table:display-list="unsorted" table:base-cell-address="'Sprint 02 Backlog'.E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2" table:condition="of:cell-content-is-in-list([$'Product Backlog'.$G$5:.$G$8])" table:allow-empty-cell="true" table:display-list="unsorted" table:base-cell-address="'Sprint 02 Backlog'.E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3" table:condition="of:cell-content-is-in-list([$'Product Backlog'.$G$5:.$G$8])" table:allow-empty-cell="true" table:display-list="unsorted" table:base-cell-address="'Sprint 02 Backlog'.E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4" table:condition="of:cell-content-is-in-list([$'Product Backlog'.$G$5:.$G$8])" table:allow-empty-cell="true" table:display-list="unsorted" table:base-cell-address="'Sprint 02 Backlog'.E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5" table:condition="of:cell-content-is-in-list([$'Product Backlog'.$G$5:.$G$8])" table:allow-empty-cell="true" table:display-list="unsorted" table:base-cell-address="'Sprint 02 Backlog'.E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6" table:condition="of:cell-content-is-in-list([$'Product Backlog'.$G$5:.$G$8])" table:allow-empty-cell="true" table:display-list="unsorted" table:base-cell-address="'Sprint 02 Backlog'.E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7" table:condition="of:cell-content-is-in-list([$'Product Backlog'.$G$5:.$G$8])" table:allow-empty-cell="true" table:display-list="unsorted" table:base-cell-address="'Sprint 02 Backlog'.E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8" table:condition="of:cell-content-is-in-list([$'Product Backlog'.$G$5:.$G$8])" table:allow-empty-cell="true" table:display-list="unsorted" table:base-cell-address="'Sprint 02 Backlog'.E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9" table:condition="of:cell-content-is-in-list([$'Product Backlog'.$G$5:.$G$8])" table:allow-empty-cell="true" table:display-list="unsorted" table:base-cell-address="'Sprint 02 Backlog'.E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0" table:condition="of:cell-content-is-in-list([$'Product Backlog'.$G$5:.$G$8])" table:allow-empty-cell="true" table:display-list="unsorted" table:base-cell-address="'Sprint 02 Backlog'.E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1" table:condition="of:cell-content-is-in-list([$'Product Backlog'.$G$5:.$G$8])" table:allow-empty-cell="true" table:display-list="unsorted" table:base-cell-address="'Sprint 02 Backlog'.E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2" table:condition="of:cell-content-is-in-list([$'Product Backlog'.$G$5:.$G$8])" table:allow-empty-cell="true" table:display-list="unsorted" table:base-cell-address="'Sprint 02 Backlog'.E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3" table:condition="of:cell-content-is-in-list([$'Product Backlog'.$G$5:.$G$8])" table:allow-empty-cell="true" table:display-list="unsorted" table:base-cell-address="'Sprint 02 Backlog'.E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4" table:condition="of:cell-content-is-in-list([$'Product Backlog'.$G$5:.$G$8])" table:allow-empty-cell="true" table:display-list="unsorted" table:base-cell-address="'Sprint 02 Backlog'.E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5" table:condition="of:cell-content-is-in-list([$'Product Backlog'.$G$5:.$G$8])" table:allow-empty-cell="true" table:display-list="unsorted" table:base-cell-address="'Sprint 02 Backlog'.E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6" table:condition="of:cell-content-is-in-list([$'Product Backlog'.$G$5:.$G$8])" table:allow-empty-cell="true" table:display-list="unsorted" table:base-cell-address="'Sprint 02 Backlog'.E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7" table:condition="of:cell-content-is-in-list([$'Product Backlog'.$G$5:.$G$8])" table:allow-empty-cell="true" table:display-list="unsorted" table:base-cell-address="'Sprint 02 Backlog'.E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8" table:condition="of:cell-content-is-in-list([$'Product Backlog'.$G$5:.$G$8])" table:allow-empty-cell="true" table:display-list="unsorted" table:base-cell-address="'Sprint 02 Backlog'.E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9" table:condition="of:cell-content-is-in-list([$'Product Backlog'.$G$5:.$G$8])" table:allow-empty-cell="true" table:display-list="unsorted" table:base-cell-address="'Sprint 02 Backlog'.E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0" table:condition="of:cell-content-is-in-list([$'Product Backlog'.$G$5:.$G$8])" table:allow-empty-cell="true" table:display-list="unsorted" table:base-cell-address="'Sprint 02 Backlog'.E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1" table:condition="of:cell-content-is-in-list([$'Product Backlog'.$G$5:.$G$8])" table:allow-empty-cell="true" table:display-list="unsorted" table:base-cell-address="'Sprint 02 Backlog'.E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2" table:condition="of:cell-content-is-in-list([$'Product Backlog'.$G$5:.$G$8])" table:allow-empty-cell="true" table:display-list="unsorted" table:base-cell-address="'Sprint 02 Backlog'.E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3" table:condition="of:cell-content-is-in-list([$'Product Backlog'.$G$5:.$G$8])" table:allow-empty-cell="true" table:display-list="unsorted" table:base-cell-address="'Sprint 02 Backlog'.E10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4" table:condition="of:cell-content-is-in-list([$'Product Backlog'.$G$5:.$G$8])" table:allow-empty-cell="true" table:display-list="unsorted" table:base-cell-address="'Sprint 02 Backlog'.E10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5" table:condition="of:cell-content-is-in-list([$'Product Backlog'.$G$5:.$G$8])" table:allow-empty-cell="true" table:display-list="unsorted" table:base-cell-address="'Sprint 02 Backlog'.E10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6" table:condition="of:cell-content-is-in-list([$'Product Backlog'.$G$5:.$G$8])" table:allow-empty-cell="true" table:display-list="unsorted" table:base-cell-address="'Sprint 02 Backlog'.E10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7" table:condition="of:cell-content-is-in-list([$'Product Backlog'.$G$5:.$G$8])" table:allow-empty-cell="true" table:display-list="unsorted" table:base-cell-address="'Sprint 02 Backlog'.E10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8" table:condition="of:cell-content-is-in-list([$'Product Backlog'.$G$5:.$G$8])" table:allow-empty-cell="true" table:display-list="unsorted" table:base-cell-address="'Sprint 02 Backlog'.E11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9" table:condition="of:cell-content-is-in-list([$'Product Backlog'.$G$5:.$G$8])" table:allow-empty-cell="true" table:display-list="unsorted" table:base-cell-address="'Sprint 02 Backlog'.E11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0" table:condition="of:cell-content-is-in-list([$'Product Backlog'.$G$5:.$G$8])" table:allow-empty-cell="true" table:display-list="unsorted" table:base-cell-address="'Sprint 02 Backlog'.E11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1" table:condition="of:cell-content-is-in-list([$'Product Backlog'.$G$5:.$G$8])" table:allow-empty-cell="true" table:display-list="unsorted" table:base-cell-address="'Sprint 02 Backlog'.E11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2" table:condition="of:cell-content-is-in-list([$'Product Backlog'.$G$5:.$G$8])" table:allow-empty-cell="true" table:display-list="unsorted" table:base-cell-address="'Sprint 02 Backlog'.E11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3" table:condition="of:cell-content-is-in-list([$'Product Backlog'.$G$5:.$G$8])" table:allow-empty-cell="true" table:display-list="unsorted" table:base-cell-address="'Sprint 02 Backlog'.E12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4" table:condition="of:cell-content-is-in-list([$'Product Backlog'.$G$5:.$G$8])" table:allow-empty-cell="true" table:display-list="unsorted" table:base-cell-address="'Sprint 02 Backlog'.E12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5" table:condition="of:cell-content-is-in-list([$'Product Backlog'.$G$5:.$G$8])" table:allow-empty-cell="true" table:display-list="unsorted" table:base-cell-address="'Sprint 02 Backlog'.E12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6" table:condition="of:cell-content-is-in-list([$'Product Backlog'.$G$5:.$G$8])" table:allow-empty-cell="true" table:display-list="unsorted" table:base-cell-address="'Sprint 02 Backlog'.E12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7" table:condition="of:cell-content-is-in-list([$'Product Backlog'.$G$5:.$G$8])" table:allow-empty-cell="true" table:display-list="unsorted" table:base-cell-address="'Sprint 02 Backlog'.E12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8" table:condition="of:cell-content-is-in-list([$'Product Backlog'.$G$5:.$G$8])" table:allow-empty-cell="true" table:display-list="unsorted" table:base-cell-address="'Sprint 02 Backlog'.E13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9" table:condition="of:cell-content-is-in-list([$'Product Backlog'.$G$5:.$G$8])" table:allow-empty-cell="true" table:display-list="unsorted" table:base-cell-address="'Sprint 02 Backlog'.E1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0" table:condition="of:cell-content-is-in-list([$'Product Backlog'.$G$5:.$G$8])" table:allow-empty-cell="true" table:display-list="unsorted" table:base-cell-address="'Sprint 02 Backlog'.E1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1" table:condition="of:cell-content-is-in-list([$'Product Backlog'.$G$5:.$G$8])" table:allow-empty-cell="true" table:display-list="unsorted" table:base-cell-address="'Sprint 02 Backlog'.E1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2" table:condition="of:cell-content-is-in-list([$'Product Backlog'.$G$5:.$G$8])" table:allow-empty-cell="true" table:display-list="unsorted" table:base-cell-address="'Sprint 02 Backlog'.E1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3" table:condition="of:cell-content-is-in-list([$'Product Backlog'.$G$5:.$G$8])" table:allow-empty-cell="true" table:display-list="unsorted" table:base-cell-address="'Sprint 02 Backlog'.E1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4" table:condition="of:cell-content-is-in-list([$'Product Backlog'.$G$5:.$G$8])" table:allow-empty-cell="true" table:display-list="unsorted" table:base-cell-address="'Sprint 02 Backlog'.E1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5" table:condition="of:cell-content-is-in-list([$'Product Backlog'.$G$5:.$G$8])" table:allow-empty-cell="true" table:display-list="unsorted" table:base-cell-address="'Sprint 02 Backlog'.E1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6" table:condition="of:cell-content-is-in-list([$'Product Backlog'.$G$5:.$G$8])" table:allow-empty-cell="true" table:display-list="unsorted" table:base-cell-address="'Sprint 02 Backlog'.E1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7" table:condition="of:cell-content-is-in-list([$'Product Backlog'.$G$5:.$G$8])" table:allow-empty-cell="true" table:display-list="unsorted" table:base-cell-address="'Sprint 02 Backlog'.E1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8" table:condition="of:cell-content-is-in-list([$'Product Backlog'.$G$5:.$G$8])" table:allow-empty-cell="true" table:display-list="unsorted" table:base-cell-address="'Sprint 02 Backlog'.E1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9" table:condition="of:cell-content-is-in-list([$'Product Backlog'.$G$5:.$G$8])" table:allow-empty-cell="true" table:display-list="unsorted" table:base-cell-address="'Sprint 02 Backlog'.E1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0" table:condition="of:cell-content-is-in-list([$'Product Backlog'.$G$5:.$G$8])" table:allow-empty-cell="true" table:display-list="unsorted" table:base-cell-address="'Sprint 02 Backlog'.E1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1" table:condition="of:cell-content-is-in-list([$'Product Backlog'.$G$5:.$G$8])" table:allow-empty-cell="true" table:display-list="unsorted" table:base-cell-address="'Sprint 02 Backlog'.E1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2" table:condition="of:cell-content-is-in-list([$'Product Backlog'.$G$5:.$G$8])" table:allow-empty-cell="true" table:display-list="unsorted" table:base-cell-address="'Sprint 02 Backlog'.E1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3" table:condition="of:cell-content-is-in-list([$'Product Backlog'.$G$5:.$G$8])" table:allow-empty-cell="true" table:display-list="unsorted" table:base-cell-address="'Sprint 02 Backlog'.E1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4" table:condition="of:cell-content-is-in-list([$'Product Backlog'.$G$5:.$G$8])" table:allow-empty-cell="true" table:display-list="unsorted" table:base-cell-address="'Sprint 02 Backlog'.E1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5" table:condition="of:cell-content-is-in-list([$'Product Backlog'.$G$5:.$G$8])" table:allow-empty-cell="true" table:display-list="unsorted" table:base-cell-address="'Sprint 02 Backlog'.E1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6" table:condition="of:cell-content-is-in-list([$'Product Backlog'.$G$5:.$G$8])" table:allow-empty-cell="true" table:display-list="unsorted" table:base-cell-address="'Sprint 02 Backlog'.E1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7" table:condition="of:cell-content-is-in-list([$'Product Backlog'.$G$5:.$G$8])" table:allow-empty-cell="true" table:display-list="unsorted" table:base-cell-address="'Sprint 02 Backlog'.E1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8" table:condition="of:cell-content-is-in-list([$'Product Backlog'.$G$5:.$G$8])" table:allow-empty-cell="true" table:display-list="unsorted" table:base-cell-address="'Sprint 02 Backlog'.E1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9" table:condition="of:cell-content-is-in-list([$'Product Backlog'.$G$5:.$G$8])" table:allow-empty-cell="true" table:display-list="unsorted" table:base-cell-address="'Sprint 02 Backlog'.E1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0" table:condition="of:cell-content-is-in-list([$'Product Backlog'.$G$5:.$G$8])" table:allow-empty-cell="true" table:display-list="unsorted" table:base-cell-address="'Sprint 02 Backlog'.E1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1" table:condition="of:cell-content-is-in-list([$'Product Backlog'.$G$5:.$G$8])" table:allow-empty-cell="true" table:display-list="unsorted" table:base-cell-address="'Sprint 02 Backlog'.E1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2" table:condition="of:cell-content-is-in-list([$'Product Backlog'.$G$5:.$G$8])" table:allow-empty-cell="true" table:display-list="unsorted" table:base-cell-address="'Sprint 02 Backlog'.E1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3" table:condition="of:cell-content-is-in-list([$'Product Backlog'.$G$5:.$G$8])" table:allow-empty-cell="true" table:display-list="unsorted" table:base-cell-address="'Sprint 02 Backlog'.E1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4" table:condition="of:cell-content-is-in-list([$'Product Backlog'.$G$5:.$G$8])" table:allow-empty-cell="true" table:display-list="unsorted" table:base-cell-address="'Sprint 02 Backlog'.E1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5" table:condition="of:cell-content-is-in-list([$'Product Backlog'.$G$5:.$G$8])" table:allow-empty-cell="true" table:display-list="unsorted" table:base-cell-address="'Sprint 02 Backlog'.E1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6" table:condition="of:cell-content-is-in-list([$'Product Backlog'.$G$5:.$G$8])" table:allow-empty-cell="true" table:display-list="unsorted" table:base-cell-address="'Sprint 02 Backlog'.E1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7" table:condition="of:cell-content-is-in-list([$'Product Backlog'.$G$5:.$G$8])" table:allow-empty-cell="true" table:display-list="unsorted" table:base-cell-address="'Sprint 02 Backlog'.E1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8" table:condition="of:cell-content-is-in-list([$'Product Backlog'.$G$5:.$G$8])" table:allow-empty-cell="true" table:display-list="unsorted" table:base-cell-address="'Sprint 02 Backlog'.E1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9" table:condition="of:cell-content-is-in-list([$'Product Backlog'.$G$5:.$G$8])" table:allow-empty-cell="true" table:display-list="unsorted" table:base-cell-address="'Sprint 02 Backlog'.E1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10" table:condition="of:cell-content-is-in-list([$'Product Backlog'.$G$5:.$G$8])" table:allow-empty-cell="true" table:display-list="unsorted" table:base-cell-address="'Sprint 02 Backlog'.E1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11" table:condition="of:cell-content-is-in-list([$'Product Backlog'.$G$5:.$G$8])" table:allow-empty-cell="true" table:display-list="unsorted" table:base-cell-address="'Sprint 02 Backlog'.E1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12" table:condition="of:cell-content-is-in-list([$'Product Backlog'.$G$5:.$G$8])" table:allow-empty-cell="true" table:display-list="unsorted" table:base-cell-address="'Sprint 02 Backlog'.E1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1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1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1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1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1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0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0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0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0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0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1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1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1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1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1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2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2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2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2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2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3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7" table:condition="of:cell-content-is-in-list([$'Product Backlog'.$A$24:.$A$105])" table:allow-empty-cell="true" table:display-list="unsorted" table:base-cell-address="'Sprint 03 Backlog'.C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698" table:condition="of:cell-content-is-in-list([$'Product Backlog'.$A$24:.$A$105])" table:allow-empty-cell="true" table:display-list="unsorted" table:base-cell-address="'Sprint 03 Backlog'.C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699" table:condition="of:cell-content-is-in-list([$'Product Backlog'.$A$24:.$A$105])" table:allow-empty-cell="true" table:display-list="unsorted" table:base-cell-address="'Sprint 03 Backlog'.C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0" table:condition="of:cell-content-is-in-list([$'Product Backlog'.$A$24:.$A$105])" table:allow-empty-cell="true" table:display-list="unsorted" table:base-cell-address="'Sprint 03 Backlog'.C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1" table:condition="of:cell-content-is-in-list([$'Product Backlog'.$A$24:.$A$105])" table:allow-empty-cell="true" table:display-list="unsorted" table:base-cell-address="'Sprint 03 Backlog'.C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2" table:condition="of:cell-content-is-in-list([$'Product Backlog'.$A$24:.$A$105])" table:allow-empty-cell="true" table:display-list="unsorted" table:base-cell-address="'Sprint 03 Backlog'.C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3" table:condition="of:cell-content-is-in-list([$'Product Backlog'.$A$24:.$A$105])" table:allow-empty-cell="true" table:display-list="unsorted" table:base-cell-address="'Sprint 03 Backlog'.C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4" table:condition="of:cell-content-is-in-list([$'Product Backlog'.$A$24:.$A$105])" table:allow-empty-cell="true" table:display-list="unsorted" table:base-cell-address="'Sprint 03 Backlog'.C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5" table:condition="of:cell-content-is-in-list([$'Product Backlog'.$A$24:.$A$105])" table:allow-empty-cell="true" table:display-list="unsorted" table:base-cell-address="'Sprint 03 Backlog'.C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6" table:condition="of:cell-content-is-in-list([$'Product Backlog'.$A$24:.$A$105])" table:allow-empty-cell="true" table:display-list="unsorted" table:base-cell-address="'Sprint 03 Backlog'.C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7" table:condition="of:cell-content-is-in-list([$'Product Backlog'.$A$24:.$A$105])" table:allow-empty-cell="true" table:display-list="unsorted" table:base-cell-address="'Sprint 03 Backlog'.C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8" table:condition="of:cell-content-is-in-list([$'Product Backlog'.$A$24:.$A$105])" table:allow-empty-cell="true" table:display-list="unsorted" table:base-cell-address="'Sprint 03 Backlog'.C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9" table:condition="of:cell-content-is-in-list([$'Product Backlog'.$A$24:.$A$105])" table:allow-empty-cell="true" table:display-list="unsorted" table:base-cell-address="'Sprint 03 Backlog'.C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0" table:condition="of:cell-content-is-in-list([$'Product Backlog'.$A$24:.$A$105])" table:allow-empty-cell="true" table:display-list="unsorted" table:base-cell-address="'Sprint 03 Backlog'.C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1" table:condition="of:cell-content-is-in-list([$'Product Backlog'.$A$24:.$A$105])" table:allow-empty-cell="true" table:display-list="unsorted" table:base-cell-address="'Sprint 03 Backlog'.C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2" table:condition="of:cell-content-is-in-list([$'Product Backlog'.$A$24:.$A$105])" table:allow-empty-cell="true" table:display-list="unsorted" table:base-cell-address="'Sprint 03 Backlog'.C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3" table:condition="of:cell-content-is-in-list([$'Product Backlog'.$A$24:.$A$105])" table:allow-empty-cell="true" table:display-list="unsorted" table:base-cell-address="'Sprint 03 Backlog'.C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4" table:condition="of:cell-content-is-in-list([$'Product Backlog'.$A$24:.$A$105])" table:allow-empty-cell="true" table:display-list="unsorted" table:base-cell-address="'Sprint 03 Backlog'.C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5" table:condition="of:cell-content-is-in-list([$'Product Backlog'.$A$24:.$A$105])" table:allow-empty-cell="true" table:display-list="unsorted" table:base-cell-address="'Sprint 03 Backlog'.C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6" table:condition="of:cell-content-is-in-list([$'Product Backlog'.$A$24:.$A$105])" table:allow-empty-cell="true" table:display-list="unsorted" table:base-cell-address="'Sprint 03 Backlog'.C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7" table:condition="of:cell-content-is-in-list([$'Product Backlog'.$A$24:.$A$105])" table:allow-empty-cell="true" table:display-list="unsorted" table:base-cell-address="'Sprint 03 Backlog'.C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8" table:condition="of:cell-content-is-in-list([$'Product Backlog'.$A$24:.$A$105])" table:allow-empty-cell="true" table:display-list="unsorted" table:base-cell-address="'Sprint 03 Backlog'.C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9" table:condition="of:cell-content-is-in-list([$'Product Backlog'.$A$24:.$A$105])" table:allow-empty-cell="true" table:display-list="unsorted" table:base-cell-address="'Sprint 03 Backlog'.C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0" table:condition="of:cell-content-is-in-list([$'Product Backlog'.$A$24:.$A$105])" table:allow-empty-cell="true" table:display-list="unsorted" table:base-cell-address="'Sprint 03 Backlog'.C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1" table:condition="of:cell-content-is-in-list([$'Product Backlog'.$A$24:.$A$105])" table:allow-empty-cell="true" table:display-list="unsorted" table:base-cell-address="'Sprint 03 Backlog'.C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2" table:condition="of:cell-content-is-in-list([$'Product Backlog'.$A$24:.$A$105])" table:allow-empty-cell="true" table:display-list="unsorted" table:base-cell-address="'Sprint 03 Backlog'.C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3" table:condition="of:cell-content-is-in-list([$'Product Backlog'.$A$24:.$A$105])" table:allow-empty-cell="true" table:display-list="unsorted" table:base-cell-address="'Sprint 03 Backlog'.C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4" table:condition="of:cell-content-is-in-list([$'Product Backlog'.$A$24:.$A$105])" table:allow-empty-cell="true" table:display-list="unsorted" table:base-cell-address="'Sprint 03 Backlog'.C10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5" table:condition="of:cell-content-is-in-list([$'Product Backlog'.$A$24:.$A$105])" table:allow-empty-cell="true" table:display-list="unsorted" table:base-cell-address="'Sprint 03 Backlog'.C10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6" table:condition="of:cell-content-is-in-list([$'Product Backlog'.$A$24:.$A$105])" table:allow-empty-cell="true" table:display-list="unsorted" table:base-cell-address="'Sprint 03 Backlog'.C10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7" table:condition="of:cell-content-is-in-list([$'Product Backlog'.$A$24:.$A$105])" table:allow-empty-cell="true" table:display-list="unsorted" table:base-cell-address="'Sprint 03 Backlog'.C10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8" table:condition="of:cell-content-is-in-list([$'Product Backlog'.$A$24:.$A$105])" table:allow-empty-cell="true" table:display-list="unsorted" table:base-cell-address="'Sprint 03 Backlog'.C10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9" table:condition="of:cell-content-is-in-list([$'Product Backlog'.$A$24:.$A$105])" table:allow-empty-cell="true" table:display-list="unsorted" table:base-cell-address="'Sprint 03 Backlog'.C11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0" table:condition="of:cell-content-is-in-list([$'Product Backlog'.$A$24:.$A$105])" table:allow-empty-cell="true" table:display-list="unsorted" table:base-cell-address="'Sprint 03 Backlog'.C11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1" table:condition="of:cell-content-is-in-list([$'Product Backlog'.$A$24:.$A$105])" table:allow-empty-cell="true" table:display-list="unsorted" table:base-cell-address="'Sprint 03 Backlog'.C11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2" table:condition="of:cell-content-is-in-list([$'Product Backlog'.$A$24:.$A$105])" table:allow-empty-cell="true" table:display-list="unsorted" table:base-cell-address="'Sprint 03 Backlog'.C11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3" table:condition="of:cell-content-is-in-list([$'Product Backlog'.$A$24:.$A$105])" table:allow-empty-cell="true" table:display-list="unsorted" table:base-cell-address="'Sprint 03 Backlog'.C11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4" table:condition="of:cell-content-is-in-list([$'Product Backlog'.$A$24:.$A$105])" table:allow-empty-cell="true" table:display-list="unsorted" table:base-cell-address="'Sprint 03 Backlog'.C12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5" table:condition="of:cell-content-is-in-list([$'Product Backlog'.$A$24:.$A$105])" table:allow-empty-cell="true" table:display-list="unsorted" table:base-cell-address="'Sprint 03 Backlog'.C12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6" table:condition="of:cell-content-is-in-list([$'Product Backlog'.$A$24:.$A$105])" table:allow-empty-cell="true" table:display-list="unsorted" table:base-cell-address="'Sprint 03 Backlog'.C12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7" table:condition="of:cell-content-is-in-list([$'Product Backlog'.$A$24:.$A$105])" table:allow-empty-cell="true" table:display-list="unsorted" table:base-cell-address="'Sprint 03 Backlog'.C12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8" table:condition="of:cell-content-is-in-list([$'Product Backlog'.$A$24:.$A$105])" table:allow-empty-cell="true" table:display-list="unsorted" table:base-cell-address="'Sprint 03 Backlog'.C12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9" table:condition="of:cell-content-is-in-list([$'Product Backlog'.$A$24:.$A$105])" table:allow-empty-cell="true" table:display-list="unsorted" table:base-cell-address="'Sprint 03 Backlog'.C13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0" table:condition="of:cell-content-is-in-list([$'Product Backlog'.$A$24:.$A$105])" table:allow-empty-cell="true" table:display-list="unsorted" table:base-cell-address="'Sprint 03 Backlog'.C1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1" table:condition="of:cell-content-is-in-list([$'Product Backlog'.$A$24:.$A$105])" table:allow-empty-cell="true" table:display-list="unsorted" table:base-cell-address="'Sprint 03 Backlog'.C1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2" table:condition="of:cell-content-is-in-list([$'Product Backlog'.$A$24:.$A$105])" table:allow-empty-cell="true" table:display-list="unsorted" table:base-cell-address="'Sprint 03 Backlog'.C1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3" table:condition="of:cell-content-is-in-list([$'Product Backlog'.$A$24:.$A$105])" table:allow-empty-cell="true" table:display-list="unsorted" table:base-cell-address="'Sprint 03 Backlog'.C1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4" table:condition="of:cell-content-is-in-list([$'Product Backlog'.$A$24:.$A$105])" table:allow-empty-cell="true" table:display-list="unsorted" table:base-cell-address="'Sprint 03 Backlog'.C1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5" table:condition="of:cell-content-is-in-list([$'Product Backlog'.$A$24:.$A$105])" table:allow-empty-cell="true" table:display-list="unsorted" table:base-cell-address="'Sprint 03 Backlog'.C1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6" table:condition="of:cell-content-is-in-list([$'Product Backlog'.$A$24:.$A$105])" table:allow-empty-cell="true" table:display-list="unsorted" table:base-cell-address="'Sprint 03 Backlog'.C1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7" table:condition="of:cell-content-is-in-list([$'Product Backlog'.$A$24:.$A$105])" table:allow-empty-cell="true" table:display-list="unsorted" table:base-cell-address="'Sprint 03 Backlog'.C1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8" table:condition="of:cell-content-is-in-list([$'Product Backlog'.$A$24:.$A$105])" table:allow-empty-cell="true" table:display-list="unsorted" table:base-cell-address="'Sprint 03 Backlog'.C1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9" table:condition="of:cell-content-is-in-list([$'Product Backlog'.$A$24:.$A$105])" table:allow-empty-cell="true" table:display-list="unsorted" table:base-cell-address="'Sprint 03 Backlog'.C1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0" table:condition="of:cell-content-is-in-list([$'Product Backlog'.$A$24:.$A$105])" table:allow-empty-cell="true" table:display-list="unsorted" table:base-cell-address="'Sprint 03 Backlog'.C1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1" table:condition="of:cell-content-is-in-list([$'Product Backlog'.$A$24:.$A$105])" table:allow-empty-cell="true" table:display-list="unsorted" table:base-cell-address="'Sprint 03 Backlog'.C1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2" table:condition="of:cell-content-is-in-list([$'Product Backlog'.$A$24:.$A$105])" table:allow-empty-cell="true" table:display-list="unsorted" table:base-cell-address="'Sprint 03 Backlog'.C1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3" table:condition="of:cell-content-is-in-list([$'Product Backlog'.$A$24:.$A$105])" table:allow-empty-cell="true" table:display-list="unsorted" table:base-cell-address="'Sprint 03 Backlog'.C1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4" table:condition="of:cell-content-is-in-list([$'Product Backlog'.$A$24:.$A$105])" table:allow-empty-cell="true" table:display-list="unsorted" table:base-cell-address="'Sprint 03 Backlog'.C1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5" table:condition="of:cell-content-is-in-list([$'Product Backlog'.$A$24:.$A$105])" table:allow-empty-cell="true" table:display-list="unsorted" table:base-cell-address="'Sprint 03 Backlog'.C1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6" table:condition="of:cell-content-is-in-list([$'Product Backlog'.$A$24:.$A$105])" table:allow-empty-cell="true" table:display-list="unsorted" table:base-cell-address="'Sprint 03 Backlog'.C1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7" table:condition="of:cell-content-is-in-list([$'Product Backlog'.$A$24:.$A$105])" table:allow-empty-cell="true" table:display-list="unsorted" table:base-cell-address="'Sprint 03 Backlog'.C1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8" table:condition="of:cell-content-is-in-list([$'Product Backlog'.$A$24:.$A$105])" table:allow-empty-cell="true" table:display-list="unsorted" table:base-cell-address="'Sprint 03 Backlog'.C1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9" table:condition="of:cell-content-is-in-list([$'Product Backlog'.$A$24:.$A$105])" table:allow-empty-cell="true" table:display-list="unsorted" table:base-cell-address="'Sprint 03 Backlog'.C1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0" table:condition="of:cell-content-is-in-list([$'Product Backlog'.$A$24:.$A$105])" table:allow-empty-cell="true" table:display-list="unsorted" table:base-cell-address="'Sprint 03 Backlog'.C1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1" table:condition="of:cell-content-is-in-list([$'Product Backlog'.$A$24:.$A$105])" table:allow-empty-cell="true" table:display-list="unsorted" table:base-cell-address="'Sprint 03 Backlog'.C1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2" table:condition="of:cell-content-is-in-list([$'Product Backlog'.$A$24:.$A$105])" table:allow-empty-cell="true" table:display-list="unsorted" table:base-cell-address="'Sprint 03 Backlog'.C1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3" table:condition="of:cell-content-is-in-list([$'Product Backlog'.$A$24:.$A$105])" table:allow-empty-cell="true" table:display-list="unsorted" table:base-cell-address="'Sprint 03 Backlog'.C1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4" table:condition="of:cell-content-is-in-list([$'Product Backlog'.$A$24:.$A$105])" table:allow-empty-cell="true" table:display-list="unsorted" table:base-cell-address="'Sprint 03 Backlog'.C1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5" table:condition="of:cell-content-is-in-list([$'Product Backlog'.$A$24:.$A$105])" table:allow-empty-cell="true" table:display-list="unsorted" table:base-cell-address="'Sprint 03 Backlog'.C1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6" table:condition="of:cell-content-is-in-list([$'Product Backlog'.$A$24:.$A$105])" table:allow-empty-cell="true" table:display-list="unsorted" table:base-cell-address="'Sprint 03 Backlog'.C1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7" table:condition="of:cell-content-is-in-list([$'Product Backlog'.$A$24:.$A$105])" table:allow-empty-cell="true" table:display-list="unsorted" table:base-cell-address="'Sprint 03 Backlog'.C1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8" table:condition="of:cell-content-is-in-list([$'Product Backlog'.$A$24:.$A$105])" table:allow-empty-cell="true" table:display-list="unsorted" table:base-cell-address="'Sprint 03 Backlog'.C1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9" table:condition="of:cell-content-is-in-list([$'Product Backlog'.$A$24:.$A$105])" table:allow-empty-cell="true" table:display-list="unsorted" table:base-cell-address="'Sprint 03 Backlog'.C1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70" table:condition="of:cell-content-is-in-list([$'Product Backlog'.$A$24:.$A$105])" table:allow-empty-cell="true" table:display-list="unsorted" table:base-cell-address="'Sprint 03 Backlog'.C1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71" table:condition="of:cell-content-is-in-list([$'Product Backlog'.$A$24:.$A$105])" table:allow-empty-cell="true" table:display-list="unsorted" table:base-cell-address="'Sprint 03 Backlog'.C1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72" table:condition="of:cell-content-is-in-list([$'Product Backlog'.$A$24:.$A$105])" table:allow-empty-cell="true" table:display-list="unsorted" table:base-cell-address="'Sprint 03 Backlog'.C1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73" table:condition="of:cell-content-is-in-list([$'Product Backlog'.$A$24:.$A$105])" table:allow-empty-cell="true" table:display-list="unsorted" table:base-cell-address="'Sprint 03 Backlog'.C1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74" table:condition="of:cell-content-is-in-list([$'Product Backlog'.$G$5:.$G$8])" table:allow-empty-cell="true" table:display-list="unsorted" table:base-cell-address="'Sprint 03 Backlog'.E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75" table:condition="of:cell-content-is-in-list([$'Product Backlog'.$G$5:.$G$8])" table:allow-empty-cell="true" table:display-list="unsorted" table:base-cell-address="'Sprint 03 Backlog'.E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76" table:condition="of:cell-content-is-in-list([$'Product Backlog'.$G$5:.$G$8])" table:allow-empty-cell="true" table:display-list="unsorted" table:base-cell-address="'Sprint 03 Backlog'.E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77" table:condition="of:cell-content-is-in-list([$'Product Backlog'.$G$5:.$G$8])" table:allow-empty-cell="true" table:display-list="unsorted" table:base-cell-address="'Sprint 03 Backlog'.E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78" table:condition="of:cell-content-is-in-list([$'Product Backlog'.$G$5:.$G$8])" table:allow-empty-cell="true" table:display-list="unsorted" table:base-cell-address="'Sprint 03 Backlog'.E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79" table:condition="of:cell-content-is-in-list([$'Product Backlog'.$G$5:.$G$8])" table:allow-empty-cell="true" table:display-list="unsorted" table:base-cell-address="'Sprint 03 Backlog'.E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0" table:condition="of:cell-content-is-in-list([$'Product Backlog'.$G$5:.$G$8])" table:allow-empty-cell="true" table:display-list="unsorted" table:base-cell-address="'Sprint 03 Backlog'.E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1" table:condition="of:cell-content-is-in-list([$'Product Backlog'.$G$5:.$G$8])" table:allow-empty-cell="true" table:display-list="unsorted" table:base-cell-address="'Sprint 03 Backlog'.E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2" table:condition="of:cell-content-is-in-list([$'Product Backlog'.$G$5:.$G$8])" table:allow-empty-cell="true" table:display-list="unsorted" table:base-cell-address="'Sprint 03 Backlog'.E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3" table:condition="of:cell-content-is-in-list([$'Product Backlog'.$G$5:.$G$8])" table:allow-empty-cell="true" table:display-list="unsorted" table:base-cell-address="'Sprint 03 Backlog'.E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4" table:condition="of:cell-content-is-in-list([$'Product Backlog'.$G$5:.$G$8])" table:allow-empty-cell="true" table:display-list="unsorted" table:base-cell-address="'Sprint 03 Backlog'.E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5" table:condition="of:cell-content-is-in-list([$'Product Backlog'.$G$5:.$G$8])" table:allow-empty-cell="true" table:display-list="unsorted" table:base-cell-address="'Sprint 03 Backlog'.E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6" table:condition="of:cell-content-is-in-list([$'Product Backlog'.$G$5:.$G$8])" table:allow-empty-cell="true" table:display-list="unsorted" table:base-cell-address="'Sprint 03 Backlog'.E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7" table:condition="of:cell-content-is-in-list([$'Product Backlog'.$G$5:.$G$8])" table:allow-empty-cell="true" table:display-list="unsorted" table:base-cell-address="'Sprint 03 Backlog'.E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8" table:condition="of:cell-content-is-in-list([$'Product Backlog'.$G$5:.$G$8])" table:allow-empty-cell="true" table:display-list="unsorted" table:base-cell-address="'Sprint 03 Backlog'.E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9" table:condition="of:cell-content-is-in-list([$'Product Backlog'.$G$5:.$G$8])" table:allow-empty-cell="true" table:display-list="unsorted" table:base-cell-address="'Sprint 03 Backlog'.E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0" table:condition="of:cell-content-is-in-list([$'Product Backlog'.$G$5:.$G$8])" table:allow-empty-cell="true" table:display-list="unsorted" table:base-cell-address="'Sprint 03 Backlog'.E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1" table:condition="of:cell-content-is-in-list([$'Product Backlog'.$G$5:.$G$8])" table:allow-empty-cell="true" table:display-list="unsorted" table:base-cell-address="'Sprint 03 Backlog'.E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2" table:condition="of:cell-content-is-in-list([$'Product Backlog'.$G$5:.$G$8])" table:allow-empty-cell="true" table:display-list="unsorted" table:base-cell-address="'Sprint 03 Backlog'.E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3" table:condition="of:cell-content-is-in-list([$'Product Backlog'.$G$5:.$G$8])" table:allow-empty-cell="true" table:display-list="unsorted" table:base-cell-address="'Sprint 03 Backlog'.E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4" table:condition="of:cell-content-is-in-list([$'Product Backlog'.$G$5:.$G$8])" table:allow-empty-cell="true" table:display-list="unsorted" table:base-cell-address="'Sprint 03 Backlog'.E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5" table:condition="of:cell-content-is-in-list([$'Product Backlog'.$G$5:.$G$8])" table:allow-empty-cell="true" table:display-list="unsorted" table:base-cell-address="'Sprint 03 Backlog'.E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6" table:condition="of:cell-content-is-in-list([$'Product Backlog'.$G$5:.$G$8])" table:allow-empty-cell="true" table:display-list="unsorted" table:base-cell-address="'Sprint 03 Backlog'.E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7" table:condition="of:cell-content-is-in-list([$'Product Backlog'.$G$5:.$G$8])" table:allow-empty-cell="true" table:display-list="unsorted" table:base-cell-address="'Sprint 03 Backlog'.E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8" table:condition="of:cell-content-is-in-list([$'Product Backlog'.$G$5:.$G$8])" table:allow-empty-cell="true" table:display-list="unsorted" table:base-cell-address="'Sprint 03 Backlog'.E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9" table:condition="of:cell-content-is-in-list([$'Product Backlog'.$G$5:.$G$8])" table:allow-empty-cell="true" table:display-list="unsorted" table:base-cell-address="'Sprint 03 Backlog'.E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0" table:condition="of:cell-content-is-in-list([$'Product Backlog'.$G$5:.$G$8])" table:allow-empty-cell="true" table:display-list="unsorted" table:base-cell-address="'Sprint 03 Backlog'.E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1" table:condition="of:cell-content-is-in-list([$'Product Backlog'.$G$5:.$G$8])" table:allow-empty-cell="true" table:display-list="unsorted" table:base-cell-address="'Sprint 03 Backlog'.E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2" table:condition="of:cell-content-is-in-list([$'Product Backlog'.$G$5:.$G$8])" table:allow-empty-cell="true" table:display-list="unsorted" table:base-cell-address="'Sprint 03 Backlog'.E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3" table:condition="of:cell-content-is-in-list([$'Product Backlog'.$G$5:.$G$8])" table:allow-empty-cell="true" table:display-list="unsorted" table:base-cell-address="'Sprint 03 Backlog'.E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4" table:condition="of:cell-content-is-in-list([$'Product Backlog'.$G$5:.$G$8])" table:allow-empty-cell="true" table:display-list="unsorted" table:base-cell-address="'Sprint 03 Backlog'.E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5" table:condition="of:cell-content-is-in-list([$'Product Backlog'.$G$5:.$G$8])" table:allow-empty-cell="true" table:display-list="unsorted" table:base-cell-address="'Sprint 03 Backlog'.E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6" table:condition="of:cell-content-is-in-list([$'Product Backlog'.$G$5:.$G$8])" table:allow-empty-cell="true" table:display-list="unsorted" table:base-cell-address="'Sprint 03 Backlog'.E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7" table:condition="of:cell-content-is-in-list([$'Product Backlog'.$G$5:.$G$8])" table:allow-empty-cell="true" table:display-list="unsorted" table:base-cell-address="'Sprint 03 Backlog'.E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8" table:condition="of:cell-content-is-in-list([$'Product Backlog'.$G$5:.$G$8])" table:allow-empty-cell="true" table:display-list="unsorted" table:base-cell-address="'Sprint 03 Backlog'.E10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9" table:condition="of:cell-content-is-in-list([$'Product Backlog'.$G$5:.$G$8])" table:allow-empty-cell="true" table:display-list="unsorted" table:base-cell-address="'Sprint 03 Backlog'.E10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0" table:condition="of:cell-content-is-in-list([$'Product Backlog'.$G$5:.$G$8])" table:allow-empty-cell="true" table:display-list="unsorted" table:base-cell-address="'Sprint 03 Backlog'.E10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1" table:condition="of:cell-content-is-in-list([$'Product Backlog'.$G$5:.$G$8])" table:allow-empty-cell="true" table:display-list="unsorted" table:base-cell-address="'Sprint 03 Backlog'.E10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2" table:condition="of:cell-content-is-in-list([$'Product Backlog'.$G$5:.$G$8])" table:allow-empty-cell="true" table:display-list="unsorted" table:base-cell-address="'Sprint 03 Backlog'.E10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3" table:condition="of:cell-content-is-in-list([$'Product Backlog'.$G$5:.$G$8])" table:allow-empty-cell="true" table:display-list="unsorted" table:base-cell-address="'Sprint 03 Backlog'.E11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4" table:condition="of:cell-content-is-in-list([$'Product Backlog'.$G$5:.$G$8])" table:allow-empty-cell="true" table:display-list="unsorted" table:base-cell-address="'Sprint 03 Backlog'.E11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5" table:condition="of:cell-content-is-in-list([$'Product Backlog'.$G$5:.$G$8])" table:allow-empty-cell="true" table:display-list="unsorted" table:base-cell-address="'Sprint 03 Backlog'.E11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6" table:condition="of:cell-content-is-in-list([$'Product Backlog'.$G$5:.$G$8])" table:allow-empty-cell="true" table:display-list="unsorted" table:base-cell-address="'Sprint 03 Backlog'.E11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7" table:condition="of:cell-content-is-in-list([$'Product Backlog'.$G$5:.$G$8])" table:allow-empty-cell="true" table:display-list="unsorted" table:base-cell-address="'Sprint 03 Backlog'.E11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8" table:condition="of:cell-content-is-in-list([$'Product Backlog'.$G$5:.$G$8])" table:allow-empty-cell="true" table:display-list="unsorted" table:base-cell-address="'Sprint 03 Backlog'.E12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9" table:condition="of:cell-content-is-in-list([$'Product Backlog'.$G$5:.$G$8])" table:allow-empty-cell="true" table:display-list="unsorted" table:base-cell-address="'Sprint 03 Backlog'.E12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0" table:condition="of:cell-content-is-in-list([$'Product Backlog'.$G$5:.$G$8])" table:allow-empty-cell="true" table:display-list="unsorted" table:base-cell-address="'Sprint 03 Backlog'.E12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1" table:condition="of:cell-content-is-in-list([$'Product Backlog'.$G$5:.$G$8])" table:allow-empty-cell="true" table:display-list="unsorted" table:base-cell-address="'Sprint 03 Backlog'.E12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2" table:condition="of:cell-content-is-in-list([$'Product Backlog'.$G$5:.$G$8])" table:allow-empty-cell="true" table:display-list="unsorted" table:base-cell-address="'Sprint 03 Backlog'.E12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3" table:condition="of:cell-content-is-in-list([$'Product Backlog'.$G$5:.$G$8])" table:allow-empty-cell="true" table:display-list="unsorted" table:base-cell-address="'Sprint 03 Backlog'.E13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4" table:condition="of:cell-content-is-in-list([$'Product Backlog'.$G$5:.$G$8])" table:allow-empty-cell="true" table:display-list="unsorted" table:base-cell-address="'Sprint 03 Backlog'.E1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5" table:condition="of:cell-content-is-in-list([$'Product Backlog'.$G$5:.$G$8])" table:allow-empty-cell="true" table:display-list="unsorted" table:base-cell-address="'Sprint 03 Backlog'.E1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6" table:condition="of:cell-content-is-in-list([$'Product Backlog'.$G$5:.$G$8])" table:allow-empty-cell="true" table:display-list="unsorted" table:base-cell-address="'Sprint 03 Backlog'.E1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7" table:condition="of:cell-content-is-in-list([$'Product Backlog'.$G$5:.$G$8])" table:allow-empty-cell="true" table:display-list="unsorted" table:base-cell-address="'Sprint 03 Backlog'.E1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8" table:condition="of:cell-content-is-in-list([$'Product Backlog'.$G$5:.$G$8])" table:allow-empty-cell="true" table:display-list="unsorted" table:base-cell-address="'Sprint 03 Backlog'.E1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9" table:condition="of:cell-content-is-in-list([$'Product Backlog'.$G$5:.$G$8])" table:allow-empty-cell="true" table:display-list="unsorted" table:base-cell-address="'Sprint 03 Backlog'.E1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0" table:condition="of:cell-content-is-in-list([$'Product Backlog'.$G$5:.$G$8])" table:allow-empty-cell="true" table:display-list="unsorted" table:base-cell-address="'Sprint 03 Backlog'.E1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1" table:condition="of:cell-content-is-in-list([$'Product Backlog'.$G$5:.$G$8])" table:allow-empty-cell="true" table:display-list="unsorted" table:base-cell-address="'Sprint 03 Backlog'.E1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2" table:condition="of:cell-content-is-in-list([$'Product Backlog'.$G$5:.$G$8])" table:allow-empty-cell="true" table:display-list="unsorted" table:base-cell-address="'Sprint 03 Backlog'.E1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3" table:condition="of:cell-content-is-in-list([$'Product Backlog'.$G$5:.$G$8])" table:allow-empty-cell="true" table:display-list="unsorted" table:base-cell-address="'Sprint 03 Backlog'.E1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4" table:condition="of:cell-content-is-in-list([$'Product Backlog'.$G$5:.$G$8])" table:allow-empty-cell="true" table:display-list="unsorted" table:base-cell-address="'Sprint 03 Backlog'.E1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5" table:condition="of:cell-content-is-in-list([$'Product Backlog'.$G$5:.$G$8])" table:allow-empty-cell="true" table:display-list="unsorted" table:base-cell-address="'Sprint 03 Backlog'.E1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6" table:condition="of:cell-content-is-in-list([$'Product Backlog'.$G$5:.$G$8])" table:allow-empty-cell="true" table:display-list="unsorted" table:base-cell-address="'Sprint 03 Backlog'.E1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7" table:condition="of:cell-content-is-in-list([$'Product Backlog'.$G$5:.$G$8])" table:allow-empty-cell="true" table:display-list="unsorted" table:base-cell-address="'Sprint 03 Backlog'.E1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8" table:condition="of:cell-content-is-in-list([$'Product Backlog'.$G$5:.$G$8])" table:allow-empty-cell="true" table:display-list="unsorted" table:base-cell-address="'Sprint 03 Backlog'.E1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9" table:condition="of:cell-content-is-in-list([$'Product Backlog'.$G$5:.$G$8])" table:allow-empty-cell="true" table:display-list="unsorted" table:base-cell-address="'Sprint 03 Backlog'.E1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0" table:condition="of:cell-content-is-in-list([$'Product Backlog'.$G$5:.$G$8])" table:allow-empty-cell="true" table:display-list="unsorted" table:base-cell-address="'Sprint 03 Backlog'.E1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1" table:condition="of:cell-content-is-in-list([$'Product Backlog'.$G$5:.$G$8])" table:allow-empty-cell="true" table:display-list="unsorted" table:base-cell-address="'Sprint 03 Backlog'.E1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2" table:condition="of:cell-content-is-in-list([$'Product Backlog'.$G$5:.$G$8])" table:allow-empty-cell="true" table:display-list="unsorted" table:base-cell-address="'Sprint 03 Backlog'.E1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3" table:condition="of:cell-content-is-in-list([$'Product Backlog'.$G$5:.$G$8])" table:allow-empty-cell="true" table:display-list="unsorted" table:base-cell-address="'Sprint 03 Backlog'.E1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4" table:condition="of:cell-content-is-in-list([$'Product Backlog'.$G$5:.$G$8])" table:allow-empty-cell="true" table:display-list="unsorted" table:base-cell-address="'Sprint 03 Backlog'.E1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5" table:condition="of:cell-content-is-in-list([$'Product Backlog'.$G$5:.$G$8])" table:allow-empty-cell="true" table:display-list="unsorted" table:base-cell-address="'Sprint 03 Backlog'.E1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6" table:condition="of:cell-content-is-in-list([$'Product Backlog'.$G$5:.$G$8])" table:allow-empty-cell="true" table:display-list="unsorted" table:base-cell-address="'Sprint 03 Backlog'.E1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7" table:condition="of:cell-content-is-in-list([$'Product Backlog'.$G$5:.$G$8])" table:allow-empty-cell="true" table:display-list="unsorted" table:base-cell-address="'Sprint 03 Backlog'.E1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8" table:condition="of:cell-content-is-in-list([$'Product Backlog'.$G$5:.$G$8])" table:allow-empty-cell="true" table:display-list="unsorted" table:base-cell-address="'Sprint 03 Backlog'.E1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9" table:condition="of:cell-content-is-in-list([$'Product Backlog'.$G$5:.$G$8])" table:allow-empty-cell="true" table:display-list="unsorted" table:base-cell-address="'Sprint 03 Backlog'.E1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0" table:condition="of:cell-content-is-in-list([$'Product Backlog'.$G$5:.$G$8])" table:allow-empty-cell="true" table:display-list="unsorted" table:base-cell-address="'Sprint 03 Backlog'.E1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1" table:condition="of:cell-content-is-in-list([$'Product Backlog'.$G$5:.$G$8])" table:allow-empty-cell="true" table:display-list="unsorted" table:base-cell-address="'Sprint 03 Backlog'.E1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2" table:condition="of:cell-content-is-in-list([$'Product Backlog'.$G$5:.$G$8])" table:allow-empty-cell="true" table:display-list="unsorted" table:base-cell-address="'Sprint 03 Backlog'.E1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3" table:condition="of:cell-content-is-in-list([$'Product Backlog'.$G$5:.$G$8])" table:allow-empty-cell="true" table:display-list="unsorted" table:base-cell-address="'Sprint 03 Backlog'.E1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4" table:condition="of:cell-content-is-in-list([$'Product Backlog'.$G$5:.$G$8])" table:allow-empty-cell="true" table:display-list="unsorted" table:base-cell-address="'Sprint 03 Backlog'.E1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5" table:condition="of:cell-content-is-in-list([$'Product Backlog'.$G$5:.$G$8])" table:allow-empty-cell="true" table:display-list="unsorted" table:base-cell-address="'Sprint 03 Backlog'.E1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6" table:condition="of:cell-content-is-in-list([$'Product Backlog'.$G$5:.$G$8])" table:allow-empty-cell="true" table:display-list="unsorted" table:base-cell-address="'Sprint 03 Backlog'.E1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7" table:condition="of:cell-content-is-in-list([$'Product Backlog'.$G$5:.$G$8])" table:allow-empty-cell="true" table:display-list="unsorted" table:base-cell-address="'Sprint 03 Backlog'.E1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5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0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0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0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0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0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1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1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1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1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1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2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2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2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2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2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3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4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4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42" table:condition="of:cell-content-is-in-list([$'Product Backlog'.$A$24:.$A$105])" table:allow-empty-cell="true" table:display-list="unsorted" table:base-cell-address="'Sprint 04 Backlog'.C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43" table:condition="of:cell-content-is-in-list([$'Product Backlog'.$A$24:.$A$105])" table:allow-empty-cell="true" table:display-list="unsorted" table:base-cell-address="'Sprint 04 Backlog'.C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44" table:condition="of:cell-content-is-in-list([$'Product Backlog'.$A$24:.$A$105])" table:allow-empty-cell="true" table:display-list="unsorted" table:base-cell-address="'Sprint 04 Backlog'.C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45" table:condition="of:cell-content-is-in-list([$'Product Backlog'.$A$24:.$A$105])" table:allow-empty-cell="true" table:display-list="unsorted" table:base-cell-address="'Sprint 04 Backlog'.C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46" table:condition="of:cell-content-is-in-list([$'Product Backlog'.$A$24:.$A$105])" table:allow-empty-cell="true" table:display-list="unsorted" table:base-cell-address="'Sprint 04 Backlog'.C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47" table:condition="of:cell-content-is-in-list([$'Product Backlog'.$A$24:.$A$105])" table:allow-empty-cell="true" table:display-list="unsorted" table:base-cell-address="'Sprint 04 Backlog'.C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48" table:condition="of:cell-content-is-in-list([$'Product Backlog'.$A$24:.$A$105])" table:allow-empty-cell="true" table:display-list="unsorted" table:base-cell-address="'Sprint 04 Backlog'.C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49" table:condition="of:cell-content-is-in-list([$'Product Backlog'.$A$24:.$A$105])" table:allow-empty-cell="true" table:display-list="unsorted" table:base-cell-address="'Sprint 04 Backlog'.C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0" table:condition="of:cell-content-is-in-list([$'Product Backlog'.$A$24:.$A$105])" table:allow-empty-cell="true" table:display-list="unsorted" table:base-cell-address="'Sprint 04 Backlog'.C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1" table:condition="of:cell-content-is-in-list([$'Product Backlog'.$A$24:.$A$105])" table:allow-empty-cell="true" table:display-list="unsorted" table:base-cell-address="'Sprint 04 Backlog'.C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2" table:condition="of:cell-content-is-in-list([$'Product Backlog'.$A$24:.$A$105])" table:allow-empty-cell="true" table:display-list="unsorted" table:base-cell-address="'Sprint 04 Backlog'.C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3" table:condition="of:cell-content-is-in-list([$'Product Backlog'.$A$24:.$A$105])" table:allow-empty-cell="true" table:display-list="unsorted" table:base-cell-address="'Sprint 04 Backlog'.C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4" table:condition="of:cell-content-is-in-list([$'Product Backlog'.$A$24:.$A$105])" table:allow-empty-cell="true" table:display-list="unsorted" table:base-cell-address="'Sprint 04 Backlog'.C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5" table:condition="of:cell-content-is-in-list([$'Product Backlog'.$A$24:.$A$105])" table:allow-empty-cell="true" table:display-list="unsorted" table:base-cell-address="'Sprint 04 Backlog'.C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6" table:condition="of:cell-content-is-in-list([$'Product Backlog'.$A$24:.$A$105])" table:allow-empty-cell="true" table:display-list="unsorted" table:base-cell-address="'Sprint 04 Backlog'.C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7" table:condition="of:cell-content-is-in-list([$'Product Backlog'.$A$24:.$A$105])" table:allow-empty-cell="true" table:display-list="unsorted" table:base-cell-address="'Sprint 04 Backlog'.C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8" table:condition="of:cell-content-is-in-list([$'Product Backlog'.$A$24:.$A$105])" table:allow-empty-cell="true" table:display-list="unsorted" table:base-cell-address="'Sprint 04 Backlog'.C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9" table:condition="of:cell-content-is-in-list([$'Product Backlog'.$A$24:.$A$105])" table:allow-empty-cell="true" table:display-list="unsorted" table:base-cell-address="'Sprint 04 Backlog'.C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0" table:condition="of:cell-content-is-in-list([$'Product Backlog'.$A$24:.$A$105])" table:allow-empty-cell="true" table:display-list="unsorted" table:base-cell-address="'Sprint 04 Backlog'.C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1" table:condition="of:cell-content-is-in-list([$'Product Backlog'.$A$24:.$A$105])" table:allow-empty-cell="true" table:display-list="unsorted" table:base-cell-address="'Sprint 04 Backlog'.C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2" table:condition="of:cell-content-is-in-list([$'Product Backlog'.$A$24:.$A$105])" table:allow-empty-cell="true" table:display-list="unsorted" table:base-cell-address="'Sprint 04 Backlog'.C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3" table:condition="of:cell-content-is-in-list([$'Product Backlog'.$A$24:.$A$105])" table:allow-empty-cell="true" table:display-list="unsorted" table:base-cell-address="'Sprint 04 Backlog'.C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4" table:condition="of:cell-content-is-in-list([$'Product Backlog'.$A$24:.$A$105])" table:allow-empty-cell="true" table:display-list="unsorted" table:base-cell-address="'Sprint 04 Backlog'.C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5" table:condition="of:cell-content-is-in-list([$'Product Backlog'.$A$24:.$A$105])" table:allow-empty-cell="true" table:display-list="unsorted" table:base-cell-address="'Sprint 04 Backlog'.C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6" table:condition="of:cell-content-is-in-list([$'Product Backlog'.$A$24:.$A$105])" table:allow-empty-cell="true" table:display-list="unsorted" table:base-cell-address="'Sprint 04 Backlog'.C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7" table:condition="of:cell-content-is-in-list([$'Product Backlog'.$A$24:.$A$105])" table:allow-empty-cell="true" table:display-list="unsorted" table:base-cell-address="'Sprint 04 Backlog'.C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8" table:condition="of:cell-content-is-in-list([$'Product Backlog'.$A$24:.$A$105])" table:allow-empty-cell="true" table:display-list="unsorted" table:base-cell-address="'Sprint 04 Backlog'.C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9" table:condition="of:cell-content-is-in-list([$'Product Backlog'.$A$24:.$A$105])" table:allow-empty-cell="true" table:display-list="unsorted" table:base-cell-address="'Sprint 04 Backlog'.C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0" table:condition="of:cell-content-is-in-list([$'Product Backlog'.$A$24:.$A$105])" table:allow-empty-cell="true" table:display-list="unsorted" table:base-cell-address="'Sprint 04 Backlog'.C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1" table:condition="of:cell-content-is-in-list([$'Product Backlog'.$A$24:.$A$105])" table:allow-empty-cell="true" table:display-list="unsorted" table:base-cell-address="'Sprint 04 Backlog'.C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2" table:condition="of:cell-content-is-in-list([$'Product Backlog'.$A$24:.$A$105])" table:allow-empty-cell="true" table:display-list="unsorted" table:base-cell-address="'Sprint 04 Backlog'.C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3" table:condition="of:cell-content-is-in-list([$'Product Backlog'.$A$24:.$A$105])" table:allow-empty-cell="true" table:display-list="unsorted" table:base-cell-address="'Sprint 04 Backlog'.C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4" table:condition="of:cell-content-is-in-list([$'Product Backlog'.$A$24:.$A$105])" table:allow-empty-cell="true" table:display-list="unsorted" table:base-cell-address="'Sprint 04 Backlog'.C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5" table:condition="of:cell-content-is-in-list([$'Product Backlog'.$A$24:.$A$105])" table:allow-empty-cell="true" table:display-list="unsorted" table:base-cell-address="'Sprint 04 Backlog'.C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6" table:condition="of:cell-content-is-in-list([$'Product Backlog'.$A$24:.$A$105])" table:allow-empty-cell="true" table:display-list="unsorted" table:base-cell-address="'Sprint 04 Backlog'.C10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7" table:condition="of:cell-content-is-in-list([$'Product Backlog'.$A$24:.$A$105])" table:allow-empty-cell="true" table:display-list="unsorted" table:base-cell-address="'Sprint 04 Backlog'.C10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8" table:condition="of:cell-content-is-in-list([$'Product Backlog'.$A$24:.$A$105])" table:allow-empty-cell="true" table:display-list="unsorted" table:base-cell-address="'Sprint 04 Backlog'.C10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9" table:condition="of:cell-content-is-in-list([$'Product Backlog'.$A$24:.$A$105])" table:allow-empty-cell="true" table:display-list="unsorted" table:base-cell-address="'Sprint 04 Backlog'.C10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0" table:condition="of:cell-content-is-in-list([$'Product Backlog'.$A$24:.$A$105])" table:allow-empty-cell="true" table:display-list="unsorted" table:base-cell-address="'Sprint 04 Backlog'.C10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1" table:condition="of:cell-content-is-in-list([$'Product Backlog'.$A$24:.$A$105])" table:allow-empty-cell="true" table:display-list="unsorted" table:base-cell-address="'Sprint 04 Backlog'.C11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2" table:condition="of:cell-content-is-in-list([$'Product Backlog'.$A$24:.$A$105])" table:allow-empty-cell="true" table:display-list="unsorted" table:base-cell-address="'Sprint 04 Backlog'.C11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3" table:condition="of:cell-content-is-in-list([$'Product Backlog'.$A$24:.$A$105])" table:allow-empty-cell="true" table:display-list="unsorted" table:base-cell-address="'Sprint 04 Backlog'.C11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4" table:condition="of:cell-content-is-in-list([$'Product Backlog'.$A$24:.$A$105])" table:allow-empty-cell="true" table:display-list="unsorted" table:base-cell-address="'Sprint 04 Backlog'.C11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5" table:condition="of:cell-content-is-in-list([$'Product Backlog'.$A$24:.$A$105])" table:allow-empty-cell="true" table:display-list="unsorted" table:base-cell-address="'Sprint 04 Backlog'.C11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6" table:condition="of:cell-content-is-in-list([$'Product Backlog'.$A$24:.$A$105])" table:allow-empty-cell="true" table:display-list="unsorted" table:base-cell-address="'Sprint 04 Backlog'.C12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7" table:condition="of:cell-content-is-in-list([$'Product Backlog'.$A$24:.$A$105])" table:allow-empty-cell="true" table:display-list="unsorted" table:base-cell-address="'Sprint 04 Backlog'.C12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8" table:condition="of:cell-content-is-in-list([$'Product Backlog'.$A$24:.$A$105])" table:allow-empty-cell="true" table:display-list="unsorted" table:base-cell-address="'Sprint 04 Backlog'.C12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9" table:condition="of:cell-content-is-in-list([$'Product Backlog'.$A$24:.$A$105])" table:allow-empty-cell="true" table:display-list="unsorted" table:base-cell-address="'Sprint 04 Backlog'.C12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0" table:condition="of:cell-content-is-in-list([$'Product Backlog'.$A$24:.$A$105])" table:allow-empty-cell="true" table:display-list="unsorted" table:base-cell-address="'Sprint 04 Backlog'.C12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1" table:condition="of:cell-content-is-in-list([$'Product Backlog'.$A$24:.$A$105])" table:allow-empty-cell="true" table:display-list="unsorted" table:base-cell-address="'Sprint 04 Backlog'.C13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2" table:condition="of:cell-content-is-in-list([$'Product Backlog'.$A$24:.$A$105])" table:allow-empty-cell="true" table:display-list="unsorted" table:base-cell-address="'Sprint 04 Backlog'.C1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3" table:condition="of:cell-content-is-in-list([$'Product Backlog'.$A$24:.$A$105])" table:allow-empty-cell="true" table:display-list="unsorted" table:base-cell-address="'Sprint 04 Backlog'.C1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4" table:condition="of:cell-content-is-in-list([$'Product Backlog'.$A$24:.$A$105])" table:allow-empty-cell="true" table:display-list="unsorted" table:base-cell-address="'Sprint 04 Backlog'.C1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5" table:condition="of:cell-content-is-in-list([$'Product Backlog'.$A$24:.$A$105])" table:allow-empty-cell="true" table:display-list="unsorted" table:base-cell-address="'Sprint 04 Backlog'.C1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6" table:condition="of:cell-content-is-in-list([$'Product Backlog'.$A$24:.$A$105])" table:allow-empty-cell="true" table:display-list="unsorted" table:base-cell-address="'Sprint 04 Backlog'.C1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7" table:condition="of:cell-content-is-in-list([$'Product Backlog'.$A$24:.$A$105])" table:allow-empty-cell="true" table:display-list="unsorted" table:base-cell-address="'Sprint 04 Backlog'.C1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8" table:condition="of:cell-content-is-in-list([$'Product Backlog'.$A$24:.$A$105])" table:allow-empty-cell="true" table:display-list="unsorted" table:base-cell-address="'Sprint 04 Backlog'.C1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9" table:condition="of:cell-content-is-in-list([$'Product Backlog'.$A$24:.$A$105])" table:allow-empty-cell="true" table:display-list="unsorted" table:base-cell-address="'Sprint 04 Backlog'.C1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0" table:condition="of:cell-content-is-in-list([$'Product Backlog'.$A$24:.$A$105])" table:allow-empty-cell="true" table:display-list="unsorted" table:base-cell-address="'Sprint 04 Backlog'.C1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1" table:condition="of:cell-content-is-in-list([$'Product Backlog'.$A$24:.$A$105])" table:allow-empty-cell="true" table:display-list="unsorted" table:base-cell-address="'Sprint 04 Backlog'.C1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2" table:condition="of:cell-content-is-in-list([$'Product Backlog'.$A$24:.$A$105])" table:allow-empty-cell="true" table:display-list="unsorted" table:base-cell-address="'Sprint 04 Backlog'.C1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3" table:condition="of:cell-content-is-in-list([$'Product Backlog'.$A$24:.$A$105])" table:allow-empty-cell="true" table:display-list="unsorted" table:base-cell-address="'Sprint 04 Backlog'.C1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4" table:condition="of:cell-content-is-in-list([$'Product Backlog'.$A$24:.$A$105])" table:allow-empty-cell="true" table:display-list="unsorted" table:base-cell-address="'Sprint 04 Backlog'.C1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5" table:condition="of:cell-content-is-in-list([$'Product Backlog'.$A$24:.$A$105])" table:allow-empty-cell="true" table:display-list="unsorted" table:base-cell-address="'Sprint 04 Backlog'.C1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6" table:condition="of:cell-content-is-in-list([$'Product Backlog'.$A$24:.$A$105])" table:allow-empty-cell="true" table:display-list="unsorted" table:base-cell-address="'Sprint 04 Backlog'.C1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7" table:condition="of:cell-content-is-in-list([$'Product Backlog'.$A$24:.$A$105])" table:allow-empty-cell="true" table:display-list="unsorted" table:base-cell-address="'Sprint 04 Backlog'.C1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8" table:condition="of:cell-content-is-in-list([$'Product Backlog'.$A$24:.$A$105])" table:allow-empty-cell="true" table:display-list="unsorted" table:base-cell-address="'Sprint 04 Backlog'.C1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9" table:condition="of:cell-content-is-in-list([$'Product Backlog'.$A$24:.$A$105])" table:allow-empty-cell="true" table:display-list="unsorted" table:base-cell-address="'Sprint 04 Backlog'.C1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0" table:condition="of:cell-content-is-in-list([$'Product Backlog'.$A$24:.$A$105])" table:allow-empty-cell="true" table:display-list="unsorted" table:base-cell-address="'Sprint 04 Backlog'.C1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1" table:condition="of:cell-content-is-in-list([$'Product Backlog'.$A$24:.$A$105])" table:allow-empty-cell="true" table:display-list="unsorted" table:base-cell-address="'Sprint 04 Backlog'.C1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2" table:condition="of:cell-content-is-in-list([$'Product Backlog'.$A$24:.$A$105])" table:allow-empty-cell="true" table:display-list="unsorted" table:base-cell-address="'Sprint 04 Backlog'.C1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3" table:condition="of:cell-content-is-in-list([$'Product Backlog'.$A$24:.$A$105])" table:allow-empty-cell="true" table:display-list="unsorted" table:base-cell-address="'Sprint 04 Backlog'.C1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4" table:condition="of:cell-content-is-in-list([$'Product Backlog'.$A$24:.$A$105])" table:allow-empty-cell="true" table:display-list="unsorted" table:base-cell-address="'Sprint 04 Backlog'.C1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5" table:condition="of:cell-content-is-in-list([$'Product Backlog'.$A$24:.$A$105])" table:allow-empty-cell="true" table:display-list="unsorted" table:base-cell-address="'Sprint 04 Backlog'.C1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6" table:condition="of:cell-content-is-in-list([$'Product Backlog'.$A$24:.$A$105])" table:allow-empty-cell="true" table:display-list="unsorted" table:base-cell-address="'Sprint 04 Backlog'.C1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7" table:condition="of:cell-content-is-in-list([$'Product Backlog'.$A$24:.$A$105])" table:allow-empty-cell="true" table:display-list="unsorted" table:base-cell-address="'Sprint 04 Backlog'.C1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8" table:condition="of:cell-content-is-in-list([$'Product Backlog'.$A$24:.$A$105])" table:allow-empty-cell="true" table:display-list="unsorted" table:base-cell-address="'Sprint 04 Backlog'.C1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9" table:condition="of:cell-content-is-in-list([$'Product Backlog'.$A$24:.$A$105])" table:allow-empty-cell="true" table:display-list="unsorted" table:base-cell-address="'Sprint 04 Backlog'.C1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0" table:condition="of:cell-content-is-in-list([$'Product Backlog'.$A$24:.$A$105])" table:allow-empty-cell="true" table:display-list="unsorted" table:base-cell-address="'Sprint 04 Backlog'.C1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1" table:condition="of:cell-content-is-in-list([$'Product Backlog'.$A$24:.$A$105])" table:allow-empty-cell="true" table:display-list="unsorted" table:base-cell-address="'Sprint 04 Backlog'.C1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2" table:condition="of:cell-content-is-in-list([$'Product Backlog'.$A$24:.$A$105])" table:allow-empty-cell="true" table:display-list="unsorted" table:base-cell-address="'Sprint 04 Backlog'.C1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3" table:condition="of:cell-content-is-in-list([$'Product Backlog'.$A$24:.$A$105])" table:allow-empty-cell="true" table:display-list="unsorted" table:base-cell-address="'Sprint 04 Backlog'.C1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4" table:condition="of:cell-content-is-in-list([$'Product Backlog'.$A$24:.$A$105])" table:allow-empty-cell="true" table:display-list="unsorted" table:base-cell-address="'Sprint 04 Backlog'.C1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5" table:condition="of:cell-content-is-in-list([$'Product Backlog'.$A$24:.$A$105])" table:allow-empty-cell="true" table:display-list="unsorted" table:base-cell-address="'Sprint 04 Backlog'.C1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6" table:condition="of:cell-content-is-in-list([$'Product Backlog'.$G$5:.$G$8])" table:allow-empty-cell="true" table:display-list="unsorted" table:base-cell-address="'Sprint 04 Backlog'.E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27" table:condition="of:cell-content-is-in-list([$'Product Backlog'.$G$5:.$G$8])" table:allow-empty-cell="true" table:display-list="unsorted" table:base-cell-address="'Sprint 04 Backlog'.E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28" table:condition="of:cell-content-is-in-list([$'Product Backlog'.$G$5:.$G$8])" table:allow-empty-cell="true" table:display-list="unsorted" table:base-cell-address="'Sprint 04 Backlog'.E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29" table:condition="of:cell-content-is-in-list([$'Product Backlog'.$G$5:.$G$8])" table:allow-empty-cell="true" table:display-list="unsorted" table:base-cell-address="'Sprint 04 Backlog'.E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0" table:condition="of:cell-content-is-in-list([$'Product Backlog'.$G$5:.$G$8])" table:allow-empty-cell="true" table:display-list="unsorted" table:base-cell-address="'Sprint 04 Backlog'.E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1" table:condition="of:cell-content-is-in-list([$'Product Backlog'.$G$5:.$G$8])" table:allow-empty-cell="true" table:display-list="unsorted" table:base-cell-address="'Sprint 04 Backlog'.E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2" table:condition="of:cell-content-is-in-list([$'Product Backlog'.$G$5:.$G$8])" table:allow-empty-cell="true" table:display-list="unsorted" table:base-cell-address="'Sprint 04 Backlog'.E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3" table:condition="of:cell-content-is-in-list([$'Product Backlog'.$G$5:.$G$8])" table:allow-empty-cell="true" table:display-list="unsorted" table:base-cell-address="'Sprint 04 Backlog'.E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4" table:condition="of:cell-content-is-in-list([$'Product Backlog'.$G$5:.$G$8])" table:allow-empty-cell="true" table:display-list="unsorted" table:base-cell-address="'Sprint 04 Backlog'.E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5" table:condition="of:cell-content-is-in-list([$'Product Backlog'.$G$5:.$G$8])" table:allow-empty-cell="true" table:display-list="unsorted" table:base-cell-address="'Sprint 04 Backlog'.E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6" table:condition="of:cell-content-is-in-list([$'Product Backlog'.$G$5:.$G$8])" table:allow-empty-cell="true" table:display-list="unsorted" table:base-cell-address="'Sprint 04 Backlog'.E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7" table:condition="of:cell-content-is-in-list([$'Product Backlog'.$G$5:.$G$8])" table:allow-empty-cell="true" table:display-list="unsorted" table:base-cell-address="'Sprint 04 Backlog'.E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8" table:condition="of:cell-content-is-in-list([$'Product Backlog'.$G$5:.$G$8])" table:allow-empty-cell="true" table:display-list="unsorted" table:base-cell-address="'Sprint 04 Backlog'.E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9" table:condition="of:cell-content-is-in-list([$'Product Backlog'.$G$5:.$G$8])" table:allow-empty-cell="true" table:display-list="unsorted" table:base-cell-address="'Sprint 04 Backlog'.E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0" table:condition="of:cell-content-is-in-list([$'Product Backlog'.$G$5:.$G$8])" table:allow-empty-cell="true" table:display-list="unsorted" table:base-cell-address="'Sprint 04 Backlog'.E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1" table:condition="of:cell-content-is-in-list([$'Product Backlog'.$G$5:.$G$8])" table:allow-empty-cell="true" table:display-list="unsorted" table:base-cell-address="'Sprint 04 Backlog'.E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2" table:condition="of:cell-content-is-in-list([$'Product Backlog'.$G$5:.$G$8])" table:allow-empty-cell="true" table:display-list="unsorted" table:base-cell-address="'Sprint 04 Backlog'.E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3" table:condition="of:cell-content-is-in-list([$'Product Backlog'.$G$5:.$G$8])" table:allow-empty-cell="true" table:display-list="unsorted" table:base-cell-address="'Sprint 04 Backlog'.E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4" table:condition="of:cell-content-is-in-list([$'Product Backlog'.$G$5:.$G$8])" table:allow-empty-cell="true" table:display-list="unsorted" table:base-cell-address="'Sprint 04 Backlog'.E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5" table:condition="of:cell-content-is-in-list([$'Product Backlog'.$G$5:.$G$8])" table:allow-empty-cell="true" table:display-list="unsorted" table:base-cell-address="'Sprint 04 Backlog'.E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6" table:condition="of:cell-content-is-in-list([$'Product Backlog'.$G$5:.$G$8])" table:allow-empty-cell="true" table:display-list="unsorted" table:base-cell-address="'Sprint 04 Backlog'.E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7" table:condition="of:cell-content-is-in-list([$'Product Backlog'.$G$5:.$G$8])" table:allow-empty-cell="true" table:display-list="unsorted" table:base-cell-address="'Sprint 04 Backlog'.E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8" table:condition="of:cell-content-is-in-list([$'Product Backlog'.$G$5:.$G$8])" table:allow-empty-cell="true" table:display-list="unsorted" table:base-cell-address="'Sprint 04 Backlog'.E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9" table:condition="of:cell-content-is-in-list([$'Product Backlog'.$G$5:.$G$8])" table:allow-empty-cell="true" table:display-list="unsorted" table:base-cell-address="'Sprint 04 Backlog'.E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0" table:condition="of:cell-content-is-in-list([$'Product Backlog'.$G$5:.$G$8])" table:allow-empty-cell="true" table:display-list="unsorted" table:base-cell-address="'Sprint 04 Backlog'.E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1" table:condition="of:cell-content-is-in-list([$'Product Backlog'.$G$5:.$G$8])" table:allow-empty-cell="true" table:display-list="unsorted" table:base-cell-address="'Sprint 04 Backlog'.E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2" table:condition="of:cell-content-is-in-list([$'Product Backlog'.$G$5:.$G$8])" table:allow-empty-cell="true" table:display-list="unsorted" table:base-cell-address="'Sprint 04 Backlog'.E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3" table:condition="of:cell-content-is-in-list([$'Product Backlog'.$G$5:.$G$8])" table:allow-empty-cell="true" table:display-list="unsorted" table:base-cell-address="'Sprint 04 Backlog'.E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4" table:condition="of:cell-content-is-in-list([$'Product Backlog'.$G$5:.$G$8])" table:allow-empty-cell="true" table:display-list="unsorted" table:base-cell-address="'Sprint 04 Backlog'.E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5" table:condition="of:cell-content-is-in-list([$'Product Backlog'.$G$5:.$G$8])" table:allow-empty-cell="true" table:display-list="unsorted" table:base-cell-address="'Sprint 04 Backlog'.E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6" table:condition="of:cell-content-is-in-list([$'Product Backlog'.$G$5:.$G$8])" table:allow-empty-cell="true" table:display-list="unsorted" table:base-cell-address="'Sprint 04 Backlog'.E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7" table:condition="of:cell-content-is-in-list([$'Product Backlog'.$G$5:.$G$8])" table:allow-empty-cell="true" table:display-list="unsorted" table:base-cell-address="'Sprint 04 Backlog'.E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8" table:condition="of:cell-content-is-in-list([$'Product Backlog'.$G$5:.$G$8])" table:allow-empty-cell="true" table:display-list="unsorted" table:base-cell-address="'Sprint 04 Backlog'.E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9" table:condition="of:cell-content-is-in-list([$'Product Backlog'.$G$5:.$G$8])" table:allow-empty-cell="true" table:display-list="unsorted" table:base-cell-address="'Sprint 04 Backlog'.E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0" table:condition="of:cell-content-is-in-list([$'Product Backlog'.$G$5:.$G$8])" table:allow-empty-cell="true" table:display-list="unsorted" table:base-cell-address="'Sprint 04 Backlog'.E10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1" table:condition="of:cell-content-is-in-list([$'Product Backlog'.$G$5:.$G$8])" table:allow-empty-cell="true" table:display-list="unsorted" table:base-cell-address="'Sprint 04 Backlog'.E10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2" table:condition="of:cell-content-is-in-list([$'Product Backlog'.$G$5:.$G$8])" table:allow-empty-cell="true" table:display-list="unsorted" table:base-cell-address="'Sprint 04 Backlog'.E10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3" table:condition="of:cell-content-is-in-list([$'Product Backlog'.$G$5:.$G$8])" table:allow-empty-cell="true" table:display-list="unsorted" table:base-cell-address="'Sprint 04 Backlog'.E10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4" table:condition="of:cell-content-is-in-list([$'Product Backlog'.$G$5:.$G$8])" table:allow-empty-cell="true" table:display-list="unsorted" table:base-cell-address="'Sprint 04 Backlog'.E10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5" table:condition="of:cell-content-is-in-list([$'Product Backlog'.$G$5:.$G$8])" table:allow-empty-cell="true" table:display-list="unsorted" table:base-cell-address="'Sprint 04 Backlog'.E11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6" table:condition="of:cell-content-is-in-list([$'Product Backlog'.$G$5:.$G$8])" table:allow-empty-cell="true" table:display-list="unsorted" table:base-cell-address="'Sprint 04 Backlog'.E11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7" table:condition="of:cell-content-is-in-list([$'Product Backlog'.$G$5:.$G$8])" table:allow-empty-cell="true" table:display-list="unsorted" table:base-cell-address="'Sprint 04 Backlog'.E11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8" table:condition="of:cell-content-is-in-list([$'Product Backlog'.$G$5:.$G$8])" table:allow-empty-cell="true" table:display-list="unsorted" table:base-cell-address="'Sprint 04 Backlog'.E11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9" table:condition="of:cell-content-is-in-list([$'Product Backlog'.$G$5:.$G$8])" table:allow-empty-cell="true" table:display-list="unsorted" table:base-cell-address="'Sprint 04 Backlog'.E11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0" table:condition="of:cell-content-is-in-list([$'Product Backlog'.$G$5:.$G$8])" table:allow-empty-cell="true" table:display-list="unsorted" table:base-cell-address="'Sprint 04 Backlog'.E12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1" table:condition="of:cell-content-is-in-list([$'Product Backlog'.$G$5:.$G$8])" table:allow-empty-cell="true" table:display-list="unsorted" table:base-cell-address="'Sprint 04 Backlog'.E12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2" table:condition="of:cell-content-is-in-list([$'Product Backlog'.$G$5:.$G$8])" table:allow-empty-cell="true" table:display-list="unsorted" table:base-cell-address="'Sprint 04 Backlog'.E12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3" table:condition="of:cell-content-is-in-list([$'Product Backlog'.$G$5:.$G$8])" table:allow-empty-cell="true" table:display-list="unsorted" table:base-cell-address="'Sprint 04 Backlog'.E12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4" table:condition="of:cell-content-is-in-list([$'Product Backlog'.$G$5:.$G$8])" table:allow-empty-cell="true" table:display-list="unsorted" table:base-cell-address="'Sprint 04 Backlog'.E12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5" table:condition="of:cell-content-is-in-list([$'Product Backlog'.$G$5:.$G$8])" table:allow-empty-cell="true" table:display-list="unsorted" table:base-cell-address="'Sprint 04 Backlog'.E13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6" table:condition="of:cell-content-is-in-list([$'Product Backlog'.$G$5:.$G$8])" table:allow-empty-cell="true" table:display-list="unsorted" table:base-cell-address="'Sprint 04 Backlog'.E1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7" table:condition="of:cell-content-is-in-list([$'Product Backlog'.$G$5:.$G$8])" table:allow-empty-cell="true" table:display-list="unsorted" table:base-cell-address="'Sprint 04 Backlog'.E1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8" table:condition="of:cell-content-is-in-list([$'Product Backlog'.$G$5:.$G$8])" table:allow-empty-cell="true" table:display-list="unsorted" table:base-cell-address="'Sprint 04 Backlog'.E1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9" table:condition="of:cell-content-is-in-list([$'Product Backlog'.$G$5:.$G$8])" table:allow-empty-cell="true" table:display-list="unsorted" table:base-cell-address="'Sprint 04 Backlog'.E1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0" table:condition="of:cell-content-is-in-list([$'Product Backlog'.$G$5:.$G$8])" table:allow-empty-cell="true" table:display-list="unsorted" table:base-cell-address="'Sprint 04 Backlog'.E1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1" table:condition="of:cell-content-is-in-list([$'Product Backlog'.$G$5:.$G$8])" table:allow-empty-cell="true" table:display-list="unsorted" table:base-cell-address="'Sprint 04 Backlog'.E1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2" table:condition="of:cell-content-is-in-list([$'Product Backlog'.$G$5:.$G$8])" table:allow-empty-cell="true" table:display-list="unsorted" table:base-cell-address="'Sprint 04 Backlog'.E1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3" table:condition="of:cell-content-is-in-list([$'Product Backlog'.$G$5:.$G$8])" table:allow-empty-cell="true" table:display-list="unsorted" table:base-cell-address="'Sprint 04 Backlog'.E1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4" table:condition="of:cell-content-is-in-list([$'Product Backlog'.$G$5:.$G$8])" table:allow-empty-cell="true" table:display-list="unsorted" table:base-cell-address="'Sprint 04 Backlog'.E1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5" table:condition="of:cell-content-is-in-list([$'Product Backlog'.$G$5:.$G$8])" table:allow-empty-cell="true" table:display-list="unsorted" table:base-cell-address="'Sprint 04 Backlog'.E1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6" table:condition="of:cell-content-is-in-list([$'Product Backlog'.$G$5:.$G$8])" table:allow-empty-cell="true" table:display-list="unsorted" table:base-cell-address="'Sprint 04 Backlog'.E1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7" table:condition="of:cell-content-is-in-list([$'Product Backlog'.$G$5:.$G$8])" table:allow-empty-cell="true" table:display-list="unsorted" table:base-cell-address="'Sprint 04 Backlog'.E1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8" table:condition="of:cell-content-is-in-list([$'Product Backlog'.$G$5:.$G$8])" table:allow-empty-cell="true" table:display-list="unsorted" table:base-cell-address="'Sprint 04 Backlog'.E1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9" table:condition="of:cell-content-is-in-list([$'Product Backlog'.$G$5:.$G$8])" table:allow-empty-cell="true" table:display-list="unsorted" table:base-cell-address="'Sprint 04 Backlog'.E1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0" table:condition="of:cell-content-is-in-list([$'Product Backlog'.$G$5:.$G$8])" table:allow-empty-cell="true" table:display-list="unsorted" table:base-cell-address="'Sprint 04 Backlog'.E1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1" table:condition="of:cell-content-is-in-list([$'Product Backlog'.$G$5:.$G$8])" table:allow-empty-cell="true" table:display-list="unsorted" table:base-cell-address="'Sprint 04 Backlog'.E1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2" table:condition="of:cell-content-is-in-list([$'Product Backlog'.$G$5:.$G$8])" table:allow-empty-cell="true" table:display-list="unsorted" table:base-cell-address="'Sprint 04 Backlog'.E1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3" table:condition="of:cell-content-is-in-list([$'Product Backlog'.$G$5:.$G$8])" table:allow-empty-cell="true" table:display-list="unsorted" table:base-cell-address="'Sprint 04 Backlog'.E1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4" table:condition="of:cell-content-is-in-list([$'Product Backlog'.$G$5:.$G$8])" table:allow-empty-cell="true" table:display-list="unsorted" table:base-cell-address="'Sprint 04 Backlog'.E1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5" table:condition="of:cell-content-is-in-list([$'Product Backlog'.$G$5:.$G$8])" table:allow-empty-cell="true" table:display-list="unsorted" table:base-cell-address="'Sprint 04 Backlog'.E1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6" table:condition="of:cell-content-is-in-list([$'Product Backlog'.$G$5:.$G$8])" table:allow-empty-cell="true" table:display-list="unsorted" table:base-cell-address="'Sprint 04 Backlog'.E1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7" table:condition="of:cell-content-is-in-list([$'Product Backlog'.$G$5:.$G$8])" table:allow-empty-cell="true" table:display-list="unsorted" table:base-cell-address="'Sprint 04 Backlog'.E1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8" table:condition="of:cell-content-is-in-list([$'Product Backlog'.$G$5:.$G$8])" table:allow-empty-cell="true" table:display-list="unsorted" table:base-cell-address="'Sprint 04 Backlog'.E1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9" table:condition="of:cell-content-is-in-list([$'Product Backlog'.$G$5:.$G$8])" table:allow-empty-cell="true" table:display-list="unsorted" table:base-cell-address="'Sprint 04 Backlog'.E1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0" table:condition="of:cell-content-is-in-list([$'Product Backlog'.$G$5:.$G$8])" table:allow-empty-cell="true" table:display-list="unsorted" table:base-cell-address="'Sprint 04 Backlog'.E1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1" table:condition="of:cell-content-is-in-list([$'Product Backlog'.$G$5:.$G$8])" table:allow-empty-cell="true" table:display-list="unsorted" table:base-cell-address="'Sprint 04 Backlog'.E1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2" table:condition="of:cell-content-is-in-list([$'Product Backlog'.$G$5:.$G$8])" table:allow-empty-cell="true" table:display-list="unsorted" table:base-cell-address="'Sprint 04 Backlog'.E1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3" table:condition="of:cell-content-is-in-list([$'Product Backlog'.$G$5:.$G$8])" table:allow-empty-cell="true" table:display-list="unsorted" table:base-cell-address="'Sprint 04 Backlog'.E1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4" table:condition="of:cell-content-is-in-list([$'Product Backlog'.$G$5:.$G$8])" table:allow-empty-cell="true" table:display-list="unsorted" table:base-cell-address="'Sprint 04 Backlog'.E1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5" table:condition="of:cell-content-is-in-list([$'Product Backlog'.$G$5:.$G$8])" table:allow-empty-cell="true" table:display-list="unsorted" table:base-cell-address="'Sprint 04 Backlog'.E1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6" table:condition="of:cell-content-is-in-list([$'Product Backlog'.$G$5:.$G$8])" table:allow-empty-cell="true" table:display-list="unsorted" table:base-cell-address="'Sprint 04 Backlog'.E1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7" table:condition="of:cell-content-is-in-list([$'Product Backlog'.$G$5:.$G$8])" table:allow-empty-cell="true" table:display-list="unsorted" table:base-cell-address="'Sprint 04 Backlog'.E1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8" table:condition="of:cell-content-is-in-list([$'Product Backlog'.$G$5:.$G$8])" table:allow-empty-cell="true" table:display-list="unsorted" table:base-cell-address="'Sprint 04 Backlog'.E1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9" table:condition="of:cell-content-is-in-list([$'Product Backlog'.$G$5:.$G$8])" table:allow-empty-cell="true" table:display-list="unsorted" table:base-cell-address="'Sprint 04 Backlog'.E1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1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0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0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0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0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0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1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1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1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1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1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2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2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2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2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2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3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4" table:condition="of:cell-content-is-in-list([$'Product Backlog'.$A$24:.$A$105])" table:allow-empty-cell="true" table:display-list="unsorted" table:base-cell-address="'Sprint 05 Backlog'.C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195" table:condition="of:cell-content-is-in-list([$'Product Backlog'.$A$24:.$A$105])" table:allow-empty-cell="true" table:display-list="unsorted" table:base-cell-address="'Sprint 05 Backlog'.C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196" table:condition="of:cell-content-is-in-list([$'Product Backlog'.$A$24:.$A$105])" table:allow-empty-cell="true" table:display-list="unsorted" table:base-cell-address="'Sprint 05 Backlog'.C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197" table:condition="of:cell-content-is-in-list([$'Product Backlog'.$A$24:.$A$105])" table:allow-empty-cell="true" table:display-list="unsorted" table:base-cell-address="'Sprint 05 Backlog'.C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198" table:condition="of:cell-content-is-in-list([$'Product Backlog'.$A$24:.$A$105])" table:allow-empty-cell="true" table:display-list="unsorted" table:base-cell-address="'Sprint 05 Backlog'.C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199" table:condition="of:cell-content-is-in-list([$'Product Backlog'.$A$24:.$A$105])" table:allow-empty-cell="true" table:display-list="unsorted" table:base-cell-address="'Sprint 05 Backlog'.C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0" table:condition="of:cell-content-is-in-list([$'Product Backlog'.$A$24:.$A$105])" table:allow-empty-cell="true" table:display-list="unsorted" table:base-cell-address="'Sprint 05 Backlog'.C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1" table:condition="of:cell-content-is-in-list([$'Product Backlog'.$A$24:.$A$105])" table:allow-empty-cell="true" table:display-list="unsorted" table:base-cell-address="'Sprint 05 Backlog'.C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2" table:condition="of:cell-content-is-in-list([$'Product Backlog'.$A$24:.$A$105])" table:allow-empty-cell="true" table:display-list="unsorted" table:base-cell-address="'Sprint 05 Backlog'.C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3" table:condition="of:cell-content-is-in-list([$'Product Backlog'.$A$24:.$A$105])" table:allow-empty-cell="true" table:display-list="unsorted" table:base-cell-address="'Sprint 05 Backlog'.C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4" table:condition="of:cell-content-is-in-list([$'Product Backlog'.$A$24:.$A$105])" table:allow-empty-cell="true" table:display-list="unsorted" table:base-cell-address="'Sprint 05 Backlog'.C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5" table:condition="of:cell-content-is-in-list([$'Product Backlog'.$A$24:.$A$105])" table:allow-empty-cell="true" table:display-list="unsorted" table:base-cell-address="'Sprint 05 Backlog'.C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6" table:condition="of:cell-content-is-in-list([$'Product Backlog'.$A$24:.$A$105])" table:allow-empty-cell="true" table:display-list="unsorted" table:base-cell-address="'Sprint 05 Backlog'.C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7" table:condition="of:cell-content-is-in-list([$'Product Backlog'.$A$24:.$A$105])" table:allow-empty-cell="true" table:display-list="unsorted" table:base-cell-address="'Sprint 05 Backlog'.C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8" table:condition="of:cell-content-is-in-list([$'Product Backlog'.$A$24:.$A$105])" table:allow-empty-cell="true" table:display-list="unsorted" table:base-cell-address="'Sprint 05 Backlog'.C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9" table:condition="of:cell-content-is-in-list([$'Product Backlog'.$A$24:.$A$105])" table:allow-empty-cell="true" table:display-list="unsorted" table:base-cell-address="'Sprint 05 Backlog'.C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0" table:condition="of:cell-content-is-in-list([$'Product Backlog'.$A$24:.$A$105])" table:allow-empty-cell="true" table:display-list="unsorted" table:base-cell-address="'Sprint 05 Backlog'.C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1" table:condition="of:cell-content-is-in-list([$'Product Backlog'.$A$24:.$A$105])" table:allow-empty-cell="true" table:display-list="unsorted" table:base-cell-address="'Sprint 05 Backlog'.C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2" table:condition="of:cell-content-is-in-list([$'Product Backlog'.$A$24:.$A$105])" table:allow-empty-cell="true" table:display-list="unsorted" table:base-cell-address="'Sprint 05 Backlog'.C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3" table:condition="of:cell-content-is-in-list([$'Product Backlog'.$A$24:.$A$105])" table:allow-empty-cell="true" table:display-list="unsorted" table:base-cell-address="'Sprint 05 Backlog'.C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4" table:condition="of:cell-content-is-in-list([$'Product Backlog'.$A$24:.$A$105])" table:allow-empty-cell="true" table:display-list="unsorted" table:base-cell-address="'Sprint 05 Backlog'.C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5" table:condition="of:cell-content-is-in-list([$'Product Backlog'.$A$24:.$A$105])" table:allow-empty-cell="true" table:display-list="unsorted" table:base-cell-address="'Sprint 05 Backlog'.C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6" table:condition="of:cell-content-is-in-list([$'Product Backlog'.$A$24:.$A$105])" table:allow-empty-cell="true" table:display-list="unsorted" table:base-cell-address="'Sprint 05 Backlog'.C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7" table:condition="of:cell-content-is-in-list([$'Product Backlog'.$A$24:.$A$105])" table:allow-empty-cell="true" table:display-list="unsorted" table:base-cell-address="'Sprint 05 Backlog'.C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8" table:condition="of:cell-content-is-in-list([$'Product Backlog'.$A$24:.$A$105])" table:allow-empty-cell="true" table:display-list="unsorted" table:base-cell-address="'Sprint 05 Backlog'.C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9" table:condition="of:cell-content-is-in-list([$'Product Backlog'.$A$24:.$A$105])" table:allow-empty-cell="true" table:display-list="unsorted" table:base-cell-address="'Sprint 05 Backlog'.C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0" table:condition="of:cell-content-is-in-list([$'Product Backlog'.$A$24:.$A$105])" table:allow-empty-cell="true" table:display-list="unsorted" table:base-cell-address="'Sprint 05 Backlog'.C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1" table:condition="of:cell-content-is-in-list([$'Product Backlog'.$A$24:.$A$105])" table:allow-empty-cell="true" table:display-list="unsorted" table:base-cell-address="'Sprint 05 Backlog'.C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2" table:condition="of:cell-content-is-in-list([$'Product Backlog'.$A$24:.$A$105])" table:allow-empty-cell="true" table:display-list="unsorted" table:base-cell-address="'Sprint 05 Backlog'.C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3" table:condition="of:cell-content-is-in-list([$'Product Backlog'.$A$24:.$A$105])" table:allow-empty-cell="true" table:display-list="unsorted" table:base-cell-address="'Sprint 05 Backlog'.C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4" table:condition="of:cell-content-is-in-list([$'Product Backlog'.$A$24:.$A$105])" table:allow-empty-cell="true" table:display-list="unsorted" table:base-cell-address="'Sprint 05 Backlog'.C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5" table:condition="of:cell-content-is-in-list([$'Product Backlog'.$A$24:.$A$105])" table:allow-empty-cell="true" table:display-list="unsorted" table:base-cell-address="'Sprint 05 Backlog'.C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6" table:condition="of:cell-content-is-in-list([$'Product Backlog'.$A$24:.$A$105])" table:allow-empty-cell="true" table:display-list="unsorted" table:base-cell-address="'Sprint 05 Backlog'.C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7" table:condition="of:cell-content-is-in-list([$'Product Backlog'.$A$24:.$A$105])" table:allow-empty-cell="true" table:display-list="unsorted" table:base-cell-address="'Sprint 05 Backlog'.C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8" table:condition="of:cell-content-is-in-list([$'Product Backlog'.$A$24:.$A$105])" table:allow-empty-cell="true" table:display-list="unsorted" table:base-cell-address="'Sprint 05 Backlog'.C10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9" table:condition="of:cell-content-is-in-list([$'Product Backlog'.$A$24:.$A$105])" table:allow-empty-cell="true" table:display-list="unsorted" table:base-cell-address="'Sprint 05 Backlog'.C10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0" table:condition="of:cell-content-is-in-list([$'Product Backlog'.$A$24:.$A$105])" table:allow-empty-cell="true" table:display-list="unsorted" table:base-cell-address="'Sprint 05 Backlog'.C10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1" table:condition="of:cell-content-is-in-list([$'Product Backlog'.$A$24:.$A$105])" table:allow-empty-cell="true" table:display-list="unsorted" table:base-cell-address="'Sprint 05 Backlog'.C10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2" table:condition="of:cell-content-is-in-list([$'Product Backlog'.$A$24:.$A$105])" table:allow-empty-cell="true" table:display-list="unsorted" table:base-cell-address="'Sprint 05 Backlog'.C10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3" table:condition="of:cell-content-is-in-list([$'Product Backlog'.$A$24:.$A$105])" table:allow-empty-cell="true" table:display-list="unsorted" table:base-cell-address="'Sprint 05 Backlog'.C11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4" table:condition="of:cell-content-is-in-list([$'Product Backlog'.$A$24:.$A$105])" table:allow-empty-cell="true" table:display-list="unsorted" table:base-cell-address="'Sprint 05 Backlog'.C11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5" table:condition="of:cell-content-is-in-list([$'Product Backlog'.$A$24:.$A$105])" table:allow-empty-cell="true" table:display-list="unsorted" table:base-cell-address="'Sprint 05 Backlog'.C11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6" table:condition="of:cell-content-is-in-list([$'Product Backlog'.$A$24:.$A$105])" table:allow-empty-cell="true" table:display-list="unsorted" table:base-cell-address="'Sprint 05 Backlog'.C11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7" table:condition="of:cell-content-is-in-list([$'Product Backlog'.$A$24:.$A$105])" table:allow-empty-cell="true" table:display-list="unsorted" table:base-cell-address="'Sprint 05 Backlog'.C11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8" table:condition="of:cell-content-is-in-list([$'Product Backlog'.$A$24:.$A$105])" table:allow-empty-cell="true" table:display-list="unsorted" table:base-cell-address="'Sprint 05 Backlog'.C12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9" table:condition="of:cell-content-is-in-list([$'Product Backlog'.$A$24:.$A$105])" table:allow-empty-cell="true" table:display-list="unsorted" table:base-cell-address="'Sprint 05 Backlog'.C12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0" table:condition="of:cell-content-is-in-list([$'Product Backlog'.$A$24:.$A$105])" table:allow-empty-cell="true" table:display-list="unsorted" table:base-cell-address="'Sprint 05 Backlog'.C12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1" table:condition="of:cell-content-is-in-list([$'Product Backlog'.$A$24:.$A$105])" table:allow-empty-cell="true" table:display-list="unsorted" table:base-cell-address="'Sprint 05 Backlog'.C12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2" table:condition="of:cell-content-is-in-list([$'Product Backlog'.$A$24:.$A$105])" table:allow-empty-cell="true" table:display-list="unsorted" table:base-cell-address="'Sprint 05 Backlog'.C12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3" table:condition="of:cell-content-is-in-list([$'Product Backlog'.$A$24:.$A$105])" table:allow-empty-cell="true" table:display-list="unsorted" table:base-cell-address="'Sprint 05 Backlog'.C13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4" table:condition="of:cell-content-is-in-list([$'Product Backlog'.$A$24:.$A$105])" table:allow-empty-cell="true" table:display-list="unsorted" table:base-cell-address="'Sprint 05 Backlog'.C1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5" table:condition="of:cell-content-is-in-list([$'Product Backlog'.$A$24:.$A$105])" table:allow-empty-cell="true" table:display-list="unsorted" table:base-cell-address="'Sprint 05 Backlog'.C1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6" table:condition="of:cell-content-is-in-list([$'Product Backlog'.$A$24:.$A$105])" table:allow-empty-cell="true" table:display-list="unsorted" table:base-cell-address="'Sprint 05 Backlog'.C1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7" table:condition="of:cell-content-is-in-list([$'Product Backlog'.$A$24:.$A$105])" table:allow-empty-cell="true" table:display-list="unsorted" table:base-cell-address="'Sprint 05 Backlog'.C1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8" table:condition="of:cell-content-is-in-list([$'Product Backlog'.$A$24:.$A$105])" table:allow-empty-cell="true" table:display-list="unsorted" table:base-cell-address="'Sprint 05 Backlog'.C1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9" table:condition="of:cell-content-is-in-list([$'Product Backlog'.$A$24:.$A$105])" table:allow-empty-cell="true" table:display-list="unsorted" table:base-cell-address="'Sprint 05 Backlog'.C1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0" table:condition="of:cell-content-is-in-list([$'Product Backlog'.$A$24:.$A$105])" table:allow-empty-cell="true" table:display-list="unsorted" table:base-cell-address="'Sprint 05 Backlog'.C1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1" table:condition="of:cell-content-is-in-list([$'Product Backlog'.$A$24:.$A$105])" table:allow-empty-cell="true" table:display-list="unsorted" table:base-cell-address="'Sprint 05 Backlog'.C1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2" table:condition="of:cell-content-is-in-list([$'Product Backlog'.$A$24:.$A$105])" table:allow-empty-cell="true" table:display-list="unsorted" table:base-cell-address="'Sprint 05 Backlog'.C1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3" table:condition="of:cell-content-is-in-list([$'Product Backlog'.$A$24:.$A$105])" table:allow-empty-cell="true" table:display-list="unsorted" table:base-cell-address="'Sprint 05 Backlog'.C1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4" table:condition="of:cell-content-is-in-list([$'Product Backlog'.$A$24:.$A$105])" table:allow-empty-cell="true" table:display-list="unsorted" table:base-cell-address="'Sprint 05 Backlog'.C1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5" table:condition="of:cell-content-is-in-list([$'Product Backlog'.$A$24:.$A$105])" table:allow-empty-cell="true" table:display-list="unsorted" table:base-cell-address="'Sprint 05 Backlog'.C1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6" table:condition="of:cell-content-is-in-list([$'Product Backlog'.$A$24:.$A$105])" table:allow-empty-cell="true" table:display-list="unsorted" table:base-cell-address="'Sprint 05 Backlog'.C1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7" table:condition="of:cell-content-is-in-list([$'Product Backlog'.$A$24:.$A$105])" table:allow-empty-cell="true" table:display-list="unsorted" table:base-cell-address="'Sprint 05 Backlog'.C1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8" table:condition="of:cell-content-is-in-list([$'Product Backlog'.$A$24:.$A$105])" table:allow-empty-cell="true" table:display-list="unsorted" table:base-cell-address="'Sprint 05 Backlog'.C1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9" table:condition="of:cell-content-is-in-list([$'Product Backlog'.$A$24:.$A$105])" table:allow-empty-cell="true" table:display-list="unsorted" table:base-cell-address="'Sprint 05 Backlog'.C1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0" table:condition="of:cell-content-is-in-list([$'Product Backlog'.$A$24:.$A$105])" table:allow-empty-cell="true" table:display-list="unsorted" table:base-cell-address="'Sprint 05 Backlog'.C1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1" table:condition="of:cell-content-is-in-list([$'Product Backlog'.$A$24:.$A$105])" table:allow-empty-cell="true" table:display-list="unsorted" table:base-cell-address="'Sprint 05 Backlog'.C1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2" table:condition="of:cell-content-is-in-list([$'Product Backlog'.$A$24:.$A$105])" table:allow-empty-cell="true" table:display-list="unsorted" table:base-cell-address="'Sprint 05 Backlog'.C1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3" table:condition="of:cell-content-is-in-list([$'Product Backlog'.$A$24:.$A$105])" table:allow-empty-cell="true" table:display-list="unsorted" table:base-cell-address="'Sprint 05 Backlog'.C1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4" table:condition="of:cell-content-is-in-list([$'Product Backlog'.$A$24:.$A$105])" table:allow-empty-cell="true" table:display-list="unsorted" table:base-cell-address="'Sprint 05 Backlog'.C1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5" table:condition="of:cell-content-is-in-list([$'Product Backlog'.$A$24:.$A$105])" table:allow-empty-cell="true" table:display-list="unsorted" table:base-cell-address="'Sprint 05 Backlog'.C1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6" table:condition="of:cell-content-is-in-list([$'Product Backlog'.$A$24:.$A$105])" table:allow-empty-cell="true" table:display-list="unsorted" table:base-cell-address="'Sprint 05 Backlog'.C1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7" table:condition="of:cell-content-is-in-list([$'Product Backlog'.$A$24:.$A$105])" table:allow-empty-cell="true" table:display-list="unsorted" table:base-cell-address="'Sprint 05 Backlog'.C1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8" table:condition="of:cell-content-is-in-list([$'Product Backlog'.$A$24:.$A$105])" table:allow-empty-cell="true" table:display-list="unsorted" table:base-cell-address="'Sprint 05 Backlog'.C1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9" table:condition="of:cell-content-is-in-list([$'Product Backlog'.$A$24:.$A$105])" table:allow-empty-cell="true" table:display-list="unsorted" table:base-cell-address="'Sprint 05 Backlog'.C1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0" table:condition="of:cell-content-is-in-list([$'Product Backlog'.$A$24:.$A$105])" table:allow-empty-cell="true" table:display-list="unsorted" table:base-cell-address="'Sprint 05 Backlog'.C1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1" table:condition="of:cell-content-is-in-list([$'Product Backlog'.$A$24:.$A$105])" table:allow-empty-cell="true" table:display-list="unsorted" table:base-cell-address="'Sprint 05 Backlog'.C1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2" table:condition="of:cell-content-is-in-list([$'Product Backlog'.$A$24:.$A$105])" table:allow-empty-cell="true" table:display-list="unsorted" table:base-cell-address="'Sprint 05 Backlog'.C1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3" table:condition="of:cell-content-is-in-list([$'Product Backlog'.$A$24:.$A$105])" table:allow-empty-cell="true" table:display-list="unsorted" table:base-cell-address="'Sprint 05 Backlog'.C1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4" table:condition="of:cell-content-is-in-list([$'Product Backlog'.$A$24:.$A$105])" table:allow-empty-cell="true" table:display-list="unsorted" table:base-cell-address="'Sprint 05 Backlog'.C1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5" table:condition="of:cell-content-is-in-list([$'Product Backlog'.$A$24:.$A$105])" table:allow-empty-cell="true" table:display-list="unsorted" table:base-cell-address="'Sprint 05 Backlog'.C1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6" table:condition="of:cell-content-is-in-list([$'Product Backlog'.$A$24:.$A$105])" table:allow-empty-cell="true" table:display-list="unsorted" table:base-cell-address="'Sprint 05 Backlog'.C1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7" table:condition="of:cell-content-is-in-list([$'Product Backlog'.$A$24:.$A$105])" table:allow-empty-cell="true" table:display-list="unsorted" table:base-cell-address="'Sprint 05 Backlog'.C1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8" table:condition="of:cell-content-is-in-list([$'Product Backlog'.$G$5:.$G$8])" table:allow-empty-cell="true" table:display-list="unsorted" table:base-cell-address="'Sprint 05 Backlog'.E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79" table:condition="of:cell-content-is-in-list([$'Product Backlog'.$G$5:.$G$8])" table:allow-empty-cell="true" table:display-list="unsorted" table:base-cell-address="'Sprint 05 Backlog'.E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0" table:condition="of:cell-content-is-in-list([$'Product Backlog'.$G$5:.$G$8])" table:allow-empty-cell="true" table:display-list="unsorted" table:base-cell-address="'Sprint 05 Backlog'.E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1" table:condition="of:cell-content-is-in-list([$'Product Backlog'.$G$5:.$G$8])" table:allow-empty-cell="true" table:display-list="unsorted" table:base-cell-address="'Sprint 05 Backlog'.E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2" table:condition="of:cell-content-is-in-list([$'Product Backlog'.$G$5:.$G$8])" table:allow-empty-cell="true" table:display-list="unsorted" table:base-cell-address="'Sprint 05 Backlog'.E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3" table:condition="of:cell-content-is-in-list([$'Product Backlog'.$G$5:.$G$8])" table:allow-empty-cell="true" table:display-list="unsorted" table:base-cell-address="'Sprint 05 Backlog'.E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4" table:condition="of:cell-content-is-in-list([$'Product Backlog'.$G$5:.$G$8])" table:allow-empty-cell="true" table:display-list="unsorted" table:base-cell-address="'Sprint 05 Backlog'.E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5" table:condition="of:cell-content-is-in-list([$'Product Backlog'.$G$5:.$G$8])" table:allow-empty-cell="true" table:display-list="unsorted" table:base-cell-address="'Sprint 05 Backlog'.E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6" table:condition="of:cell-content-is-in-list([$'Product Backlog'.$G$5:.$G$8])" table:allow-empty-cell="true" table:display-list="unsorted" table:base-cell-address="'Sprint 05 Backlog'.E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7" table:condition="of:cell-content-is-in-list([$'Product Backlog'.$G$5:.$G$8])" table:allow-empty-cell="true" table:display-list="unsorted" table:base-cell-address="'Sprint 05 Backlog'.E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8" table:condition="of:cell-content-is-in-list([$'Product Backlog'.$G$5:.$G$8])" table:allow-empty-cell="true" table:display-list="unsorted" table:base-cell-address="'Sprint 05 Backlog'.E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9" table:condition="of:cell-content-is-in-list([$'Product Backlog'.$G$5:.$G$8])" table:allow-empty-cell="true" table:display-list="unsorted" table:base-cell-address="'Sprint 05 Backlog'.E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0" table:condition="of:cell-content-is-in-list([$'Product Backlog'.$G$5:.$G$8])" table:allow-empty-cell="true" table:display-list="unsorted" table:base-cell-address="'Sprint 05 Backlog'.E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1" table:condition="of:cell-content-is-in-list([$'Product Backlog'.$G$5:.$G$8])" table:allow-empty-cell="true" table:display-list="unsorted" table:base-cell-address="'Sprint 05 Backlog'.E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2" table:condition="of:cell-content-is-in-list([$'Product Backlog'.$G$5:.$G$8])" table:allow-empty-cell="true" table:display-list="unsorted" table:base-cell-address="'Sprint 05 Backlog'.E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3" table:condition="of:cell-content-is-in-list([$'Product Backlog'.$G$5:.$G$8])" table:allow-empty-cell="true" table:display-list="unsorted" table:base-cell-address="'Sprint 05 Backlog'.E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4" table:condition="of:cell-content-is-in-list([$'Product Backlog'.$G$5:.$G$8])" table:allow-empty-cell="true" table:display-list="unsorted" table:base-cell-address="'Sprint 05 Backlog'.E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5" table:condition="of:cell-content-is-in-list([$'Product Backlog'.$G$5:.$G$8])" table:allow-empty-cell="true" table:display-list="unsorted" table:base-cell-address="'Sprint 05 Backlog'.E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6" table:condition="of:cell-content-is-in-list([$'Product Backlog'.$G$5:.$G$8])" table:allow-empty-cell="true" table:display-list="unsorted" table:base-cell-address="'Sprint 05 Backlog'.E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7" table:condition="of:cell-content-is-in-list([$'Product Backlog'.$G$5:.$G$8])" table:allow-empty-cell="true" table:display-list="unsorted" table:base-cell-address="'Sprint 05 Backlog'.E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8" table:condition="of:cell-content-is-in-list([$'Product Backlog'.$G$5:.$G$8])" table:allow-empty-cell="true" table:display-list="unsorted" table:base-cell-address="'Sprint 05 Backlog'.E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9" table:condition="of:cell-content-is-in-list([$'Product Backlog'.$G$5:.$G$8])" table:allow-empty-cell="true" table:display-list="unsorted" table:base-cell-address="'Sprint 05 Backlog'.E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0" table:condition="of:cell-content-is-in-list([$'Product Backlog'.$G$5:.$G$8])" table:allow-empty-cell="true" table:display-list="unsorted" table:base-cell-address="'Sprint 05 Backlog'.E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1" table:condition="of:cell-content-is-in-list([$'Product Backlog'.$G$5:.$G$8])" table:allow-empty-cell="true" table:display-list="unsorted" table:base-cell-address="'Sprint 05 Backlog'.E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2" table:condition="of:cell-content-is-in-list([$'Product Backlog'.$G$5:.$G$8])" table:allow-empty-cell="true" table:display-list="unsorted" table:base-cell-address="'Sprint 05 Backlog'.E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3" table:condition="of:cell-content-is-in-list([$'Product Backlog'.$G$5:.$G$8])" table:allow-empty-cell="true" table:display-list="unsorted" table:base-cell-address="'Sprint 05 Backlog'.E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4" table:condition="of:cell-content-is-in-list([$'Product Backlog'.$G$5:.$G$8])" table:allow-empty-cell="true" table:display-list="unsorted" table:base-cell-address="'Sprint 05 Backlog'.E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5" table:condition="of:cell-content-is-in-list([$'Product Backlog'.$G$5:.$G$8])" table:allow-empty-cell="true" table:display-list="unsorted" table:base-cell-address="'Sprint 05 Backlog'.E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6" table:condition="of:cell-content-is-in-list([$'Product Backlog'.$G$5:.$G$8])" table:allow-empty-cell="true" table:display-list="unsorted" table:base-cell-address="'Sprint 05 Backlog'.E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7" table:condition="of:cell-content-is-in-list([$'Product Backlog'.$G$5:.$G$8])" table:allow-empty-cell="true" table:display-list="unsorted" table:base-cell-address="'Sprint 05 Backlog'.E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8" table:condition="of:cell-content-is-in-list([$'Product Backlog'.$G$5:.$G$8])" table:allow-empty-cell="true" table:display-list="unsorted" table:base-cell-address="'Sprint 05 Backlog'.E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9" table:condition="of:cell-content-is-in-list([$'Product Backlog'.$G$5:.$G$8])" table:allow-empty-cell="true" table:display-list="unsorted" table:base-cell-address="'Sprint 05 Backlog'.E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0" table:condition="of:cell-content-is-in-list([$'Product Backlog'.$G$5:.$G$8])" table:allow-empty-cell="true" table:display-list="unsorted" table:base-cell-address="'Sprint 05 Backlog'.E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1" table:condition="of:cell-content-is-in-list([$'Product Backlog'.$G$5:.$G$8])" table:allow-empty-cell="true" table:display-list="unsorted" table:base-cell-address="'Sprint 05 Backlog'.E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2" table:condition="of:cell-content-is-in-list([$'Product Backlog'.$G$5:.$G$8])" table:allow-empty-cell="true" table:display-list="unsorted" table:base-cell-address="'Sprint 05 Backlog'.E10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3" table:condition="of:cell-content-is-in-list([$'Product Backlog'.$G$5:.$G$8])" table:allow-empty-cell="true" table:display-list="unsorted" table:base-cell-address="'Sprint 05 Backlog'.E10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4" table:condition="of:cell-content-is-in-list([$'Product Backlog'.$G$5:.$G$8])" table:allow-empty-cell="true" table:display-list="unsorted" table:base-cell-address="'Sprint 05 Backlog'.E10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5" table:condition="of:cell-content-is-in-list([$'Product Backlog'.$G$5:.$G$8])" table:allow-empty-cell="true" table:display-list="unsorted" table:base-cell-address="'Sprint 05 Backlog'.E10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6" table:condition="of:cell-content-is-in-list([$'Product Backlog'.$G$5:.$G$8])" table:allow-empty-cell="true" table:display-list="unsorted" table:base-cell-address="'Sprint 05 Backlog'.E10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7" table:condition="of:cell-content-is-in-list([$'Product Backlog'.$G$5:.$G$8])" table:allow-empty-cell="true" table:display-list="unsorted" table:base-cell-address="'Sprint 05 Backlog'.E11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8" table:condition="of:cell-content-is-in-list([$'Product Backlog'.$G$5:.$G$8])" table:allow-empty-cell="true" table:display-list="unsorted" table:base-cell-address="'Sprint 05 Backlog'.E11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9" table:condition="of:cell-content-is-in-list([$'Product Backlog'.$G$5:.$G$8])" table:allow-empty-cell="true" table:display-list="unsorted" table:base-cell-address="'Sprint 05 Backlog'.E11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0" table:condition="of:cell-content-is-in-list([$'Product Backlog'.$G$5:.$G$8])" table:allow-empty-cell="true" table:display-list="unsorted" table:base-cell-address="'Sprint 05 Backlog'.E11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1" table:condition="of:cell-content-is-in-list([$'Product Backlog'.$G$5:.$G$8])" table:allow-empty-cell="true" table:display-list="unsorted" table:base-cell-address="'Sprint 05 Backlog'.E11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2" table:condition="of:cell-content-is-in-list([$'Product Backlog'.$G$5:.$G$8])" table:allow-empty-cell="true" table:display-list="unsorted" table:base-cell-address="'Sprint 05 Backlog'.E12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3" table:condition="of:cell-content-is-in-list([$'Product Backlog'.$G$5:.$G$8])" table:allow-empty-cell="true" table:display-list="unsorted" table:base-cell-address="'Sprint 05 Backlog'.E12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4" table:condition="of:cell-content-is-in-list([$'Product Backlog'.$G$5:.$G$8])" table:allow-empty-cell="true" table:display-list="unsorted" table:base-cell-address="'Sprint 05 Backlog'.E12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5" table:condition="of:cell-content-is-in-list([$'Product Backlog'.$G$5:.$G$8])" table:allow-empty-cell="true" table:display-list="unsorted" table:base-cell-address="'Sprint 05 Backlog'.E12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6" table:condition="of:cell-content-is-in-list([$'Product Backlog'.$G$5:.$G$8])" table:allow-empty-cell="true" table:display-list="unsorted" table:base-cell-address="'Sprint 05 Backlog'.E12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7" table:condition="of:cell-content-is-in-list([$'Product Backlog'.$G$5:.$G$8])" table:allow-empty-cell="true" table:display-list="unsorted" table:base-cell-address="'Sprint 05 Backlog'.E13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8" table:condition="of:cell-content-is-in-list([$'Product Backlog'.$G$5:.$G$8])" table:allow-empty-cell="true" table:display-list="unsorted" table:base-cell-address="'Sprint 05 Backlog'.E1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9" table:condition="of:cell-content-is-in-list([$'Product Backlog'.$G$5:.$G$8])" table:allow-empty-cell="true" table:display-list="unsorted" table:base-cell-address="'Sprint 05 Backlog'.E1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0" table:condition="of:cell-content-is-in-list([$'Product Backlog'.$G$5:.$G$8])" table:allow-empty-cell="true" table:display-list="unsorted" table:base-cell-address="'Sprint 05 Backlog'.E1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1" table:condition="of:cell-content-is-in-list([$'Product Backlog'.$G$5:.$G$8])" table:allow-empty-cell="true" table:display-list="unsorted" table:base-cell-address="'Sprint 05 Backlog'.E1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2" table:condition="of:cell-content-is-in-list([$'Product Backlog'.$G$5:.$G$8])" table:allow-empty-cell="true" table:display-list="unsorted" table:base-cell-address="'Sprint 05 Backlog'.E1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3" table:condition="of:cell-content-is-in-list([$'Product Backlog'.$G$5:.$G$8])" table:allow-empty-cell="true" table:display-list="unsorted" table:base-cell-address="'Sprint 05 Backlog'.E1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4" table:condition="of:cell-content-is-in-list([$'Product Backlog'.$G$5:.$G$8])" table:allow-empty-cell="true" table:display-list="unsorted" table:base-cell-address="'Sprint 05 Backlog'.E1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5" table:condition="of:cell-content-is-in-list([$'Product Backlog'.$G$5:.$G$8])" table:allow-empty-cell="true" table:display-list="unsorted" table:base-cell-address="'Sprint 05 Backlog'.E1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6" table:condition="of:cell-content-is-in-list([$'Product Backlog'.$G$5:.$G$8])" table:allow-empty-cell="true" table:display-list="unsorted" table:base-cell-address="'Sprint 05 Backlog'.E1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7" table:condition="of:cell-content-is-in-list([$'Product Backlog'.$G$5:.$G$8])" table:allow-empty-cell="true" table:display-list="unsorted" table:base-cell-address="'Sprint 05 Backlog'.E1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8" table:condition="of:cell-content-is-in-list([$'Product Backlog'.$G$5:.$G$8])" table:allow-empty-cell="true" table:display-list="unsorted" table:base-cell-address="'Sprint 05 Backlog'.E1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9" table:condition="of:cell-content-is-in-list([$'Product Backlog'.$G$5:.$G$8])" table:allow-empty-cell="true" table:display-list="unsorted" table:base-cell-address="'Sprint 05 Backlog'.E1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0" table:condition="of:cell-content-is-in-list([$'Product Backlog'.$G$5:.$G$8])" table:allow-empty-cell="true" table:display-list="unsorted" table:base-cell-address="'Sprint 05 Backlog'.E1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1" table:condition="of:cell-content-is-in-list([$'Product Backlog'.$G$5:.$G$8])" table:allow-empty-cell="true" table:display-list="unsorted" table:base-cell-address="'Sprint 05 Backlog'.E1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2" table:condition="of:cell-content-is-in-list([$'Product Backlog'.$G$5:.$G$8])" table:allow-empty-cell="true" table:display-list="unsorted" table:base-cell-address="'Sprint 05 Backlog'.E1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3" table:condition="of:cell-content-is-in-list([$'Product Backlog'.$G$5:.$G$8])" table:allow-empty-cell="true" table:display-list="unsorted" table:base-cell-address="'Sprint 05 Backlog'.E1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4" table:condition="of:cell-content-is-in-list([$'Product Backlog'.$G$5:.$G$8])" table:allow-empty-cell="true" table:display-list="unsorted" table:base-cell-address="'Sprint 05 Backlog'.E1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5" table:condition="of:cell-content-is-in-list([$'Product Backlog'.$G$5:.$G$8])" table:allow-empty-cell="true" table:display-list="unsorted" table:base-cell-address="'Sprint 05 Backlog'.E1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6" table:condition="of:cell-content-is-in-list([$'Product Backlog'.$G$5:.$G$8])" table:allow-empty-cell="true" table:display-list="unsorted" table:base-cell-address="'Sprint 05 Backlog'.E1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7" table:condition="of:cell-content-is-in-list([$'Product Backlog'.$G$5:.$G$8])" table:allow-empty-cell="true" table:display-list="unsorted" table:base-cell-address="'Sprint 05 Backlog'.E1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8" table:condition="of:cell-content-is-in-list([$'Product Backlog'.$G$5:.$G$8])" table:allow-empty-cell="true" table:display-list="unsorted" table:base-cell-address="'Sprint 05 Backlog'.E1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9" table:condition="of:cell-content-is-in-list([$'Product Backlog'.$G$5:.$G$8])" table:allow-empty-cell="true" table:display-list="unsorted" table:base-cell-address="'Sprint 05 Backlog'.E1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0" table:condition="of:cell-content-is-in-list([$'Product Backlog'.$G$5:.$G$8])" table:allow-empty-cell="true" table:display-list="unsorted" table:base-cell-address="'Sprint 05 Backlog'.E1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1" table:condition="of:cell-content-is-in-list([$'Product Backlog'.$G$5:.$G$8])" table:allow-empty-cell="true" table:display-list="unsorted" table:base-cell-address="'Sprint 05 Backlog'.E1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2" table:condition="of:cell-content-is-in-list([$'Product Backlog'.$G$5:.$G$8])" table:allow-empty-cell="true" table:display-list="unsorted" table:base-cell-address="'Sprint 05 Backlog'.E1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3" table:condition="of:cell-content-is-in-list([$'Product Backlog'.$G$5:.$G$8])" table:allow-empty-cell="true" table:display-list="unsorted" table:base-cell-address="'Sprint 05 Backlog'.E1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4" table:condition="of:cell-content-is-in-list([$'Product Backlog'.$G$5:.$G$8])" table:allow-empty-cell="true" table:display-list="unsorted" table:base-cell-address="'Sprint 05 Backlog'.E1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5" table:condition="of:cell-content-is-in-list([$'Product Backlog'.$G$5:.$G$8])" table:allow-empty-cell="true" table:display-list="unsorted" table:base-cell-address="'Sprint 05 Backlog'.E1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6" table:condition="of:cell-content-is-in-list([$'Product Backlog'.$G$5:.$G$8])" table:allow-empty-cell="true" table:display-list="unsorted" table:base-cell-address="'Sprint 05 Backlog'.E1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7" table:condition="of:cell-content-is-in-list([$'Product Backlog'.$G$5:.$G$8])" table:allow-empty-cell="true" table:display-list="unsorted" table:base-cell-address="'Sprint 05 Backlog'.E1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8" table:condition="of:cell-content-is-in-list([$'Product Backlog'.$G$5:.$G$8])" table:allow-empty-cell="true" table:display-list="unsorted" table:base-cell-address="'Sprint 05 Backlog'.E1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9" table:condition="of:cell-content-is-in-list([$'Product Backlog'.$G$5:.$G$8])" table:allow-empty-cell="true" table:display-list="unsorted" table:base-cell-address="'Sprint 05 Backlog'.E1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60" table:condition="of:cell-content-is-in-list([$'Product Backlog'.$G$5:.$G$8])" table:allow-empty-cell="true" table:display-list="unsorted" table:base-cell-address="'Sprint 05 Backlog'.E1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61" table:condition="of:cell-content-is-in-list([$'Product Backlog'.$G$5:.$G$8])" table:allow-empty-cell="true" table:display-list="unsorted" table:base-cell-address="'Sprint 05 Backlog'.E1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6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0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0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0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0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0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1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1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1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1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1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2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2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2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2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2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3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6" table:condition="of:cell-content-is-in-list([$'Product Backlog'.$A$24:.$A$105])" table:allow-empty-cell="true" table:display-list="unsorted" table:base-cell-address="'Sprint 06 Backlog'.C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47" table:condition="of:cell-content-is-in-list([$'Product Backlog'.$A$24:.$A$105])" table:allow-empty-cell="true" table:display-list="unsorted" table:base-cell-address="'Sprint 06 Backlog'.C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48" table:condition="of:cell-content-is-in-list([$'Product Backlog'.$A$24:.$A$105])" table:allow-empty-cell="true" table:display-list="unsorted" table:base-cell-address="'Sprint 06 Backlog'.C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49" table:condition="of:cell-content-is-in-list([$'Product Backlog'.$A$24:.$A$105])" table:allow-empty-cell="true" table:display-list="unsorted" table:base-cell-address="'Sprint 06 Backlog'.C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0" table:condition="of:cell-content-is-in-list([$'Product Backlog'.$A$24:.$A$105])" table:allow-empty-cell="true" table:display-list="unsorted" table:base-cell-address="'Sprint 06 Backlog'.C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1" table:condition="of:cell-content-is-in-list([$'Product Backlog'.$A$24:.$A$105])" table:allow-empty-cell="true" table:display-list="unsorted" table:base-cell-address="'Sprint 06 Backlog'.C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2" table:condition="of:cell-content-is-in-list([$'Product Backlog'.$A$24:.$A$105])" table:allow-empty-cell="true" table:display-list="unsorted" table:base-cell-address="'Sprint 06 Backlog'.C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3" table:condition="of:cell-content-is-in-list([$'Product Backlog'.$A$24:.$A$105])" table:allow-empty-cell="true" table:display-list="unsorted" table:base-cell-address="'Sprint 06 Backlog'.C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4" table:condition="of:cell-content-is-in-list([$'Product Backlog'.$A$24:.$A$105])" table:allow-empty-cell="true" table:display-list="unsorted" table:base-cell-address="'Sprint 06 Backlog'.C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5" table:condition="of:cell-content-is-in-list([$'Product Backlog'.$A$24:.$A$105])" table:allow-empty-cell="true" table:display-list="unsorted" table:base-cell-address="'Sprint 06 Backlog'.C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6" table:condition="of:cell-content-is-in-list([$'Product Backlog'.$A$24:.$A$105])" table:allow-empty-cell="true" table:display-list="unsorted" table:base-cell-address="'Sprint 06 Backlog'.C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7" table:condition="of:cell-content-is-in-list([$'Product Backlog'.$A$24:.$A$105])" table:allow-empty-cell="true" table:display-list="unsorted" table:base-cell-address="'Sprint 06 Backlog'.C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8" table:condition="of:cell-content-is-in-list([$'Product Backlog'.$A$24:.$A$105])" table:allow-empty-cell="true" table:display-list="unsorted" table:base-cell-address="'Sprint 06 Backlog'.C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9" table:condition="of:cell-content-is-in-list([$'Product Backlog'.$A$24:.$A$105])" table:allow-empty-cell="true" table:display-list="unsorted" table:base-cell-address="'Sprint 06 Backlog'.C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0" table:condition="of:cell-content-is-in-list([$'Product Backlog'.$A$24:.$A$105])" table:allow-empty-cell="true" table:display-list="unsorted" table:base-cell-address="'Sprint 06 Backlog'.C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1" table:condition="of:cell-content-is-in-list([$'Product Backlog'.$A$24:.$A$105])" table:allow-empty-cell="true" table:display-list="unsorted" table:base-cell-address="'Sprint 06 Backlog'.C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2" table:condition="of:cell-content-is-in-list([$'Product Backlog'.$A$24:.$A$105])" table:allow-empty-cell="true" table:display-list="unsorted" table:base-cell-address="'Sprint 06 Backlog'.C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3" table:condition="of:cell-content-is-in-list([$'Product Backlog'.$A$24:.$A$105])" table:allow-empty-cell="true" table:display-list="unsorted" table:base-cell-address="'Sprint 06 Backlog'.C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4" table:condition="of:cell-content-is-in-list([$'Product Backlog'.$A$24:.$A$105])" table:allow-empty-cell="true" table:display-list="unsorted" table:base-cell-address="'Sprint 06 Backlog'.C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5" table:condition="of:cell-content-is-in-list([$'Product Backlog'.$A$24:.$A$105])" table:allow-empty-cell="true" table:display-list="unsorted" table:base-cell-address="'Sprint 06 Backlog'.C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6" table:condition="of:cell-content-is-in-list([$'Product Backlog'.$A$24:.$A$105])" table:allow-empty-cell="true" table:display-list="unsorted" table:base-cell-address="'Sprint 06 Backlog'.C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7" table:condition="of:cell-content-is-in-list([$'Product Backlog'.$A$24:.$A$105])" table:allow-empty-cell="true" table:display-list="unsorted" table:base-cell-address="'Sprint 06 Backlog'.C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8" table:condition="of:cell-content-is-in-list([$'Product Backlog'.$A$24:.$A$105])" table:allow-empty-cell="true" table:display-list="unsorted" table:base-cell-address="'Sprint 06 Backlog'.C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9" table:condition="of:cell-content-is-in-list([$'Product Backlog'.$A$24:.$A$105])" table:allow-empty-cell="true" table:display-list="unsorted" table:base-cell-address="'Sprint 06 Backlog'.C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0" table:condition="of:cell-content-is-in-list([$'Product Backlog'.$A$24:.$A$105])" table:allow-empty-cell="true" table:display-list="unsorted" table:base-cell-address="'Sprint 06 Backlog'.C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1" table:condition="of:cell-content-is-in-list([$'Product Backlog'.$A$24:.$A$105])" table:allow-empty-cell="true" table:display-list="unsorted" table:base-cell-address="'Sprint 06 Backlog'.C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2" table:condition="of:cell-content-is-in-list([$'Product Backlog'.$A$24:.$A$105])" table:allow-empty-cell="true" table:display-list="unsorted" table:base-cell-address="'Sprint 06 Backlog'.C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3" table:condition="of:cell-content-is-in-list([$'Product Backlog'.$A$24:.$A$105])" table:allow-empty-cell="true" table:display-list="unsorted" table:base-cell-address="'Sprint 06 Backlog'.C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4" table:condition="of:cell-content-is-in-list([$'Product Backlog'.$A$24:.$A$105])" table:allow-empty-cell="true" table:display-list="unsorted" table:base-cell-address="'Sprint 06 Backlog'.C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5" table:condition="of:cell-content-is-in-list([$'Product Backlog'.$A$24:.$A$105])" table:allow-empty-cell="true" table:display-list="unsorted" table:base-cell-address="'Sprint 06 Backlog'.C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6" table:condition="of:cell-content-is-in-list([$'Product Backlog'.$A$24:.$A$105])" table:allow-empty-cell="true" table:display-list="unsorted" table:base-cell-address="'Sprint 06 Backlog'.C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7" table:condition="of:cell-content-is-in-list([$'Product Backlog'.$A$24:.$A$105])" table:allow-empty-cell="true" table:display-list="unsorted" table:base-cell-address="'Sprint 06 Backlog'.C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8" table:condition="of:cell-content-is-in-list([$'Product Backlog'.$A$24:.$A$105])" table:allow-empty-cell="true" table:display-list="unsorted" table:base-cell-address="'Sprint 06 Backlog'.C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9" table:condition="of:cell-content-is-in-list([$'Product Backlog'.$A$24:.$A$105])" table:allow-empty-cell="true" table:display-list="unsorted" table:base-cell-address="'Sprint 06 Backlog'.C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0" table:condition="of:cell-content-is-in-list([$'Product Backlog'.$A$24:.$A$105])" table:allow-empty-cell="true" table:display-list="unsorted" table:base-cell-address="'Sprint 06 Backlog'.C10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1" table:condition="of:cell-content-is-in-list([$'Product Backlog'.$A$24:.$A$105])" table:allow-empty-cell="true" table:display-list="unsorted" table:base-cell-address="'Sprint 06 Backlog'.C10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2" table:condition="of:cell-content-is-in-list([$'Product Backlog'.$A$24:.$A$105])" table:allow-empty-cell="true" table:display-list="unsorted" table:base-cell-address="'Sprint 06 Backlog'.C10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3" table:condition="of:cell-content-is-in-list([$'Product Backlog'.$A$24:.$A$105])" table:allow-empty-cell="true" table:display-list="unsorted" table:base-cell-address="'Sprint 06 Backlog'.C10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4" table:condition="of:cell-content-is-in-list([$'Product Backlog'.$A$24:.$A$105])" table:allow-empty-cell="true" table:display-list="unsorted" table:base-cell-address="'Sprint 06 Backlog'.C10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5" table:condition="of:cell-content-is-in-list([$'Product Backlog'.$A$24:.$A$105])" table:allow-empty-cell="true" table:display-list="unsorted" table:base-cell-address="'Sprint 06 Backlog'.C11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6" table:condition="of:cell-content-is-in-list([$'Product Backlog'.$A$24:.$A$105])" table:allow-empty-cell="true" table:display-list="unsorted" table:base-cell-address="'Sprint 06 Backlog'.C11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7" table:condition="of:cell-content-is-in-list([$'Product Backlog'.$A$24:.$A$105])" table:allow-empty-cell="true" table:display-list="unsorted" table:base-cell-address="'Sprint 06 Backlog'.C11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8" table:condition="of:cell-content-is-in-list([$'Product Backlog'.$A$24:.$A$105])" table:allow-empty-cell="true" table:display-list="unsorted" table:base-cell-address="'Sprint 06 Backlog'.C11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9" table:condition="of:cell-content-is-in-list([$'Product Backlog'.$A$24:.$A$105])" table:allow-empty-cell="true" table:display-list="unsorted" table:base-cell-address="'Sprint 06 Backlog'.C11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0" table:condition="of:cell-content-is-in-list([$'Product Backlog'.$A$24:.$A$105])" table:allow-empty-cell="true" table:display-list="unsorted" table:base-cell-address="'Sprint 06 Backlog'.C12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1" table:condition="of:cell-content-is-in-list([$'Product Backlog'.$A$24:.$A$105])" table:allow-empty-cell="true" table:display-list="unsorted" table:base-cell-address="'Sprint 06 Backlog'.C12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2" table:condition="of:cell-content-is-in-list([$'Product Backlog'.$A$24:.$A$105])" table:allow-empty-cell="true" table:display-list="unsorted" table:base-cell-address="'Sprint 06 Backlog'.C12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3" table:condition="of:cell-content-is-in-list([$'Product Backlog'.$A$24:.$A$105])" table:allow-empty-cell="true" table:display-list="unsorted" table:base-cell-address="'Sprint 06 Backlog'.C12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4" table:condition="of:cell-content-is-in-list([$'Product Backlog'.$A$24:.$A$105])" table:allow-empty-cell="true" table:display-list="unsorted" table:base-cell-address="'Sprint 06 Backlog'.C12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5" table:condition="of:cell-content-is-in-list([$'Product Backlog'.$A$24:.$A$105])" table:allow-empty-cell="true" table:display-list="unsorted" table:base-cell-address="'Sprint 06 Backlog'.C13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6" table:condition="of:cell-content-is-in-list([$'Product Backlog'.$A$24:.$A$105])" table:allow-empty-cell="true" table:display-list="unsorted" table:base-cell-address="'Sprint 06 Backlog'.C1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7" table:condition="of:cell-content-is-in-list([$'Product Backlog'.$A$24:.$A$105])" table:allow-empty-cell="true" table:display-list="unsorted" table:base-cell-address="'Sprint 06 Backlog'.C1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8" table:condition="of:cell-content-is-in-list([$'Product Backlog'.$A$24:.$A$105])" table:allow-empty-cell="true" table:display-list="unsorted" table:base-cell-address="'Sprint 06 Backlog'.C1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9" table:condition="of:cell-content-is-in-list([$'Product Backlog'.$A$24:.$A$105])" table:allow-empty-cell="true" table:display-list="unsorted" table:base-cell-address="'Sprint 06 Backlog'.C1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0" table:condition="of:cell-content-is-in-list([$'Product Backlog'.$A$24:.$A$105])" table:allow-empty-cell="true" table:display-list="unsorted" table:base-cell-address="'Sprint 06 Backlog'.C1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1" table:condition="of:cell-content-is-in-list([$'Product Backlog'.$A$24:.$A$105])" table:allow-empty-cell="true" table:display-list="unsorted" table:base-cell-address="'Sprint 06 Backlog'.C1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2" table:condition="of:cell-content-is-in-list([$'Product Backlog'.$A$24:.$A$105])" table:allow-empty-cell="true" table:display-list="unsorted" table:base-cell-address="'Sprint 06 Backlog'.C1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3" table:condition="of:cell-content-is-in-list([$'Product Backlog'.$A$24:.$A$105])" table:allow-empty-cell="true" table:display-list="unsorted" table:base-cell-address="'Sprint 06 Backlog'.C1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4" table:condition="of:cell-content-is-in-list([$'Product Backlog'.$A$24:.$A$105])" table:allow-empty-cell="true" table:display-list="unsorted" table:base-cell-address="'Sprint 06 Backlog'.C1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5" table:condition="of:cell-content-is-in-list([$'Product Backlog'.$A$24:.$A$105])" table:allow-empty-cell="true" table:display-list="unsorted" table:base-cell-address="'Sprint 06 Backlog'.C1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6" table:condition="of:cell-content-is-in-list([$'Product Backlog'.$A$24:.$A$105])" table:allow-empty-cell="true" table:display-list="unsorted" table:base-cell-address="'Sprint 06 Backlog'.C1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7" table:condition="of:cell-content-is-in-list([$'Product Backlog'.$A$24:.$A$105])" table:allow-empty-cell="true" table:display-list="unsorted" table:base-cell-address="'Sprint 06 Backlog'.C1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8" table:condition="of:cell-content-is-in-list([$'Product Backlog'.$A$24:.$A$105])" table:allow-empty-cell="true" table:display-list="unsorted" table:base-cell-address="'Sprint 06 Backlog'.C1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9" table:condition="of:cell-content-is-in-list([$'Product Backlog'.$A$24:.$A$105])" table:allow-empty-cell="true" table:display-list="unsorted" table:base-cell-address="'Sprint 06 Backlog'.C1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0" table:condition="of:cell-content-is-in-list([$'Product Backlog'.$A$24:.$A$105])" table:allow-empty-cell="true" table:display-list="unsorted" table:base-cell-address="'Sprint 06 Backlog'.C1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1" table:condition="of:cell-content-is-in-list([$'Product Backlog'.$A$24:.$A$105])" table:allow-empty-cell="true" table:display-list="unsorted" table:base-cell-address="'Sprint 06 Backlog'.C1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2" table:condition="of:cell-content-is-in-list([$'Product Backlog'.$A$24:.$A$105])" table:allow-empty-cell="true" table:display-list="unsorted" table:base-cell-address="'Sprint 06 Backlog'.C1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3" table:condition="of:cell-content-is-in-list([$'Product Backlog'.$A$24:.$A$105])" table:allow-empty-cell="true" table:display-list="unsorted" table:base-cell-address="'Sprint 06 Backlog'.C1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4" table:condition="of:cell-content-is-in-list([$'Product Backlog'.$A$24:.$A$105])" table:allow-empty-cell="true" table:display-list="unsorted" table:base-cell-address="'Sprint 06 Backlog'.C1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5" table:condition="of:cell-content-is-in-list([$'Product Backlog'.$A$24:.$A$105])" table:allow-empty-cell="true" table:display-list="unsorted" table:base-cell-address="'Sprint 06 Backlog'.C1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6" table:condition="of:cell-content-is-in-list([$'Product Backlog'.$A$24:.$A$105])" table:allow-empty-cell="true" table:display-list="unsorted" table:base-cell-address="'Sprint 06 Backlog'.C1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7" table:condition="of:cell-content-is-in-list([$'Product Backlog'.$A$24:.$A$105])" table:allow-empty-cell="true" table:display-list="unsorted" table:base-cell-address="'Sprint 06 Backlog'.C1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8" table:condition="of:cell-content-is-in-list([$'Product Backlog'.$A$24:.$A$105])" table:allow-empty-cell="true" table:display-list="unsorted" table:base-cell-address="'Sprint 06 Backlog'.C1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9" table:condition="of:cell-content-is-in-list([$'Product Backlog'.$A$24:.$A$105])" table:allow-empty-cell="true" table:display-list="unsorted" table:base-cell-address="'Sprint 06 Backlog'.C1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0" table:condition="of:cell-content-is-in-list([$'Product Backlog'.$A$24:.$A$105])" table:allow-empty-cell="true" table:display-list="unsorted" table:base-cell-address="'Sprint 06 Backlog'.C1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1" table:condition="of:cell-content-is-in-list([$'Product Backlog'.$A$24:.$A$105])" table:allow-empty-cell="true" table:display-list="unsorted" table:base-cell-address="'Sprint 06 Backlog'.C1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2" table:condition="of:cell-content-is-in-list([$'Product Backlog'.$A$24:.$A$105])" table:allow-empty-cell="true" table:display-list="unsorted" table:base-cell-address="'Sprint 06 Backlog'.C1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3" table:condition="of:cell-content-is-in-list([$'Product Backlog'.$A$24:.$A$105])" table:allow-empty-cell="true" table:display-list="unsorted" table:base-cell-address="'Sprint 06 Backlog'.C1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4" table:condition="of:cell-content-is-in-list([$'Product Backlog'.$A$24:.$A$105])" table:allow-empty-cell="true" table:display-list="unsorted" table:base-cell-address="'Sprint 06 Backlog'.C1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5" table:condition="of:cell-content-is-in-list([$'Product Backlog'.$A$24:.$A$105])" table:allow-empty-cell="true" table:display-list="unsorted" table:base-cell-address="'Sprint 06 Backlog'.C1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6" table:condition="of:cell-content-is-in-list([$'Product Backlog'.$A$24:.$A$105])" table:allow-empty-cell="true" table:display-list="unsorted" table:base-cell-address="'Sprint 06 Backlog'.C1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7" table:condition="of:cell-content-is-in-list([$'Product Backlog'.$A$24:.$A$105])" table:allow-empty-cell="true" table:display-list="unsorted" table:base-cell-address="'Sprint 06 Backlog'.C1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8" table:condition="of:cell-content-is-in-list([$'Product Backlog'.$A$24:.$A$105])" table:allow-empty-cell="true" table:display-list="unsorted" table:base-cell-address="'Sprint 06 Backlog'.C1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9" table:condition="of:cell-content-is-in-list([$'Product Backlog'.$A$24:.$A$105])" table:allow-empty-cell="true" table:display-list="unsorted" table:base-cell-address="'Sprint 06 Backlog'.C1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30" table:condition="of:cell-content-is-in-list([$'Product Backlog'.$G$5:.$G$8])" table:allow-empty-cell="true" table:display-list="unsorted" table:base-cell-address="'Sprint 06 Backlog'.E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1" table:condition="of:cell-content-is-in-list([$'Product Backlog'.$G$5:.$G$8])" table:allow-empty-cell="true" table:display-list="unsorted" table:base-cell-address="'Sprint 06 Backlog'.E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2" table:condition="of:cell-content-is-in-list([$'Product Backlog'.$G$5:.$G$8])" table:allow-empty-cell="true" table:display-list="unsorted" table:base-cell-address="'Sprint 06 Backlog'.E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3" table:condition="of:cell-content-is-in-list([$'Product Backlog'.$G$5:.$G$8])" table:allow-empty-cell="true" table:display-list="unsorted" table:base-cell-address="'Sprint 06 Backlog'.E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4" table:condition="of:cell-content-is-in-list([$'Product Backlog'.$G$5:.$G$8])" table:allow-empty-cell="true" table:display-list="unsorted" table:base-cell-address="'Sprint 06 Backlog'.E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5" table:condition="of:cell-content-is-in-list([$'Product Backlog'.$G$5:.$G$8])" table:allow-empty-cell="true" table:display-list="unsorted" table:base-cell-address="'Sprint 06 Backlog'.E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6" table:condition="of:cell-content-is-in-list([$'Product Backlog'.$G$5:.$G$8])" table:allow-empty-cell="true" table:display-list="unsorted" table:base-cell-address="'Sprint 06 Backlog'.E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7" table:condition="of:cell-content-is-in-list([$'Product Backlog'.$G$5:.$G$8])" table:allow-empty-cell="true" table:display-list="unsorted" table:base-cell-address="'Sprint 06 Backlog'.E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8" table:condition="of:cell-content-is-in-list([$'Product Backlog'.$G$5:.$G$8])" table:allow-empty-cell="true" table:display-list="unsorted" table:base-cell-address="'Sprint 06 Backlog'.E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9" table:condition="of:cell-content-is-in-list([$'Product Backlog'.$G$5:.$G$8])" table:allow-empty-cell="true" table:display-list="unsorted" table:base-cell-address="'Sprint 06 Backlog'.E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0" table:condition="of:cell-content-is-in-list([$'Product Backlog'.$G$5:.$G$8])" table:allow-empty-cell="true" table:display-list="unsorted" table:base-cell-address="'Sprint 06 Backlog'.E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1" table:condition="of:cell-content-is-in-list([$'Product Backlog'.$G$5:.$G$8])" table:allow-empty-cell="true" table:display-list="unsorted" table:base-cell-address="'Sprint 06 Backlog'.E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2" table:condition="of:cell-content-is-in-list([$'Product Backlog'.$G$5:.$G$8])" table:allow-empty-cell="true" table:display-list="unsorted" table:base-cell-address="'Sprint 06 Backlog'.E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3" table:condition="of:cell-content-is-in-list([$'Product Backlog'.$G$5:.$G$8])" table:allow-empty-cell="true" table:display-list="unsorted" table:base-cell-address="'Sprint 06 Backlog'.E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4" table:condition="of:cell-content-is-in-list([$'Product Backlog'.$G$5:.$G$8])" table:allow-empty-cell="true" table:display-list="unsorted" table:base-cell-address="'Sprint 06 Backlog'.E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5" table:condition="of:cell-content-is-in-list([$'Product Backlog'.$G$5:.$G$8])" table:allow-empty-cell="true" table:display-list="unsorted" table:base-cell-address="'Sprint 06 Backlog'.E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6" table:condition="of:cell-content-is-in-list([$'Product Backlog'.$G$5:.$G$8])" table:allow-empty-cell="true" table:display-list="unsorted" table:base-cell-address="'Sprint 06 Backlog'.E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7" table:condition="of:cell-content-is-in-list([$'Product Backlog'.$G$5:.$G$8])" table:allow-empty-cell="true" table:display-list="unsorted" table:base-cell-address="'Sprint 06 Backlog'.E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8" table:condition="of:cell-content-is-in-list([$'Product Backlog'.$G$5:.$G$8])" table:allow-empty-cell="true" table:display-list="unsorted" table:base-cell-address="'Sprint 06 Backlog'.E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9" table:condition="of:cell-content-is-in-list([$'Product Backlog'.$G$5:.$G$8])" table:allow-empty-cell="true" table:display-list="unsorted" table:base-cell-address="'Sprint 06 Backlog'.E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0" table:condition="of:cell-content-is-in-list([$'Product Backlog'.$G$5:.$G$8])" table:allow-empty-cell="true" table:display-list="unsorted" table:base-cell-address="'Sprint 06 Backlog'.E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1" table:condition="of:cell-content-is-in-list([$'Product Backlog'.$G$5:.$G$8])" table:allow-empty-cell="true" table:display-list="unsorted" table:base-cell-address="'Sprint 06 Backlog'.E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2" table:condition="of:cell-content-is-in-list([$'Product Backlog'.$G$5:.$G$8])" table:allow-empty-cell="true" table:display-list="unsorted" table:base-cell-address="'Sprint 06 Backlog'.E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3" table:condition="of:cell-content-is-in-list([$'Product Backlog'.$G$5:.$G$8])" table:allow-empty-cell="true" table:display-list="unsorted" table:base-cell-address="'Sprint 06 Backlog'.E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4" table:condition="of:cell-content-is-in-list([$'Product Backlog'.$G$5:.$G$8])" table:allow-empty-cell="true" table:display-list="unsorted" table:base-cell-address="'Sprint 06 Backlog'.E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5" table:condition="of:cell-content-is-in-list([$'Product Backlog'.$G$5:.$G$8])" table:allow-empty-cell="true" table:display-list="unsorted" table:base-cell-address="'Sprint 06 Backlog'.E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6" table:condition="of:cell-content-is-in-list([$'Product Backlog'.$G$5:.$G$8])" table:allow-empty-cell="true" table:display-list="unsorted" table:base-cell-address="'Sprint 06 Backlog'.E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7" table:condition="of:cell-content-is-in-list([$'Product Backlog'.$G$5:.$G$8])" table:allow-empty-cell="true" table:display-list="unsorted" table:base-cell-address="'Sprint 06 Backlog'.E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8" table:condition="of:cell-content-is-in-list([$'Product Backlog'.$G$5:.$G$8])" table:allow-empty-cell="true" table:display-list="unsorted" table:base-cell-address="'Sprint 06 Backlog'.E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9" table:condition="of:cell-content-is-in-list([$'Product Backlog'.$G$5:.$G$8])" table:allow-empty-cell="true" table:display-list="unsorted" table:base-cell-address="'Sprint 06 Backlog'.E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0" table:condition="of:cell-content-is-in-list([$'Product Backlog'.$G$5:.$G$8])" table:allow-empty-cell="true" table:display-list="unsorted" table:base-cell-address="'Sprint 06 Backlog'.E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1" table:condition="of:cell-content-is-in-list([$'Product Backlog'.$G$5:.$G$8])" table:allow-empty-cell="true" table:display-list="unsorted" table:base-cell-address="'Sprint 06 Backlog'.E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2" table:condition="of:cell-content-is-in-list([$'Product Backlog'.$G$5:.$G$8])" table:allow-empty-cell="true" table:display-list="unsorted" table:base-cell-address="'Sprint 06 Backlog'.E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3" table:condition="of:cell-content-is-in-list([$'Product Backlog'.$G$5:.$G$8])" table:allow-empty-cell="true" table:display-list="unsorted" table:base-cell-address="'Sprint 06 Backlog'.E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4" table:condition="of:cell-content-is-in-list([$'Product Backlog'.$G$5:.$G$8])" table:allow-empty-cell="true" table:display-list="unsorted" table:base-cell-address="'Sprint 06 Backlog'.E10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5" table:condition="of:cell-content-is-in-list([$'Product Backlog'.$G$5:.$G$8])" table:allow-empty-cell="true" table:display-list="unsorted" table:base-cell-address="'Sprint 06 Backlog'.E10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6" table:condition="of:cell-content-is-in-list([$'Product Backlog'.$G$5:.$G$8])" table:allow-empty-cell="true" table:display-list="unsorted" table:base-cell-address="'Sprint 06 Backlog'.E10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7" table:condition="of:cell-content-is-in-list([$'Product Backlog'.$G$5:.$G$8])" table:allow-empty-cell="true" table:display-list="unsorted" table:base-cell-address="'Sprint 06 Backlog'.E10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8" table:condition="of:cell-content-is-in-list([$'Product Backlog'.$G$5:.$G$8])" table:allow-empty-cell="true" table:display-list="unsorted" table:base-cell-address="'Sprint 06 Backlog'.E10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9" table:condition="of:cell-content-is-in-list([$'Product Backlog'.$G$5:.$G$8])" table:allow-empty-cell="true" table:display-list="unsorted" table:base-cell-address="'Sprint 06 Backlog'.E11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0" table:condition="of:cell-content-is-in-list([$'Product Backlog'.$G$5:.$G$8])" table:allow-empty-cell="true" table:display-list="unsorted" table:base-cell-address="'Sprint 06 Backlog'.E11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1" table:condition="of:cell-content-is-in-list([$'Product Backlog'.$G$5:.$G$8])" table:allow-empty-cell="true" table:display-list="unsorted" table:base-cell-address="'Sprint 06 Backlog'.E11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2" table:condition="of:cell-content-is-in-list([$'Product Backlog'.$G$5:.$G$8])" table:allow-empty-cell="true" table:display-list="unsorted" table:base-cell-address="'Sprint 06 Backlog'.E11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3" table:condition="of:cell-content-is-in-list([$'Product Backlog'.$G$5:.$G$8])" table:allow-empty-cell="true" table:display-list="unsorted" table:base-cell-address="'Sprint 06 Backlog'.E11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4" table:condition="of:cell-content-is-in-list([$'Product Backlog'.$G$5:.$G$8])" table:allow-empty-cell="true" table:display-list="unsorted" table:base-cell-address="'Sprint 06 Backlog'.E12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5" table:condition="of:cell-content-is-in-list([$'Product Backlog'.$G$5:.$G$8])" table:allow-empty-cell="true" table:display-list="unsorted" table:base-cell-address="'Sprint 06 Backlog'.E12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6" table:condition="of:cell-content-is-in-list([$'Product Backlog'.$G$5:.$G$8])" table:allow-empty-cell="true" table:display-list="unsorted" table:base-cell-address="'Sprint 06 Backlog'.E12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7" table:condition="of:cell-content-is-in-list([$'Product Backlog'.$G$5:.$G$8])" table:allow-empty-cell="true" table:display-list="unsorted" table:base-cell-address="'Sprint 06 Backlog'.E12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8" table:condition="of:cell-content-is-in-list([$'Product Backlog'.$G$5:.$G$8])" table:allow-empty-cell="true" table:display-list="unsorted" table:base-cell-address="'Sprint 06 Backlog'.E12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9" table:condition="of:cell-content-is-in-list([$'Product Backlog'.$G$5:.$G$8])" table:allow-empty-cell="true" table:display-list="unsorted" table:base-cell-address="'Sprint 06 Backlog'.E13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0" table:condition="of:cell-content-is-in-list([$'Product Backlog'.$G$5:.$G$8])" table:allow-empty-cell="true" table:display-list="unsorted" table:base-cell-address="'Sprint 06 Backlog'.E1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1" table:condition="of:cell-content-is-in-list([$'Product Backlog'.$G$5:.$G$8])" table:allow-empty-cell="true" table:display-list="unsorted" table:base-cell-address="'Sprint 06 Backlog'.E1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2" table:condition="of:cell-content-is-in-list([$'Product Backlog'.$G$5:.$G$8])" table:allow-empty-cell="true" table:display-list="unsorted" table:base-cell-address="'Sprint 06 Backlog'.E1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3" table:condition="of:cell-content-is-in-list([$'Product Backlog'.$G$5:.$G$8])" table:allow-empty-cell="true" table:display-list="unsorted" table:base-cell-address="'Sprint 06 Backlog'.E1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4" table:condition="of:cell-content-is-in-list([$'Product Backlog'.$G$5:.$G$8])" table:allow-empty-cell="true" table:display-list="unsorted" table:base-cell-address="'Sprint 06 Backlog'.E1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5" table:condition="of:cell-content-is-in-list([$'Product Backlog'.$G$5:.$G$8])" table:allow-empty-cell="true" table:display-list="unsorted" table:base-cell-address="'Sprint 06 Backlog'.E1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6" table:condition="of:cell-content-is-in-list([$'Product Backlog'.$G$5:.$G$8])" table:allow-empty-cell="true" table:display-list="unsorted" table:base-cell-address="'Sprint 06 Backlog'.E1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7" table:condition="of:cell-content-is-in-list([$'Product Backlog'.$G$5:.$G$8])" table:allow-empty-cell="true" table:display-list="unsorted" table:base-cell-address="'Sprint 06 Backlog'.E1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8" table:condition="of:cell-content-is-in-list([$'Product Backlog'.$G$5:.$G$8])" table:allow-empty-cell="true" table:display-list="unsorted" table:base-cell-address="'Sprint 06 Backlog'.E1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9" table:condition="of:cell-content-is-in-list([$'Product Backlog'.$G$5:.$G$8])" table:allow-empty-cell="true" table:display-list="unsorted" table:base-cell-address="'Sprint 06 Backlog'.E1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0" table:condition="of:cell-content-is-in-list([$'Product Backlog'.$G$5:.$G$8])" table:allow-empty-cell="true" table:display-list="unsorted" table:base-cell-address="'Sprint 06 Backlog'.E1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1" table:condition="of:cell-content-is-in-list([$'Product Backlog'.$G$5:.$G$8])" table:allow-empty-cell="true" table:display-list="unsorted" table:base-cell-address="'Sprint 06 Backlog'.E1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2" table:condition="of:cell-content-is-in-list([$'Product Backlog'.$G$5:.$G$8])" table:allow-empty-cell="true" table:display-list="unsorted" table:base-cell-address="'Sprint 06 Backlog'.E1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3" table:condition="of:cell-content-is-in-list([$'Product Backlog'.$G$5:.$G$8])" table:allow-empty-cell="true" table:display-list="unsorted" table:base-cell-address="'Sprint 06 Backlog'.E1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4" table:condition="of:cell-content-is-in-list([$'Product Backlog'.$G$5:.$G$8])" table:allow-empty-cell="true" table:display-list="unsorted" table:base-cell-address="'Sprint 06 Backlog'.E1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5" table:condition="of:cell-content-is-in-list([$'Product Backlog'.$G$5:.$G$8])" table:allow-empty-cell="true" table:display-list="unsorted" table:base-cell-address="'Sprint 06 Backlog'.E1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6" table:condition="of:cell-content-is-in-list([$'Product Backlog'.$G$5:.$G$8])" table:allow-empty-cell="true" table:display-list="unsorted" table:base-cell-address="'Sprint 06 Backlog'.E1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7" table:condition="of:cell-content-is-in-list([$'Product Backlog'.$G$5:.$G$8])" table:allow-empty-cell="true" table:display-list="unsorted" table:base-cell-address="'Sprint 06 Backlog'.E1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8" table:condition="of:cell-content-is-in-list([$'Product Backlog'.$G$5:.$G$8])" table:allow-empty-cell="true" table:display-list="unsorted" table:base-cell-address="'Sprint 06 Backlog'.E1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9" table:condition="of:cell-content-is-in-list([$'Product Backlog'.$G$5:.$G$8])" table:allow-empty-cell="true" table:display-list="unsorted" table:base-cell-address="'Sprint 06 Backlog'.E1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0" table:condition="of:cell-content-is-in-list([$'Product Backlog'.$G$5:.$G$8])" table:allow-empty-cell="true" table:display-list="unsorted" table:base-cell-address="'Sprint 06 Backlog'.E1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1" table:condition="of:cell-content-is-in-list([$'Product Backlog'.$G$5:.$G$8])" table:allow-empty-cell="true" table:display-list="unsorted" table:base-cell-address="'Sprint 06 Backlog'.E1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2" table:condition="of:cell-content-is-in-list([$'Product Backlog'.$G$5:.$G$8])" table:allow-empty-cell="true" table:display-list="unsorted" table:base-cell-address="'Sprint 06 Backlog'.E1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3" table:condition="of:cell-content-is-in-list([$'Product Backlog'.$G$5:.$G$8])" table:allow-empty-cell="true" table:display-list="unsorted" table:base-cell-address="'Sprint 06 Backlog'.E1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4" table:condition="of:cell-content-is-in-list([$'Product Backlog'.$G$5:.$G$8])" table:allow-empty-cell="true" table:display-list="unsorted" table:base-cell-address="'Sprint 06 Backlog'.E1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5" table:condition="of:cell-content-is-in-list([$'Product Backlog'.$G$5:.$G$8])" table:allow-empty-cell="true" table:display-list="unsorted" table:base-cell-address="'Sprint 06 Backlog'.E1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6" table:condition="of:cell-content-is-in-list([$'Product Backlog'.$G$5:.$G$8])" table:allow-empty-cell="true" table:display-list="unsorted" table:base-cell-address="'Sprint 06 Backlog'.E1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7" table:condition="of:cell-content-is-in-list([$'Product Backlog'.$G$5:.$G$8])" table:allow-empty-cell="true" table:display-list="unsorted" table:base-cell-address="'Sprint 06 Backlog'.E1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8" table:condition="of:cell-content-is-in-list([$'Product Backlog'.$G$5:.$G$8])" table:allow-empty-cell="true" table:display-list="unsorted" table:base-cell-address="'Sprint 06 Backlog'.E1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9" table:condition="of:cell-content-is-in-list([$'Product Backlog'.$G$5:.$G$8])" table:allow-empty-cell="true" table:display-list="unsorted" table:base-cell-address="'Sprint 06 Backlog'.E1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10" table:condition="of:cell-content-is-in-list([$'Product Backlog'.$G$5:.$G$8])" table:allow-empty-cell="true" table:display-list="unsorted" table:base-cell-address="'Sprint 06 Backlog'.E1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11" table:condition="of:cell-content-is-in-list([$'Product Backlog'.$G$5:.$G$8])" table:allow-empty-cell="true" table:display-list="unsorted" table:base-cell-address="'Sprint 06 Backlog'.E1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12" table:condition="of:cell-content-is-in-list([$'Product Backlog'.$G$5:.$G$8])" table:allow-empty-cell="true" table:display-list="unsorted" table:base-cell-address="'Sprint 06 Backlog'.E1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13" table:condition="of:cell-content-is-in-list([$'Product Backlog'.$G$5:.$G$8])" table:allow-empty-cell="true" table:display-list="unsorted" table:base-cell-address="'Sprint 06 Backlog'.E1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1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1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1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1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0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0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0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0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0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1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1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1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1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1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2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2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2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2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2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3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453.69pt" svg:height="225.64pt" svg:x="717.93pt" svg:y="21pt">
            <loext:p draw:notify-on-update-of-ranges="'Product Backlog'.A12:'Product Backlog'.A18 'Product Backlog'.B12:'Product Backlog'.B18"/>
            <draw:object xlink:href="./Graph1-0" xlink:type="simple" xlink:show="embed" xlink:actuate="onLoad"/>
            <draw:image xlink:href="./ObjectReplacements/Graph1-0"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8" office:value-type="string" calcext:value-type="string" table:number-columns-spanned="5" table:number-rows-spanned="1">
            <text:p>MICE Manager</text:p>
          </table:table-cell>
          <table:covered-table-cell table:number-columns-repeated="4"/>
          <table:table-cell table:style-name="ce6"/>
          <table:table-cell table:style-name="ce17" office:value-type="string" calcext:value-type="string">
            <text:p>Complete Fields in Green!!!</text:p>
          </table:table-cell>
          <table:table-cell table:number-columns-repeated="1016"/>
        </table:table-row>
        <table:table-row table:style-name="ro2">
          <table:table-cell office:value-type="string" calcext:value-type="string">
            <text:p>Team ID:</text:p>
          </table:table-cell>
          <table:table-cell table:style-name="ce9" office:value-type="string" calcext:value-type="string" table:number-columns-spanned="5" table:number-rows-spanned="1">
            <text:p>A Team</text:p>
          </table:table-cell>
          <table:covered-table-cell table:number-columns-repeated="4"/>
          <table:table-cell table:style-name="ce6" table:number-columns-repeated="3"/>
          <table:table-cell table:number-columns-repeated="1015"/>
        </table:table-row>
        <table:table-row table:style-name="ro3">
          <table:table-cell table:number-columns-repeated="2"/>
          <table:table-cell table:style-name="ce6" table:number-columns-repeated="7"/>
          <table:table-cell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number-columns-repeated="1015"/>
        </table:table-row>
        <table:table-row table:style-name="ro3">
          <table:table-cell office:value-type="string" calcext:value-type="string">
            <text:p>Required</text:p>
          </table:table-cell>
          <table:table-cell table:style-name="ce10" office:value-type="string" calcext:value-type="string" table:number-columns-spanned="5" table:number-rows-spanned="1">
            <text:p>Abbigail Gregorio</text:p>
          </table:table-cell>
          <table:covered-table-cell table:number-columns-repeated="4"/>
          <table:table-cell table:style-name="ce10" office:value-type="string" calcext:value-type="string">
            <text:p>AG</text:p>
          </table:table-cell>
          <table:table-cell table:style-name="ce10" office:value-type="float" office:value="1001142341" calcext:value-type="float">
            <text:p>1001142341</text:p>
          </table:table-cell>
          <table:table-cell table:style-name="ce6"/>
          <table:table-cell table:number-columns-repeated="1015"/>
        </table:table-row>
        <table:table-row table:style-name="ro3">
          <table:table-cell office:value-type="string" calcext:value-type="string">
            <text:p>Required</text:p>
          </table:table-cell>
          <table:table-cell table:style-name="ce10" office:value-type="string" calcext:value-type="string" table:number-columns-spanned="5" table:number-rows-spanned="1">
            <text:p>George Hinkel</text:p>
          </table:table-cell>
          <table:covered-table-cell table:number-columns-repeated="4"/>
          <table:table-cell table:style-name="ce10" office:value-type="string" calcext:value-type="string">
            <text:p>GH</text:p>
          </table:table-cell>
          <table:table-cell table:style-name="ce10" office:value-type="float" office:value="1001452411" calcext:value-type="float">
            <text:p>1001452411</text:p>
          </table:table-cell>
          <table:table-cell table:style-name="ce6"/>
          <table:table-cell table:number-columns-repeated="1015"/>
        </table:table-row>
        <table:table-row table:style-name="ro3">
          <table:table-cell table:style-name="ce2"/>
          <table:table-cell table:style-name="ce11" table:number-columns-spanned="5" table:number-rows-spanned="1"/>
          <table:covered-table-cell table:number-columns-repeated="4"/>
          <table:table-cell table:style-name="ce11" table:content-validation-name="val189"/>
          <table:table-cell table:style-name="ce11" table:content-validation-name="val190"/>
          <table:table-cell table:style-name="ce6"/>
          <table:table-cell table:number-columns-repeated="1015"/>
        </table:table-row>
        <table:table-row table:style-name="ro3">
          <table:table-cell table:style-name="ce2"/>
          <table:table-cell table:style-name="ce11" table:number-columns-spanned="5" table:number-rows-spanned="1"/>
          <table:covered-table-cell table:number-columns-repeated="4"/>
          <table:table-cell table:style-name="ce11" table:content-validation-name="val189"/>
          <table:table-cell table:style-name="ce11" table:content-validation-name="val190"/>
          <table:table-cell table:style-name="ce6"/>
          <table:table-cell table:number-columns-repeated="1015"/>
        </table:table-row>
        <table:table-row table:style-name="ro1">
          <table:table-cell table:style-name="ce3"/>
          <table:table-cell table:style-name="ce12" office:value-type="string" calcext:value-type="string">
            <text:p>Note: Teams MUST be approved by the Professor (NOT TA) in advance</text:p>
          </table:table-cell>
          <table:table-cell table:style-name="ce6" table:number-columns-repeated="7"/>
          <table:table-cell table:number-columns-repeated="1015"/>
        </table:table-row>
        <table:table-row table:style-name="ro3">
          <table:table-cell table:number-columns-repeated="6"/>
          <table:table-cell table:style-name="ce6" table:number-columns-repeated="3"/>
          <table:table-cell table:number-columns-repeated="1015"/>
        </table:table-row>
        <table:table-row table:style-name="ro3">
          <table:table-cell table:style-name="ce4" office:value-type="string" calcext:value-type="string">
            <text:p>Sprint #</text:p>
          </table:table-cell>
          <table:table-cell table:style-name="ce13" office:value-type="string" calcext:value-type="string">
            <text:p>Remaining</text:p>
          </table:table-cell>
          <table:table-cell table:style-name="ce14" office:value-type="string" calcext:value-type="string">
            <text:p>Completed This Sprint</text:p>
          </table:table-cell>
          <table:table-cell table:style-name="ce6" table:number-columns-repeated="2"/>
          <table:table-cell table:style-name="ce6" office:value-type="string" calcext:value-type="string">
            <text:p>Comment</text:p>
          </table:table-cell>
          <table:table-cell table:style-name="ce6" table:number-columns-repeated="3"/>
          <table:table-cell table:number-columns-repeated="1015"/>
        </table:table-row>
        <table:table-row table:style-name="ro3">
          <table:table-cell table:style-name="ce5" office:value-type="float" office:value="0" calcext:value-type="float">
            <text:p>0</text:p>
          </table:table-cell>
          <table:table-cell table:style-name="ce6" table:formula="of:=COUNT([.B24:.B131])" office:value-type="float" office:value="37" calcext:value-type="float">
            <text:p>37</text:p>
          </table:table-cell>
          <table:table-cell table:style-name="ce14"/>
          <table:table-cell table:style-name="ce6"/>
          <table:table-cell table:style-name="ce15"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number-columns-repeated="1015"/>
        </table:table-row>
        <table:table-row table:style-name="ro3">
          <table:table-cell table:style-name="ce5" office:value-type="float" office:value="1" calcext:value-type="float">
            <text:p>1</text:p>
          </table:table-cell>
          <table:table-cell table:style-name="ce6" table:formula="of:=[.B12]-[.C13]" office:value-type="float" office:value="33" calcext:value-type="float">
            <text:p>33</text:p>
          </table:table-cell>
          <table:table-cell table:style-name="ce14" table:formula="of:=COUNTIF([.F$24:.F$105];&quot;Finished in Sprint 1&quot;)" office:value-type="float" office:value="4" calcext:value-type="float">
            <text:p>4</text:p>
          </table:table-cell>
          <table:table-cell table:style-name="ce6"/>
          <table:table-cell table:style-name="ce15"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number-columns-repeated="1015"/>
        </table:table-row>
        <table:table-row table:style-name="ro3">
          <table:table-cell table:style-name="ce5" office:value-type="float" office:value="2" calcext:value-type="float">
            <text:p>2</text:p>
          </table:table-cell>
          <table:table-cell table:style-name="ce6" table:formula="of:=[.B13]-[.C14]" office:value-type="float" office:value="27" calcext:value-type="float">
            <text:p>27</text:p>
          </table:table-cell>
          <table:table-cell table:style-name="ce14" table:formula="of:=COUNTIF([.F$24:.F$105];&quot;Finished in Sprint 2&quot;)" office:value-type="float" office:value="6" calcext:value-type="float">
            <text:p>6</text:p>
          </table:table-cell>
          <table:table-cell table:style-name="ce6"/>
          <table:table-cell table:style-name="ce15"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number-columns-repeated="1015"/>
        </table:table-row>
        <table:table-row table:style-name="ro3">
          <table:table-cell table:style-name="ce5" office:value-type="float" office:value="3" calcext:value-type="float">
            <text:p>3</text:p>
          </table:table-cell>
          <table:table-cell table:style-name="ce6" table:formula="of:=[.B14]-[.C15]" office:value-type="float" office:value="18" calcext:value-type="float">
            <text:p>18</text:p>
          </table:table-cell>
          <table:table-cell table:style-name="ce14" table:formula="of:=COUNTIF([.F$24:.F$105];&quot;Finished in Sprint 3&quot;)" office:value-type="float" office:value="9" calcext:value-type="float">
            <text:p>9</text:p>
          </table:table-cell>
          <table:table-cell table:style-name="ce6"/>
          <table:table-cell table:style-name="ce15" office:value-type="float" office:value="3" calcext:value-type="float">
            <text:p>3</text:p>
          </table:table-cell>
          <table:table-cell table:style-name="ce6" office:value-type="string" calcext:value-type="string">
            <text:p>...and so on</text:p>
          </table:table-cell>
          <table:table-cell table:style-name="ce6" table:number-columns-repeated="3"/>
          <table:table-cell table:number-columns-repeated="1015"/>
        </table:table-row>
        <table:table-row table:style-name="ro3">
          <table:table-cell table:style-name="ce5" office:value-type="float" office:value="4" calcext:value-type="float">
            <text:p>4</text:p>
          </table:table-cell>
          <table:table-cell table:style-name="ce6" table:formula="of:=[.B15]-[.C16]" office:value-type="float" office:value="13" calcext:value-type="float">
            <text:p>13</text:p>
          </table:table-cell>
          <table:table-cell table:style-name="ce14" table:formula="of:=COUNTIF([.F$24:.F$105];&quot;Finished in Sprint 4&quot;)" office:value-type="float" office:value="5" calcext:value-type="float">
            <text:p>5</text:p>
          </table:table-cell>
          <table:table-cell table:style-name="ce6"/>
          <table:table-cell table:style-name="ce15"/>
          <table:table-cell table:style-name="ce6" table:number-columns-repeated="4"/>
          <table:table-cell table:number-columns-repeated="1015"/>
        </table:table-row>
        <table:table-row table:style-name="ro3">
          <table:table-cell table:style-name="ce5" office:value-type="float" office:value="5" calcext:value-type="float">
            <text:p>5</text:p>
          </table:table-cell>
          <table:table-cell table:style-name="ce6" table:formula="of:=[.B16]-[.C17]" office:value-type="float" office:value="13" calcext:value-type="float">
            <text:p>13</text:p>
          </table:table-cell>
          <table:table-cell table:style-name="ce14" table:formula="of:=COUNTIF([.F$24:.F$105];&quot;Finished in Sprint 5&quot;)" office:value-type="float" office:value="0" calcext:value-type="float">
            <text:p>0</text:p>
          </table:table-cell>
          <table:table-cell table:style-name="ce6"/>
          <table:table-cell table:style-name="ce15"/>
          <table:table-cell table:style-name="ce6" table:number-columns-repeated="4"/>
          <table:table-cell table:number-columns-repeated="1015"/>
        </table:table-row>
        <table:table-row table:style-name="ro3">
          <table:table-cell table:style-name="ce5" office:value-type="float" office:value="6" calcext:value-type="float">
            <text:p>6</text:p>
          </table:table-cell>
          <table:table-cell table:style-name="ce6" table:formula="of:=[.B17]-[.C18]" office:value-type="float" office:value="13" calcext:value-type="float">
            <text:p>13</text:p>
          </table:table-cell>
          <table:table-cell table:style-name="ce14" table:formula="of:=COUNTIF([.F$24:.F$105];&quot;Finished in Sprint 6&quot;)" office:value-type="float" office:value="0" calcext:value-type="float">
            <text:p>0</text:p>
          </table:table-cell>
          <table:table-cell table:style-name="ce6"/>
          <table:table-cell table:style-name="ce15"/>
          <table:table-cell table:style-name="ce6" table:number-columns-repeated="4"/>
          <table:table-cell table:number-columns-repeated="1015"/>
        </table:table-row>
        <table:table-row table:style-name="ro3">
          <table:table-cell/>
          <table:table-cell table:style-name="ce6" table:number-columns-repeated="8"/>
          <table:table-cell table:number-columns-repeated="1015"/>
        </table:table-row>
        <table:table-row table:style-name="ro3">
          <table:table-cell/>
          <table:table-cell table:style-name="ce6" table:number-columns-repeated="5"/>
          <table:table-cell table:style-name="ce2" office:value-type="string" calcext:value-type="string">
            <text:p>Note: Priority of unfinished Features is subject to change at the end of each sprint at the whim of the Product Owner</text:p>
          </table:table-cell>
          <table:table-cell table:style-name="ce6" table:number-columns-repeated="2"/>
          <table:table-cell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number-columns-repeated="1015"/>
        </table:table-row>
        <table:table-row table:style-name="ro3">
          <table:table-cell table:style-name="ce6" table:number-columns-repeated="4"/>
          <table:table-cell table:style-name="ce4" office:value-type="string" calcext:value-type="string" table:number-columns-spanned="2" table:number-rows-spanned="1">
            <text:p>Sprints <text:s text:c="15"/></text:p>
          </table:table-cell>
          <table:covered-table-cell/>
          <table:table-cell table:style-name="ce6" table:number-columns-repeated="3"/>
          <table:table-cell table:number-columns-repeated="1015"/>
        </table:table-row>
        <table:table-row table:style-name="ro3">
          <table:table-cell table:style-name="ce7" office:value-type="string" calcext:value-type="string">
            <text:p>Feature ID</text:p>
          </table:table-cell>
          <table:table-cell table:style-name="ce7" office:value-type="string" calcext:value-type="string">
            <text:p>Priority</text:p>
          </table:table-cell>
          <table:table-cell table:style-name="ce7" office:value-type="string" calcext:value-type="string">
            <text:p>Required</text:p>
          </table:table-cell>
          <table:table-cell table:style-name="ce7" office:value-type="string" calcext:value-type="string">
            <text:p>Est</text:p>
          </table:table-cell>
          <table:table-cell table:style-name="ce7" office:value-type="string" calcext:value-type="string">
            <text:p>Planned</text:p>
          </table:table-cell>
          <table:table-cell table:style-name="ce7" office:value-type="string" calcext:value-type="string">
            <text:p>Status</text:p>
          </table:table-cell>
          <table:table-cell table:style-name="ce7" office:value-type="string" calcext:value-type="string">
            <text:p>As a...</text:p>
          </table:table-cell>
          <table:table-cell table:style-name="ce7" office:value-type="string" calcext:value-type="string">
            <text:p>I want to...</text:p>
          </table:table-cell>
          <table:table-cell table:style-name="ce7" office:value-type="string" calcext:value-type="string">
            <text:p>So that I can…</text:p>
          </table:table-cell>
          <table:table-cell table:style-name="ce7" office:value-type="string" calcext:value-type="string">
            <text:p>Notes</text:p>
          </table:table-cell>
          <table:table-cell table:number-columns-repeated="1014"/>
        </table:table-row>
        <table:table-row table:style-name="ro4">
          <table:table-cell office:value-type="string" calcext:value-type="string">
            <text:p>CF</text:p>
          </table:table-cell>
          <table:table-cell table:number-columns-repeated="2" table:style-name="ce5" office:value-type="float" office:value="1" calcext:value-type="float">
            <text:p>1</text:p>
          </table:table-cell>
          <table:table-cell table:style-name="ce5" table:content-validation-name="val75" office:value-type="float" office:value="13" calcext:value-type="float">
            <text:p>13</text:p>
          </table:table-cell>
          <table:table-cell table:style-name="ce16" table:content-validation-name="val113" office:value-type="float" office:value="1" calcext:value-type="float">
            <text:p>1</text:p>
          </table:table-cell>
          <table:table-cell table:style-name="ce16" table:content-validation-name="val151" office:value-type="string" calcext:value-type="string">
            <text:p>Finished in Sprint 1</text:p>
          </table:table-cell>
          <table:table-cell table:style-name="ce6" office:value-type="string" calcext:value-type="string">
            <text:p>Manager</text:p>
          </table:table-cell>
          <table:table-cell table:style-name="ce18" office:value-type="string" calcext:value-type="string">
            <text:p>Create a new ice cream flavor</text:p>
          </table:table-cell>
          <table:table-cell table:style-name="ce20" office:value-type="string" calcext:value-type="string">
            <text:p>Stock and sell dairy products</text:p>
          </table:table-cell>
          <table:table-cell table:style-name="ce20" office:value-type="string" calcext:value-type="string">
            <text:p>picture not yet required, just test the classes here w/o GUI</text:p>
          </table:table-cell>
          <table:table-cell table:number-columns-repeated="1014"/>
        </table:table-row>
        <table:table-row table:style-name="ro4">
          <table:table-cell office:value-type="string" calcext:value-type="string">
            <text:p>CC</text:p>
          </table:table-cell>
          <table:table-cell table:style-name="ce5" table:content-validation-name="val1" office:value-type="float" office:value="2" calcext:value-type="float">
            <text:p>2</text:p>
          </table:table-cell>
          <table:table-cell table:style-name="ce5" table:content-validation-name="val38" office:value-type="float" office:value="1" calcext:value-type="float">
            <text:p>1</text:p>
          </table:table-cell>
          <table:table-cell table:style-name="ce5" table:content-validation-name="val76" office:value-type="float" office:value="5" calcext:value-type="float">
            <text:p>5</text:p>
          </table:table-cell>
          <table:table-cell table:style-name="ce16" table:content-validation-name="val114" office:value-type="float" office:value="1" calcext:value-type="float">
            <text:p>1</text:p>
          </table:table-cell>
          <table:table-cell table:style-name="ce16" table:content-validation-name="val152" office:value-type="string" calcext:value-type="string">
            <text:p>Finished in Sprint 1</text:p>
          </table:table-cell>
          <table:table-cell table:style-name="ce6" office:value-type="string" calcext:value-type="string">
            <text:p>Manager</text:p>
          </table:table-cell>
          <table:table-cell table:style-name="ce18" office:value-type="string" calcext:value-type="string">
            <text:p>Create a new container</text:p>
          </table:table-cell>
          <table:table-cell table:style-name="ce20" office:value-type="string" calcext:value-type="string">
            <text:p>Stock and sell dairy products</text:p>
          </table:table-cell>
          <table:table-cell table:style-name="ce20" office:value-type="string" calcext:value-type="string">
            <text:p>Picture not yet required</text:p>
          </table:table-cell>
          <table:table-cell table:number-columns-repeated="1014"/>
        </table:table-row>
        <table:table-row table:style-name="ro4">
          <table:table-cell office:value-type="string" calcext:value-type="string">
            <text:p>CT</text:p>
          </table:table-cell>
          <table:table-cell table:style-name="ce5" table:content-validation-name="val2" office:value-type="float" office:value="3" calcext:value-type="float">
            <text:p>3</text:p>
          </table:table-cell>
          <table:table-cell table:style-name="ce5" table:content-validation-name="val39" office:value-type="float" office:value="1" calcext:value-type="float">
            <text:p>1</text:p>
          </table:table-cell>
          <table:table-cell table:style-name="ce5" table:content-validation-name="val77" office:value-type="float" office:value="5" calcext:value-type="float">
            <text:p>5</text:p>
          </table:table-cell>
          <table:table-cell table:style-name="ce16" table:content-validation-name="val115" office:value-type="float" office:value="1" calcext:value-type="float">
            <text:p>1</text:p>
          </table:table-cell>
          <table:table-cell table:style-name="ce16" table:content-validation-name="val153" office:value-type="string" calcext:value-type="string">
            <text:p>Finished in Sprint 1</text:p>
          </table:table-cell>
          <table:table-cell table:style-name="ce6" office:value-type="string" calcext:value-type="string">
            <text:p>Manager</text:p>
          </table:table-cell>
          <table:table-cell table:style-name="ce18" office:value-type="string" calcext:value-type="string">
            <text:p>Create a new topping </text:p>
          </table:table-cell>
          <table:table-cell table:style-name="ce20" office:value-type="string" calcext:value-type="string">
            <text:p>Stock and sell better dairy products</text:p>
          </table:table-cell>
          <table:table-cell table:style-name="ce20" office:value-type="string" calcext:value-type="string">
            <text:p>Picture not yet required </text:p>
          </table:table-cell>
          <table:table-cell table:number-columns-repeated="1014"/>
        </table:table-row>
        <table:table-row table:style-name="ro5">
          <table:table-cell office:value-type="string" calcext:value-type="string">
            <text:p>GUI</text:p>
          </table:table-cell>
          <table:table-cell table:style-name="ce5" table:content-validation-name="val3" office:value-type="float" office:value="4" calcext:value-type="float">
            <text:p>4</text:p>
          </table:table-cell>
          <table:table-cell table:style-name="ce5" table:content-validation-name="val40" office:value-type="float" office:value="1" calcext:value-type="float">
            <text:p>1</text:p>
          </table:table-cell>
          <table:table-cell table:style-name="ce5" table:content-validation-name="val78" office:value-type="float" office:value="8" calcext:value-type="float">
            <text:p>8</text:p>
          </table:table-cell>
          <table:table-cell table:style-name="ce16" table:content-validation-name="val116" office:value-type="float" office:value="1" calcext:value-type="float">
            <text:p>1</text:p>
          </table:table-cell>
          <table:table-cell table:style-name="ce16" table:content-validation-name="val154" office:value-type="string" calcext:value-type="string">
            <text:p>Finished in Sprint 1</text:p>
          </table:table-cell>
          <table:table-cell table:style-name="ce6" office:value-type="string" calcext:value-type="string">
            <text:p>Manager</text:p>
          </table:table-cell>
          <table:table-cell table:style-name="ce18" office:value-type="string" calcext:value-type="string">
            <text:p>Use a GUI instead of a terminal</text:p>
          </table:table-cell>
          <table:table-cell table:style-name="ce20" office:value-type="string" calcext:value-type="string">
            <text:p>Reduce training costs</text:p>
          </table:table-cell>
          <table:table-cell table:style-name="ce20" office:value-type="string" calcext:value-type="string">
            <text:p>This is the main window, with menu bar, tool bar, and optionally status bar</text:p>
          </table:table-cell>
          <table:table-cell table:number-columns-repeated="1014"/>
        </table:table-row>
        <table:table-row table:style-name="ro4">
          <table:table-cell office:value-type="string" calcext:value-type="string">
            <text:p>IGUI</text:p>
          </table:table-cell>
          <table:table-cell table:style-name="ce5" table:content-validation-name="val4" office:value-type="float" office:value="5" calcext:value-type="float">
            <text:p>5</text:p>
          </table:table-cell>
          <table:table-cell table:style-name="ce5" table:content-validation-name="val41" office:value-type="float" office:value="2" calcext:value-type="float">
            <text:p>2</text:p>
          </table:table-cell>
          <table:table-cell table:style-name="ce5" table:content-validation-name="val79" office:value-type="float" office:value="13" calcext:value-type="float">
            <text:p>13</text:p>
          </table:table-cell>
          <table:table-cell table:style-name="ce16" table:content-validation-name="val117" office:value-type="float" office:value="2" calcext:value-type="float">
            <text:p>2</text:p>
          </table:table-cell>
          <table:table-cell table:style-name="ce16" table:content-validation-name="val155" office:value-type="string" calcext:value-type="string">
            <text:p>Finished in Sprint 2</text:p>
          </table:table-cell>
          <table:table-cell table:style-name="ce6" office:value-type="string" calcext:value-type="string">
            <text:p>Manager</text:p>
          </table:table-cell>
          <table:table-cell table:style-name="ce18" office:value-type="string" calcext:value-type="string">
            <text:p>Use dialogs to create items</text:p>
          </table:table-cell>
          <table:table-cell table:style-name="ce20" office:value-type="string" calcext:value-type="string">
            <text:p>Reduce training costs</text:p>
          </table:table-cell>
          <table:table-cell table:style-name="ce20" office:value-type="string" calcext:value-type="string">
            <text:p>One dialog should server for all items with minor variations</text:p>
          </table:table-cell>
          <table:table-cell table:number-columns-repeated="1014"/>
        </table:table-row>
        <table:table-row table:style-name="ro5">
          <table:table-cell office:value-type="string" calcext:value-type="string">
            <text:p>CS</text:p>
          </table:table-cell>
          <table:table-cell table:style-name="ce5" table:content-validation-name="val5" office:value-type="float" office:value="6" calcext:value-type="float">
            <text:p>6</text:p>
          </table:table-cell>
          <table:table-cell table:style-name="ce5" table:content-validation-name="val42" office:value-type="float" office:value="2" calcext:value-type="float">
            <text:p>2</text:p>
          </table:table-cell>
          <table:table-cell table:style-name="ce5" table:content-validation-name="val80" office:value-type="float" office:value="8" calcext:value-type="float">
            <text:p>8</text:p>
          </table:table-cell>
          <table:table-cell table:style-name="ce16" table:content-validation-name="val118" office:value-type="float" office:value="2" calcext:value-type="float">
            <text:p>2</text:p>
          </table:table-cell>
          <table:table-cell table:style-name="ce16" table:content-validation-name="val156" office:value-type="string" calcext:value-type="string">
            <text:p>Finished in Sprint 2</text:p>
          </table:table-cell>
          <table:table-cell table:style-name="ce6" office:value-type="string" calcext:value-type="string">
            <text:p>Server</text:p>
          </table:table-cell>
          <table:table-cell table:style-name="ce18" office:value-type="string" calcext:value-type="string">
            <text:p>Create a serving of ice cream in a container with toppings</text:p>
          </table:table-cell>
          <table:table-cell table:style-name="ce20" office:value-type="string" calcext:value-type="string">
            <text:p>Create dairy products to sell</text:p>
          </table:table-cell>
          <table:table-cell table:style-name="ce20"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office:value-type="string" calcext:value-type="string">
            <text:p>PS</text:p>
          </table:table-cell>
          <table:table-cell table:style-name="ce5" table:content-validation-name="val6" office:value-type="float" office:value="7" calcext:value-type="float">
            <text:p>7</text:p>
          </table:table-cell>
          <table:table-cell table:style-name="ce5" table:content-validation-name="val43" office:value-type="float" office:value="2" calcext:value-type="float">
            <text:p>2</text:p>
          </table:table-cell>
          <table:table-cell table:style-name="ce5" table:content-validation-name="val81" office:value-type="float" office:value="5" calcext:value-type="float">
            <text:p>5</text:p>
          </table:table-cell>
          <table:table-cell table:style-name="ce16" table:content-validation-name="val119" office:value-type="float" office:value="2" calcext:value-type="float">
            <text:p>2</text:p>
          </table:table-cell>
          <table:table-cell table:style-name="ce16" table:content-validation-name="val157" office:value-type="string" calcext:value-type="string">
            <text:p>Finished in Sprint 2</text:p>
          </table:table-cell>
          <table:table-cell table:style-name="ce6" office:value-type="string" calcext:value-type="string">
            <text:p>Customer</text:p>
          </table:table-cell>
          <table:table-cell table:style-name="ce18" office:value-type="string" calcext:value-type="string">
            <text:p>Show the components of a serving (container, scoops, and toppings) for verification</text:p>
          </table:table-cell>
          <table:table-cell table:style-name="ce20" office:value-type="string" calcext:value-type="string">
            <text:p>Ensure my order was taken correctly</text:p>
          </table:table-cell>
          <table:table-cell table:style-name="ce20" office:value-type="string" calcext:value-type="string">
            <text:p>This is effectively a to_string method to a dialog with confirm or start over buttons</text:p>
          </table:table-cell>
          <table:table-cell table:number-columns-repeated="1014"/>
        </table:table-row>
        <table:table-row table:style-name="ro4">
          <table:table-cell office:value-type="string" calcext:value-type="string">
            <text:p>CTM</text:p>
          </table:table-cell>
          <table:table-cell table:style-name="ce5" table:content-validation-name="val7" office:value-type="float" office:value="8" calcext:value-type="float">
            <text:p>8</text:p>
          </table:table-cell>
          <table:table-cell table:style-name="ce5" table:content-validation-name="val44" office:value-type="float" office:value="2" calcext:value-type="float">
            <text:p>2</text:p>
          </table:table-cell>
          <table:table-cell table:style-name="ce5" table:content-validation-name="val82" office:value-type="float" office:value="3" calcext:value-type="float">
            <text:p>3</text:p>
          </table:table-cell>
          <table:table-cell table:style-name="ce16" table:content-validation-name="val120" office:value-type="float" office:value="2" calcext:value-type="float">
            <text:p>2</text:p>
          </table:table-cell>
          <table:table-cell table:style-name="ce16" table:content-validation-name="val158" office:value-type="string" calcext:value-type="string">
            <text:p>Finished in Sprint 2</text:p>
          </table:table-cell>
          <table:table-cell table:style-name="ce6" office:value-type="string" calcext:value-type="string">
            <text:p>Manager</text:p>
          </table:table-cell>
          <table:table-cell table:style-name="ce18" office:value-type="string" calcext:value-type="string">
            <text:p>Create a new server</text:p>
          </table:table-cell>
          <table:table-cell table:style-name="ce20" office:value-type="string" calcext:value-type="string">
            <text:p>Staff the emporium</text:p>
          </table:table-cell>
          <table:table-cell table:style-name="ce20"/>
          <table:table-cell table:style-name="ce21" table:number-columns-repeated="1014"/>
        </table:table-row>
        <table:table-row table:style-name="ro4">
          <table:table-cell office:value-type="string" calcext:value-type="string">
            <text:p>CB</text:p>
          </table:table-cell>
          <table:table-cell table:style-name="ce5" table:content-validation-name="val8" office:value-type="float" office:value="9" calcext:value-type="float">
            <text:p>9</text:p>
          </table:table-cell>
          <table:table-cell table:style-name="ce5" table:content-validation-name="val45" office:value-type="float" office:value="2" calcext:value-type="float">
            <text:p>2</text:p>
          </table:table-cell>
          <table:table-cell table:style-name="ce5" table:content-validation-name="val83" office:value-type="float" office:value="2" calcext:value-type="float">
            <text:p>2</text:p>
          </table:table-cell>
          <table:table-cell table:style-name="ce16" table:content-validation-name="val121" office:value-type="float" office:value="2" calcext:value-type="float">
            <text:p>2</text:p>
          </table:table-cell>
          <table:table-cell table:style-name="ce16" table:content-validation-name="val159" office:value-type="string" calcext:value-type="string">
            <text:p>Finished in Sprint 2</text:p>
          </table:table-cell>
          <table:table-cell table:style-name="ce6" office:value-type="string" calcext:value-type="string">
            <text:p>Server</text:p>
          </table:table-cell>
          <table:table-cell table:style-name="ce18" office:value-type="string" calcext:value-type="string">
            <text:p>Create a new beloved customer</text:p>
          </table:table-cell>
          <table:table-cell table:style-name="ce20" office:value-type="string" calcext:value-type="string">
            <text:p>Keep track of our customers</text:p>
          </table:table-cell>
          <table:table-cell table:style-name="ce20"/>
          <table:table-cell table:style-name="ce21" table:number-columns-repeated="1014"/>
        </table:table-row>
        <table:table-row table:style-name="ro4">
          <table:table-cell office:value-type="string" calcext:value-type="string">
            <text:p>CO</text:p>
          </table:table-cell>
          <table:table-cell table:style-name="ce5" table:content-validation-name="val9" office:value-type="float" office:value="10" calcext:value-type="float">
            <text:p>10</text:p>
          </table:table-cell>
          <table:table-cell table:style-name="ce5" table:content-validation-name="val46" office:value-type="float" office:value="2" calcext:value-type="float">
            <text:p>2</text:p>
          </table:table-cell>
          <table:table-cell table:style-name="ce5" table:content-validation-name="val84" office:value-type="float" office:value="13" calcext:value-type="float">
            <text:p>13</text:p>
          </table:table-cell>
          <table:table-cell table:style-name="ce16" table:content-validation-name="val122" office:value-type="float" office:value="2" calcext:value-type="float">
            <text:p>2</text:p>
          </table:table-cell>
          <table:table-cell table:style-name="ce16" table:content-validation-name="val160" office:value-type="string" calcext:value-type="string">
            <text:p>Finished in Sprint 3</text:p>
          </table:table-cell>
          <table:table-cell table:style-name="ce6" office:value-type="string" calcext:value-type="string">
            <text:p>Server</text:p>
          </table:table-cell>
          <table:table-cell table:style-name="ce18" office:value-type="string" calcext:value-type="string">
            <text:p>Create an order of many servings of ice cream</text:p>
          </table:table-cell>
          <table:table-cell table:style-name="ce20" office:value-type="string" calcext:value-type="string">
            <text:p>Serve everyone in a customer party</text:p>
          </table:table-cell>
          <table:table-cell table:style-name="ce20"/>
          <table:table-cell table:style-name="ce21" table:number-columns-repeated="1014"/>
        </table:table-row>
        <table:table-row table:style-name="ro5">
          <table:table-cell office:value-type="string" calcext:value-type="string">
            <text:p>CSB</text:p>
          </table:table-cell>
          <table:table-cell table:style-name="ce5" table:content-validation-name="val10" office:value-type="float" office:value="11" calcext:value-type="float">
            <text:p>11</text:p>
          </table:table-cell>
          <table:table-cell table:style-name="ce5" table:content-validation-name="val47" office:value-type="float" office:value="2" calcext:value-type="float">
            <text:p>2</text:p>
          </table:table-cell>
          <table:table-cell table:style-name="ce5" table:content-validation-name="val85" office:value-type="float" office:value="1" calcext:value-type="float">
            <text:p>1</text:p>
          </table:table-cell>
          <table:table-cell table:style-name="ce16" table:content-validation-name="val123" office:value-type="float" office:value="2" calcext:value-type="float">
            <text:p>2</text:p>
          </table:table-cell>
          <table:table-cell table:style-name="ce16" table:content-validation-name="val161" office:value-type="string" calcext:value-type="string">
            <text:p>Finished in Sprint 2</text:p>
          </table:table-cell>
          <table:table-cell table:style-name="ce6" office:value-type="string" calcext:value-type="string">
            <text:p>Customer</text:p>
          </table:table-cell>
          <table:table-cell table:style-name="ce18" office:value-type="string" calcext:value-type="string">
            <text:p>Create a serving of ice cream in a container with toppings</text:p>
          </table:table-cell>
          <table:table-cell table:style-name="ce20" office:value-type="string" calcext:value-type="string">
            <text:p>Self-order and not have to deal with people</text:p>
          </table:table-cell>
          <table:table-cell table:style-name="ce20" office:value-type="string" calcext:value-type="string">
            <text:p>This just enables the Customer role to do what the Server can do in defining a serving…</text:p>
          </table:table-cell>
          <table:table-cell table:style-name="ce21" table:number-columns-repeated="1014"/>
        </table:table-row>
        <table:table-row table:style-name="ro4">
          <table:table-cell office:value-type="string" calcext:value-type="string">
            <text:p>COB</text:p>
          </table:table-cell>
          <table:table-cell table:style-name="ce5" table:content-validation-name="val11" office:value-type="float" office:value="12" calcext:value-type="float">
            <text:p>12</text:p>
          </table:table-cell>
          <table:table-cell table:style-name="ce5" table:content-validation-name="val48" office:value-type="float" office:value="2" calcext:value-type="float">
            <text:p>2</text:p>
          </table:table-cell>
          <table:table-cell table:style-name="ce5" table:content-validation-name="val86" office:value-type="float" office:value="1" calcext:value-type="float">
            <text:p>1</text:p>
          </table:table-cell>
          <table:table-cell table:style-name="ce16" table:content-validation-name="val124" office:value-type="float" office:value="2" calcext:value-type="float">
            <text:p>2</text:p>
          </table:table-cell>
          <table:table-cell table:style-name="ce16" table:content-validation-name="val162" office:value-type="string" calcext:value-type="string">
            <text:p>Finished in Sprint 3</text:p>
          </table:table-cell>
          <table:table-cell table:style-name="ce6" office:value-type="string" calcext:value-type="string">
            <text:p>Customer</text:p>
          </table:table-cell>
          <table:table-cell table:style-name="ce18" office:value-type="string" calcext:value-type="string">
            <text:p>Create an order of many servings of ice cream</text:p>
          </table:table-cell>
          <table:table-cell table:style-name="ce20" office:value-type="string" calcext:value-type="string">
            <text:p>Self-order and not have to deal with people</text:p>
          </table:table-cell>
          <table:table-cell table:style-name="ce20" office:value-type="string" calcext:value-type="string">
            <text:p>...and order</text:p>
          </table:table-cell>
          <table:table-cell table:style-name="ce21" table:number-columns-repeated="1014"/>
        </table:table-row>
        <table:table-row table:style-name="ro5">
          <table:table-cell office:value-type="string" calcext:value-type="string">
            <text:p>CE</text:p>
          </table:table-cell>
          <table:table-cell table:style-name="ce5" table:content-validation-name="val12" office:value-type="float" office:value="13" calcext:value-type="float">
            <text:p>13</text:p>
          </table:table-cell>
          <table:table-cell table:style-name="ce5" table:content-validation-name="val49" office:value-type="float" office:value="3" calcext:value-type="float">
            <text:p>3</text:p>
          </table:table-cell>
          <table:table-cell table:style-name="ce5" table:content-validation-name="val87" office:value-type="float" office:value="5" calcext:value-type="float">
            <text:p>5</text:p>
          </table:table-cell>
          <table:table-cell table:style-name="ce16" table:content-validation-name="val125" office:value-type="float" office:value="3" calcext:value-type="float">
            <text:p>3</text:p>
          </table:table-cell>
          <table:table-cell table:style-name="ce16" table:content-validation-name="val163" office:value-type="string" calcext:value-type="string">
            <text:p>Finished in Sprint 3</text:p>
          </table:table-cell>
          <table:table-cell table:style-name="ce6" office:value-type="string" calcext:value-type="string">
            <text:p>Manager</text:p>
          </table:table-cell>
          <table:table-cell table:style-name="ce18" office:value-type="string" calcext:value-type="string">
            <text:p>Create an emporium that stocks items and maintains a cash register</text:p>
          </table:table-cell>
          <table:table-cell table:style-name="ce20" office:value-type="string" calcext:value-type="string">
            <text:p>Manage the emporium</text:p>
          </table:table-cell>
          <table:table-cell table:style-name="ce20" office:value-type="string" calcext:value-type="string">
            <text:p>This includes item stocks, server and customer lists, and the cash register</text:p>
          </table:table-cell>
          <table:table-cell table:style-name="ce21" table:number-columns-repeated="1014"/>
        </table:table-row>
        <table:table-row table:style-name="ro6">
          <table:table-cell office:value-type="string" calcext:value-type="string">
            <text:p>MST</text:p>
          </table:table-cell>
          <table:table-cell table:style-name="ce5" table:content-validation-name="val13" office:value-type="float" office:value="14" calcext:value-type="float">
            <text:p>14</text:p>
          </table:table-cell>
          <table:table-cell table:style-name="ce5" table:content-validation-name="val50" office:value-type="float" office:value="3" calcext:value-type="float">
            <text:p>3</text:p>
          </table:table-cell>
          <table:table-cell table:style-name="ce5" table:content-validation-name="val88" office:value-type="float" office:value="8" calcext:value-type="float">
            <text:p>8</text:p>
          </table:table-cell>
          <table:table-cell table:style-name="ce16" table:content-validation-name="val126" office:value-type="float" office:value="3" calcext:value-type="float">
            <text:p>3</text:p>
          </table:table-cell>
          <table:table-cell table:style-name="ce16" table:content-validation-name="val164" office:value-type="string" calcext:value-type="string">
            <text:p>Finished in Sprint 3</text:p>
          </table:table-cell>
          <table:table-cell table:style-name="ce6" office:value-type="string" calcext:value-type="string">
            <text:p>Manager</text:p>
          </table:table-cell>
          <table:table-cell table:style-name="ce18" office:value-type="string" calcext:value-type="string">
            <text:p>Manage the state of each order (unfilled -&gt; filled -&gt; paid, or unfilled -&gt; canceled)</text:p>
          </table:table-cell>
          <table:table-cell table:style-name="ce20" office:value-type="string" calcext:value-type="string">
            <text:p>Ensure each order is filled and payment collected</text:p>
          </table:table-cell>
          <table:table-cell table:style-name="ce20"/>
          <table:table-cell table:style-name="ce21" table:number-columns-repeated="1014"/>
        </table:table-row>
        <table:table-row table:style-name="ro3">
          <table:table-cell office:value-type="string" calcext:value-type="string">
            <text:p>SAVD</text:p>
          </table:table-cell>
          <table:table-cell table:style-name="ce5" table:content-validation-name="val14" office:value-type="float" office:value="15" calcext:value-type="float">
            <text:p>15</text:p>
          </table:table-cell>
          <table:table-cell table:style-name="ce5" table:content-validation-name="val51" office:value-type="float" office:value="3" calcext:value-type="float">
            <text:p>3</text:p>
          </table:table-cell>
          <table:table-cell table:style-name="ce5" table:content-validation-name="val89" office:value-type="float" office:value="8" calcext:value-type="float">
            <text:p>8</text:p>
          </table:table-cell>
          <table:table-cell table:style-name="ce16" table:content-validation-name="val127" office:value-type="float" office:value="3" calcext:value-type="float">
            <text:p>3</text:p>
          </table:table-cell>
          <table:table-cell table:style-name="ce16" table:content-validation-name="val165" office:value-type="string" calcext:value-type="string">
            <text:p>Finished in Sprint 3</text:p>
          </table:table-cell>
          <table:table-cell table:style-name="ce6" office:value-type="string" calcext:value-type="string">
            <text:p>Manager</text:p>
          </table:table-cell>
          <table:table-cell table:style-name="ce18" office:value-type="string" calcext:value-type="string">
            <text:p>Save all data to a default file</text:p>
          </table:table-cell>
          <table:table-cell table:style-name="ce20" office:value-type="string" calcext:value-type="string">
            <text:p>Ensure our data isn’t lost</text:p>
          </table:table-cell>
          <table:table-cell table:style-name="ce20"/>
          <table:table-cell table:style-name="ce21" table:number-columns-repeated="1014"/>
        </table:table-row>
        <table:table-row table:style-name="ro3">
          <table:table-cell office:value-type="string" calcext:value-type="string">
            <text:p>LOAD</text:p>
          </table:table-cell>
          <table:table-cell table:style-name="ce5" table:content-validation-name="val15" office:value-type="float" office:value="16" calcext:value-type="float">
            <text:p>16</text:p>
          </table:table-cell>
          <table:table-cell table:style-name="ce5" table:content-validation-name="val52" office:value-type="float" office:value="3" calcext:value-type="float">
            <text:p>3</text:p>
          </table:table-cell>
          <table:table-cell table:style-name="ce5" table:content-validation-name="val90" office:value-type="float" office:value="5" calcext:value-type="float">
            <text:p>5</text:p>
          </table:table-cell>
          <table:table-cell table:style-name="ce16" table:content-validation-name="val128" office:value-type="float" office:value="3" calcext:value-type="float">
            <text:p>3</text:p>
          </table:table-cell>
          <table:table-cell table:style-name="ce16" table:content-validation-name="val166" office:value-type="string" calcext:value-type="string">
            <text:p>Finished in Sprint 3</text:p>
          </table:table-cell>
          <table:table-cell table:style-name="ce6" office:value-type="string" calcext:value-type="string">
            <text:p>Manager</text:p>
          </table:table-cell>
          <table:table-cell table:style-name="ce18" office:value-type="string" calcext:value-type="string">
            <text:p>Load data from a default file</text:p>
          </table:table-cell>
          <table:table-cell table:style-name="ce20" office:value-type="string" calcext:value-type="string">
            <text:p>Ensure our data isn’t lost</text:p>
          </table:table-cell>
          <table:table-cell table:style-name="ce20"/>
          <table:table-cell table:style-name="ce21" table:number-columns-repeated="1014"/>
        </table:table-row>
        <table:table-row table:style-name="ro7">
          <table:table-cell office:value-type="string" calcext:value-type="string">
            <text:p>POS</text:p>
          </table:table-cell>
          <table:table-cell table:style-name="ce5" table:content-validation-name="val16" office:value-type="float" office:value="17" calcext:value-type="float">
            <text:p>17</text:p>
          </table:table-cell>
          <table:table-cell table:style-name="ce5" table:content-validation-name="val53" office:value-type="float" office:value="3" calcext:value-type="float">
            <text:p>3</text:p>
          </table:table-cell>
          <table:table-cell table:style-name="ce5" table:content-validation-name="val91" office:value-type="float" office:value="5" calcext:value-type="float">
            <text:p>5</text:p>
          </table:table-cell>
          <table:table-cell table:style-name="ce16" table:content-validation-name="val129" office:value-type="float" office:value="3" calcext:value-type="float">
            <text:p>3</text:p>
          </table:table-cell>
          <table:table-cell table:style-name="ce16" table:content-validation-name="val167" office:value-type="string" calcext:value-type="string">
            <text:p>Finished in Sprint 3</text:p>
          </table:table-cell>
          <table:table-cell table:style-name="ce6" office:value-type="string" calcext:value-type="string">
            <text:p>Server</text:p>
          </table:table-cell>
          <table:table-cell table:style-name="ce18" office:value-type="string" calcext:value-type="string">
            <text:p>Show the servings in an order for the servers (what to prepare)</text:p>
          </table:table-cell>
          <table:table-cell table:style-name="ce20" office:value-type="string" calcext:value-type="string">
            <text:p>Know what to put into each serving in an order</text:p>
          </table:table-cell>
          <table:table-cell table:style-name="ce20" office:value-type="string" calcext:value-type="string">
            <text:p>This can simply be text in a MessageDialog, or something snazzier; <text:s/>probably similar to PS</text:p>
          </table:table-cell>
          <table:table-cell table:style-name="ce21" table:number-columns-repeated="1014"/>
        </table:table-row>
        <table:table-row table:style-name="ro7">
          <table:table-cell office:value-type="string" calcext:value-type="string">
            <text:p>POC</text:p>
          </table:table-cell>
          <table:table-cell table:style-name="ce5" table:content-validation-name="val17" office:value-type="float" office:value="18" calcext:value-type="float">
            <text:p>18</text:p>
          </table:table-cell>
          <table:table-cell table:style-name="ce5" table:content-validation-name="val54" office:value-type="float" office:value="3" calcext:value-type="float">
            <text:p>3</text:p>
          </table:table-cell>
          <table:table-cell table:style-name="ce5" table:content-validation-name="val92" office:value-type="float" office:value="5" calcext:value-type="float">
            <text:p>5</text:p>
          </table:table-cell>
          <table:table-cell table:style-name="ce16" table:content-validation-name="val130" office:value-type="float" office:value="3" calcext:value-type="float">
            <text:p>3</text:p>
          </table:table-cell>
          <table:table-cell table:style-name="ce16" table:content-validation-name="val168" office:value-type="string" calcext:value-type="string">
            <text:p>Finished in Sprint 3</text:p>
          </table:table-cell>
          <table:table-cell table:style-name="ce6" office:value-type="string" calcext:value-type="string">
            <text:p>Customer</text:p>
          </table:table-cell>
          <table:table-cell table:style-name="ce18" office:value-type="string" calcext:value-type="string">
            <text:p>Show the servings in an order for the customer (what was ordered / how much it costs)</text:p>
          </table:table-cell>
          <table:table-cell table:style-name="ce20" office:value-type="string" calcext:value-type="string">
            <text:p>Verify that my order was taken correctly and see the price</text:p>
          </table:table-cell>
          <table:table-cell table:style-name="ce20" office:value-type="string" calcext:value-type="string">
            <text:p>This can simply be text in a MessageDialog, or something snazzier; probably similar to PS</text:p>
          </table:table-cell>
          <table:table-cell table:style-name="ce21" table:number-columns-repeated="1014"/>
        </table:table-row>
        <table:table-row table:style-name="ro3">
          <table:table-cell office:value-type="string" calcext:value-type="string">
            <text:p>CM</text:p>
          </table:table-cell>
          <table:table-cell table:style-name="ce5" table:content-validation-name="val18" office:value-type="float" office:value="19" calcext:value-type="float">
            <text:p>19</text:p>
          </table:table-cell>
          <table:table-cell table:style-name="ce5" table:content-validation-name="val55" office:value-type="float" office:value="3" calcext:value-type="float">
            <text:p>3</text:p>
          </table:table-cell>
          <table:table-cell table:style-name="ce5" table:content-validation-name="val93" office:value-type="float" office:value="3" calcext:value-type="float">
            <text:p>3</text:p>
          </table:table-cell>
          <table:table-cell table:style-name="ce16" table:content-validation-name="val131" office:value-type="float" office:value="3" calcext:value-type="float">
            <text:p>3</text:p>
          </table:table-cell>
          <table:table-cell table:style-name="ce16" table:content-validation-name="val169" office:value-type="string" calcext:value-type="string">
            <text:p>Finished in Sprint 3</text:p>
          </table:table-cell>
          <table:table-cell table:style-name="ce6" office:value-type="string" calcext:value-type="string">
            <text:p>Owner</text:p>
          </table:table-cell>
          <table:table-cell table:style-name="ce18" office:value-type="string" calcext:value-type="string">
            <text:p>Create a named manager</text:p>
          </table:table-cell>
          <table:table-cell table:style-name="ce20" office:value-type="string" calcext:value-type="string">
            <text:p>Delegate management tasks to a pro</text:p>
          </table:table-cell>
          <table:table-cell table:style-name="ce20"/>
          <table:table-cell table:style-name="ce21" table:number-columns-repeated="1014"/>
        </table:table-row>
        <table:table-row table:style-name="ro5">
          <table:table-cell office:value-type="string" calcext:value-type="string">
            <text:p>P&amp;L</text:p>
          </table:table-cell>
          <table:table-cell table:style-name="ce5" table:content-validation-name="val19" office:value-type="float" office:value="20" calcext:value-type="float">
            <text:p>20</text:p>
          </table:table-cell>
          <table:table-cell table:style-name="ce5" table:content-validation-name="val56" office:value-type="float" office:value="4" calcext:value-type="float">
            <text:p>4</text:p>
          </table:table-cell>
          <table:table-cell table:style-name="ce5" table:content-validation-name="val94" office:value-type="float" office:value="8" calcext:value-type="float">
            <text:p>8</text:p>
          </table:table-cell>
          <table:table-cell table:style-name="ce16" table:content-validation-name="val132" office:value-type="float" office:value="4" calcext:value-type="float">
            <text:p>4</text:p>
          </table:table-cell>
          <table:table-cell table:style-name="ce16" table:content-validation-name="val170" office:value-type="string" calcext:value-type="string">
            <text:p>Finished in Sprint 4</text:p>
          </table:table-cell>
          <table:table-cell table:style-name="ce6" office:value-type="string" calcext:value-type="string">
            <text:p>Manager</text:p>
          </table:table-cell>
          <table:table-cell table:style-name="ce18" office:value-type="string" calcext:value-type="string">
            <text:p>Add a Profit &amp; Loss statement, showing all income, expenses, and total profit</text:p>
          </table:table-cell>
          <table:table-cell table:style-name="ce20" office:value-type="string" calcext:value-type="string">
            <text:p>Ensure that we’re making a profit and thus avoid bankruptcy</text:p>
          </table:table-cell>
          <table:table-cell table:style-name="ce20"/>
          <table:table-cell table:style-name="ce22" table:number-columns-repeated="1014"/>
        </table:table-row>
        <table:table-row table:style-name="ro5">
          <table:table-cell office:value-type="string" calcext:value-type="string">
            <text:p>RI</text:p>
          </table:table-cell>
          <table:table-cell table:style-name="ce5" table:content-validation-name="val20" office:value-type="float" office:value="21" calcext:value-type="float">
            <text:p>21</text:p>
          </table:table-cell>
          <table:table-cell table:style-name="ce5" table:content-validation-name="val57" office:value-type="float" office:value="4" calcext:value-type="float">
            <text:p>4</text:p>
          </table:table-cell>
          <table:table-cell table:style-name="ce5" table:content-validation-name="val95" office:value-type="float" office:value="5" calcext:value-type="float">
            <text:p>5</text:p>
          </table:table-cell>
          <table:table-cell table:style-name="ce16" table:content-validation-name="val133" office:value-type="float" office:value="4" calcext:value-type="float">
            <text:p>4</text:p>
          </table:table-cell>
          <table:table-cell table:style-name="ce16" table:content-validation-name="val171" office:value-type="string" calcext:value-type="string">
            <text:p>Finished in Sprint 4</text:p>
          </table:table-cell>
          <table:table-cell table:style-name="ce6" office:value-type="string" calcext:value-type="string">
            <text:p>Manager</text:p>
          </table:table-cell>
          <table:table-cell table:style-name="ce18" office:value-type="string" calcext:value-type="string">
            <text:p>Display an Inventory Report, listing every item and the quantity in stock</text:p>
          </table:table-cell>
          <table:table-cell table:style-name="ce20" office:value-type="string" calcext:value-type="string">
            <text:p>Ensure we don’t run out of any product and thus disappoint our customers</text:p>
          </table:table-cell>
          <table:table-cell table:style-name="ce20"/>
          <table:table-cell table:number-columns-repeated="1014"/>
        </table:table-row>
        <table:table-row table:style-name="ro5">
          <table:table-cell office:value-type="string" calcext:value-type="string">
            <text:p>PIX</text:p>
          </table:table-cell>
          <table:table-cell table:style-name="ce5" table:content-validation-name="val21" office:value-type="float" office:value="22" calcext:value-type="float">
            <text:p>22</text:p>
          </table:table-cell>
          <table:table-cell table:style-name="ce5" table:content-validation-name="val58" office:value-type="float" office:value="4" calcext:value-type="float">
            <text:p>4</text:p>
          </table:table-cell>
          <table:table-cell table:style-name="ce5" table:content-validation-name="val96" office:value-type="float" office:value="21" calcext:value-type="float">
            <text:p>21</text:p>
          </table:table-cell>
          <table:table-cell table:style-name="ce16" table:content-validation-name="val134" office:value-type="float" office:value="4" calcext:value-type="float">
            <text:p>4</text:p>
          </table:table-cell>
          <table:table-cell table:style-name="ce16" table:content-validation-name="val172" office:value-type="string" calcext:value-type="string">
            <text:p>Finished in Sprint 4</text:p>
          </table:table-cell>
          <table:table-cell table:style-name="ce6" office:value-type="string" calcext:value-type="string">
            <text:p>Customer</text:p>
          </table:table-cell>
          <table:table-cell table:style-name="ce18" office:value-type="string" calcext:value-type="string">
            <text:p>Add and display pictures for each item (container, ice cream flavor, and topping)</text:p>
          </table:table-cell>
          <table:table-cell table:style-name="ce20" office:value-type="string" calcext:value-type="string">
            <text:p>Better understand the menu</text:p>
          </table:table-cell>
          <table:table-cell table:style-name="ce20"/>
          <table:table-cell table:number-columns-repeated="1014"/>
        </table:table-row>
        <table:table-row table:style-name="ro5">
          <table:table-cell office:value-type="string" calcext:value-type="string">
            <text:p>RTM</text:p>
          </table:table-cell>
          <table:table-cell table:style-name="ce5" table:content-validation-name="val22" office:value-type="float" office:value="23" calcext:value-type="float">
            <text:p>23</text:p>
          </table:table-cell>
          <table:table-cell table:style-name="ce5" table:content-validation-name="val59" office:value-type="float" office:value="4" calcext:value-type="float">
            <text:p>4</text:p>
          </table:table-cell>
          <table:table-cell table:style-name="ce5" table:content-validation-name="val97" office:value-type="float" office:value="8" calcext:value-type="float">
            <text:p>8</text:p>
          </table:table-cell>
          <table:table-cell table:style-name="ce16" table:content-validation-name="val135" office:value-type="float" office:value="4" calcext:value-type="float">
            <text:p>4</text:p>
          </table:table-cell>
          <table:table-cell table:style-name="ce16" table:content-validation-name="val173" office:value-type="string" calcext:value-type="string">
            <text:p>Finished in Sprint 4</text:p>
          </table:table-cell>
          <table:table-cell table:style-name="ce6" office:value-type="string" calcext:value-type="string">
            <text:p>Manager</text:p>
          </table:table-cell>
          <table:table-cell table:style-name="ce18" office:value-type="string" calcext:value-type="string">
            <text:p>Display a Server Report, listing all info about each server including # of orders served</text:p>
          </table:table-cell>
          <table:table-cell table:style-name="ce20" office:value-type="string" calcext:value-type="string">
            <text:p>Better manage our team and reward productive team members</text:p>
          </table:table-cell>
          <table:table-cell table:style-name="ce20"/>
          <table:table-cell table:number-columns-repeated="1014"/>
        </table:table-row>
        <table:table-row table:style-name="ro5">
          <table:table-cell office:value-type="string" calcext:value-type="string">
            <text:p>ETMS</text:p>
          </table:table-cell>
          <table:table-cell table:style-name="ce5" table:content-validation-name="val23" office:value-type="float" office:value="24" calcext:value-type="float">
            <text:p>24</text:p>
          </table:table-cell>
          <table:table-cell table:style-name="ce5" table:content-validation-name="val60" office:value-type="float" office:value="4" calcext:value-type="float">
            <text:p>4</text:p>
          </table:table-cell>
          <table:table-cell table:style-name="ce5" table:content-validation-name="val98" office:value-type="float" office:value="8" calcext:value-type="float">
            <text:p>8</text:p>
          </table:table-cell>
          <table:table-cell table:style-name="ce16" table:content-validation-name="val136" office:value-type="float" office:value="4" calcext:value-type="float">
            <text:p>4</text:p>
          </table:table-cell>
          <table:table-cell table:style-name="ce16" table:content-validation-name="val174" office:value-type="string" calcext:value-type="string">
            <text:p>Finished in Sprint 4</text:p>
          </table:table-cell>
          <table:table-cell table:style-name="ce6" office:value-type="string" calcext:value-type="string">
            <text:p>Manager</text:p>
          </table:table-cell>
          <table:table-cell table:style-name="ce18" office:value-type="string" calcext:value-type="string">
            <text:p>Change a server salary</text:p>
          </table:table-cell>
          <table:table-cell table:style-name="ce20" office:value-type="string" calcext:value-type="string">
            <text:p>Offer promotions and pay bumps to motivate our team members</text:p>
          </table:table-cell>
          <table:table-cell table:style-name="ce20"/>
          <table:table-cell table:number-columns-repeated="1014"/>
        </table:table-row>
        <table:table-row table:style-name="ro4">
          <table:table-cell office:value-type="string" calcext:value-type="string">
            <text:p>AI</text:p>
          </table:table-cell>
          <table:table-cell table:style-name="ce5" table:content-validation-name="val24" office:value-type="float" office:value="25" calcext:value-type="float">
            <text:p>25</text:p>
          </table:table-cell>
          <table:table-cell table:style-name="ce5" table:content-validation-name="val61" office:value-type="float" office:value="5" calcext:value-type="float">
            <text:p>5</text:p>
          </table:table-cell>
          <table:table-cell table:style-name="ce5" table:content-validation-name="val99" office:value-type="float" office:value="8" calcext:value-type="float">
            <text:p>8</text:p>
          </table:table-cell>
          <table:table-cell table:style-name="ce16" table:content-validation-name="val137"/>
          <table:table-cell table:style-name="ce16" table:content-validation-name="val175"/>
          <table:table-cell table:style-name="ce6" office:value-type="string" calcext:value-type="string">
            <text:p>Server</text:p>
          </table:table-cell>
          <table:table-cell table:style-name="ce18" office:value-type="string" calcext:value-type="string">
            <text:p>Restock items (ice cream flavor, container, and topping)</text:p>
          </table:table-cell>
          <table:table-cell table:style-name="ce20" office:value-type="string" calcext:value-type="string">
            <text:p>Ensure we can fill every order</text:p>
          </table:table-cell>
          <table:table-cell table:style-name="ce20"/>
          <table:table-cell table:number-columns-repeated="1014"/>
        </table:table-row>
        <table:table-row table:style-name="ro5">
          <table:table-cell office:value-type="string" calcext:value-type="string">
            <text:p>RO</text:p>
          </table:table-cell>
          <table:table-cell table:style-name="ce5" table:content-validation-name="val25" office:value-type="float" office:value="26" calcext:value-type="float">
            <text:p>26</text:p>
          </table:table-cell>
          <table:table-cell table:style-name="ce5" table:content-validation-name="val62" office:value-type="float" office:value="5" calcext:value-type="float">
            <text:p>5</text:p>
          </table:table-cell>
          <table:table-cell table:style-name="ce5" table:content-validation-name="val100" office:value-type="float" office:value="8" calcext:value-type="float">
            <text:p>8</text:p>
          </table:table-cell>
          <table:table-cell table:style-name="ce16" table:content-validation-name="val138"/>
          <table:table-cell table:style-name="ce16" table:content-validation-name="val176"/>
          <table:table-cell table:style-name="ce6" office:value-type="string" calcext:value-type="string">
            <text:p>Manager</text:p>
          </table:table-cell>
          <table:table-cell table:style-name="ce18" office:value-type="string" calcext:value-type="string">
            <text:p>Create an Order Report, showing all pending orders (unfilled and filled but unpaid)</text:p>
          </table:table-cell>
          <table:table-cell table:style-name="ce20" office:value-type="string" calcext:value-type="string">
            <text:p>Better manage our production process</text:p>
          </table:table-cell>
          <table:table-cell table:style-name="ce20"/>
          <table:table-cell table:number-columns-repeated="1014"/>
        </table:table-row>
        <table:table-row table:style-name="ro8">
          <table:table-cell office:value-type="string" calcext:value-type="string">
            <text:p>RB</text:p>
          </table:table-cell>
          <table:table-cell table:style-name="ce5" table:content-validation-name="val26" office:value-type="float" office:value="27" calcext:value-type="float">
            <text:p>27</text:p>
          </table:table-cell>
          <table:table-cell table:style-name="ce5" table:content-validation-name="val63" office:value-type="float" office:value="6" calcext:value-type="float">
            <text:p>6</text:p>
          </table:table-cell>
          <table:table-cell table:style-name="ce5" table:content-validation-name="val101" office:value-type="float" office:value="5" calcext:value-type="float">
            <text:p>5</text:p>
          </table:table-cell>
          <table:table-cell table:style-name="ce16" table:content-validation-name="val139"/>
          <table:table-cell table:style-name="ce16" table:content-validation-name="val177"/>
          <table:table-cell table:style-name="ce6" office:value-type="string" calcext:value-type="string">
            <text:p>Manager</text:p>
          </table:table-cell>
          <table:table-cell table:style-name="ce18" office:value-type="string" calcext:value-type="string">
            <text:p>Display a Customer Report, listing all info about each customer</text:p>
          </table:table-cell>
          <table:table-cell table:style-name="ce20" office:value-type="string" calcext:value-type="string">
            <text:p>Better attract repeat customers and handle complaints</text:p>
          </table:table-cell>
          <table:table-cell table:style-name="ce20"/>
          <table:table-cell table:number-columns-repeated="1014"/>
        </table:table-row>
        <table:table-row table:style-name="ro4">
          <table:table-cell office:value-type="string" calcext:value-type="string">
            <text:p>EF</text:p>
          </table:table-cell>
          <table:table-cell table:style-name="ce5" table:content-validation-name="val27" office:value-type="float" office:value="28" calcext:value-type="float">
            <text:p>28</text:p>
          </table:table-cell>
          <table:table-cell table:style-name="ce5" table:content-validation-name="val64" office:value-type="float" office:value="6" calcext:value-type="float">
            <text:p>6</text:p>
          </table:table-cell>
          <table:table-cell table:style-name="ce5" table:content-validation-name="val102" office:value-type="float" office:value="8" calcext:value-type="float">
            <text:p>8</text:p>
          </table:table-cell>
          <table:table-cell table:style-name="ce16" table:content-validation-name="val140"/>
          <table:table-cell table:style-name="ce16" table:content-validation-name="val178"/>
          <table:table-cell table:style-name="ce6" office:value-type="string" calcext:value-type="string">
            <text:p>Manager</text:p>
          </table:table-cell>
          <table:table-cell table:style-name="ce18" office:value-type="string" calcext:value-type="string">
            <text:p>Edit an ice cream flavor</text:p>
          </table:table-cell>
          <table:table-cell table:style-name="ce20" office:value-type="string" calcext:value-type="string">
            <text:p>Improve our data and keep it synced to reality</text:p>
          </table:table-cell>
          <table:table-cell table:style-name="ce20"/>
          <table:table-cell table:number-columns-repeated="1014"/>
        </table:table-row>
        <table:table-row table:style-name="ro4">
          <table:table-cell office:value-type="string" calcext:value-type="string">
            <text:p>EC</text:p>
          </table:table-cell>
          <table:table-cell table:style-name="ce5" table:content-validation-name="val28" office:value-type="float" office:value="29" calcext:value-type="float">
            <text:p>29</text:p>
          </table:table-cell>
          <table:table-cell table:style-name="ce5" table:content-validation-name="val65" office:value-type="float" office:value="6" calcext:value-type="float">
            <text:p>6</text:p>
          </table:table-cell>
          <table:table-cell table:style-name="ce5" table:content-validation-name="val103" office:value-type="float" office:value="8" calcext:value-type="float">
            <text:p>8</text:p>
          </table:table-cell>
          <table:table-cell table:style-name="ce16" table:content-validation-name="val141"/>
          <table:table-cell table:style-name="ce16" table:content-validation-name="val179"/>
          <table:table-cell table:style-name="ce6" office:value-type="string" calcext:value-type="string">
            <text:p>Manager</text:p>
          </table:table-cell>
          <table:table-cell table:style-name="ce18" office:value-type="string" calcext:value-type="string">
            <text:p>Edit a container</text:p>
          </table:table-cell>
          <table:table-cell table:style-name="ce20" office:value-type="string" calcext:value-type="string">
            <text:p>Improve our data and keep it synced to reality</text:p>
          </table:table-cell>
          <table:table-cell table:style-name="ce20"/>
          <table:table-cell table:number-columns-repeated="1014"/>
        </table:table-row>
        <table:table-row table:style-name="ro4">
          <table:table-cell office:value-type="string" calcext:value-type="string">
            <text:p>ET</text:p>
          </table:table-cell>
          <table:table-cell table:style-name="ce5" table:content-validation-name="val29" office:value-type="float" office:value="30" calcext:value-type="float">
            <text:p>30</text:p>
          </table:table-cell>
          <table:table-cell table:style-name="ce5" table:content-validation-name="val66" office:value-type="float" office:value="6" calcext:value-type="float">
            <text:p>6</text:p>
          </table:table-cell>
          <table:table-cell table:style-name="ce5" table:content-validation-name="val104" office:value-type="float" office:value="8" calcext:value-type="float">
            <text:p>8</text:p>
          </table:table-cell>
          <table:table-cell table:style-name="ce16" table:content-validation-name="val142"/>
          <table:table-cell table:style-name="ce16" table:content-validation-name="val180"/>
          <table:table-cell table:style-name="ce6" office:value-type="string" calcext:value-type="string">
            <text:p>Manager</text:p>
          </table:table-cell>
          <table:table-cell table:style-name="ce18" office:value-type="string" calcext:value-type="string">
            <text:p>Edit a new topping</text:p>
          </table:table-cell>
          <table:table-cell table:style-name="ce20" office:value-type="string" calcext:value-type="string">
            <text:p>Improve our data and keep it synced to reality</text:p>
          </table:table-cell>
          <table:table-cell table:style-name="ce20"/>
          <table:table-cell table:number-columns-repeated="1014"/>
        </table:table-row>
        <table:table-row table:style-name="ro5">
          <table:table-cell office:value-type="string" calcext:value-type="string">
            <text:p>ROA</text:p>
          </table:table-cell>
          <table:table-cell table:style-name="ce5" table:content-validation-name="val30" office:value-type="float" office:value="31" calcext:value-type="float">
            <text:p>31</text:p>
          </table:table-cell>
          <table:table-cell table:style-name="ce5" table:content-validation-name="val67"/>
          <table:table-cell table:style-name="ce5" table:content-validation-name="val105" office:value-type="float" office:value="3" calcext:value-type="float">
            <text:p>3</text:p>
          </table:table-cell>
          <table:table-cell table:style-name="ce16" table:content-validation-name="val143"/>
          <table:table-cell table:style-name="ce16" table:content-validation-name="val181"/>
          <table:table-cell table:style-name="ce6" office:value-type="string" calcext:value-type="string">
            <text:p>Manager</text:p>
          </table:table-cell>
          <table:table-cell table:style-name="ce18" office:value-type="string" calcext:value-type="string">
            <text:p>Add Order Report option to show completed as well as pending orders</text:p>
          </table:table-cell>
          <table:table-cell table:style-name="ce20" office:value-type="string" calcext:value-type="string">
            <text:p>Review our order history seeking patterns to understand how to improve efficiency and profit</text:p>
          </table:table-cell>
          <table:table-cell table:style-name="ce20"/>
          <table:table-cell table:number-columns-repeated="1014"/>
        </table:table-row>
        <table:table-row table:style-name="ro4">
          <table:table-cell office:value-type="string" calcext:value-type="string">
            <text:p>SALL</text:p>
          </table:table-cell>
          <table:table-cell table:style-name="ce5" table:content-validation-name="val31" office:value-type="float" office:value="32" calcext:value-type="float">
            <text:p>32</text:p>
          </table:table-cell>
          <table:table-cell table:style-name="ce5" table:content-validation-name="val68"/>
          <table:table-cell table:style-name="ce5" table:content-validation-name="val106" office:value-type="float" office:value="5" calcext:value-type="float">
            <text:p>5</text:p>
          </table:table-cell>
          <table:table-cell table:style-name="ce16" table:content-validation-name="val144"/>
          <table:table-cell table:style-name="ce16" table:content-validation-name="val182"/>
          <table:table-cell table:style-name="ce6" office:value-type="string" calcext:value-type="string">
            <text:p>Owner</text:p>
          </table:table-cell>
          <table:table-cell table:style-name="ce18" office:value-type="string" calcext:value-type="string">
            <text:p>Save all data to a specified file</text:p>
          </table:table-cell>
          <table:table-cell table:style-name="ce20" office:value-type="string" calcext:value-type="string">
            <text:p>Franchise my company</text:p>
          </table:table-cell>
          <table:table-cell table:style-name="ce20"/>
          <table:table-cell table:number-columns-repeated="1014"/>
        </table:table-row>
        <table:table-row table:style-name="ro4">
          <table:table-cell office:value-type="string" calcext:value-type="string">
            <text:p>LALL</text:p>
          </table:table-cell>
          <table:table-cell table:style-name="ce5" table:content-validation-name="val32" office:value-type="float" office:value="33" calcext:value-type="float">
            <text:p>33</text:p>
          </table:table-cell>
          <table:table-cell table:style-name="ce5" table:content-validation-name="val69"/>
          <table:table-cell table:style-name="ce5" table:content-validation-name="val107" office:value-type="float" office:value="5" calcext:value-type="float">
            <text:p>5</text:p>
          </table:table-cell>
          <table:table-cell table:style-name="ce16" table:content-validation-name="val145"/>
          <table:table-cell table:style-name="ce16" table:content-validation-name="val183"/>
          <table:table-cell table:style-name="ce6" office:value-type="string" calcext:value-type="string">
            <text:p>Owner</text:p>
          </table:table-cell>
          <table:table-cell table:style-name="ce18" office:value-type="string" calcext:value-type="string">
            <text:p>Load data from a specified file</text:p>
          </table:table-cell>
          <table:table-cell table:style-name="ce20" office:value-type="string" calcext:value-type="string">
            <text:p>Franchise my company</text:p>
          </table:table-cell>
          <table:table-cell table:style-name="ce20"/>
          <table:table-cell table:number-columns-repeated="1014"/>
        </table:table-row>
        <table:table-row table:style-name="ro4">
          <table:table-cell office:value-type="string" calcext:value-type="string">
            <text:p>CENEW</text:p>
          </table:table-cell>
          <table:table-cell table:style-name="ce5" table:content-validation-name="val33" office:value-type="float" office:value="34" calcext:value-type="float">
            <text:p>34</text:p>
          </table:table-cell>
          <table:table-cell table:style-name="ce5" table:content-validation-name="val70"/>
          <table:table-cell table:style-name="ce5" table:content-validation-name="val108" office:value-type="float" office:value="13" calcext:value-type="float">
            <text:p>13</text:p>
          </table:table-cell>
          <table:table-cell table:style-name="ce16" table:content-validation-name="val146"/>
          <table:table-cell table:style-name="ce16" table:content-validation-name="val184"/>
          <table:table-cell table:style-name="ce6" office:value-type="string" calcext:value-type="string">
            <text:p>Owner</text:p>
          </table:table-cell>
          <table:table-cell table:style-name="ce18" office:value-type="string" calcext:value-type="string">
            <text:p>Create a new franchise</text:p>
          </table:table-cell>
          <table:table-cell table:style-name="ce20" office:value-type="string" calcext:value-type="string">
            <text:p>Franchise my company</text:p>
          </table:table-cell>
          <table:table-cell table:style-name="ce20"/>
          <table:table-cell table:number-columns-repeated="1014"/>
        </table:table-row>
        <table:table-row table:style-name="ro5">
          <table:table-cell office:value-type="string" calcext:value-type="string">
            <text:p>XI</text:p>
          </table:table-cell>
          <table:table-cell table:style-name="ce5" table:content-validation-name="val34" office:value-type="float" office:value="35" calcext:value-type="float">
            <text:p>35</text:p>
          </table:table-cell>
          <table:table-cell table:style-name="ce5" table:content-validation-name="val71"/>
          <table:table-cell table:style-name="ce5" table:content-validation-name="val109" office:value-type="float" office:value="21" calcext:value-type="float">
            <text:p>21</text:p>
          </table:table-cell>
          <table:table-cell table:style-name="ce16" table:content-validation-name="val147"/>
          <table:table-cell table:style-name="ce16" table:content-validation-name="val185"/>
          <table:table-cell table:style-name="ce6" office:value-type="string" calcext:value-type="string">
            <text:p>Manager</text:p>
          </table:table-cell>
          <table:table-cell table:style-name="ce18" office:value-type="string" calcext:value-type="string">
            <text:p>Retire an item (no longer enable its selection for a new order, but keep in reports)</text:p>
          </table:table-cell>
          <table:table-cell table:style-name="ce20" office:value-type="string" calcext:value-type="string">
            <text:p>Remove items no longer offered from the menu</text:p>
          </table:table-cell>
          <table:table-cell table:style-name="ce20"/>
          <table:table-cell table:number-columns-repeated="1014"/>
        </table:table-row>
        <table:table-row table:style-name="ro5">
          <table:table-cell office:value-type="string" calcext:value-type="string">
            <text:p>XT</text:p>
          </table:table-cell>
          <table:table-cell table:style-name="ce5" table:content-validation-name="val35" office:value-type="float" office:value="36" calcext:value-type="float">
            <text:p>36</text:p>
          </table:table-cell>
          <table:table-cell table:style-name="ce5" table:content-validation-name="val72"/>
          <table:table-cell table:style-name="ce5" table:content-validation-name="val110" office:value-type="float" office:value="13" calcext:value-type="float">
            <text:p>13</text:p>
          </table:table-cell>
          <table:table-cell table:style-name="ce16" table:content-validation-name="val148"/>
          <table:table-cell table:style-name="ce16" table:content-validation-name="val186"/>
          <table:table-cell table:style-name="ce6" office:value-type="string" calcext:value-type="string">
            <text:p>Manager</text:p>
          </table:table-cell>
          <table:table-cell table:style-name="ce18" office:value-type="string" calcext:value-type="string">
            <text:p>Suspend a server (no longer allow their selection for an order or restock, but keep in reports)</text:p>
          </table:table-cell>
          <table:table-cell table:style-name="ce20" office:value-type="string" calcext:value-type="string">
            <text:p>Remove team members who aren’t currently active from our drop-down lists (except reports)</text:p>
          </table:table-cell>
          <table:table-cell table:style-name="ce20"/>
          <table:table-cell table:number-columns-repeated="1014"/>
        </table:table-row>
        <table:table-row table:style-name="ro4">
          <table:table-cell office:value-type="string" calcext:value-type="string">
            <text:p>XXT</text:p>
          </table:table-cell>
          <table:table-cell table:style-name="ce5" table:content-validation-name="val36" office:value-type="float" office:value="37" calcext:value-type="float">
            <text:p>37</text:p>
          </table:table-cell>
          <table:table-cell table:style-name="ce5" table:content-validation-name="val73"/>
          <table:table-cell table:style-name="ce5" table:content-validation-name="val111" office:value-type="float" office:value="5" calcext:value-type="float">
            <text:p>5</text:p>
          </table:table-cell>
          <table:table-cell table:style-name="ce16" table:content-validation-name="val149"/>
          <table:table-cell table:style-name="ce16" table:content-validation-name="val187"/>
          <table:table-cell table:style-name="ce6" office:value-type="string" calcext:value-type="string">
            <text:p>Manager</text:p>
          </table:table-cell>
          <table:table-cell table:style-name="ce19" office:value-type="string" calcext:value-type="string">
            <text:p>Restore a server</text:p>
          </table:table-cell>
          <table:table-cell table:style-name="ce20" office:value-type="string" calcext:value-type="string">
            <text:p>Add a former team member tack into service</text:p>
          </table:table-cell>
          <table:table-cell table:style-name="ce20"/>
          <table:table-cell table:number-columns-repeated="1014"/>
        </table:table-row>
        <table:table-row table:style-name="ro3" table:number-rows-repeated="39">
          <table:table-cell/>
          <table:table-cell table:style-name="ce5" table:content-validation-name="val37"/>
          <table:table-cell table:style-name="ce5" table:content-validation-name="val74"/>
          <table:table-cell table:style-name="ce5" table:content-validation-name="val112"/>
          <table:table-cell table:style-name="ce16" table:content-validation-name="val150"/>
          <table:table-cell table:style-name="ce16" table:content-validation-name="val188"/>
          <table:table-cell table:style-name="ce6"/>
          <table:table-cell table:style-name="ce19"/>
          <table:table-cell table:style-name="ce20" table:number-columns-repeated="2"/>
          <table:table-cell table:number-columns-repeated="1014"/>
        </table:table-row>
        <table:table-row table:style-name="ro3" table:number-rows-repeated="19">
          <table:table-cell table:number-columns-repeated="7"/>
          <table:table-cell table:style-name="ce19"/>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named-expressions>
          <table:named-expression table:name="Print_Area" table:base-cell-address="$'Product Backlog'.$A$1" table:expression="#REF!"/>
          <table:named-expression table:name="Sheet_Title" table:base-cell-address="$'Product Backlog'.$A$1" table:expression="&quot;Product Backlog&quot;"/>
        </table:named-expressions>
      </table:table>
      <table:table table:name="Sprint 01 Backlog"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295.37pt" svg:height="146.07pt" svg:x="321.76pt" svg:y="35.09pt">
            <loext:p draw:notify-on-update-of-ranges="'Sprint 01 Backlog'.B7:'Sprint 01 Backlog'.B14"/>
            <draw:object xlink:href="./Graph2-0" xlink:type="simple" xlink:show="embed" xlink:actuate="onLoad"/>
            <draw:image xlink:href="./ObjectReplacements/Graph2-0" xlink:type="simple" xlink:show="embed" xlink:actuate="onLoad"/>
          </draw:frame>
        </table:shapes>
        <table:table-column table:style-name="co12" table:default-cell-style-name="ce25"/>
        <table:table-column table:style-name="co11" table:default-cell-style-name="ce29"/>
        <table:table-column table:style-name="co13" table:default-cell-style-name="ce29"/>
        <table:table-column table:style-name="co14" table:default-cell-style-name="ce29"/>
        <table:table-column table:style-name="co6" table:default-cell-style-name="ce33"/>
        <table:table-column table:style-name="co14" table:default-cell-style-name="ce25"/>
        <table:table-column table:style-name="co11" table:number-columns-repeated="122" table:default-cell-style-name="ce25"/>
        <table:table-row table:style-name="ro1">
          <table:table-cell table:style-name="ce23" office:value-type="string" calcext:value-type="string">
            <text:p>Sprint #</text:p>
          </table:table-cell>
          <table:table-cell table:style-name="ce23" office:value-type="float" office:value="1" calcext:value-type="float">
            <text:p>1</text:p>
          </table:table-cell>
          <table:table-cell table:style-name="ce23"/>
          <table:table-cell table:style-name="ce30" office:value-type="string" calcext:value-type="string">
            <text:p>Complete Fields in Green!!!</text:p>
          </table:table-cell>
          <table:table-cell/>
          <table:table-cell table:style-name="ce23"/>
          <table:table-cell table:number-columns-repeated="122"/>
        </table:table-row>
        <table:table-row table:style-name="ro3">
          <table:table-cell table:style-name="ce23" office:value-type="string" calcext:value-type="string">
            <text:p>Start on</text:p>
          </table:table-cell>
          <table:table-cell table:style-name="ce26" office:value-type="date" office:date-value="2017-10-19" calcext:value-type="date">
            <text:p>Oct 19</text:p>
          </table:table-cell>
          <table:table-cell table:style-name="ce23"/>
          <table:table-cell table:style-name="ce31" office:value-type="string" calcext:value-type="string">
            <text:p>*** Create a new Sprint Backlog for EVERY SPRINT ***</text:p>
          </table:table-cell>
          <table:table-cell table:style-name="ce31"/>
          <table:table-cell table:style-name="ce23"/>
          <table:table-cell table:number-columns-repeated="122"/>
        </table:table-row>
        <table:table-row table:style-name="ro3">
          <table:table-cell table:style-name="ce23" office:value-type="string" calcext:value-type="string">
            <text:p>End on</text:p>
          </table:table-cell>
          <table:table-cell table:style-name="ce26" office:value-type="date" office:date-value="2017-10-26" calcext:value-type="date">
            <text:p>Oct 26</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emo on</text:p>
          </table:table-cell>
          <table:table-cell table:style-name="ce27" office:value-type="string" calcext:value-type="string">
            <text:p>TBD</text:p>
          </table:table-cell>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7"/>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8" office:value-type="string" calcext:value-type="string">
            <text:p>Remaining</text:p>
          </table:table-cell>
          <table:table-cell table:style-name="ce23" office:value-type="string" calcext:value-type="string">
            <text:p>Completed (this day)</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Total Tasks</text:p>
          </table:table-cell>
          <table:table-cell table:style-name="ce23" table:formula="of:=COUNTA([.D17:.D995])" office:value-type="float" office:value="1" calcext:value-type="float">
            <text:p>1</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ay 1 Left</text:p>
          </table:table-cell>
          <table:table-cell table:style-name="ce23" table:formula="of:=[.B7]-[.C8]" office:value-type="float" office:value="1" calcext:value-type="float">
            <text:p>1</text:p>
          </table:table-cell>
          <table:table-cell table:style-name="ce23" table:formula="of:=COUNTIF([.E$17:.E$995];&quot;Completed Day 1&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2 Left</text:p>
          </table:table-cell>
          <table:table-cell table:style-name="ce23" table:formula="of:=[.B8]-[.C9]" office:value-type="float" office:value="1" calcext:value-type="float">
            <text:p>1</text:p>
          </table:table-cell>
          <table:table-cell table:style-name="ce23" table:formula="of:=COUNTIF([.E$17:.E$995];&quot;Completed Day 2&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3 Left</text:p>
          </table:table-cell>
          <table:table-cell table:style-name="ce23" table:formula="of:=[.B9]-[.C10]" office:value-type="float" office:value="1" calcext:value-type="float">
            <text:p>1</text:p>
          </table:table-cell>
          <table:table-cell table:style-name="ce23" table:formula="of:=COUNTIF([.E$17:.E$995];&quot;Completed Day 3&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4 Left</text:p>
          </table:table-cell>
          <table:table-cell table:style-name="ce23" table:formula="of:=[.B10]-[.C11]" office:value-type="float" office:value="1" calcext:value-type="float">
            <text:p>1</text:p>
          </table:table-cell>
          <table:table-cell table:style-name="ce23" table:formula="of:=COUNTIF([.E$17:.E$995];&quot;Completed Day 4&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5 Left</text:p>
          </table:table-cell>
          <table:table-cell table:style-name="ce23" table:formula="of:=[.B11]-[.C12]" office:value-type="float" office:value="1" calcext:value-type="float">
            <text:p>1</text:p>
          </table:table-cell>
          <table:table-cell table:style-name="ce23" table:formula="of:=COUNTIF([.E$17:.E$995];&quot;Completed Day 5&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6 Left</text:p>
          </table:table-cell>
          <table:table-cell table:style-name="ce23" table:formula="of:=[.B12]-[.C13]" office:value-type="float" office:value="1" calcext:value-type="float">
            <text:p>1</text:p>
          </table:table-cell>
          <table:table-cell table:style-name="ce23" table:formula="of:=COUNTIF([.E$17:.E$995];&quot;Completed Day 6&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7 Left</text:p>
          </table:table-cell>
          <table:table-cell table:style-name="ce23" table:formula="of:=[.B13]-[.C14]" office:value-type="float" office:value="1" calcext:value-type="float">
            <text:p>1</text:p>
          </table:table-cell>
          <table:table-cell table:style-name="ce23" table:formula="of:=COUNTIF([.E$17:.E$995];&quot;Completed Day 7&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table:number-columns-repeated="4"/>
          <table:table-cell table:style-name="ce31"/>
          <table:table-cell table:style-name="ce23"/>
          <table:table-cell table:number-columns-repeated="122"/>
        </table:table-row>
        <table:table-row table:style-name="ro3">
          <table:table-cell table:style-name="ce24" office:value-type="string" calcext:value-type="string">
            <text:p>Task ID</text:p>
          </table:table-cell>
          <table:table-cell table:style-name="ce24" office:value-type="string" calcext:value-type="string">
            <text:p>Feature ID</text:p>
          </table:table-cell>
          <table:table-cell table:style-name="ce24" office:value-type="string" calcext:value-type="string">
            <text:p>Assigned To</text:p>
          </table:table-cell>
          <table:table-cell table:style-name="ce24" office:value-type="string" calcext:value-type="string">
            <text:p>Description</text:p>
          </table:table-cell>
          <table:table-cell table:style-name="ce34" office:value-type="string" calcext:value-type="string">
            <text:p>Status</text:p>
          </table:table-cell>
          <table:table-cell table:style-name="ce24" office:value-type="string" calcext:value-type="string">
            <text:p>Notes</text:p>
          </table:table-cell>
          <table:table-cell table:number-columns-repeated="122"/>
        </table:table-row>
        <table:table-row table:style-name="ro3">
          <table:table-cell office:value-type="float" office:value="1" calcext:value-type="float">
            <text:p>1</text:p>
          </table:table-cell>
          <table:table-cell table:content-validation-name="val191" office:value-type="string" calcext:value-type="string">
            <text:p>CF</text:p>
          </table:table-cell>
          <table:table-cell table:content-validation-name="val275" office:value-type="string" calcext:value-type="string">
            <text:p>AG</text:p>
          </table:table-cell>
          <table:table-cell table:style-name="ce32" office:value-type="string" calcext:value-type="string">
            <text:p>--&gt; Add tasks to complete each feature for this sprint</text:p>
          </table:table-cell>
          <table:table-cell table:content-validation-name="val360"/>
          <table:table-cell table:content-validation-name="val444"/>
          <table:table-cell table:number-columns-repeated="122"/>
        </table:table-row>
        <table:table-row table:style-name="ro3">
          <table:table-cell office:value-type="float" office:value="2" calcext:value-type="float">
            <text:p>2</text:p>
          </table:table-cell>
          <table:table-cell table:content-validation-name="val192"/>
          <table:table-cell table:content-validation-name="val276"/>
          <table:table-cell table:content-validation-name="val359"/>
          <table:table-cell table:content-validation-name="val361"/>
          <table:table-cell table:content-validation-name="val444"/>
          <table:table-cell table:number-columns-repeated="122"/>
        </table:table-row>
        <table:table-row table:style-name="ro3">
          <table:table-cell office:value-type="float" office:value="3" calcext:value-type="float">
            <text:p>3</text:p>
          </table:table-cell>
          <table:table-cell table:content-validation-name="val193"/>
          <table:table-cell table:content-validation-name="val277"/>
          <table:table-cell table:content-validation-name="val359"/>
          <table:table-cell table:content-validation-name="val362"/>
          <table:table-cell table:content-validation-name="val444"/>
          <table:table-cell table:number-columns-repeated="122"/>
        </table:table-row>
        <table:table-row table:style-name="ro3">
          <table:table-cell office:value-type="float" office:value="4" calcext:value-type="float">
            <text:p>4</text:p>
          </table:table-cell>
          <table:table-cell table:content-validation-name="val194"/>
          <table:table-cell table:content-validation-name="val278"/>
          <table:table-cell table:content-validation-name="val359"/>
          <table:table-cell table:content-validation-name="val363"/>
          <table:table-cell table:content-validation-name="val444"/>
          <table:table-cell table:number-columns-repeated="122"/>
        </table:table-row>
        <table:table-row table:style-name="ro3">
          <table:table-cell office:value-type="float" office:value="5" calcext:value-type="float">
            <text:p>5</text:p>
          </table:table-cell>
          <table:table-cell table:content-validation-name="val195"/>
          <table:table-cell table:content-validation-name="val279"/>
          <table:table-cell table:content-validation-name="val359"/>
          <table:table-cell table:content-validation-name="val364"/>
          <table:table-cell table:content-validation-name="val444"/>
          <table:table-cell table:number-columns-repeated="122"/>
        </table:table-row>
        <table:table-row table:style-name="ro3">
          <table:table-cell office:value-type="float" office:value="6" calcext:value-type="float">
            <text:p>6</text:p>
          </table:table-cell>
          <table:table-cell table:content-validation-name="val196"/>
          <table:table-cell table:content-validation-name="val280"/>
          <table:table-cell table:content-validation-name="val359"/>
          <table:table-cell table:content-validation-name="val365"/>
          <table:table-cell table:content-validation-name="val444"/>
          <table:table-cell table:number-columns-repeated="122"/>
        </table:table-row>
        <table:table-row table:style-name="ro3">
          <table:table-cell office:value-type="float" office:value="7" calcext:value-type="float">
            <text:p>7</text:p>
          </table:table-cell>
          <table:table-cell table:content-validation-name="val197"/>
          <table:table-cell table:content-validation-name="val281"/>
          <table:table-cell table:content-validation-name="val359"/>
          <table:table-cell table:content-validation-name="val366"/>
          <table:table-cell table:content-validation-name="val444"/>
          <table:table-cell table:number-columns-repeated="122"/>
        </table:table-row>
        <table:table-row table:style-name="ro3">
          <table:table-cell office:value-type="float" office:value="8" calcext:value-type="float">
            <text:p>8</text:p>
          </table:table-cell>
          <table:table-cell table:content-validation-name="val198"/>
          <table:table-cell table:content-validation-name="val282"/>
          <table:table-cell table:content-validation-name="val359"/>
          <table:table-cell table:content-validation-name="val367"/>
          <table:table-cell table:content-validation-name="val444"/>
          <table:table-cell table:number-columns-repeated="122"/>
        </table:table-row>
        <table:table-row table:style-name="ro3">
          <table:table-cell office:value-type="float" office:value="9" calcext:value-type="float">
            <text:p>9</text:p>
          </table:table-cell>
          <table:table-cell table:content-validation-name="val199"/>
          <table:table-cell table:content-validation-name="val283"/>
          <table:table-cell table:content-validation-name="val359"/>
          <table:table-cell table:content-validation-name="val368"/>
          <table:table-cell table:content-validation-name="val444"/>
          <table:table-cell table:number-columns-repeated="122"/>
        </table:table-row>
        <table:table-row table:style-name="ro3">
          <table:table-cell office:value-type="float" office:value="10" calcext:value-type="float">
            <text:p>10</text:p>
          </table:table-cell>
          <table:table-cell table:content-validation-name="val200"/>
          <table:table-cell table:content-validation-name="val284"/>
          <table:table-cell table:content-validation-name="val359"/>
          <table:table-cell table:content-validation-name="val369"/>
          <table:table-cell table:content-validation-name="val444"/>
          <table:table-cell table:number-columns-repeated="122"/>
        </table:table-row>
        <table:table-row table:style-name="ro3">
          <table:table-cell office:value-type="float" office:value="11" calcext:value-type="float">
            <text:p>11</text:p>
          </table:table-cell>
          <table:table-cell table:content-validation-name="val201"/>
          <table:table-cell table:content-validation-name="val285"/>
          <table:table-cell table:content-validation-name="val359"/>
          <table:table-cell table:content-validation-name="val370"/>
          <table:table-cell table:content-validation-name="val444"/>
          <table:table-cell table:number-columns-repeated="122"/>
        </table:table-row>
        <table:table-row table:style-name="ro3">
          <table:table-cell office:value-type="float" office:value="12" calcext:value-type="float">
            <text:p>12</text:p>
          </table:table-cell>
          <table:table-cell table:content-validation-name="val202"/>
          <table:table-cell table:content-validation-name="val286"/>
          <table:table-cell table:content-validation-name="val359"/>
          <table:table-cell table:content-validation-name="val371"/>
          <table:table-cell table:content-validation-name="val444"/>
          <table:table-cell table:number-columns-repeated="122"/>
        </table:table-row>
        <table:table-row table:style-name="ro3">
          <table:table-cell office:value-type="float" office:value="13" calcext:value-type="float">
            <text:p>13</text:p>
          </table:table-cell>
          <table:table-cell table:content-validation-name="val203"/>
          <table:table-cell table:content-validation-name="val287"/>
          <table:table-cell table:content-validation-name="val359"/>
          <table:table-cell table:content-validation-name="val372"/>
          <table:table-cell table:content-validation-name="val444"/>
          <table:table-cell table:number-columns-repeated="122"/>
        </table:table-row>
        <table:table-row table:style-name="ro3">
          <table:table-cell office:value-type="float" office:value="14" calcext:value-type="float">
            <text:p>14</text:p>
          </table:table-cell>
          <table:table-cell table:content-validation-name="val204"/>
          <table:table-cell table:content-validation-name="val288"/>
          <table:table-cell table:content-validation-name="val359"/>
          <table:table-cell table:content-validation-name="val373"/>
          <table:table-cell table:content-validation-name="val444"/>
          <table:table-cell table:number-columns-repeated="122"/>
        </table:table-row>
        <table:table-row table:style-name="ro3">
          <table:table-cell office:value-type="float" office:value="15" calcext:value-type="float">
            <text:p>15</text:p>
          </table:table-cell>
          <table:table-cell table:content-validation-name="val205"/>
          <table:table-cell table:content-validation-name="val289"/>
          <table:table-cell table:content-validation-name="val359"/>
          <table:table-cell table:content-validation-name="val374"/>
          <table:table-cell table:content-validation-name="val444"/>
          <table:table-cell table:number-columns-repeated="122"/>
        </table:table-row>
        <table:table-row table:style-name="ro3">
          <table:table-cell office:value-type="float" office:value="16" calcext:value-type="float">
            <text:p>16</text:p>
          </table:table-cell>
          <table:table-cell table:content-validation-name="val206"/>
          <table:table-cell table:content-validation-name="val290"/>
          <table:table-cell table:content-validation-name="val359"/>
          <table:table-cell table:content-validation-name="val375"/>
          <table:table-cell table:content-validation-name="val444"/>
          <table:table-cell table:number-columns-repeated="122"/>
        </table:table-row>
        <table:table-row table:style-name="ro3">
          <table:table-cell office:value-type="float" office:value="17" calcext:value-type="float">
            <text:p>17</text:p>
          </table:table-cell>
          <table:table-cell table:content-validation-name="val207"/>
          <table:table-cell table:content-validation-name="val291"/>
          <table:table-cell table:content-validation-name="val359"/>
          <table:table-cell table:content-validation-name="val376"/>
          <table:table-cell table:content-validation-name="val444"/>
          <table:table-cell table:number-columns-repeated="122"/>
        </table:table-row>
        <table:table-row table:style-name="ro3">
          <table:table-cell office:value-type="float" office:value="18" calcext:value-type="float">
            <text:p>18</text:p>
          </table:table-cell>
          <table:table-cell table:content-validation-name="val208"/>
          <table:table-cell table:content-validation-name="val292"/>
          <table:table-cell table:content-validation-name="val359"/>
          <table:table-cell table:content-validation-name="val377"/>
          <table:table-cell table:content-validation-name="val444"/>
          <table:table-cell table:number-columns-repeated="122"/>
        </table:table-row>
        <table:table-row table:style-name="ro3">
          <table:table-cell office:value-type="float" office:value="19" calcext:value-type="float">
            <text:p>19</text:p>
          </table:table-cell>
          <table:table-cell table:content-validation-name="val209"/>
          <table:table-cell table:content-validation-name="val293"/>
          <table:table-cell table:content-validation-name="val359"/>
          <table:table-cell table:content-validation-name="val378"/>
          <table:table-cell table:content-validation-name="val444"/>
          <table:table-cell table:number-columns-repeated="122"/>
        </table:table-row>
        <table:table-row table:style-name="ro3">
          <table:table-cell office:value-type="float" office:value="20" calcext:value-type="float">
            <text:p>20</text:p>
          </table:table-cell>
          <table:table-cell table:content-validation-name="val210"/>
          <table:table-cell table:content-validation-name="val294"/>
          <table:table-cell table:content-validation-name="val359"/>
          <table:table-cell table:content-validation-name="val379"/>
          <table:table-cell table:content-validation-name="val444"/>
          <table:table-cell table:number-columns-repeated="122"/>
        </table:table-row>
        <table:table-row table:style-name="ro3">
          <table:table-cell office:value-type="float" office:value="21" calcext:value-type="float">
            <text:p>21</text:p>
          </table:table-cell>
          <table:table-cell table:content-validation-name="val211"/>
          <table:table-cell table:content-validation-name="val295"/>
          <table:table-cell table:content-validation-name="val359"/>
          <table:table-cell table:content-validation-name="val380"/>
          <table:table-cell table:content-validation-name="val444"/>
          <table:table-cell table:number-columns-repeated="122"/>
        </table:table-row>
        <table:table-row table:style-name="ro3">
          <table:table-cell office:value-type="float" office:value="22" calcext:value-type="float">
            <text:p>22</text:p>
          </table:table-cell>
          <table:table-cell table:content-validation-name="val212"/>
          <table:table-cell table:content-validation-name="val296"/>
          <table:table-cell table:content-validation-name="val359"/>
          <table:table-cell table:content-validation-name="val381"/>
          <table:table-cell table:content-validation-name="val444"/>
          <table:table-cell table:number-columns-repeated="122"/>
        </table:table-row>
        <table:table-row table:style-name="ro3">
          <table:table-cell office:value-type="float" office:value="23" calcext:value-type="float">
            <text:p>23</text:p>
          </table:table-cell>
          <table:table-cell table:content-validation-name="val213"/>
          <table:table-cell table:content-validation-name="val297"/>
          <table:table-cell table:content-validation-name="val359"/>
          <table:table-cell table:content-validation-name="val382"/>
          <table:table-cell table:content-validation-name="val444"/>
          <table:table-cell table:number-columns-repeated="122"/>
        </table:table-row>
        <table:table-row table:style-name="ro3">
          <table:table-cell office:value-type="float" office:value="24" calcext:value-type="float">
            <text:p>24</text:p>
          </table:table-cell>
          <table:table-cell table:content-validation-name="val214"/>
          <table:table-cell table:content-validation-name="val298"/>
          <table:table-cell table:content-validation-name="val359"/>
          <table:table-cell table:content-validation-name="val383"/>
          <table:table-cell table:content-validation-name="val444"/>
          <table:table-cell table:number-columns-repeated="122"/>
        </table:table-row>
        <table:table-row table:style-name="ro3">
          <table:table-cell office:value-type="float" office:value="25" calcext:value-type="float">
            <text:p>25</text:p>
          </table:table-cell>
          <table:table-cell table:content-validation-name="val215"/>
          <table:table-cell table:content-validation-name="val299"/>
          <table:table-cell table:content-validation-name="val359"/>
          <table:table-cell table:content-validation-name="val384"/>
          <table:table-cell table:content-validation-name="val444"/>
          <table:table-cell table:number-columns-repeated="122"/>
        </table:table-row>
        <table:table-row table:style-name="ro3">
          <table:table-cell office:value-type="float" office:value="26" calcext:value-type="float">
            <text:p>26</text:p>
          </table:table-cell>
          <table:table-cell table:content-validation-name="val216"/>
          <table:table-cell table:content-validation-name="val300"/>
          <table:table-cell table:content-validation-name="val359"/>
          <table:table-cell table:content-validation-name="val385"/>
          <table:table-cell table:content-validation-name="val444"/>
          <table:table-cell table:number-columns-repeated="122"/>
        </table:table-row>
        <table:table-row table:style-name="ro3">
          <table:table-cell office:value-type="float" office:value="27" calcext:value-type="float">
            <text:p>27</text:p>
          </table:table-cell>
          <table:table-cell table:content-validation-name="val217"/>
          <table:table-cell table:content-validation-name="val301"/>
          <table:table-cell table:content-validation-name="val359"/>
          <table:table-cell table:content-validation-name="val386"/>
          <table:table-cell table:content-validation-name="val444"/>
          <table:table-cell table:number-columns-repeated="122"/>
        </table:table-row>
        <table:table-row table:style-name="ro3">
          <table:table-cell office:value-type="float" office:value="28" calcext:value-type="float">
            <text:p>28</text:p>
          </table:table-cell>
          <table:table-cell table:content-validation-name="val218"/>
          <table:table-cell table:content-validation-name="val302"/>
          <table:table-cell table:content-validation-name="val359"/>
          <table:table-cell table:content-validation-name="val387"/>
          <table:table-cell table:content-validation-name="val444"/>
          <table:table-cell table:number-columns-repeated="122"/>
        </table:table-row>
        <table:table-row table:style-name="ro3">
          <table:table-cell office:value-type="float" office:value="29" calcext:value-type="float">
            <text:p>29</text:p>
          </table:table-cell>
          <table:table-cell table:content-validation-name="val219"/>
          <table:table-cell table:content-validation-name="val303"/>
          <table:table-cell table:content-validation-name="val359"/>
          <table:table-cell table:content-validation-name="val388"/>
          <table:table-cell table:content-validation-name="val444"/>
          <table:table-cell table:number-columns-repeated="122"/>
        </table:table-row>
        <table:table-row table:style-name="ro3">
          <table:table-cell office:value-type="float" office:value="30" calcext:value-type="float">
            <text:p>30</text:p>
          </table:table-cell>
          <table:table-cell table:content-validation-name="val220"/>
          <table:table-cell table:content-validation-name="val304"/>
          <table:table-cell table:content-validation-name="val359"/>
          <table:table-cell table:content-validation-name="val389"/>
          <table:table-cell table:content-validation-name="val444"/>
          <table:table-cell table:number-columns-repeated="122"/>
        </table:table-row>
        <table:table-row table:style-name="ro3">
          <table:table-cell office:value-type="float" office:value="31" calcext:value-type="float">
            <text:p>31</text:p>
          </table:table-cell>
          <table:table-cell table:content-validation-name="val221"/>
          <table:table-cell table:content-validation-name="val305"/>
          <table:table-cell table:content-validation-name="val359"/>
          <table:table-cell table:content-validation-name="val390"/>
          <table:table-cell table:content-validation-name="val444"/>
          <table:table-cell table:number-columns-repeated="122"/>
        </table:table-row>
        <table:table-row table:style-name="ro3">
          <table:table-cell office:value-type="float" office:value="32" calcext:value-type="float">
            <text:p>32</text:p>
          </table:table-cell>
          <table:table-cell table:content-validation-name="val222"/>
          <table:table-cell table:content-validation-name="val306"/>
          <table:table-cell table:content-validation-name="val359"/>
          <table:table-cell table:content-validation-name="val391"/>
          <table:table-cell table:content-validation-name="val444"/>
          <table:table-cell table:number-columns-repeated="122"/>
        </table:table-row>
        <table:table-row table:style-name="ro3">
          <table:table-cell office:value-type="float" office:value="33" calcext:value-type="float">
            <text:p>33</text:p>
          </table:table-cell>
          <table:table-cell table:content-validation-name="val223"/>
          <table:table-cell table:content-validation-name="val307"/>
          <table:table-cell table:content-validation-name="val359"/>
          <table:table-cell table:content-validation-name="val392"/>
          <table:table-cell table:content-validation-name="val444"/>
          <table:table-cell table:number-columns-repeated="122"/>
        </table:table-row>
        <table:table-row table:style-name="ro3">
          <table:table-cell office:value-type="float" office:value="34" calcext:value-type="float">
            <text:p>34</text:p>
          </table:table-cell>
          <table:table-cell table:content-validation-name="val224"/>
          <table:table-cell table:content-validation-name="val308"/>
          <table:table-cell table:content-validation-name="val359"/>
          <table:table-cell table:content-validation-name="val393"/>
          <table:table-cell table:content-validation-name="val444"/>
          <table:table-cell table:number-columns-repeated="122"/>
        </table:table-row>
        <table:table-row table:style-name="ro3">
          <table:table-cell office:value-type="float" office:value="35" calcext:value-type="float">
            <text:p>35</text:p>
          </table:table-cell>
          <table:table-cell table:content-validation-name="val225"/>
          <table:table-cell table:content-validation-name="val309"/>
          <table:table-cell table:content-validation-name="val359"/>
          <table:table-cell table:content-validation-name="val394"/>
          <table:table-cell table:content-validation-name="val444"/>
          <table:table-cell table:number-columns-repeated="122"/>
        </table:table-row>
        <table:table-row table:style-name="ro3">
          <table:table-cell office:value-type="float" office:value="36" calcext:value-type="float">
            <text:p>36</text:p>
          </table:table-cell>
          <table:table-cell table:content-validation-name="val226"/>
          <table:table-cell table:content-validation-name="val310"/>
          <table:table-cell table:content-validation-name="val359"/>
          <table:table-cell table:content-validation-name="val395"/>
          <table:table-cell table:content-validation-name="val444"/>
          <table:table-cell table:number-columns-repeated="122"/>
        </table:table-row>
        <table:table-row table:style-name="ro3">
          <table:table-cell office:value-type="float" office:value="37" calcext:value-type="float">
            <text:p>37</text:p>
          </table:table-cell>
          <table:table-cell table:content-validation-name="val227"/>
          <table:table-cell table:content-validation-name="val311"/>
          <table:table-cell table:content-validation-name="val359"/>
          <table:table-cell table:content-validation-name="val396"/>
          <table:table-cell table:content-validation-name="val444"/>
          <table:table-cell table:number-columns-repeated="122"/>
        </table:table-row>
        <table:table-row table:style-name="ro3">
          <table:table-cell office:value-type="float" office:value="38" calcext:value-type="float">
            <text:p>38</text:p>
          </table:table-cell>
          <table:table-cell table:content-validation-name="val228"/>
          <table:table-cell table:content-validation-name="val312"/>
          <table:table-cell table:content-validation-name="val359"/>
          <table:table-cell table:content-validation-name="val397"/>
          <table:table-cell table:content-validation-name="val444"/>
          <table:table-cell table:number-columns-repeated="122"/>
        </table:table-row>
        <table:table-row table:style-name="ro3">
          <table:table-cell office:value-type="float" office:value="39" calcext:value-type="float">
            <text:p>39</text:p>
          </table:table-cell>
          <table:table-cell table:content-validation-name="val229"/>
          <table:table-cell table:content-validation-name="val313"/>
          <table:table-cell table:content-validation-name="val359"/>
          <table:table-cell table:content-validation-name="val398"/>
          <table:table-cell table:content-validation-name="val444"/>
          <table:table-cell table:number-columns-repeated="122"/>
        </table:table-row>
        <table:table-row table:style-name="ro3">
          <table:table-cell office:value-type="float" office:value="40" calcext:value-type="float">
            <text:p>40</text:p>
          </table:table-cell>
          <table:table-cell table:content-validation-name="val230"/>
          <table:table-cell table:content-validation-name="val314"/>
          <table:table-cell table:content-validation-name="val359"/>
          <table:table-cell table:content-validation-name="val399"/>
          <table:table-cell table:content-validation-name="val444"/>
          <table:table-cell table:number-columns-repeated="122"/>
        </table:table-row>
        <table:table-row table:style-name="ro3">
          <table:table-cell office:value-type="float" office:value="41" calcext:value-type="float">
            <text:p>41</text:p>
          </table:table-cell>
          <table:table-cell table:content-validation-name="val231"/>
          <table:table-cell table:content-validation-name="val315"/>
          <table:table-cell table:content-validation-name="val359"/>
          <table:table-cell table:content-validation-name="val400"/>
          <table:table-cell table:content-validation-name="val444"/>
          <table:table-cell table:number-columns-repeated="122"/>
        </table:table-row>
        <table:table-row table:style-name="ro3">
          <table:table-cell office:value-type="float" office:value="42" calcext:value-type="float">
            <text:p>42</text:p>
          </table:table-cell>
          <table:table-cell table:content-validation-name="val232"/>
          <table:table-cell table:content-validation-name="val316"/>
          <table:table-cell table:content-validation-name="val359"/>
          <table:table-cell table:content-validation-name="val401"/>
          <table:table-cell table:content-validation-name="val444"/>
          <table:table-cell table:number-columns-repeated="122"/>
        </table:table-row>
        <table:table-row table:style-name="ro3">
          <table:table-cell office:value-type="float" office:value="43" calcext:value-type="float">
            <text:p>43</text:p>
          </table:table-cell>
          <table:table-cell table:content-validation-name="val233"/>
          <table:table-cell table:content-validation-name="val317"/>
          <table:table-cell table:content-validation-name="val359"/>
          <table:table-cell table:content-validation-name="val402"/>
          <table:table-cell table:content-validation-name="val444"/>
          <table:table-cell table:number-columns-repeated="122"/>
        </table:table-row>
        <table:table-row table:style-name="ro3">
          <table:table-cell office:value-type="float" office:value="44" calcext:value-type="float">
            <text:p>44</text:p>
          </table:table-cell>
          <table:table-cell table:content-validation-name="val234"/>
          <table:table-cell table:content-validation-name="val318"/>
          <table:table-cell table:content-validation-name="val359"/>
          <table:table-cell table:content-validation-name="val403"/>
          <table:table-cell table:content-validation-name="val444"/>
          <table:table-cell table:number-columns-repeated="122"/>
        </table:table-row>
        <table:table-row table:style-name="ro3">
          <table:table-cell office:value-type="float" office:value="45" calcext:value-type="float">
            <text:p>45</text:p>
          </table:table-cell>
          <table:table-cell table:content-validation-name="val235"/>
          <table:table-cell table:content-validation-name="val319"/>
          <table:table-cell table:content-validation-name="val359"/>
          <table:table-cell table:content-validation-name="val404"/>
          <table:table-cell table:content-validation-name="val444"/>
          <table:table-cell table:number-columns-repeated="122"/>
        </table:table-row>
        <table:table-row table:style-name="ro3">
          <table:table-cell office:value-type="float" office:value="46" calcext:value-type="float">
            <text:p>46</text:p>
          </table:table-cell>
          <table:table-cell table:content-validation-name="val236"/>
          <table:table-cell table:content-validation-name="val320"/>
          <table:table-cell table:content-validation-name="val359"/>
          <table:table-cell table:content-validation-name="val405"/>
          <table:table-cell table:content-validation-name="val444"/>
          <table:table-cell table:number-columns-repeated="122"/>
        </table:table-row>
        <table:table-row table:style-name="ro3">
          <table:table-cell office:value-type="float" office:value="47" calcext:value-type="float">
            <text:p>47</text:p>
          </table:table-cell>
          <table:table-cell table:content-validation-name="val237"/>
          <table:table-cell table:content-validation-name="val321"/>
          <table:table-cell table:content-validation-name="val359"/>
          <table:table-cell table:content-validation-name="val406"/>
          <table:table-cell table:content-validation-name="val444"/>
          <table:table-cell table:number-columns-repeated="122"/>
        </table:table-row>
        <table:table-row table:style-name="ro3">
          <table:table-cell office:value-type="float" office:value="48" calcext:value-type="float">
            <text:p>48</text:p>
          </table:table-cell>
          <table:table-cell table:content-validation-name="val238"/>
          <table:table-cell table:content-validation-name="val322"/>
          <table:table-cell table:content-validation-name="val359"/>
          <table:table-cell table:content-validation-name="val407"/>
          <table:table-cell table:content-validation-name="val444"/>
          <table:table-cell table:number-columns-repeated="122"/>
        </table:table-row>
        <table:table-row table:style-name="ro3">
          <table:table-cell office:value-type="float" office:value="49" calcext:value-type="float">
            <text:p>49</text:p>
          </table:table-cell>
          <table:table-cell table:content-validation-name="val239"/>
          <table:table-cell table:content-validation-name="val323"/>
          <table:table-cell table:content-validation-name="val359"/>
          <table:table-cell table:content-validation-name="val408"/>
          <table:table-cell table:content-validation-name="val444"/>
          <table:table-cell table:number-columns-repeated="122"/>
        </table:table-row>
        <table:table-row table:style-name="ro3">
          <table:table-cell office:value-type="float" office:value="50" calcext:value-type="float">
            <text:p>50</text:p>
          </table:table-cell>
          <table:table-cell table:content-validation-name="val240"/>
          <table:table-cell table:content-validation-name="val324"/>
          <table:table-cell table:content-validation-name="val359"/>
          <table:table-cell table:content-validation-name="val409"/>
          <table:table-cell table:content-validation-name="val444"/>
          <table:table-cell table:number-columns-repeated="122"/>
        </table:table-row>
        <table:table-row table:style-name="ro3">
          <table:table-cell office:value-type="float" office:value="51" calcext:value-type="float">
            <text:p>51</text:p>
          </table:table-cell>
          <table:table-cell table:content-validation-name="val241"/>
          <table:table-cell table:content-validation-name="val325"/>
          <table:table-cell table:content-validation-name="val359"/>
          <table:table-cell table:content-validation-name="val410"/>
          <table:table-cell table:content-validation-name="val444"/>
          <table:table-cell table:number-columns-repeated="122"/>
        </table:table-row>
        <table:table-row table:style-name="ro3">
          <table:table-cell office:value-type="float" office:value="52" calcext:value-type="float">
            <text:p>52</text:p>
          </table:table-cell>
          <table:table-cell table:content-validation-name="val242"/>
          <table:table-cell table:content-validation-name="val326"/>
          <table:table-cell table:content-validation-name="val359"/>
          <table:table-cell table:content-validation-name="val411"/>
          <table:table-cell table:content-validation-name="val444"/>
          <table:table-cell table:number-columns-repeated="122"/>
        </table:table-row>
        <table:table-row table:style-name="ro3">
          <table:table-cell office:value-type="float" office:value="53" calcext:value-type="float">
            <text:p>53</text:p>
          </table:table-cell>
          <table:table-cell table:content-validation-name="val243"/>
          <table:table-cell table:content-validation-name="val327"/>
          <table:table-cell table:content-validation-name="val359"/>
          <table:table-cell table:content-validation-name="val412"/>
          <table:table-cell table:content-validation-name="val444"/>
          <table:table-cell table:number-columns-repeated="122"/>
        </table:table-row>
        <table:table-row table:style-name="ro3">
          <table:table-cell office:value-type="float" office:value="54" calcext:value-type="float">
            <text:p>54</text:p>
          </table:table-cell>
          <table:table-cell table:content-validation-name="val244"/>
          <table:table-cell table:content-validation-name="val328"/>
          <table:table-cell table:content-validation-name="val359"/>
          <table:table-cell table:content-validation-name="val413"/>
          <table:table-cell table:content-validation-name="val444"/>
          <table:table-cell table:number-columns-repeated="122"/>
        </table:table-row>
        <table:table-row table:style-name="ro3">
          <table:table-cell office:value-type="float" office:value="55" calcext:value-type="float">
            <text:p>55</text:p>
          </table:table-cell>
          <table:table-cell table:content-validation-name="val245"/>
          <table:table-cell table:content-validation-name="val329"/>
          <table:table-cell table:content-validation-name="val359"/>
          <table:table-cell table:content-validation-name="val414"/>
          <table:table-cell table:content-validation-name="val444"/>
          <table:table-cell table:number-columns-repeated="122"/>
        </table:table-row>
        <table:table-row table:style-name="ro3">
          <table:table-cell office:value-type="float" office:value="56" calcext:value-type="float">
            <text:p>56</text:p>
          </table:table-cell>
          <table:table-cell table:content-validation-name="val246"/>
          <table:table-cell table:content-validation-name="val330"/>
          <table:table-cell table:content-validation-name="val359"/>
          <table:table-cell table:content-validation-name="val415"/>
          <table:table-cell table:content-validation-name="val444"/>
          <table:table-cell table:number-columns-repeated="122"/>
        </table:table-row>
        <table:table-row table:style-name="ro3">
          <table:table-cell office:value-type="float" office:value="57" calcext:value-type="float">
            <text:p>57</text:p>
          </table:table-cell>
          <table:table-cell table:content-validation-name="val247"/>
          <table:table-cell table:content-validation-name="val331"/>
          <table:table-cell table:content-validation-name="val359"/>
          <table:table-cell table:content-validation-name="val416"/>
          <table:table-cell table:content-validation-name="val444"/>
          <table:table-cell table:number-columns-repeated="122"/>
        </table:table-row>
        <table:table-row table:style-name="ro3">
          <table:table-cell office:value-type="float" office:value="58" calcext:value-type="float">
            <text:p>58</text:p>
          </table:table-cell>
          <table:table-cell table:content-validation-name="val248"/>
          <table:table-cell table:content-validation-name="val332"/>
          <table:table-cell table:content-validation-name="val359"/>
          <table:table-cell table:content-validation-name="val417"/>
          <table:table-cell table:content-validation-name="val444"/>
          <table:table-cell table:number-columns-repeated="122"/>
        </table:table-row>
        <table:table-row table:style-name="ro3">
          <table:table-cell office:value-type="float" office:value="59" calcext:value-type="float">
            <text:p>59</text:p>
          </table:table-cell>
          <table:table-cell table:content-validation-name="val249"/>
          <table:table-cell table:content-validation-name="val333"/>
          <table:table-cell table:content-validation-name="val359"/>
          <table:table-cell table:content-validation-name="val418"/>
          <table:table-cell table:content-validation-name="val444"/>
          <table:table-cell table:number-columns-repeated="122"/>
        </table:table-row>
        <table:table-row table:style-name="ro3">
          <table:table-cell office:value-type="float" office:value="60" calcext:value-type="float">
            <text:p>60</text:p>
          </table:table-cell>
          <table:table-cell table:content-validation-name="val250"/>
          <table:table-cell table:content-validation-name="val334"/>
          <table:table-cell table:content-validation-name="val359"/>
          <table:table-cell table:content-validation-name="val419"/>
          <table:table-cell table:content-validation-name="val444"/>
          <table:table-cell table:number-columns-repeated="122"/>
        </table:table-row>
        <table:table-row table:style-name="ro3">
          <table:table-cell office:value-type="float" office:value="61" calcext:value-type="float">
            <text:p>61</text:p>
          </table:table-cell>
          <table:table-cell table:content-validation-name="val251"/>
          <table:table-cell table:content-validation-name="val335"/>
          <table:table-cell table:content-validation-name="val359"/>
          <table:table-cell table:content-validation-name="val420"/>
          <table:table-cell table:content-validation-name="val444"/>
          <table:table-cell table:number-columns-repeated="122"/>
        </table:table-row>
        <table:table-row table:style-name="ro3">
          <table:table-cell office:value-type="float" office:value="62" calcext:value-type="float">
            <text:p>62</text:p>
          </table:table-cell>
          <table:table-cell table:content-validation-name="val252"/>
          <table:table-cell table:content-validation-name="val336"/>
          <table:table-cell table:content-validation-name="val359"/>
          <table:table-cell table:content-validation-name="val421"/>
          <table:table-cell table:content-validation-name="val444"/>
          <table:table-cell table:number-columns-repeated="122"/>
        </table:table-row>
        <table:table-row table:style-name="ro3">
          <table:table-cell office:value-type="float" office:value="63" calcext:value-type="float">
            <text:p>63</text:p>
          </table:table-cell>
          <table:table-cell table:content-validation-name="val253"/>
          <table:table-cell table:content-validation-name="val337"/>
          <table:table-cell table:content-validation-name="val359"/>
          <table:table-cell table:content-validation-name="val422"/>
          <table:table-cell table:content-validation-name="val444"/>
          <table:table-cell table:number-columns-repeated="122"/>
        </table:table-row>
        <table:table-row table:style-name="ro3">
          <table:table-cell office:value-type="float" office:value="64" calcext:value-type="float">
            <text:p>64</text:p>
          </table:table-cell>
          <table:table-cell table:content-validation-name="val254"/>
          <table:table-cell table:content-validation-name="val338"/>
          <table:table-cell table:content-validation-name="val359"/>
          <table:table-cell table:content-validation-name="val423"/>
          <table:table-cell table:content-validation-name="val444"/>
          <table:table-cell table:number-columns-repeated="122"/>
        </table:table-row>
        <table:table-row table:style-name="ro3">
          <table:table-cell office:value-type="float" office:value="65" calcext:value-type="float">
            <text:p>65</text:p>
          </table:table-cell>
          <table:table-cell table:content-validation-name="val255"/>
          <table:table-cell table:content-validation-name="val339"/>
          <table:table-cell table:content-validation-name="val359"/>
          <table:table-cell table:content-validation-name="val424"/>
          <table:table-cell table:content-validation-name="val444"/>
          <table:table-cell table:number-columns-repeated="122"/>
        </table:table-row>
        <table:table-row table:style-name="ro3">
          <table:table-cell office:value-type="float" office:value="66" calcext:value-type="float">
            <text:p>66</text:p>
          </table:table-cell>
          <table:table-cell table:content-validation-name="val256"/>
          <table:table-cell table:content-validation-name="val340"/>
          <table:table-cell table:content-validation-name="val359"/>
          <table:table-cell table:content-validation-name="val425"/>
          <table:table-cell table:content-validation-name="val444"/>
          <table:table-cell table:number-columns-repeated="122"/>
        </table:table-row>
        <table:table-row table:style-name="ro3">
          <table:table-cell office:value-type="float" office:value="67" calcext:value-type="float">
            <text:p>67</text:p>
          </table:table-cell>
          <table:table-cell table:content-validation-name="val257"/>
          <table:table-cell table:content-validation-name="val341"/>
          <table:table-cell table:content-validation-name="val359"/>
          <table:table-cell table:content-validation-name="val426"/>
          <table:table-cell table:content-validation-name="val444"/>
          <table:table-cell table:number-columns-repeated="122"/>
        </table:table-row>
        <table:table-row table:style-name="ro3">
          <table:table-cell office:value-type="float" office:value="68" calcext:value-type="float">
            <text:p>68</text:p>
          </table:table-cell>
          <table:table-cell table:content-validation-name="val258"/>
          <table:table-cell table:content-validation-name="val342"/>
          <table:table-cell table:content-validation-name="val359"/>
          <table:table-cell table:content-validation-name="val427"/>
          <table:table-cell table:content-validation-name="val444"/>
          <table:table-cell table:number-columns-repeated="122"/>
        </table:table-row>
        <table:table-row table:style-name="ro3">
          <table:table-cell office:value-type="float" office:value="69" calcext:value-type="float">
            <text:p>69</text:p>
          </table:table-cell>
          <table:table-cell table:content-validation-name="val259"/>
          <table:table-cell table:content-validation-name="val343"/>
          <table:table-cell table:content-validation-name="val359"/>
          <table:table-cell table:content-validation-name="val428"/>
          <table:table-cell table:content-validation-name="val444"/>
          <table:table-cell table:number-columns-repeated="122"/>
        </table:table-row>
        <table:table-row table:style-name="ro3">
          <table:table-cell office:value-type="float" office:value="70" calcext:value-type="float">
            <text:p>70</text:p>
          </table:table-cell>
          <table:table-cell table:content-validation-name="val260"/>
          <table:table-cell table:content-validation-name="val344"/>
          <table:table-cell table:content-validation-name="val359"/>
          <table:table-cell table:content-validation-name="val429"/>
          <table:table-cell table:content-validation-name="val444"/>
          <table:table-cell table:number-columns-repeated="122"/>
        </table:table-row>
        <table:table-row table:style-name="ro3">
          <table:table-cell office:value-type="float" office:value="71" calcext:value-type="float">
            <text:p>71</text:p>
          </table:table-cell>
          <table:table-cell table:content-validation-name="val261"/>
          <table:table-cell table:content-validation-name="val345"/>
          <table:table-cell table:content-validation-name="val359"/>
          <table:table-cell table:content-validation-name="val430"/>
          <table:table-cell table:content-validation-name="val444"/>
          <table:table-cell table:number-columns-repeated="122"/>
        </table:table-row>
        <table:table-row table:style-name="ro3">
          <table:table-cell office:value-type="float" office:value="72" calcext:value-type="float">
            <text:p>72</text:p>
          </table:table-cell>
          <table:table-cell table:content-validation-name="val262"/>
          <table:table-cell table:content-validation-name="val346"/>
          <table:table-cell table:content-validation-name="val359"/>
          <table:table-cell table:content-validation-name="val431"/>
          <table:table-cell table:content-validation-name="val444"/>
          <table:table-cell table:number-columns-repeated="122"/>
        </table:table-row>
        <table:table-row table:style-name="ro3">
          <table:table-cell office:value-type="float" office:value="73" calcext:value-type="float">
            <text:p>73</text:p>
          </table:table-cell>
          <table:table-cell table:content-validation-name="val263"/>
          <table:table-cell table:content-validation-name="val347"/>
          <table:table-cell table:content-validation-name="val359"/>
          <table:table-cell table:content-validation-name="val432"/>
          <table:table-cell table:content-validation-name="val444"/>
          <table:table-cell table:number-columns-repeated="122"/>
        </table:table-row>
        <table:table-row table:style-name="ro3">
          <table:table-cell office:value-type="float" office:value="74" calcext:value-type="float">
            <text:p>74</text:p>
          </table:table-cell>
          <table:table-cell table:content-validation-name="val264"/>
          <table:table-cell table:content-validation-name="val348"/>
          <table:table-cell table:content-validation-name="val359"/>
          <table:table-cell table:content-validation-name="val433"/>
          <table:table-cell table:content-validation-name="val444"/>
          <table:table-cell table:number-columns-repeated="122"/>
        </table:table-row>
        <table:table-row table:style-name="ro3">
          <table:table-cell office:value-type="float" office:value="75" calcext:value-type="float">
            <text:p>75</text:p>
          </table:table-cell>
          <table:table-cell table:content-validation-name="val265"/>
          <table:table-cell table:content-validation-name="val349"/>
          <table:table-cell table:content-validation-name="val359"/>
          <table:table-cell table:content-validation-name="val434"/>
          <table:table-cell table:content-validation-name="val444"/>
          <table:table-cell table:number-columns-repeated="122"/>
        </table:table-row>
        <table:table-row table:style-name="ro3">
          <table:table-cell office:value-type="float" office:value="76" calcext:value-type="float">
            <text:p>76</text:p>
          </table:table-cell>
          <table:table-cell table:content-validation-name="val266"/>
          <table:table-cell table:content-validation-name="val350"/>
          <table:table-cell table:content-validation-name="val359"/>
          <table:table-cell table:content-validation-name="val435"/>
          <table:table-cell table:content-validation-name="val444"/>
          <table:table-cell table:number-columns-repeated="122"/>
        </table:table-row>
        <table:table-row table:style-name="ro3">
          <table:table-cell office:value-type="float" office:value="77" calcext:value-type="float">
            <text:p>77</text:p>
          </table:table-cell>
          <table:table-cell table:content-validation-name="val267"/>
          <table:table-cell table:content-validation-name="val351"/>
          <table:table-cell table:content-validation-name="val359"/>
          <table:table-cell table:content-validation-name="val436"/>
          <table:table-cell table:content-validation-name="val444"/>
          <table:table-cell table:number-columns-repeated="122"/>
        </table:table-row>
        <table:table-row table:style-name="ro3">
          <table:table-cell office:value-type="float" office:value="78" calcext:value-type="float">
            <text:p>78</text:p>
          </table:table-cell>
          <table:table-cell table:content-validation-name="val268"/>
          <table:table-cell table:content-validation-name="val352"/>
          <table:table-cell table:content-validation-name="val359"/>
          <table:table-cell table:content-validation-name="val437"/>
          <table:table-cell table:content-validation-name="val444"/>
          <table:table-cell table:number-columns-repeated="122"/>
        </table:table-row>
        <table:table-row table:style-name="ro3">
          <table:table-cell office:value-type="float" office:value="79" calcext:value-type="float">
            <text:p>79</text:p>
          </table:table-cell>
          <table:table-cell table:content-validation-name="val269"/>
          <table:table-cell table:content-validation-name="val353"/>
          <table:table-cell table:content-validation-name="val359"/>
          <table:table-cell table:content-validation-name="val438"/>
          <table:table-cell table:content-validation-name="val444"/>
          <table:table-cell table:number-columns-repeated="122"/>
        </table:table-row>
        <table:table-row table:style-name="ro3">
          <table:table-cell office:value-type="float" office:value="80" calcext:value-type="float">
            <text:p>80</text:p>
          </table:table-cell>
          <table:table-cell table:content-validation-name="val270"/>
          <table:table-cell table:content-validation-name="val354"/>
          <table:table-cell table:content-validation-name="val359"/>
          <table:table-cell table:content-validation-name="val439"/>
          <table:table-cell table:content-validation-name="val444"/>
          <table:table-cell table:number-columns-repeated="122"/>
        </table:table-row>
        <table:table-row table:style-name="ro3">
          <table:table-cell office:value-type="float" office:value="81" calcext:value-type="float">
            <text:p>81</text:p>
          </table:table-cell>
          <table:table-cell table:content-validation-name="val271"/>
          <table:table-cell table:content-validation-name="val355"/>
          <table:table-cell table:content-validation-name="val359"/>
          <table:table-cell table:content-validation-name="val440"/>
          <table:table-cell table:content-validation-name="val444"/>
          <table:table-cell table:number-columns-repeated="122"/>
        </table:table-row>
        <table:table-row table:style-name="ro3">
          <table:table-cell office:value-type="float" office:value="82" calcext:value-type="float">
            <text:p>82</text:p>
          </table:table-cell>
          <table:table-cell table:content-validation-name="val272"/>
          <table:table-cell table:content-validation-name="val356"/>
          <table:table-cell table:content-validation-name="val359"/>
          <table:table-cell table:content-validation-name="val441"/>
          <table:table-cell table:content-validation-name="val444"/>
          <table:table-cell table:number-columns-repeated="122"/>
        </table:table-row>
        <table:table-row table:style-name="ro3">
          <table:table-cell office:value-type="float" office:value="83" calcext:value-type="float">
            <text:p>83</text:p>
          </table:table-cell>
          <table:table-cell table:content-validation-name="val273"/>
          <table:table-cell table:content-validation-name="val357"/>
          <table:table-cell table:content-validation-name="val359"/>
          <table:table-cell table:content-validation-name="val442"/>
          <table:table-cell table:content-validation-name="val444"/>
          <table:table-cell table:number-columns-repeated="122"/>
        </table:table-row>
        <table:table-row table:style-name="ro3">
          <table:table-cell office:value-type="float" office:value="84" calcext:value-type="float">
            <text:p>84</text:p>
          </table:table-cell>
          <table:table-cell table:content-validation-name="val274"/>
          <table:table-cell table:content-validation-name="val358"/>
          <table:table-cell table:content-validation-name="val359"/>
          <table:table-cell table:content-validation-name="val443"/>
          <table:table-cell table:content-validation-name="val444"/>
          <table:table-cell table:number-columns-repeated="122"/>
        </table:table-row>
        <table:table-row table:style-name="ro3" table:number-rows-repeated="28">
          <table:table-cell/>
          <table:table-cell table:style-name="ce25" table:number-columns-repeated="4"/>
          <table:table-cell table:number-columns-repeated="123"/>
        </table:table-row>
        <table:table-row table:style-name="ro3" table:number-rows-repeated="895">
          <table:table-cell table:number-columns-repeated="128"/>
        </table:table-row>
        <table:table-row table:style-name="ro3">
          <table:table-cell table:number-columns-repeated="128"/>
        </table:table-row>
        <table:named-expressions>
          <table:named-expression table:name="Print_Area" table:base-cell-address="$'Sprint 01 Backlog'.$A$1" table:expression="#REF!"/>
          <table:named-expression table:name="Sheet_Title" table:base-cell-address="$'Sprint 01 Backlog'.$A$1" table:expression="&quot;Sprint 01 Backlog&quot;"/>
        </table:named-expressions>
      </table:table>
      <table:table table:name="Sprint 02 Backlog"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295.37pt" svg:height="146.07pt" svg:x="321.76pt" svg:y="35.09pt">
            <loext:p draw:notify-on-update-of-ranges="'Sprint 02 Backlog'.B7:'Sprint 02 Backlog'.B14"/>
            <draw:object xlink:href="./Graph3-0" xlink:type="simple" xlink:show="embed" xlink:actuate="onLoad"/>
            <draw:image xlink:href="./ObjectReplacements/Graph3-0" xlink:type="simple" xlink:show="embed" xlink:actuate="onLoad"/>
          </draw:frame>
        </table:shapes>
        <table:table-column table:style-name="co12" table:default-cell-style-name="ce25"/>
        <table:table-column table:style-name="co11" table:default-cell-style-name="ce29"/>
        <table:table-column table:style-name="co13" table:default-cell-style-name="ce29"/>
        <table:table-column table:style-name="co14" table:default-cell-style-name="ce29"/>
        <table:table-column table:style-name="co6" table:default-cell-style-name="ce33"/>
        <table:table-column table:style-name="co14" table:default-cell-style-name="ce25"/>
        <table:table-column table:style-name="co11" table:number-columns-repeated="122" table:default-cell-style-name="ce25"/>
        <table:table-row table:style-name="ro1">
          <table:table-cell table:style-name="ce23" office:value-type="string" calcext:value-type="string">
            <text:p>Sprint #</text:p>
          </table:table-cell>
          <table:table-cell table:style-name="ce23" office:value-type="float" office:value="2" calcext:value-type="float">
            <text:p>2</text:p>
          </table:table-cell>
          <table:table-cell table:style-name="ce23"/>
          <table:table-cell table:style-name="ce30" office:value-type="string" calcext:value-type="string">
            <text:p>Complete Fields in Green!!!</text:p>
          </table:table-cell>
          <table:table-cell/>
          <table:table-cell table:style-name="ce23"/>
          <table:table-cell table:number-columns-repeated="122"/>
        </table:table-row>
        <table:table-row table:style-name="ro3">
          <table:table-cell table:style-name="ce23" office:value-type="string" calcext:value-type="string">
            <text:p>Start on</text:p>
          </table:table-cell>
          <table:table-cell table:style-name="ce26" office:value-type="date" office:date-value="2017-10-26" calcext:value-type="date">
            <text:p>Oct 26</text:p>
          </table:table-cell>
          <table:table-cell table:style-name="ce23"/>
          <table:table-cell table:style-name="ce31" office:value-type="string" calcext:value-type="string">
            <text:p>*** Create a new Sprint Backlog for EVERY SPRINT ***</text:p>
          </table:table-cell>
          <table:table-cell table:style-name="ce31"/>
          <table:table-cell table:style-name="ce23"/>
          <table:table-cell table:number-columns-repeated="122"/>
        </table:table-row>
        <table:table-row table:style-name="ro3">
          <table:table-cell table:style-name="ce23" office:value-type="string" calcext:value-type="string">
            <text:p>End on</text:p>
          </table:table-cell>
          <table:table-cell table:style-name="ce26" office:value-type="date" office:date-value="2017-11-02" calcext:value-type="date">
            <text:p>Nov 02</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emo on</text:p>
          </table:table-cell>
          <table:table-cell table:style-name="ce27" office:value-type="string" calcext:value-type="string">
            <text:p>TBD</text:p>
          </table:table-cell>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7"/>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8" office:value-type="string" calcext:value-type="string">
            <text:p>Remaining</text:p>
          </table:table-cell>
          <table:table-cell table:style-name="ce23" office:value-type="string" calcext:value-type="string">
            <text:p>Completed (this day)</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Total Tasks</text:p>
          </table:table-cell>
          <table:table-cell table:style-name="ce23" table:formula="of:=COUNTA([.D17:.D995])" office:value-type="float" office:value="1" calcext:value-type="float">
            <text:p>1</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ay 1 Left</text:p>
          </table:table-cell>
          <table:table-cell table:style-name="ce23" table:formula="of:=[.B7]-[.C8]" office:value-type="float" office:value="1" calcext:value-type="float">
            <text:p>1</text:p>
          </table:table-cell>
          <table:table-cell table:style-name="ce23" table:formula="of:=COUNTIF([.E$17:.E$995];&quot;Completed Day 1&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2 Left</text:p>
          </table:table-cell>
          <table:table-cell table:style-name="ce23" table:formula="of:=[.B8]-[.C9]" office:value-type="float" office:value="1" calcext:value-type="float">
            <text:p>1</text:p>
          </table:table-cell>
          <table:table-cell table:style-name="ce23" table:formula="of:=COUNTIF([.E$17:.E$995];&quot;Completed Day 2&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3 Left</text:p>
          </table:table-cell>
          <table:table-cell table:style-name="ce23" table:formula="of:=[.B9]-[.C10]" office:value-type="float" office:value="1" calcext:value-type="float">
            <text:p>1</text:p>
          </table:table-cell>
          <table:table-cell table:style-name="ce23" table:formula="of:=COUNTIF([.E$17:.E$995];&quot;Completed Day 3&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4 Left</text:p>
          </table:table-cell>
          <table:table-cell table:style-name="ce23" table:formula="of:=[.B10]-[.C11]" office:value-type="float" office:value="1" calcext:value-type="float">
            <text:p>1</text:p>
          </table:table-cell>
          <table:table-cell table:style-name="ce23" table:formula="of:=COUNTIF([.E$17:.E$995];&quot;Completed Day 4&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5 Left</text:p>
          </table:table-cell>
          <table:table-cell table:style-name="ce23" table:formula="of:=[.B11]-[.C12]" office:value-type="float" office:value="1" calcext:value-type="float">
            <text:p>1</text:p>
          </table:table-cell>
          <table:table-cell table:style-name="ce23" table:formula="of:=COUNTIF([.E$17:.E$995];&quot;Completed Day 5&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6 Left</text:p>
          </table:table-cell>
          <table:table-cell table:style-name="ce23" table:formula="of:=[.B12]-[.C13]" office:value-type="float" office:value="1" calcext:value-type="float">
            <text:p>1</text:p>
          </table:table-cell>
          <table:table-cell table:style-name="ce23" table:formula="of:=COUNTIF([.E$17:.E$995];&quot;Completed Day 6&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7 Left</text:p>
          </table:table-cell>
          <table:table-cell table:style-name="ce23" table:formula="of:=[.B13]-[.C14]" office:value-type="float" office:value="1" calcext:value-type="float">
            <text:p>1</text:p>
          </table:table-cell>
          <table:table-cell table:style-name="ce23" table:formula="of:=COUNTIF([.E$17:.E$995];&quot;Completed Day 7&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table:number-columns-repeated="4"/>
          <table:table-cell table:style-name="ce31"/>
          <table:table-cell table:style-name="ce23"/>
          <table:table-cell table:number-columns-repeated="122"/>
        </table:table-row>
        <table:table-row table:style-name="ro3">
          <table:table-cell table:style-name="ce24" office:value-type="string" calcext:value-type="string">
            <text:p>Task ID</text:p>
          </table:table-cell>
          <table:table-cell table:style-name="ce24" office:value-type="string" calcext:value-type="string">
            <text:p>Feature ID</text:p>
          </table:table-cell>
          <table:table-cell table:style-name="ce24" office:value-type="string" calcext:value-type="string">
            <text:p>Assigned To</text:p>
          </table:table-cell>
          <table:table-cell table:style-name="ce24" office:value-type="string" calcext:value-type="string">
            <text:p>Description</text:p>
          </table:table-cell>
          <table:table-cell table:style-name="ce34" office:value-type="string" calcext:value-type="string">
            <text:p>Status</text:p>
          </table:table-cell>
          <table:table-cell table:style-name="ce24" office:value-type="string" calcext:value-type="string">
            <text:p>Notes</text:p>
          </table:table-cell>
          <table:table-cell table:number-columns-repeated="122"/>
        </table:table-row>
        <table:table-row table:style-name="ro3">
          <table:table-cell office:value-type="float" office:value="1" calcext:value-type="float">
            <text:p>1</text:p>
          </table:table-cell>
          <table:table-cell table:content-validation-name="val445"/>
          <table:table-cell table:content-validation-name="val529"/>
          <table:table-cell table:style-name="ce32" office:value-type="string" calcext:value-type="string">
            <text:p>--&gt; Add tasks to complete each feature for this sprint</text:p>
          </table:table-cell>
          <table:table-cell table:content-validation-name="val613"/>
          <table:table-cell table:content-validation-name="val444"/>
          <table:table-cell table:number-columns-repeated="122"/>
        </table:table-row>
        <table:table-row table:style-name="ro3">
          <table:table-cell office:value-type="float" office:value="2" calcext:value-type="float">
            <text:p>2</text:p>
          </table:table-cell>
          <table:table-cell table:content-validation-name="val446"/>
          <table:table-cell table:content-validation-name="val530"/>
          <table:table-cell table:content-validation-name="val359"/>
          <table:table-cell table:content-validation-name="val614"/>
          <table:table-cell table:content-validation-name="val444"/>
          <table:table-cell table:number-columns-repeated="122"/>
        </table:table-row>
        <table:table-row table:style-name="ro3">
          <table:table-cell office:value-type="float" office:value="3" calcext:value-type="float">
            <text:p>3</text:p>
          </table:table-cell>
          <table:table-cell table:content-validation-name="val447"/>
          <table:table-cell table:content-validation-name="val531"/>
          <table:table-cell table:content-validation-name="val359"/>
          <table:table-cell table:content-validation-name="val615"/>
          <table:table-cell table:content-validation-name="val444"/>
          <table:table-cell table:number-columns-repeated="122"/>
        </table:table-row>
        <table:table-row table:style-name="ro3">
          <table:table-cell office:value-type="float" office:value="4" calcext:value-type="float">
            <text:p>4</text:p>
          </table:table-cell>
          <table:table-cell table:content-validation-name="val448"/>
          <table:table-cell table:content-validation-name="val532"/>
          <table:table-cell table:content-validation-name="val359"/>
          <table:table-cell table:content-validation-name="val616"/>
          <table:table-cell table:content-validation-name="val444"/>
          <table:table-cell table:number-columns-repeated="122"/>
        </table:table-row>
        <table:table-row table:style-name="ro3">
          <table:table-cell office:value-type="float" office:value="5" calcext:value-type="float">
            <text:p>5</text:p>
          </table:table-cell>
          <table:table-cell table:content-validation-name="val449"/>
          <table:table-cell table:content-validation-name="val533"/>
          <table:table-cell table:content-validation-name="val359"/>
          <table:table-cell table:content-validation-name="val617"/>
          <table:table-cell table:content-validation-name="val444"/>
          <table:table-cell table:number-columns-repeated="122"/>
        </table:table-row>
        <table:table-row table:style-name="ro3">
          <table:table-cell office:value-type="float" office:value="6" calcext:value-type="float">
            <text:p>6</text:p>
          </table:table-cell>
          <table:table-cell table:content-validation-name="val450"/>
          <table:table-cell table:content-validation-name="val534"/>
          <table:table-cell table:content-validation-name="val359"/>
          <table:table-cell table:content-validation-name="val618"/>
          <table:table-cell table:content-validation-name="val444"/>
          <table:table-cell table:number-columns-repeated="122"/>
        </table:table-row>
        <table:table-row table:style-name="ro3">
          <table:table-cell office:value-type="float" office:value="7" calcext:value-type="float">
            <text:p>7</text:p>
          </table:table-cell>
          <table:table-cell table:content-validation-name="val451"/>
          <table:table-cell table:content-validation-name="val535"/>
          <table:table-cell table:content-validation-name="val359"/>
          <table:table-cell table:content-validation-name="val619"/>
          <table:table-cell table:content-validation-name="val444"/>
          <table:table-cell table:number-columns-repeated="122"/>
        </table:table-row>
        <table:table-row table:style-name="ro3">
          <table:table-cell office:value-type="float" office:value="8" calcext:value-type="float">
            <text:p>8</text:p>
          </table:table-cell>
          <table:table-cell table:content-validation-name="val452"/>
          <table:table-cell table:content-validation-name="val536"/>
          <table:table-cell table:content-validation-name="val359"/>
          <table:table-cell table:content-validation-name="val620"/>
          <table:table-cell table:content-validation-name="val444"/>
          <table:table-cell table:number-columns-repeated="122"/>
        </table:table-row>
        <table:table-row table:style-name="ro3">
          <table:table-cell office:value-type="float" office:value="9" calcext:value-type="float">
            <text:p>9</text:p>
          </table:table-cell>
          <table:table-cell table:content-validation-name="val453"/>
          <table:table-cell table:content-validation-name="val537"/>
          <table:table-cell table:content-validation-name="val359"/>
          <table:table-cell table:content-validation-name="val621"/>
          <table:table-cell table:content-validation-name="val444"/>
          <table:table-cell table:number-columns-repeated="122"/>
        </table:table-row>
        <table:table-row table:style-name="ro3">
          <table:table-cell office:value-type="float" office:value="10" calcext:value-type="float">
            <text:p>10</text:p>
          </table:table-cell>
          <table:table-cell table:content-validation-name="val454"/>
          <table:table-cell table:content-validation-name="val538"/>
          <table:table-cell table:content-validation-name="val359"/>
          <table:table-cell table:content-validation-name="val622"/>
          <table:table-cell table:content-validation-name="val444"/>
          <table:table-cell table:number-columns-repeated="122"/>
        </table:table-row>
        <table:table-row table:style-name="ro3">
          <table:table-cell office:value-type="float" office:value="11" calcext:value-type="float">
            <text:p>11</text:p>
          </table:table-cell>
          <table:table-cell table:content-validation-name="val455"/>
          <table:table-cell table:content-validation-name="val539"/>
          <table:table-cell table:content-validation-name="val359"/>
          <table:table-cell table:content-validation-name="val623"/>
          <table:table-cell table:content-validation-name="val444"/>
          <table:table-cell table:number-columns-repeated="122"/>
        </table:table-row>
        <table:table-row table:style-name="ro3">
          <table:table-cell office:value-type="float" office:value="12" calcext:value-type="float">
            <text:p>12</text:p>
          </table:table-cell>
          <table:table-cell table:content-validation-name="val456"/>
          <table:table-cell table:content-validation-name="val540"/>
          <table:table-cell table:content-validation-name="val359"/>
          <table:table-cell table:content-validation-name="val624"/>
          <table:table-cell table:content-validation-name="val444"/>
          <table:table-cell table:number-columns-repeated="122"/>
        </table:table-row>
        <table:table-row table:style-name="ro3">
          <table:table-cell office:value-type="float" office:value="13" calcext:value-type="float">
            <text:p>13</text:p>
          </table:table-cell>
          <table:table-cell table:content-validation-name="val457"/>
          <table:table-cell table:content-validation-name="val541"/>
          <table:table-cell table:content-validation-name="val359"/>
          <table:table-cell table:content-validation-name="val625"/>
          <table:table-cell table:content-validation-name="val444"/>
          <table:table-cell table:number-columns-repeated="122"/>
        </table:table-row>
        <table:table-row table:style-name="ro3">
          <table:table-cell office:value-type="float" office:value="14" calcext:value-type="float">
            <text:p>14</text:p>
          </table:table-cell>
          <table:table-cell table:content-validation-name="val458"/>
          <table:table-cell table:content-validation-name="val542"/>
          <table:table-cell table:content-validation-name="val359"/>
          <table:table-cell table:content-validation-name="val626"/>
          <table:table-cell table:content-validation-name="val444"/>
          <table:table-cell table:number-columns-repeated="122"/>
        </table:table-row>
        <table:table-row table:style-name="ro3">
          <table:table-cell office:value-type="float" office:value="15" calcext:value-type="float">
            <text:p>15</text:p>
          </table:table-cell>
          <table:table-cell table:content-validation-name="val459"/>
          <table:table-cell table:content-validation-name="val543"/>
          <table:table-cell table:content-validation-name="val359"/>
          <table:table-cell table:content-validation-name="val627"/>
          <table:table-cell table:content-validation-name="val444"/>
          <table:table-cell table:number-columns-repeated="122"/>
        </table:table-row>
        <table:table-row table:style-name="ro3">
          <table:table-cell office:value-type="float" office:value="16" calcext:value-type="float">
            <text:p>16</text:p>
          </table:table-cell>
          <table:table-cell table:content-validation-name="val460"/>
          <table:table-cell table:content-validation-name="val544"/>
          <table:table-cell table:content-validation-name="val359"/>
          <table:table-cell table:content-validation-name="val628"/>
          <table:table-cell table:content-validation-name="val444"/>
          <table:table-cell table:number-columns-repeated="122"/>
        </table:table-row>
        <table:table-row table:style-name="ro3">
          <table:table-cell office:value-type="float" office:value="17" calcext:value-type="float">
            <text:p>17</text:p>
          </table:table-cell>
          <table:table-cell table:content-validation-name="val461"/>
          <table:table-cell table:content-validation-name="val545"/>
          <table:table-cell table:content-validation-name="val359"/>
          <table:table-cell table:content-validation-name="val629"/>
          <table:table-cell table:content-validation-name="val444"/>
          <table:table-cell table:number-columns-repeated="122"/>
        </table:table-row>
        <table:table-row table:style-name="ro3">
          <table:table-cell office:value-type="float" office:value="18" calcext:value-type="float">
            <text:p>18</text:p>
          </table:table-cell>
          <table:table-cell table:content-validation-name="val462"/>
          <table:table-cell table:content-validation-name="val546"/>
          <table:table-cell table:content-validation-name="val359"/>
          <table:table-cell table:content-validation-name="val630"/>
          <table:table-cell table:content-validation-name="val444"/>
          <table:table-cell table:number-columns-repeated="122"/>
        </table:table-row>
        <table:table-row table:style-name="ro3">
          <table:table-cell office:value-type="float" office:value="19" calcext:value-type="float">
            <text:p>19</text:p>
          </table:table-cell>
          <table:table-cell table:content-validation-name="val463"/>
          <table:table-cell table:content-validation-name="val547"/>
          <table:table-cell table:content-validation-name="val359"/>
          <table:table-cell table:content-validation-name="val631"/>
          <table:table-cell table:content-validation-name="val444"/>
          <table:table-cell table:number-columns-repeated="122"/>
        </table:table-row>
        <table:table-row table:style-name="ro3">
          <table:table-cell office:value-type="float" office:value="20" calcext:value-type="float">
            <text:p>20</text:p>
          </table:table-cell>
          <table:table-cell table:content-validation-name="val464"/>
          <table:table-cell table:content-validation-name="val548"/>
          <table:table-cell table:content-validation-name="val359"/>
          <table:table-cell table:content-validation-name="val632"/>
          <table:table-cell table:content-validation-name="val444"/>
          <table:table-cell table:number-columns-repeated="122"/>
        </table:table-row>
        <table:table-row table:style-name="ro3">
          <table:table-cell office:value-type="float" office:value="21" calcext:value-type="float">
            <text:p>21</text:p>
          </table:table-cell>
          <table:table-cell table:content-validation-name="val465"/>
          <table:table-cell table:content-validation-name="val549"/>
          <table:table-cell table:content-validation-name="val359"/>
          <table:table-cell table:content-validation-name="val633"/>
          <table:table-cell table:content-validation-name="val444"/>
          <table:table-cell table:number-columns-repeated="122"/>
        </table:table-row>
        <table:table-row table:style-name="ro3">
          <table:table-cell office:value-type="float" office:value="22" calcext:value-type="float">
            <text:p>22</text:p>
          </table:table-cell>
          <table:table-cell table:content-validation-name="val466"/>
          <table:table-cell table:content-validation-name="val550"/>
          <table:table-cell table:content-validation-name="val359"/>
          <table:table-cell table:content-validation-name="val634"/>
          <table:table-cell table:content-validation-name="val444"/>
          <table:table-cell table:number-columns-repeated="122"/>
        </table:table-row>
        <table:table-row table:style-name="ro3">
          <table:table-cell office:value-type="float" office:value="23" calcext:value-type="float">
            <text:p>23</text:p>
          </table:table-cell>
          <table:table-cell table:content-validation-name="val467"/>
          <table:table-cell table:content-validation-name="val551"/>
          <table:table-cell table:content-validation-name="val359"/>
          <table:table-cell table:content-validation-name="val635"/>
          <table:table-cell table:content-validation-name="val444"/>
          <table:table-cell table:number-columns-repeated="122"/>
        </table:table-row>
        <table:table-row table:style-name="ro3">
          <table:table-cell office:value-type="float" office:value="24" calcext:value-type="float">
            <text:p>24</text:p>
          </table:table-cell>
          <table:table-cell table:content-validation-name="val468"/>
          <table:table-cell table:content-validation-name="val552"/>
          <table:table-cell table:content-validation-name="val359"/>
          <table:table-cell table:content-validation-name="val636"/>
          <table:table-cell table:content-validation-name="val444"/>
          <table:table-cell table:number-columns-repeated="122"/>
        </table:table-row>
        <table:table-row table:style-name="ro3">
          <table:table-cell office:value-type="float" office:value="25" calcext:value-type="float">
            <text:p>25</text:p>
          </table:table-cell>
          <table:table-cell table:content-validation-name="val469"/>
          <table:table-cell table:content-validation-name="val553"/>
          <table:table-cell table:content-validation-name="val359"/>
          <table:table-cell table:content-validation-name="val637"/>
          <table:table-cell table:content-validation-name="val444"/>
          <table:table-cell table:number-columns-repeated="122"/>
        </table:table-row>
        <table:table-row table:style-name="ro3">
          <table:table-cell office:value-type="float" office:value="26" calcext:value-type="float">
            <text:p>26</text:p>
          </table:table-cell>
          <table:table-cell table:content-validation-name="val470"/>
          <table:table-cell table:content-validation-name="val554"/>
          <table:table-cell table:content-validation-name="val359"/>
          <table:table-cell table:content-validation-name="val638"/>
          <table:table-cell table:content-validation-name="val444"/>
          <table:table-cell table:number-columns-repeated="122"/>
        </table:table-row>
        <table:table-row table:style-name="ro3">
          <table:table-cell office:value-type="float" office:value="27" calcext:value-type="float">
            <text:p>27</text:p>
          </table:table-cell>
          <table:table-cell table:content-validation-name="val471"/>
          <table:table-cell table:content-validation-name="val555"/>
          <table:table-cell table:content-validation-name="val359"/>
          <table:table-cell table:content-validation-name="val639"/>
          <table:table-cell table:content-validation-name="val444"/>
          <table:table-cell table:number-columns-repeated="122"/>
        </table:table-row>
        <table:table-row table:style-name="ro3">
          <table:table-cell office:value-type="float" office:value="28" calcext:value-type="float">
            <text:p>28</text:p>
          </table:table-cell>
          <table:table-cell table:content-validation-name="val472"/>
          <table:table-cell table:content-validation-name="val556"/>
          <table:table-cell table:content-validation-name="val359"/>
          <table:table-cell table:content-validation-name="val640"/>
          <table:table-cell table:content-validation-name="val444"/>
          <table:table-cell table:number-columns-repeated="122"/>
        </table:table-row>
        <table:table-row table:style-name="ro3">
          <table:table-cell office:value-type="float" office:value="29" calcext:value-type="float">
            <text:p>29</text:p>
          </table:table-cell>
          <table:table-cell table:content-validation-name="val473"/>
          <table:table-cell table:content-validation-name="val557"/>
          <table:table-cell table:content-validation-name="val359"/>
          <table:table-cell table:content-validation-name="val641"/>
          <table:table-cell table:content-validation-name="val444"/>
          <table:table-cell table:number-columns-repeated="122"/>
        </table:table-row>
        <table:table-row table:style-name="ro3">
          <table:table-cell office:value-type="float" office:value="30" calcext:value-type="float">
            <text:p>30</text:p>
          </table:table-cell>
          <table:table-cell table:content-validation-name="val474"/>
          <table:table-cell table:content-validation-name="val558"/>
          <table:table-cell table:content-validation-name="val359"/>
          <table:table-cell table:content-validation-name="val642"/>
          <table:table-cell table:content-validation-name="val444"/>
          <table:table-cell table:number-columns-repeated="122"/>
        </table:table-row>
        <table:table-row table:style-name="ro3">
          <table:table-cell office:value-type="float" office:value="31" calcext:value-type="float">
            <text:p>31</text:p>
          </table:table-cell>
          <table:table-cell table:content-validation-name="val475"/>
          <table:table-cell table:content-validation-name="val559"/>
          <table:table-cell table:content-validation-name="val359"/>
          <table:table-cell table:content-validation-name="val643"/>
          <table:table-cell table:content-validation-name="val444"/>
          <table:table-cell table:number-columns-repeated="122"/>
        </table:table-row>
        <table:table-row table:style-name="ro3">
          <table:table-cell office:value-type="float" office:value="32" calcext:value-type="float">
            <text:p>32</text:p>
          </table:table-cell>
          <table:table-cell table:content-validation-name="val476"/>
          <table:table-cell table:content-validation-name="val560"/>
          <table:table-cell table:content-validation-name="val359"/>
          <table:table-cell table:content-validation-name="val644"/>
          <table:table-cell table:content-validation-name="val444"/>
          <table:table-cell table:number-columns-repeated="122"/>
        </table:table-row>
        <table:table-row table:style-name="ro3">
          <table:table-cell office:value-type="float" office:value="33" calcext:value-type="float">
            <text:p>33</text:p>
          </table:table-cell>
          <table:table-cell table:content-validation-name="val477"/>
          <table:table-cell table:content-validation-name="val561"/>
          <table:table-cell table:content-validation-name="val359"/>
          <table:table-cell table:content-validation-name="val645"/>
          <table:table-cell table:content-validation-name="val444"/>
          <table:table-cell table:number-columns-repeated="122"/>
        </table:table-row>
        <table:table-row table:style-name="ro3">
          <table:table-cell office:value-type="float" office:value="34" calcext:value-type="float">
            <text:p>34</text:p>
          </table:table-cell>
          <table:table-cell table:content-validation-name="val478"/>
          <table:table-cell table:content-validation-name="val562"/>
          <table:table-cell table:content-validation-name="val359"/>
          <table:table-cell table:content-validation-name="val646"/>
          <table:table-cell table:content-validation-name="val444"/>
          <table:table-cell table:number-columns-repeated="122"/>
        </table:table-row>
        <table:table-row table:style-name="ro3">
          <table:table-cell office:value-type="float" office:value="35" calcext:value-type="float">
            <text:p>35</text:p>
          </table:table-cell>
          <table:table-cell table:content-validation-name="val479"/>
          <table:table-cell table:content-validation-name="val563"/>
          <table:table-cell table:content-validation-name="val359"/>
          <table:table-cell table:content-validation-name="val647"/>
          <table:table-cell table:content-validation-name="val444"/>
          <table:table-cell table:number-columns-repeated="122"/>
        </table:table-row>
        <table:table-row table:style-name="ro3">
          <table:table-cell office:value-type="float" office:value="36" calcext:value-type="float">
            <text:p>36</text:p>
          </table:table-cell>
          <table:table-cell table:content-validation-name="val480"/>
          <table:table-cell table:content-validation-name="val564"/>
          <table:table-cell table:content-validation-name="val359"/>
          <table:table-cell table:content-validation-name="val648"/>
          <table:table-cell table:content-validation-name="val444"/>
          <table:table-cell table:number-columns-repeated="122"/>
        </table:table-row>
        <table:table-row table:style-name="ro3">
          <table:table-cell office:value-type="float" office:value="37" calcext:value-type="float">
            <text:p>37</text:p>
          </table:table-cell>
          <table:table-cell table:content-validation-name="val481"/>
          <table:table-cell table:content-validation-name="val565"/>
          <table:table-cell table:content-validation-name="val359"/>
          <table:table-cell table:content-validation-name="val649"/>
          <table:table-cell table:content-validation-name="val444"/>
          <table:table-cell table:number-columns-repeated="122"/>
        </table:table-row>
        <table:table-row table:style-name="ro3">
          <table:table-cell office:value-type="float" office:value="38" calcext:value-type="float">
            <text:p>38</text:p>
          </table:table-cell>
          <table:table-cell table:content-validation-name="val482"/>
          <table:table-cell table:content-validation-name="val566"/>
          <table:table-cell table:content-validation-name="val359"/>
          <table:table-cell table:content-validation-name="val650"/>
          <table:table-cell table:content-validation-name="val444"/>
          <table:table-cell table:number-columns-repeated="122"/>
        </table:table-row>
        <table:table-row table:style-name="ro3">
          <table:table-cell office:value-type="float" office:value="39" calcext:value-type="float">
            <text:p>39</text:p>
          </table:table-cell>
          <table:table-cell table:content-validation-name="val483"/>
          <table:table-cell table:content-validation-name="val567"/>
          <table:table-cell table:content-validation-name="val359"/>
          <table:table-cell table:content-validation-name="val651"/>
          <table:table-cell table:content-validation-name="val444"/>
          <table:table-cell table:number-columns-repeated="122"/>
        </table:table-row>
        <table:table-row table:style-name="ro3">
          <table:table-cell office:value-type="float" office:value="40" calcext:value-type="float">
            <text:p>40</text:p>
          </table:table-cell>
          <table:table-cell table:content-validation-name="val484"/>
          <table:table-cell table:content-validation-name="val568"/>
          <table:table-cell table:content-validation-name="val359"/>
          <table:table-cell table:content-validation-name="val652"/>
          <table:table-cell table:content-validation-name="val444"/>
          <table:table-cell table:number-columns-repeated="122"/>
        </table:table-row>
        <table:table-row table:style-name="ro3">
          <table:table-cell office:value-type="float" office:value="41" calcext:value-type="float">
            <text:p>41</text:p>
          </table:table-cell>
          <table:table-cell table:content-validation-name="val485"/>
          <table:table-cell table:content-validation-name="val569"/>
          <table:table-cell table:content-validation-name="val359"/>
          <table:table-cell table:content-validation-name="val653"/>
          <table:table-cell table:content-validation-name="val444"/>
          <table:table-cell table:number-columns-repeated="122"/>
        </table:table-row>
        <table:table-row table:style-name="ro3">
          <table:table-cell office:value-type="float" office:value="42" calcext:value-type="float">
            <text:p>42</text:p>
          </table:table-cell>
          <table:table-cell table:content-validation-name="val486"/>
          <table:table-cell table:content-validation-name="val570"/>
          <table:table-cell table:content-validation-name="val359"/>
          <table:table-cell table:content-validation-name="val654"/>
          <table:table-cell table:content-validation-name="val444"/>
          <table:table-cell table:number-columns-repeated="122"/>
        </table:table-row>
        <table:table-row table:style-name="ro3">
          <table:table-cell office:value-type="float" office:value="43" calcext:value-type="float">
            <text:p>43</text:p>
          </table:table-cell>
          <table:table-cell table:content-validation-name="val487"/>
          <table:table-cell table:content-validation-name="val571"/>
          <table:table-cell table:content-validation-name="val359"/>
          <table:table-cell table:content-validation-name="val655"/>
          <table:table-cell table:content-validation-name="val444"/>
          <table:table-cell table:number-columns-repeated="122"/>
        </table:table-row>
        <table:table-row table:style-name="ro3">
          <table:table-cell office:value-type="float" office:value="44" calcext:value-type="float">
            <text:p>44</text:p>
          </table:table-cell>
          <table:table-cell table:content-validation-name="val488"/>
          <table:table-cell table:content-validation-name="val572"/>
          <table:table-cell table:content-validation-name="val359"/>
          <table:table-cell table:content-validation-name="val656"/>
          <table:table-cell table:content-validation-name="val444"/>
          <table:table-cell table:number-columns-repeated="122"/>
        </table:table-row>
        <table:table-row table:style-name="ro3">
          <table:table-cell office:value-type="float" office:value="45" calcext:value-type="float">
            <text:p>45</text:p>
          </table:table-cell>
          <table:table-cell table:content-validation-name="val489"/>
          <table:table-cell table:content-validation-name="val573"/>
          <table:table-cell table:content-validation-name="val359"/>
          <table:table-cell table:content-validation-name="val657"/>
          <table:table-cell table:content-validation-name="val444"/>
          <table:table-cell table:number-columns-repeated="122"/>
        </table:table-row>
        <table:table-row table:style-name="ro3">
          <table:table-cell office:value-type="float" office:value="46" calcext:value-type="float">
            <text:p>46</text:p>
          </table:table-cell>
          <table:table-cell table:content-validation-name="val490"/>
          <table:table-cell table:content-validation-name="val574"/>
          <table:table-cell table:content-validation-name="val359"/>
          <table:table-cell table:content-validation-name="val658"/>
          <table:table-cell table:content-validation-name="val444"/>
          <table:table-cell table:number-columns-repeated="122"/>
        </table:table-row>
        <table:table-row table:style-name="ro3">
          <table:table-cell office:value-type="float" office:value="47" calcext:value-type="float">
            <text:p>47</text:p>
          </table:table-cell>
          <table:table-cell table:content-validation-name="val491"/>
          <table:table-cell table:content-validation-name="val575"/>
          <table:table-cell table:content-validation-name="val359"/>
          <table:table-cell table:content-validation-name="val659"/>
          <table:table-cell table:content-validation-name="val444"/>
          <table:table-cell table:number-columns-repeated="122"/>
        </table:table-row>
        <table:table-row table:style-name="ro3">
          <table:table-cell office:value-type="float" office:value="48" calcext:value-type="float">
            <text:p>48</text:p>
          </table:table-cell>
          <table:table-cell table:content-validation-name="val492"/>
          <table:table-cell table:content-validation-name="val576"/>
          <table:table-cell table:content-validation-name="val359"/>
          <table:table-cell table:content-validation-name="val660"/>
          <table:table-cell table:content-validation-name="val444"/>
          <table:table-cell table:number-columns-repeated="122"/>
        </table:table-row>
        <table:table-row table:style-name="ro3">
          <table:table-cell office:value-type="float" office:value="49" calcext:value-type="float">
            <text:p>49</text:p>
          </table:table-cell>
          <table:table-cell table:content-validation-name="val493"/>
          <table:table-cell table:content-validation-name="val577"/>
          <table:table-cell table:content-validation-name="val359"/>
          <table:table-cell table:content-validation-name="val661"/>
          <table:table-cell table:content-validation-name="val444"/>
          <table:table-cell table:number-columns-repeated="122"/>
        </table:table-row>
        <table:table-row table:style-name="ro3">
          <table:table-cell office:value-type="float" office:value="50" calcext:value-type="float">
            <text:p>50</text:p>
          </table:table-cell>
          <table:table-cell table:content-validation-name="val494"/>
          <table:table-cell table:content-validation-name="val578"/>
          <table:table-cell table:content-validation-name="val359"/>
          <table:table-cell table:content-validation-name="val662"/>
          <table:table-cell table:content-validation-name="val444"/>
          <table:table-cell table:number-columns-repeated="122"/>
        </table:table-row>
        <table:table-row table:style-name="ro3">
          <table:table-cell office:value-type="float" office:value="51" calcext:value-type="float">
            <text:p>51</text:p>
          </table:table-cell>
          <table:table-cell table:content-validation-name="val495"/>
          <table:table-cell table:content-validation-name="val579"/>
          <table:table-cell table:content-validation-name="val359"/>
          <table:table-cell table:content-validation-name="val663"/>
          <table:table-cell table:content-validation-name="val444"/>
          <table:table-cell table:number-columns-repeated="122"/>
        </table:table-row>
        <table:table-row table:style-name="ro3">
          <table:table-cell office:value-type="float" office:value="52" calcext:value-type="float">
            <text:p>52</text:p>
          </table:table-cell>
          <table:table-cell table:content-validation-name="val496"/>
          <table:table-cell table:content-validation-name="val580"/>
          <table:table-cell table:content-validation-name="val359"/>
          <table:table-cell table:content-validation-name="val664"/>
          <table:table-cell table:content-validation-name="val444"/>
          <table:table-cell table:number-columns-repeated="122"/>
        </table:table-row>
        <table:table-row table:style-name="ro3">
          <table:table-cell office:value-type="float" office:value="53" calcext:value-type="float">
            <text:p>53</text:p>
          </table:table-cell>
          <table:table-cell table:content-validation-name="val497"/>
          <table:table-cell table:content-validation-name="val581"/>
          <table:table-cell table:content-validation-name="val359"/>
          <table:table-cell table:content-validation-name="val665"/>
          <table:table-cell table:content-validation-name="val444"/>
          <table:table-cell table:number-columns-repeated="122"/>
        </table:table-row>
        <table:table-row table:style-name="ro3">
          <table:table-cell office:value-type="float" office:value="54" calcext:value-type="float">
            <text:p>54</text:p>
          </table:table-cell>
          <table:table-cell table:content-validation-name="val498"/>
          <table:table-cell table:content-validation-name="val582"/>
          <table:table-cell table:content-validation-name="val359"/>
          <table:table-cell table:content-validation-name="val666"/>
          <table:table-cell table:content-validation-name="val444"/>
          <table:table-cell table:number-columns-repeated="122"/>
        </table:table-row>
        <table:table-row table:style-name="ro3">
          <table:table-cell office:value-type="float" office:value="55" calcext:value-type="float">
            <text:p>55</text:p>
          </table:table-cell>
          <table:table-cell table:content-validation-name="val499"/>
          <table:table-cell table:content-validation-name="val583"/>
          <table:table-cell table:content-validation-name="val359"/>
          <table:table-cell table:content-validation-name="val667"/>
          <table:table-cell table:content-validation-name="val444"/>
          <table:table-cell table:number-columns-repeated="122"/>
        </table:table-row>
        <table:table-row table:style-name="ro3">
          <table:table-cell office:value-type="float" office:value="56" calcext:value-type="float">
            <text:p>56</text:p>
          </table:table-cell>
          <table:table-cell table:content-validation-name="val500"/>
          <table:table-cell table:content-validation-name="val584"/>
          <table:table-cell table:content-validation-name="val359"/>
          <table:table-cell table:content-validation-name="val668"/>
          <table:table-cell table:content-validation-name="val444"/>
          <table:table-cell table:number-columns-repeated="122"/>
        </table:table-row>
        <table:table-row table:style-name="ro3">
          <table:table-cell office:value-type="float" office:value="57" calcext:value-type="float">
            <text:p>57</text:p>
          </table:table-cell>
          <table:table-cell table:content-validation-name="val501"/>
          <table:table-cell table:content-validation-name="val585"/>
          <table:table-cell table:content-validation-name="val359"/>
          <table:table-cell table:content-validation-name="val669"/>
          <table:table-cell table:content-validation-name="val444"/>
          <table:table-cell table:number-columns-repeated="122"/>
        </table:table-row>
        <table:table-row table:style-name="ro3">
          <table:table-cell office:value-type="float" office:value="58" calcext:value-type="float">
            <text:p>58</text:p>
          </table:table-cell>
          <table:table-cell table:content-validation-name="val502"/>
          <table:table-cell table:content-validation-name="val586"/>
          <table:table-cell table:content-validation-name="val359"/>
          <table:table-cell table:content-validation-name="val670"/>
          <table:table-cell table:content-validation-name="val444"/>
          <table:table-cell table:number-columns-repeated="122"/>
        </table:table-row>
        <table:table-row table:style-name="ro3">
          <table:table-cell office:value-type="float" office:value="59" calcext:value-type="float">
            <text:p>59</text:p>
          </table:table-cell>
          <table:table-cell table:content-validation-name="val503"/>
          <table:table-cell table:content-validation-name="val587"/>
          <table:table-cell table:content-validation-name="val359"/>
          <table:table-cell table:content-validation-name="val671"/>
          <table:table-cell table:content-validation-name="val444"/>
          <table:table-cell table:number-columns-repeated="122"/>
        </table:table-row>
        <table:table-row table:style-name="ro3">
          <table:table-cell office:value-type="float" office:value="60" calcext:value-type="float">
            <text:p>60</text:p>
          </table:table-cell>
          <table:table-cell table:content-validation-name="val504"/>
          <table:table-cell table:content-validation-name="val588"/>
          <table:table-cell table:content-validation-name="val359"/>
          <table:table-cell table:content-validation-name="val672"/>
          <table:table-cell table:content-validation-name="val444"/>
          <table:table-cell table:number-columns-repeated="122"/>
        </table:table-row>
        <table:table-row table:style-name="ro3">
          <table:table-cell office:value-type="float" office:value="61" calcext:value-type="float">
            <text:p>61</text:p>
          </table:table-cell>
          <table:table-cell table:content-validation-name="val505"/>
          <table:table-cell table:content-validation-name="val589"/>
          <table:table-cell table:content-validation-name="val359"/>
          <table:table-cell table:content-validation-name="val673"/>
          <table:table-cell table:content-validation-name="val444"/>
          <table:table-cell table:number-columns-repeated="122"/>
        </table:table-row>
        <table:table-row table:style-name="ro3">
          <table:table-cell office:value-type="float" office:value="62" calcext:value-type="float">
            <text:p>62</text:p>
          </table:table-cell>
          <table:table-cell table:content-validation-name="val506"/>
          <table:table-cell table:content-validation-name="val590"/>
          <table:table-cell table:content-validation-name="val359"/>
          <table:table-cell table:content-validation-name="val674"/>
          <table:table-cell table:content-validation-name="val444"/>
          <table:table-cell table:number-columns-repeated="122"/>
        </table:table-row>
        <table:table-row table:style-name="ro3">
          <table:table-cell office:value-type="float" office:value="63" calcext:value-type="float">
            <text:p>63</text:p>
          </table:table-cell>
          <table:table-cell table:content-validation-name="val507"/>
          <table:table-cell table:content-validation-name="val591"/>
          <table:table-cell table:content-validation-name="val359"/>
          <table:table-cell table:content-validation-name="val675"/>
          <table:table-cell table:content-validation-name="val444"/>
          <table:table-cell table:number-columns-repeated="122"/>
        </table:table-row>
        <table:table-row table:style-name="ro3">
          <table:table-cell office:value-type="float" office:value="64" calcext:value-type="float">
            <text:p>64</text:p>
          </table:table-cell>
          <table:table-cell table:content-validation-name="val508"/>
          <table:table-cell table:content-validation-name="val592"/>
          <table:table-cell table:content-validation-name="val359"/>
          <table:table-cell table:content-validation-name="val676"/>
          <table:table-cell table:content-validation-name="val444"/>
          <table:table-cell table:number-columns-repeated="122"/>
        </table:table-row>
        <table:table-row table:style-name="ro3">
          <table:table-cell office:value-type="float" office:value="65" calcext:value-type="float">
            <text:p>65</text:p>
          </table:table-cell>
          <table:table-cell table:content-validation-name="val509"/>
          <table:table-cell table:content-validation-name="val593"/>
          <table:table-cell table:content-validation-name="val359"/>
          <table:table-cell table:content-validation-name="val677"/>
          <table:table-cell table:content-validation-name="val444"/>
          <table:table-cell table:number-columns-repeated="122"/>
        </table:table-row>
        <table:table-row table:style-name="ro3">
          <table:table-cell office:value-type="float" office:value="66" calcext:value-type="float">
            <text:p>66</text:p>
          </table:table-cell>
          <table:table-cell table:content-validation-name="val510"/>
          <table:table-cell table:content-validation-name="val594"/>
          <table:table-cell table:content-validation-name="val359"/>
          <table:table-cell table:content-validation-name="val678"/>
          <table:table-cell table:content-validation-name="val444"/>
          <table:table-cell table:number-columns-repeated="122"/>
        </table:table-row>
        <table:table-row table:style-name="ro3">
          <table:table-cell office:value-type="float" office:value="67" calcext:value-type="float">
            <text:p>67</text:p>
          </table:table-cell>
          <table:table-cell table:content-validation-name="val511"/>
          <table:table-cell table:content-validation-name="val595"/>
          <table:table-cell table:content-validation-name="val359"/>
          <table:table-cell table:content-validation-name="val679"/>
          <table:table-cell table:content-validation-name="val444"/>
          <table:table-cell table:number-columns-repeated="122"/>
        </table:table-row>
        <table:table-row table:style-name="ro3">
          <table:table-cell office:value-type="float" office:value="68" calcext:value-type="float">
            <text:p>68</text:p>
          </table:table-cell>
          <table:table-cell table:content-validation-name="val512"/>
          <table:table-cell table:content-validation-name="val596"/>
          <table:table-cell table:content-validation-name="val359"/>
          <table:table-cell table:content-validation-name="val680"/>
          <table:table-cell table:content-validation-name="val444"/>
          <table:table-cell table:number-columns-repeated="122"/>
        </table:table-row>
        <table:table-row table:style-name="ro3">
          <table:table-cell office:value-type="float" office:value="69" calcext:value-type="float">
            <text:p>69</text:p>
          </table:table-cell>
          <table:table-cell table:content-validation-name="val513"/>
          <table:table-cell table:content-validation-name="val597"/>
          <table:table-cell table:content-validation-name="val359"/>
          <table:table-cell table:content-validation-name="val681"/>
          <table:table-cell table:content-validation-name="val444"/>
          <table:table-cell table:number-columns-repeated="122"/>
        </table:table-row>
        <table:table-row table:style-name="ro3">
          <table:table-cell office:value-type="float" office:value="70" calcext:value-type="float">
            <text:p>70</text:p>
          </table:table-cell>
          <table:table-cell table:content-validation-name="val514"/>
          <table:table-cell table:content-validation-name="val598"/>
          <table:table-cell table:content-validation-name="val359"/>
          <table:table-cell table:content-validation-name="val682"/>
          <table:table-cell table:content-validation-name="val444"/>
          <table:table-cell table:number-columns-repeated="122"/>
        </table:table-row>
        <table:table-row table:style-name="ro3">
          <table:table-cell office:value-type="float" office:value="71" calcext:value-type="float">
            <text:p>71</text:p>
          </table:table-cell>
          <table:table-cell table:content-validation-name="val515"/>
          <table:table-cell table:content-validation-name="val599"/>
          <table:table-cell table:content-validation-name="val359"/>
          <table:table-cell table:content-validation-name="val683"/>
          <table:table-cell table:content-validation-name="val444"/>
          <table:table-cell table:number-columns-repeated="122"/>
        </table:table-row>
        <table:table-row table:style-name="ro3">
          <table:table-cell office:value-type="float" office:value="72" calcext:value-type="float">
            <text:p>72</text:p>
          </table:table-cell>
          <table:table-cell table:content-validation-name="val516"/>
          <table:table-cell table:content-validation-name="val600"/>
          <table:table-cell table:content-validation-name="val359"/>
          <table:table-cell table:content-validation-name="val684"/>
          <table:table-cell table:content-validation-name="val444"/>
          <table:table-cell table:number-columns-repeated="122"/>
        </table:table-row>
        <table:table-row table:style-name="ro3">
          <table:table-cell office:value-type="float" office:value="73" calcext:value-type="float">
            <text:p>73</text:p>
          </table:table-cell>
          <table:table-cell table:content-validation-name="val517"/>
          <table:table-cell table:content-validation-name="val601"/>
          <table:table-cell table:content-validation-name="val359"/>
          <table:table-cell table:content-validation-name="val685"/>
          <table:table-cell table:content-validation-name="val444"/>
          <table:table-cell table:number-columns-repeated="122"/>
        </table:table-row>
        <table:table-row table:style-name="ro3">
          <table:table-cell office:value-type="float" office:value="74" calcext:value-type="float">
            <text:p>74</text:p>
          </table:table-cell>
          <table:table-cell table:content-validation-name="val518"/>
          <table:table-cell table:content-validation-name="val602"/>
          <table:table-cell table:content-validation-name="val359"/>
          <table:table-cell table:content-validation-name="val686"/>
          <table:table-cell table:content-validation-name="val444"/>
          <table:table-cell table:number-columns-repeated="122"/>
        </table:table-row>
        <table:table-row table:style-name="ro3">
          <table:table-cell office:value-type="float" office:value="75" calcext:value-type="float">
            <text:p>75</text:p>
          </table:table-cell>
          <table:table-cell table:content-validation-name="val519"/>
          <table:table-cell table:content-validation-name="val603"/>
          <table:table-cell table:content-validation-name="val359"/>
          <table:table-cell table:content-validation-name="val687"/>
          <table:table-cell table:content-validation-name="val444"/>
          <table:table-cell table:number-columns-repeated="122"/>
        </table:table-row>
        <table:table-row table:style-name="ro3">
          <table:table-cell office:value-type="float" office:value="76" calcext:value-type="float">
            <text:p>76</text:p>
          </table:table-cell>
          <table:table-cell table:content-validation-name="val520"/>
          <table:table-cell table:content-validation-name="val604"/>
          <table:table-cell table:content-validation-name="val359"/>
          <table:table-cell table:content-validation-name="val688"/>
          <table:table-cell table:content-validation-name="val444"/>
          <table:table-cell table:number-columns-repeated="122"/>
        </table:table-row>
        <table:table-row table:style-name="ro3">
          <table:table-cell office:value-type="float" office:value="77" calcext:value-type="float">
            <text:p>77</text:p>
          </table:table-cell>
          <table:table-cell table:content-validation-name="val521"/>
          <table:table-cell table:content-validation-name="val605"/>
          <table:table-cell table:content-validation-name="val359"/>
          <table:table-cell table:content-validation-name="val689"/>
          <table:table-cell table:content-validation-name="val444"/>
          <table:table-cell table:number-columns-repeated="122"/>
        </table:table-row>
        <table:table-row table:style-name="ro3">
          <table:table-cell office:value-type="float" office:value="78" calcext:value-type="float">
            <text:p>78</text:p>
          </table:table-cell>
          <table:table-cell table:content-validation-name="val522"/>
          <table:table-cell table:content-validation-name="val606"/>
          <table:table-cell table:content-validation-name="val359"/>
          <table:table-cell table:content-validation-name="val690"/>
          <table:table-cell table:content-validation-name="val444"/>
          <table:table-cell table:number-columns-repeated="122"/>
        </table:table-row>
        <table:table-row table:style-name="ro3">
          <table:table-cell office:value-type="float" office:value="79" calcext:value-type="float">
            <text:p>79</text:p>
          </table:table-cell>
          <table:table-cell table:content-validation-name="val523"/>
          <table:table-cell table:content-validation-name="val607"/>
          <table:table-cell table:content-validation-name="val359"/>
          <table:table-cell table:content-validation-name="val691"/>
          <table:table-cell table:content-validation-name="val444"/>
          <table:table-cell table:number-columns-repeated="122"/>
        </table:table-row>
        <table:table-row table:style-name="ro3">
          <table:table-cell office:value-type="float" office:value="80" calcext:value-type="float">
            <text:p>80</text:p>
          </table:table-cell>
          <table:table-cell table:content-validation-name="val524"/>
          <table:table-cell table:content-validation-name="val608"/>
          <table:table-cell table:content-validation-name="val359"/>
          <table:table-cell table:content-validation-name="val692"/>
          <table:table-cell table:content-validation-name="val444"/>
          <table:table-cell table:number-columns-repeated="122"/>
        </table:table-row>
        <table:table-row table:style-name="ro3">
          <table:table-cell office:value-type="float" office:value="81" calcext:value-type="float">
            <text:p>81</text:p>
          </table:table-cell>
          <table:table-cell table:content-validation-name="val525"/>
          <table:table-cell table:content-validation-name="val609"/>
          <table:table-cell table:content-validation-name="val359"/>
          <table:table-cell table:content-validation-name="val693"/>
          <table:table-cell table:content-validation-name="val444"/>
          <table:table-cell table:number-columns-repeated="122"/>
        </table:table-row>
        <table:table-row table:style-name="ro3">
          <table:table-cell office:value-type="float" office:value="82" calcext:value-type="float">
            <text:p>82</text:p>
          </table:table-cell>
          <table:table-cell table:content-validation-name="val526"/>
          <table:table-cell table:content-validation-name="val610"/>
          <table:table-cell table:content-validation-name="val359"/>
          <table:table-cell table:content-validation-name="val694"/>
          <table:table-cell table:content-validation-name="val444"/>
          <table:table-cell table:number-columns-repeated="122"/>
        </table:table-row>
        <table:table-row table:style-name="ro3">
          <table:table-cell office:value-type="float" office:value="83" calcext:value-type="float">
            <text:p>83</text:p>
          </table:table-cell>
          <table:table-cell table:content-validation-name="val527"/>
          <table:table-cell table:content-validation-name="val611"/>
          <table:table-cell table:content-validation-name="val359"/>
          <table:table-cell table:content-validation-name="val695"/>
          <table:table-cell table:content-validation-name="val444"/>
          <table:table-cell table:number-columns-repeated="122"/>
        </table:table-row>
        <table:table-row table:style-name="ro3">
          <table:table-cell office:value-type="float" office:value="84" calcext:value-type="float">
            <text:p>84</text:p>
          </table:table-cell>
          <table:table-cell table:content-validation-name="val528"/>
          <table:table-cell table:content-validation-name="val612"/>
          <table:table-cell table:content-validation-name="val359"/>
          <table:table-cell table:content-validation-name="val696"/>
          <table:table-cell table:content-validation-name="val444"/>
          <table:table-cell table:number-columns-repeated="122"/>
        </table:table-row>
        <table:table-row table:style-name="ro3" table:number-rows-repeated="28">
          <table:table-cell/>
          <table:table-cell table:style-name="ce25" table:number-columns-repeated="4"/>
          <table:table-cell table:number-columns-repeated="123"/>
        </table:table-row>
        <table:table-row table:style-name="ro3" table:number-rows-repeated="895">
          <table:table-cell table:number-columns-repeated="128"/>
        </table:table-row>
        <table:table-row table:style-name="ro3">
          <table:table-cell table:number-columns-repeated="128"/>
        </table:table-row>
        <table:named-expressions>
          <table:named-expression table:name="Print_Area" table:base-cell-address="$'Sprint 02 Backlog'.$A$1" table:expression="#REF!"/>
          <table:named-expression table:name="Sheet_Title" table:base-cell-address="$'Sprint 02 Backlog'.$A$1" table:expression="&quot;Sprint 02 Backlog&quot;"/>
        </table:named-expressions>
      </table:table>
      <table:table table:name="Sprint 03 Backlog"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295.37pt" svg:height="146.07pt" svg:x="321.76pt" svg:y="35.09pt">
            <loext:p draw:notify-on-update-of-ranges="'Sprint 03 Backlog'.B7:'Sprint 03 Backlog'.B14"/>
            <draw:object xlink:href="./Graph4-0" xlink:type="simple" xlink:show="embed" xlink:actuate="onLoad"/>
            <draw:image xlink:href="./ObjectReplacements/Graph4-0" xlink:type="simple" xlink:show="embed" xlink:actuate="onLoad"/>
          </draw:frame>
        </table:shapes>
        <table:table-column table:style-name="co12" table:default-cell-style-name="ce25"/>
        <table:table-column table:style-name="co11" table:default-cell-style-name="ce29"/>
        <table:table-column table:style-name="co13" table:default-cell-style-name="ce29"/>
        <table:table-column table:style-name="co14" table:default-cell-style-name="ce29"/>
        <table:table-column table:style-name="co6" table:default-cell-style-name="ce33"/>
        <table:table-column table:style-name="co14" table:default-cell-style-name="ce25"/>
        <table:table-column table:style-name="co11" table:number-columns-repeated="122" table:default-cell-style-name="ce25"/>
        <table:table-row table:style-name="ro1">
          <table:table-cell table:style-name="ce23" office:value-type="string" calcext:value-type="string">
            <text:p>Sprint #</text:p>
          </table:table-cell>
          <table:table-cell table:style-name="ce23" office:value-type="float" office:value="3" calcext:value-type="float">
            <text:p>3</text:p>
          </table:table-cell>
          <table:table-cell table:style-name="ce23"/>
          <table:table-cell table:style-name="ce30" office:value-type="string" calcext:value-type="string">
            <text:p>Complete Fields in Green!!!</text:p>
          </table:table-cell>
          <table:table-cell/>
          <table:table-cell table:style-name="ce23"/>
          <table:table-cell table:number-columns-repeated="122"/>
        </table:table-row>
        <table:table-row table:style-name="ro3">
          <table:table-cell table:style-name="ce23" office:value-type="string" calcext:value-type="string">
            <text:p>Start on</text:p>
          </table:table-cell>
          <table:table-cell table:style-name="ce26" office:value-type="date" office:date-value="2017-11-02" calcext:value-type="date">
            <text:p>Nov 02</text:p>
          </table:table-cell>
          <table:table-cell table:style-name="ce23"/>
          <table:table-cell table:style-name="ce31" office:value-type="string" calcext:value-type="string">
            <text:p>*** Create a new Sprint Backlog for EVERY SPRINT ***</text:p>
          </table:table-cell>
          <table:table-cell table:style-name="ce31"/>
          <table:table-cell table:style-name="ce23"/>
          <table:table-cell table:number-columns-repeated="122"/>
        </table:table-row>
        <table:table-row table:style-name="ro3">
          <table:table-cell table:style-name="ce23" office:value-type="string" calcext:value-type="string">
            <text:p>End on</text:p>
          </table:table-cell>
          <table:table-cell table:style-name="ce26" office:value-type="date" office:date-value="2017-11-09" calcext:value-type="date">
            <text:p>Nov 09</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emo on</text:p>
          </table:table-cell>
          <table:table-cell table:style-name="ce27" office:value-type="string" calcext:value-type="string">
            <text:p>TBD</text:p>
          </table:table-cell>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7"/>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8" office:value-type="string" calcext:value-type="string">
            <text:p>Remaining</text:p>
          </table:table-cell>
          <table:table-cell table:style-name="ce23" office:value-type="string" calcext:value-type="string">
            <text:p>Completed (this day)</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Total Tasks</text:p>
          </table:table-cell>
          <table:table-cell table:style-name="ce23" table:formula="of:=COUNTA([.D17:.D995])" office:value-type="float" office:value="7" calcext:value-type="float">
            <text:p>7</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ay 1 Left</text:p>
          </table:table-cell>
          <table:table-cell table:style-name="ce23" table:formula="of:=[.B7]-[.C8]" office:value-type="float" office:value="7" calcext:value-type="float">
            <text:p>7</text:p>
          </table:table-cell>
          <table:table-cell table:style-name="ce23" table:formula="of:=COUNTIF([.E$17:.E$995];&quot;Completed Day 1&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2 Left</text:p>
          </table:table-cell>
          <table:table-cell table:style-name="ce23" table:formula="of:=[.B8]-[.C9]" office:value-type="float" office:value="7" calcext:value-type="float">
            <text:p>7</text:p>
          </table:table-cell>
          <table:table-cell table:style-name="ce23" table:formula="of:=COUNTIF([.E$17:.E$995];&quot;Completed Day 2&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3 Left</text:p>
          </table:table-cell>
          <table:table-cell table:style-name="ce23" table:formula="of:=[.B9]-[.C10]" office:value-type="float" office:value="7" calcext:value-type="float">
            <text:p>7</text:p>
          </table:table-cell>
          <table:table-cell table:style-name="ce23" table:formula="of:=COUNTIF([.E$17:.E$995];&quot;Completed Day 3&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4 Left</text:p>
          </table:table-cell>
          <table:table-cell table:style-name="ce23" table:formula="of:=[.B10]-[.C11]" office:value-type="float" office:value="7" calcext:value-type="float">
            <text:p>7</text:p>
          </table:table-cell>
          <table:table-cell table:style-name="ce23" table:formula="of:=COUNTIF([.E$17:.E$995];&quot;Completed Day 4&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5 Left</text:p>
          </table:table-cell>
          <table:table-cell table:style-name="ce23" table:formula="of:=[.B11]-[.C12]" office:value-type="float" office:value="7" calcext:value-type="float">
            <text:p>7</text:p>
          </table:table-cell>
          <table:table-cell table:style-name="ce23" table:formula="of:=COUNTIF([.E$17:.E$995];&quot;Completed Day 5&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6 Left</text:p>
          </table:table-cell>
          <table:table-cell table:style-name="ce23" table:formula="of:=[.B12]-[.C13]" office:value-type="float" office:value="7" calcext:value-type="float">
            <text:p>7</text:p>
          </table:table-cell>
          <table:table-cell table:style-name="ce23" table:formula="of:=COUNTIF([.E$17:.E$995];&quot;Completed Day 6&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7 Left</text:p>
          </table:table-cell>
          <table:table-cell table:style-name="ce23" table:formula="of:=[.B13]-[.C14]" office:value-type="float" office:value="7" calcext:value-type="float">
            <text:p>7</text:p>
          </table:table-cell>
          <table:table-cell table:style-name="ce23" table:formula="of:=COUNTIF([.E$17:.E$995];&quot;Completed Day 7&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table:number-columns-repeated="4"/>
          <table:table-cell table:style-name="ce31"/>
          <table:table-cell table:style-name="ce23"/>
          <table:table-cell table:number-columns-repeated="122"/>
        </table:table-row>
        <table:table-row table:style-name="ro3">
          <table:table-cell table:style-name="ce24" office:value-type="string" calcext:value-type="string">
            <text:p>Task ID</text:p>
          </table:table-cell>
          <table:table-cell table:style-name="ce24" office:value-type="string" calcext:value-type="string">
            <text:p>Feature ID</text:p>
          </table:table-cell>
          <table:table-cell table:style-name="ce24" office:value-type="string" calcext:value-type="string">
            <text:p>Assigned To</text:p>
          </table:table-cell>
          <table:table-cell table:style-name="ce24" office:value-type="string" calcext:value-type="string">
            <text:p>Description</text:p>
          </table:table-cell>
          <table:table-cell table:style-name="ce34" office:value-type="string" calcext:value-type="string">
            <text:p>Status</text:p>
          </table:table-cell>
          <table:table-cell table:style-name="ce24" office:value-type="string" calcext:value-type="string">
            <text:p>Notes</text:p>
          </table:table-cell>
          <table:table-cell table:number-columns-repeated="122"/>
        </table:table-row>
        <table:table-row table:style-name="ro9">
          <table:table-cell office:value-type="float" office:value="1" calcext:value-type="float">
            <text:p>1</text:p>
          </table:table-cell>
          <table:table-cell table:style-name="ce1" office:value-type="string" calcext:value-type="string">
            <text:p>CE</text:p>
          </table:table-cell>
          <table:table-cell table:content-validation-name="val774" office:value-type="string" calcext:value-type="string">
            <text:p>GH</text:p>
          </table:table-cell>
          <table:table-cell table:style-name="ce18" office:value-type="string" calcext:value-type="string">
            <text:p>Create an emporium that stocks items and maintains a cash register</text:p>
          </table:table-cell>
          <table:table-cell table:content-validation-name="val858"/>
          <table:table-cell table:content-validation-name="val444"/>
          <table:table-cell table:number-columns-repeated="122"/>
        </table:table-row>
        <table:table-row table:style-name="ro9">
          <table:table-cell office:value-type="float" office:value="2" calcext:value-type="float">
            <text:p>2</text:p>
          </table:table-cell>
          <table:table-cell table:style-name="ce1" office:value-type="string" calcext:value-type="string">
            <text:p>MST</text:p>
          </table:table-cell>
          <table:table-cell table:content-validation-name="val775" office:value-type="string" calcext:value-type="string">
            <text:p>AG</text:p>
          </table:table-cell>
          <table:table-cell table:style-name="ce18" office:value-type="string" calcext:value-type="string">
            <text:p>Manage the state of each order (unfilled -&gt; filled -&gt; paid, or unfilled -&gt; canceled)</text:p>
          </table:table-cell>
          <table:table-cell table:content-validation-name="val859"/>
          <table:table-cell table:content-validation-name="val444"/>
          <table:table-cell table:number-columns-repeated="122"/>
        </table:table-row>
        <table:table-row table:style-name="ro10">
          <table:table-cell office:value-type="float" office:value="3" calcext:value-type="float">
            <text:p>3</text:p>
          </table:table-cell>
          <table:table-cell table:style-name="ce1" office:value-type="string" calcext:value-type="string">
            <text:p>SAVD</text:p>
          </table:table-cell>
          <table:table-cell table:content-validation-name="val776" office:value-type="string" calcext:value-type="string">
            <text:p>GH</text:p>
          </table:table-cell>
          <table:table-cell table:style-name="ce18" office:value-type="string" calcext:value-type="string">
            <text:p>Save all data to a default file</text:p>
          </table:table-cell>
          <table:table-cell table:content-validation-name="val860"/>
          <table:table-cell table:content-validation-name="val444"/>
          <table:table-cell table:number-columns-repeated="122"/>
        </table:table-row>
        <table:table-row table:style-name="ro10">
          <table:table-cell office:value-type="float" office:value="4" calcext:value-type="float">
            <text:p>4</text:p>
          </table:table-cell>
          <table:table-cell table:style-name="ce1" office:value-type="string" calcext:value-type="string">
            <text:p>LOAD</text:p>
          </table:table-cell>
          <table:table-cell table:content-validation-name="val777" office:value-type="string" calcext:value-type="string">
            <text:p>GH</text:p>
          </table:table-cell>
          <table:table-cell table:style-name="ce18" office:value-type="string" calcext:value-type="string">
            <text:p>Load data from a default file</text:p>
          </table:table-cell>
          <table:table-cell table:content-validation-name="val861"/>
          <table:table-cell table:content-validation-name="val444"/>
          <table:table-cell table:number-columns-repeated="122"/>
        </table:table-row>
        <table:table-row table:style-name="ro10">
          <table:table-cell office:value-type="float" office:value="5" calcext:value-type="float">
            <text:p>5</text:p>
          </table:table-cell>
          <table:table-cell table:style-name="ce1" office:value-type="string" calcext:value-type="string">
            <text:p>POS</text:p>
          </table:table-cell>
          <table:table-cell table:content-validation-name="val778" office:value-type="string" calcext:value-type="string">
            <text:p>AG</text:p>
          </table:table-cell>
          <table:table-cell table:style-name="ce18" office:value-type="string" calcext:value-type="string">
            <text:p>Show the servings in an order for the servers (what to prepare)</text:p>
          </table:table-cell>
          <table:table-cell table:content-validation-name="val862"/>
          <table:table-cell table:content-validation-name="val444"/>
          <table:table-cell table:number-columns-repeated="122"/>
        </table:table-row>
        <table:table-row table:style-name="ro9">
          <table:table-cell office:value-type="float" office:value="6" calcext:value-type="float">
            <text:p>6</text:p>
          </table:table-cell>
          <table:table-cell table:style-name="ce1" office:value-type="string" calcext:value-type="string">
            <text:p>POC</text:p>
          </table:table-cell>
          <table:table-cell table:content-validation-name="val779"/>
          <table:table-cell table:style-name="ce18" office:value-type="string" calcext:value-type="string">
            <text:p>Show the servings in an order for the customer (what was ordered / how much it costs)</text:p>
          </table:table-cell>
          <table:table-cell table:content-validation-name="val863"/>
          <table:table-cell table:content-validation-name="val444"/>
          <table:table-cell table:number-columns-repeated="122"/>
        </table:table-row>
        <table:table-row table:style-name="ro10">
          <table:table-cell office:value-type="float" office:value="7" calcext:value-type="float">
            <text:p>7</text:p>
          </table:table-cell>
          <table:table-cell table:style-name="ce1" office:value-type="string" calcext:value-type="string">
            <text:p>CM</text:p>
          </table:table-cell>
          <table:table-cell table:content-validation-name="val780" office:value-type="string" calcext:value-type="string">
            <text:p>AG</text:p>
          </table:table-cell>
          <table:table-cell table:style-name="ce18" office:value-type="string" calcext:value-type="string">
            <text:p>Create a named manager</text:p>
          </table:table-cell>
          <table:table-cell table:content-validation-name="val864"/>
          <table:table-cell table:content-validation-name="val444"/>
          <table:table-cell table:number-columns-repeated="122"/>
        </table:table-row>
        <table:table-row table:style-name="ro3">
          <table:table-cell office:value-type="float" office:value="8" calcext:value-type="float">
            <text:p>8</text:p>
          </table:table-cell>
          <table:table-cell table:content-validation-name="val697"/>
          <table:table-cell table:content-validation-name="val781"/>
          <table:table-cell table:content-validation-name="val359"/>
          <table:table-cell table:content-validation-name="val865"/>
          <table:table-cell table:content-validation-name="val444"/>
          <table:table-cell table:number-columns-repeated="122"/>
        </table:table-row>
        <table:table-row table:style-name="ro3">
          <table:table-cell office:value-type="float" office:value="9" calcext:value-type="float">
            <text:p>9</text:p>
          </table:table-cell>
          <table:table-cell table:content-validation-name="val698"/>
          <table:table-cell table:content-validation-name="val782"/>
          <table:table-cell table:content-validation-name="val359"/>
          <table:table-cell table:content-validation-name="val866"/>
          <table:table-cell table:content-validation-name="val444"/>
          <table:table-cell table:number-columns-repeated="122"/>
        </table:table-row>
        <table:table-row table:style-name="ro3">
          <table:table-cell office:value-type="float" office:value="10" calcext:value-type="float">
            <text:p>10</text:p>
          </table:table-cell>
          <table:table-cell table:content-validation-name="val699"/>
          <table:table-cell table:content-validation-name="val783"/>
          <table:table-cell table:content-validation-name="val359"/>
          <table:table-cell table:content-validation-name="val867"/>
          <table:table-cell table:content-validation-name="val444"/>
          <table:table-cell table:number-columns-repeated="122"/>
        </table:table-row>
        <table:table-row table:style-name="ro3">
          <table:table-cell office:value-type="float" office:value="11" calcext:value-type="float">
            <text:p>11</text:p>
          </table:table-cell>
          <table:table-cell table:content-validation-name="val700"/>
          <table:table-cell table:content-validation-name="val784"/>
          <table:table-cell table:content-validation-name="val359"/>
          <table:table-cell table:content-validation-name="val868"/>
          <table:table-cell table:content-validation-name="val444"/>
          <table:table-cell table:number-columns-repeated="122"/>
        </table:table-row>
        <table:table-row table:style-name="ro3">
          <table:table-cell office:value-type="float" office:value="12" calcext:value-type="float">
            <text:p>12</text:p>
          </table:table-cell>
          <table:table-cell table:content-validation-name="val701"/>
          <table:table-cell table:content-validation-name="val785"/>
          <table:table-cell table:content-validation-name="val359"/>
          <table:table-cell table:content-validation-name="val869"/>
          <table:table-cell table:content-validation-name="val444"/>
          <table:table-cell table:number-columns-repeated="122"/>
        </table:table-row>
        <table:table-row table:style-name="ro3">
          <table:table-cell office:value-type="float" office:value="13" calcext:value-type="float">
            <text:p>13</text:p>
          </table:table-cell>
          <table:table-cell table:content-validation-name="val702"/>
          <table:table-cell table:content-validation-name="val786"/>
          <table:table-cell table:content-validation-name="val359"/>
          <table:table-cell table:content-validation-name="val870"/>
          <table:table-cell table:content-validation-name="val444"/>
          <table:table-cell table:number-columns-repeated="122"/>
        </table:table-row>
        <table:table-row table:style-name="ro3">
          <table:table-cell office:value-type="float" office:value="14" calcext:value-type="float">
            <text:p>14</text:p>
          </table:table-cell>
          <table:table-cell table:content-validation-name="val703"/>
          <table:table-cell table:content-validation-name="val787"/>
          <table:table-cell table:content-validation-name="val359"/>
          <table:table-cell table:content-validation-name="val871"/>
          <table:table-cell table:content-validation-name="val444"/>
          <table:table-cell table:number-columns-repeated="122"/>
        </table:table-row>
        <table:table-row table:style-name="ro3">
          <table:table-cell office:value-type="float" office:value="15" calcext:value-type="float">
            <text:p>15</text:p>
          </table:table-cell>
          <table:table-cell table:content-validation-name="val704"/>
          <table:table-cell table:content-validation-name="val788"/>
          <table:table-cell table:content-validation-name="val359"/>
          <table:table-cell table:content-validation-name="val872"/>
          <table:table-cell table:content-validation-name="val444"/>
          <table:table-cell table:number-columns-repeated="122"/>
        </table:table-row>
        <table:table-row table:style-name="ro3">
          <table:table-cell office:value-type="float" office:value="16" calcext:value-type="float">
            <text:p>16</text:p>
          </table:table-cell>
          <table:table-cell table:content-validation-name="val705"/>
          <table:table-cell table:content-validation-name="val789"/>
          <table:table-cell table:content-validation-name="val359"/>
          <table:table-cell table:content-validation-name="val873"/>
          <table:table-cell table:content-validation-name="val444"/>
          <table:table-cell table:number-columns-repeated="122"/>
        </table:table-row>
        <table:table-row table:style-name="ro3">
          <table:table-cell office:value-type="float" office:value="17" calcext:value-type="float">
            <text:p>17</text:p>
          </table:table-cell>
          <table:table-cell table:content-validation-name="val706"/>
          <table:table-cell table:content-validation-name="val790"/>
          <table:table-cell table:content-validation-name="val359"/>
          <table:table-cell table:content-validation-name="val874"/>
          <table:table-cell table:content-validation-name="val444"/>
          <table:table-cell table:number-columns-repeated="122"/>
        </table:table-row>
        <table:table-row table:style-name="ro3">
          <table:table-cell office:value-type="float" office:value="18" calcext:value-type="float">
            <text:p>18</text:p>
          </table:table-cell>
          <table:table-cell table:content-validation-name="val707"/>
          <table:table-cell table:content-validation-name="val791"/>
          <table:table-cell table:content-validation-name="val359"/>
          <table:table-cell table:content-validation-name="val875"/>
          <table:table-cell table:content-validation-name="val444"/>
          <table:table-cell table:number-columns-repeated="122"/>
        </table:table-row>
        <table:table-row table:style-name="ro3">
          <table:table-cell office:value-type="float" office:value="19" calcext:value-type="float">
            <text:p>19</text:p>
          </table:table-cell>
          <table:table-cell table:content-validation-name="val708"/>
          <table:table-cell table:content-validation-name="val792"/>
          <table:table-cell table:content-validation-name="val359"/>
          <table:table-cell table:content-validation-name="val876"/>
          <table:table-cell table:content-validation-name="val444"/>
          <table:table-cell table:number-columns-repeated="122"/>
        </table:table-row>
        <table:table-row table:style-name="ro3">
          <table:table-cell office:value-type="float" office:value="20" calcext:value-type="float">
            <text:p>20</text:p>
          </table:table-cell>
          <table:table-cell table:content-validation-name="val709"/>
          <table:table-cell table:content-validation-name="val793"/>
          <table:table-cell table:content-validation-name="val359"/>
          <table:table-cell table:content-validation-name="val877"/>
          <table:table-cell table:content-validation-name="val444"/>
          <table:table-cell table:number-columns-repeated="122"/>
        </table:table-row>
        <table:table-row table:style-name="ro3">
          <table:table-cell office:value-type="float" office:value="21" calcext:value-type="float">
            <text:p>21</text:p>
          </table:table-cell>
          <table:table-cell table:content-validation-name="val710"/>
          <table:table-cell table:content-validation-name="val794"/>
          <table:table-cell table:content-validation-name="val359"/>
          <table:table-cell table:content-validation-name="val878"/>
          <table:table-cell table:content-validation-name="val444"/>
          <table:table-cell table:number-columns-repeated="122"/>
        </table:table-row>
        <table:table-row table:style-name="ro3">
          <table:table-cell office:value-type="float" office:value="22" calcext:value-type="float">
            <text:p>22</text:p>
          </table:table-cell>
          <table:table-cell table:content-validation-name="val711"/>
          <table:table-cell table:content-validation-name="val795"/>
          <table:table-cell table:content-validation-name="val359"/>
          <table:table-cell table:content-validation-name="val879"/>
          <table:table-cell table:content-validation-name="val444"/>
          <table:table-cell table:number-columns-repeated="122"/>
        </table:table-row>
        <table:table-row table:style-name="ro3">
          <table:table-cell office:value-type="float" office:value="23" calcext:value-type="float">
            <text:p>23</text:p>
          </table:table-cell>
          <table:table-cell table:content-validation-name="val712"/>
          <table:table-cell table:content-validation-name="val796"/>
          <table:table-cell table:content-validation-name="val359"/>
          <table:table-cell table:content-validation-name="val880"/>
          <table:table-cell table:content-validation-name="val444"/>
          <table:table-cell table:number-columns-repeated="122"/>
        </table:table-row>
        <table:table-row table:style-name="ro3">
          <table:table-cell office:value-type="float" office:value="24" calcext:value-type="float">
            <text:p>24</text:p>
          </table:table-cell>
          <table:table-cell table:content-validation-name="val713"/>
          <table:table-cell table:content-validation-name="val797"/>
          <table:table-cell table:content-validation-name="val359"/>
          <table:table-cell table:content-validation-name="val881"/>
          <table:table-cell table:content-validation-name="val444"/>
          <table:table-cell table:number-columns-repeated="122"/>
        </table:table-row>
        <table:table-row table:style-name="ro3">
          <table:table-cell office:value-type="float" office:value="25" calcext:value-type="float">
            <text:p>25</text:p>
          </table:table-cell>
          <table:table-cell table:content-validation-name="val714"/>
          <table:table-cell table:content-validation-name="val798"/>
          <table:table-cell table:content-validation-name="val359"/>
          <table:table-cell table:content-validation-name="val882"/>
          <table:table-cell table:content-validation-name="val444"/>
          <table:table-cell table:number-columns-repeated="122"/>
        </table:table-row>
        <table:table-row table:style-name="ro3">
          <table:table-cell office:value-type="float" office:value="26" calcext:value-type="float">
            <text:p>26</text:p>
          </table:table-cell>
          <table:table-cell table:content-validation-name="val715"/>
          <table:table-cell table:content-validation-name="val799"/>
          <table:table-cell table:content-validation-name="val359"/>
          <table:table-cell table:content-validation-name="val883"/>
          <table:table-cell table:content-validation-name="val444"/>
          <table:table-cell table:number-columns-repeated="122"/>
        </table:table-row>
        <table:table-row table:style-name="ro3">
          <table:table-cell office:value-type="float" office:value="27" calcext:value-type="float">
            <text:p>27</text:p>
          </table:table-cell>
          <table:table-cell table:content-validation-name="val716"/>
          <table:table-cell table:content-validation-name="val800"/>
          <table:table-cell table:content-validation-name="val359"/>
          <table:table-cell table:content-validation-name="val884"/>
          <table:table-cell table:content-validation-name="val444"/>
          <table:table-cell table:number-columns-repeated="122"/>
        </table:table-row>
        <table:table-row table:style-name="ro3">
          <table:table-cell office:value-type="float" office:value="28" calcext:value-type="float">
            <text:p>28</text:p>
          </table:table-cell>
          <table:table-cell table:content-validation-name="val717"/>
          <table:table-cell table:content-validation-name="val801"/>
          <table:table-cell table:content-validation-name="val359"/>
          <table:table-cell table:content-validation-name="val885"/>
          <table:table-cell table:content-validation-name="val444"/>
          <table:table-cell table:number-columns-repeated="122"/>
        </table:table-row>
        <table:table-row table:style-name="ro3">
          <table:table-cell office:value-type="float" office:value="29" calcext:value-type="float">
            <text:p>29</text:p>
          </table:table-cell>
          <table:table-cell table:content-validation-name="val718"/>
          <table:table-cell table:content-validation-name="val802"/>
          <table:table-cell table:content-validation-name="val359"/>
          <table:table-cell table:content-validation-name="val886"/>
          <table:table-cell table:content-validation-name="val444"/>
          <table:table-cell table:number-columns-repeated="122"/>
        </table:table-row>
        <table:table-row table:style-name="ro3">
          <table:table-cell office:value-type="float" office:value="30" calcext:value-type="float">
            <text:p>30</text:p>
          </table:table-cell>
          <table:table-cell table:content-validation-name="val719"/>
          <table:table-cell table:content-validation-name="val803"/>
          <table:table-cell table:content-validation-name="val359"/>
          <table:table-cell table:content-validation-name="val887"/>
          <table:table-cell table:content-validation-name="val444"/>
          <table:table-cell table:number-columns-repeated="122"/>
        </table:table-row>
        <table:table-row table:style-name="ro3">
          <table:table-cell office:value-type="float" office:value="31" calcext:value-type="float">
            <text:p>31</text:p>
          </table:table-cell>
          <table:table-cell table:content-validation-name="val720"/>
          <table:table-cell table:content-validation-name="val804"/>
          <table:table-cell table:content-validation-name="val359"/>
          <table:table-cell table:content-validation-name="val888"/>
          <table:table-cell table:content-validation-name="val444"/>
          <table:table-cell table:number-columns-repeated="122"/>
        </table:table-row>
        <table:table-row table:style-name="ro3">
          <table:table-cell office:value-type="float" office:value="32" calcext:value-type="float">
            <text:p>32</text:p>
          </table:table-cell>
          <table:table-cell table:content-validation-name="val721"/>
          <table:table-cell table:content-validation-name="val805"/>
          <table:table-cell table:content-validation-name="val359"/>
          <table:table-cell table:content-validation-name="val889"/>
          <table:table-cell table:content-validation-name="val444"/>
          <table:table-cell table:number-columns-repeated="122"/>
        </table:table-row>
        <table:table-row table:style-name="ro3">
          <table:table-cell office:value-type="float" office:value="33" calcext:value-type="float">
            <text:p>33</text:p>
          </table:table-cell>
          <table:table-cell table:content-validation-name="val722"/>
          <table:table-cell table:content-validation-name="val806"/>
          <table:table-cell table:content-validation-name="val359"/>
          <table:table-cell table:content-validation-name="val890"/>
          <table:table-cell table:content-validation-name="val444"/>
          <table:table-cell table:number-columns-repeated="122"/>
        </table:table-row>
        <table:table-row table:style-name="ro3">
          <table:table-cell office:value-type="float" office:value="34" calcext:value-type="float">
            <text:p>34</text:p>
          </table:table-cell>
          <table:table-cell table:content-validation-name="val723"/>
          <table:table-cell table:content-validation-name="val807"/>
          <table:table-cell table:content-validation-name="val359"/>
          <table:table-cell table:content-validation-name="val891"/>
          <table:table-cell table:content-validation-name="val444"/>
          <table:table-cell table:number-columns-repeated="122"/>
        </table:table-row>
        <table:table-row table:style-name="ro3">
          <table:table-cell office:value-type="float" office:value="35" calcext:value-type="float">
            <text:p>35</text:p>
          </table:table-cell>
          <table:table-cell table:content-validation-name="val724"/>
          <table:table-cell table:content-validation-name="val808"/>
          <table:table-cell table:content-validation-name="val359"/>
          <table:table-cell table:content-validation-name="val892"/>
          <table:table-cell table:content-validation-name="val444"/>
          <table:table-cell table:number-columns-repeated="122"/>
        </table:table-row>
        <table:table-row table:style-name="ro3">
          <table:table-cell office:value-type="float" office:value="36" calcext:value-type="float">
            <text:p>36</text:p>
          </table:table-cell>
          <table:table-cell table:content-validation-name="val725"/>
          <table:table-cell table:content-validation-name="val809"/>
          <table:table-cell table:content-validation-name="val359"/>
          <table:table-cell table:content-validation-name="val893"/>
          <table:table-cell table:content-validation-name="val444"/>
          <table:table-cell table:number-columns-repeated="122"/>
        </table:table-row>
        <table:table-row table:style-name="ro3">
          <table:table-cell office:value-type="float" office:value="37" calcext:value-type="float">
            <text:p>37</text:p>
          </table:table-cell>
          <table:table-cell table:content-validation-name="val726"/>
          <table:table-cell table:content-validation-name="val810"/>
          <table:table-cell table:content-validation-name="val359"/>
          <table:table-cell table:content-validation-name="val894"/>
          <table:table-cell table:content-validation-name="val444"/>
          <table:table-cell table:number-columns-repeated="122"/>
        </table:table-row>
        <table:table-row table:style-name="ro3">
          <table:table-cell office:value-type="float" office:value="38" calcext:value-type="float">
            <text:p>38</text:p>
          </table:table-cell>
          <table:table-cell table:content-validation-name="val727"/>
          <table:table-cell table:content-validation-name="val811"/>
          <table:table-cell table:content-validation-name="val359"/>
          <table:table-cell table:content-validation-name="val895"/>
          <table:table-cell table:content-validation-name="val444"/>
          <table:table-cell table:number-columns-repeated="122"/>
        </table:table-row>
        <table:table-row table:style-name="ro3">
          <table:table-cell office:value-type="float" office:value="39" calcext:value-type="float">
            <text:p>39</text:p>
          </table:table-cell>
          <table:table-cell table:content-validation-name="val728"/>
          <table:table-cell table:content-validation-name="val812"/>
          <table:table-cell table:content-validation-name="val359"/>
          <table:table-cell table:content-validation-name="val896"/>
          <table:table-cell table:content-validation-name="val444"/>
          <table:table-cell table:number-columns-repeated="122"/>
        </table:table-row>
        <table:table-row table:style-name="ro3">
          <table:table-cell office:value-type="float" office:value="40" calcext:value-type="float">
            <text:p>40</text:p>
          </table:table-cell>
          <table:table-cell table:content-validation-name="val729"/>
          <table:table-cell table:content-validation-name="val813"/>
          <table:table-cell table:content-validation-name="val359"/>
          <table:table-cell table:content-validation-name="val897"/>
          <table:table-cell table:content-validation-name="val444"/>
          <table:table-cell table:number-columns-repeated="122"/>
        </table:table-row>
        <table:table-row table:style-name="ro3">
          <table:table-cell office:value-type="float" office:value="41" calcext:value-type="float">
            <text:p>41</text:p>
          </table:table-cell>
          <table:table-cell table:content-validation-name="val730"/>
          <table:table-cell table:content-validation-name="val814"/>
          <table:table-cell table:content-validation-name="val359"/>
          <table:table-cell table:content-validation-name="val898"/>
          <table:table-cell table:content-validation-name="val444"/>
          <table:table-cell table:number-columns-repeated="122"/>
        </table:table-row>
        <table:table-row table:style-name="ro3">
          <table:table-cell office:value-type="float" office:value="42" calcext:value-type="float">
            <text:p>42</text:p>
          </table:table-cell>
          <table:table-cell table:content-validation-name="val731"/>
          <table:table-cell table:content-validation-name="val815"/>
          <table:table-cell table:content-validation-name="val359"/>
          <table:table-cell table:content-validation-name="val899"/>
          <table:table-cell table:content-validation-name="val444"/>
          <table:table-cell table:number-columns-repeated="122"/>
        </table:table-row>
        <table:table-row table:style-name="ro3">
          <table:table-cell office:value-type="float" office:value="43" calcext:value-type="float">
            <text:p>43</text:p>
          </table:table-cell>
          <table:table-cell table:content-validation-name="val732"/>
          <table:table-cell table:content-validation-name="val816"/>
          <table:table-cell table:content-validation-name="val359"/>
          <table:table-cell table:content-validation-name="val900"/>
          <table:table-cell table:content-validation-name="val444"/>
          <table:table-cell table:number-columns-repeated="122"/>
        </table:table-row>
        <table:table-row table:style-name="ro3">
          <table:table-cell office:value-type="float" office:value="44" calcext:value-type="float">
            <text:p>44</text:p>
          </table:table-cell>
          <table:table-cell table:content-validation-name="val733"/>
          <table:table-cell table:content-validation-name="val817"/>
          <table:table-cell table:content-validation-name="val359"/>
          <table:table-cell table:content-validation-name="val901"/>
          <table:table-cell table:content-validation-name="val444"/>
          <table:table-cell table:number-columns-repeated="122"/>
        </table:table-row>
        <table:table-row table:style-name="ro3">
          <table:table-cell office:value-type="float" office:value="45" calcext:value-type="float">
            <text:p>45</text:p>
          </table:table-cell>
          <table:table-cell table:content-validation-name="val734"/>
          <table:table-cell table:content-validation-name="val818"/>
          <table:table-cell table:content-validation-name="val359"/>
          <table:table-cell table:content-validation-name="val902"/>
          <table:table-cell table:content-validation-name="val444"/>
          <table:table-cell table:number-columns-repeated="122"/>
        </table:table-row>
        <table:table-row table:style-name="ro3">
          <table:table-cell office:value-type="float" office:value="46" calcext:value-type="float">
            <text:p>46</text:p>
          </table:table-cell>
          <table:table-cell table:content-validation-name="val735"/>
          <table:table-cell table:content-validation-name="val819"/>
          <table:table-cell table:content-validation-name="val359"/>
          <table:table-cell table:content-validation-name="val903"/>
          <table:table-cell table:content-validation-name="val444"/>
          <table:table-cell table:number-columns-repeated="122"/>
        </table:table-row>
        <table:table-row table:style-name="ro3">
          <table:table-cell office:value-type="float" office:value="47" calcext:value-type="float">
            <text:p>47</text:p>
          </table:table-cell>
          <table:table-cell table:content-validation-name="val736"/>
          <table:table-cell table:content-validation-name="val820"/>
          <table:table-cell table:content-validation-name="val359"/>
          <table:table-cell table:content-validation-name="val904"/>
          <table:table-cell table:content-validation-name="val444"/>
          <table:table-cell table:number-columns-repeated="122"/>
        </table:table-row>
        <table:table-row table:style-name="ro3">
          <table:table-cell office:value-type="float" office:value="48" calcext:value-type="float">
            <text:p>48</text:p>
          </table:table-cell>
          <table:table-cell table:content-validation-name="val737"/>
          <table:table-cell table:content-validation-name="val821"/>
          <table:table-cell table:content-validation-name="val359"/>
          <table:table-cell table:content-validation-name="val905"/>
          <table:table-cell table:content-validation-name="val444"/>
          <table:table-cell table:number-columns-repeated="122"/>
        </table:table-row>
        <table:table-row table:style-name="ro3">
          <table:table-cell office:value-type="float" office:value="49" calcext:value-type="float">
            <text:p>49</text:p>
          </table:table-cell>
          <table:table-cell table:content-validation-name="val738"/>
          <table:table-cell table:content-validation-name="val822"/>
          <table:table-cell table:content-validation-name="val359"/>
          <table:table-cell table:content-validation-name="val906"/>
          <table:table-cell table:content-validation-name="val444"/>
          <table:table-cell table:number-columns-repeated="122"/>
        </table:table-row>
        <table:table-row table:style-name="ro3">
          <table:table-cell office:value-type="float" office:value="50" calcext:value-type="float">
            <text:p>50</text:p>
          </table:table-cell>
          <table:table-cell table:content-validation-name="val739"/>
          <table:table-cell table:content-validation-name="val823"/>
          <table:table-cell table:content-validation-name="val359"/>
          <table:table-cell table:content-validation-name="val907"/>
          <table:table-cell table:content-validation-name="val444"/>
          <table:table-cell table:number-columns-repeated="122"/>
        </table:table-row>
        <table:table-row table:style-name="ro3">
          <table:table-cell office:value-type="float" office:value="51" calcext:value-type="float">
            <text:p>51</text:p>
          </table:table-cell>
          <table:table-cell table:content-validation-name="val740"/>
          <table:table-cell table:content-validation-name="val824"/>
          <table:table-cell table:content-validation-name="val359"/>
          <table:table-cell table:content-validation-name="val908"/>
          <table:table-cell table:content-validation-name="val444"/>
          <table:table-cell table:number-columns-repeated="122"/>
        </table:table-row>
        <table:table-row table:style-name="ro3">
          <table:table-cell office:value-type="float" office:value="52" calcext:value-type="float">
            <text:p>52</text:p>
          </table:table-cell>
          <table:table-cell table:content-validation-name="val741"/>
          <table:table-cell table:content-validation-name="val825"/>
          <table:table-cell table:content-validation-name="val359"/>
          <table:table-cell table:content-validation-name="val909"/>
          <table:table-cell table:content-validation-name="val444"/>
          <table:table-cell table:number-columns-repeated="122"/>
        </table:table-row>
        <table:table-row table:style-name="ro3">
          <table:table-cell office:value-type="float" office:value="53" calcext:value-type="float">
            <text:p>53</text:p>
          </table:table-cell>
          <table:table-cell table:content-validation-name="val742"/>
          <table:table-cell table:content-validation-name="val826"/>
          <table:table-cell table:content-validation-name="val359"/>
          <table:table-cell table:content-validation-name="val910"/>
          <table:table-cell table:content-validation-name="val444"/>
          <table:table-cell table:number-columns-repeated="122"/>
        </table:table-row>
        <table:table-row table:style-name="ro3">
          <table:table-cell office:value-type="float" office:value="54" calcext:value-type="float">
            <text:p>54</text:p>
          </table:table-cell>
          <table:table-cell table:content-validation-name="val743"/>
          <table:table-cell table:content-validation-name="val827"/>
          <table:table-cell table:content-validation-name="val359"/>
          <table:table-cell table:content-validation-name="val911"/>
          <table:table-cell table:content-validation-name="val444"/>
          <table:table-cell table:number-columns-repeated="122"/>
        </table:table-row>
        <table:table-row table:style-name="ro3">
          <table:table-cell office:value-type="float" office:value="55" calcext:value-type="float">
            <text:p>55</text:p>
          </table:table-cell>
          <table:table-cell table:content-validation-name="val744"/>
          <table:table-cell table:content-validation-name="val828"/>
          <table:table-cell table:content-validation-name="val359"/>
          <table:table-cell table:content-validation-name="val912"/>
          <table:table-cell table:content-validation-name="val444"/>
          <table:table-cell table:number-columns-repeated="122"/>
        </table:table-row>
        <table:table-row table:style-name="ro3">
          <table:table-cell office:value-type="float" office:value="56" calcext:value-type="float">
            <text:p>56</text:p>
          </table:table-cell>
          <table:table-cell table:content-validation-name="val745"/>
          <table:table-cell table:content-validation-name="val829"/>
          <table:table-cell table:content-validation-name="val359"/>
          <table:table-cell table:content-validation-name="val913"/>
          <table:table-cell table:content-validation-name="val444"/>
          <table:table-cell table:number-columns-repeated="122"/>
        </table:table-row>
        <table:table-row table:style-name="ro3">
          <table:table-cell office:value-type="float" office:value="57" calcext:value-type="float">
            <text:p>57</text:p>
          </table:table-cell>
          <table:table-cell table:content-validation-name="val746"/>
          <table:table-cell table:content-validation-name="val830"/>
          <table:table-cell table:content-validation-name="val359"/>
          <table:table-cell table:content-validation-name="val914"/>
          <table:table-cell table:content-validation-name="val444"/>
          <table:table-cell table:number-columns-repeated="122"/>
        </table:table-row>
        <table:table-row table:style-name="ro3">
          <table:table-cell office:value-type="float" office:value="58" calcext:value-type="float">
            <text:p>58</text:p>
          </table:table-cell>
          <table:table-cell table:content-validation-name="val747"/>
          <table:table-cell table:content-validation-name="val831"/>
          <table:table-cell table:content-validation-name="val359"/>
          <table:table-cell table:content-validation-name="val915"/>
          <table:table-cell table:content-validation-name="val444"/>
          <table:table-cell table:number-columns-repeated="122"/>
        </table:table-row>
        <table:table-row table:style-name="ro3">
          <table:table-cell office:value-type="float" office:value="59" calcext:value-type="float">
            <text:p>59</text:p>
          </table:table-cell>
          <table:table-cell table:content-validation-name="val748"/>
          <table:table-cell table:content-validation-name="val832"/>
          <table:table-cell table:content-validation-name="val359"/>
          <table:table-cell table:content-validation-name="val916"/>
          <table:table-cell table:content-validation-name="val444"/>
          <table:table-cell table:number-columns-repeated="122"/>
        </table:table-row>
        <table:table-row table:style-name="ro3">
          <table:table-cell office:value-type="float" office:value="60" calcext:value-type="float">
            <text:p>60</text:p>
          </table:table-cell>
          <table:table-cell table:content-validation-name="val749"/>
          <table:table-cell table:content-validation-name="val833"/>
          <table:table-cell table:content-validation-name="val359"/>
          <table:table-cell table:content-validation-name="val917"/>
          <table:table-cell table:content-validation-name="val444"/>
          <table:table-cell table:number-columns-repeated="122"/>
        </table:table-row>
        <table:table-row table:style-name="ro3">
          <table:table-cell office:value-type="float" office:value="61" calcext:value-type="float">
            <text:p>61</text:p>
          </table:table-cell>
          <table:table-cell table:content-validation-name="val750"/>
          <table:table-cell table:content-validation-name="val834"/>
          <table:table-cell table:content-validation-name="val359"/>
          <table:table-cell table:content-validation-name="val918"/>
          <table:table-cell table:content-validation-name="val444"/>
          <table:table-cell table:number-columns-repeated="122"/>
        </table:table-row>
        <table:table-row table:style-name="ro3">
          <table:table-cell office:value-type="float" office:value="62" calcext:value-type="float">
            <text:p>62</text:p>
          </table:table-cell>
          <table:table-cell table:content-validation-name="val751"/>
          <table:table-cell table:content-validation-name="val835"/>
          <table:table-cell table:content-validation-name="val359"/>
          <table:table-cell table:content-validation-name="val919"/>
          <table:table-cell table:content-validation-name="val444"/>
          <table:table-cell table:number-columns-repeated="122"/>
        </table:table-row>
        <table:table-row table:style-name="ro3">
          <table:table-cell office:value-type="float" office:value="63" calcext:value-type="float">
            <text:p>63</text:p>
          </table:table-cell>
          <table:table-cell table:content-validation-name="val752"/>
          <table:table-cell table:content-validation-name="val836"/>
          <table:table-cell table:content-validation-name="val359"/>
          <table:table-cell table:content-validation-name="val920"/>
          <table:table-cell table:content-validation-name="val444"/>
          <table:table-cell table:number-columns-repeated="122"/>
        </table:table-row>
        <table:table-row table:style-name="ro3">
          <table:table-cell office:value-type="float" office:value="64" calcext:value-type="float">
            <text:p>64</text:p>
          </table:table-cell>
          <table:table-cell table:content-validation-name="val753"/>
          <table:table-cell table:content-validation-name="val837"/>
          <table:table-cell table:content-validation-name="val359"/>
          <table:table-cell table:content-validation-name="val921"/>
          <table:table-cell table:content-validation-name="val444"/>
          <table:table-cell table:number-columns-repeated="122"/>
        </table:table-row>
        <table:table-row table:style-name="ro3">
          <table:table-cell office:value-type="float" office:value="65" calcext:value-type="float">
            <text:p>65</text:p>
          </table:table-cell>
          <table:table-cell table:content-validation-name="val754"/>
          <table:table-cell table:content-validation-name="val838"/>
          <table:table-cell table:content-validation-name="val359"/>
          <table:table-cell table:content-validation-name="val922"/>
          <table:table-cell table:content-validation-name="val444"/>
          <table:table-cell table:number-columns-repeated="122"/>
        </table:table-row>
        <table:table-row table:style-name="ro3">
          <table:table-cell office:value-type="float" office:value="66" calcext:value-type="float">
            <text:p>66</text:p>
          </table:table-cell>
          <table:table-cell table:content-validation-name="val755"/>
          <table:table-cell table:content-validation-name="val839"/>
          <table:table-cell table:content-validation-name="val359"/>
          <table:table-cell table:content-validation-name="val923"/>
          <table:table-cell table:content-validation-name="val444"/>
          <table:table-cell table:number-columns-repeated="122"/>
        </table:table-row>
        <table:table-row table:style-name="ro3">
          <table:table-cell office:value-type="float" office:value="67" calcext:value-type="float">
            <text:p>67</text:p>
          </table:table-cell>
          <table:table-cell table:content-validation-name="val756"/>
          <table:table-cell table:content-validation-name="val840"/>
          <table:table-cell table:content-validation-name="val359"/>
          <table:table-cell table:content-validation-name="val924"/>
          <table:table-cell table:content-validation-name="val444"/>
          <table:table-cell table:number-columns-repeated="122"/>
        </table:table-row>
        <table:table-row table:style-name="ro3">
          <table:table-cell office:value-type="float" office:value="68" calcext:value-type="float">
            <text:p>68</text:p>
          </table:table-cell>
          <table:table-cell table:content-validation-name="val757"/>
          <table:table-cell table:content-validation-name="val841"/>
          <table:table-cell table:content-validation-name="val359"/>
          <table:table-cell table:content-validation-name="val925"/>
          <table:table-cell table:content-validation-name="val444"/>
          <table:table-cell table:number-columns-repeated="122"/>
        </table:table-row>
        <table:table-row table:style-name="ro3">
          <table:table-cell office:value-type="float" office:value="69" calcext:value-type="float">
            <text:p>69</text:p>
          </table:table-cell>
          <table:table-cell table:content-validation-name="val758"/>
          <table:table-cell table:content-validation-name="val842"/>
          <table:table-cell table:content-validation-name="val359"/>
          <table:table-cell table:content-validation-name="val926"/>
          <table:table-cell table:content-validation-name="val444"/>
          <table:table-cell table:number-columns-repeated="122"/>
        </table:table-row>
        <table:table-row table:style-name="ro3">
          <table:table-cell office:value-type="float" office:value="70" calcext:value-type="float">
            <text:p>70</text:p>
          </table:table-cell>
          <table:table-cell table:content-validation-name="val759"/>
          <table:table-cell table:content-validation-name="val843"/>
          <table:table-cell table:content-validation-name="val359"/>
          <table:table-cell table:content-validation-name="val927"/>
          <table:table-cell table:content-validation-name="val444"/>
          <table:table-cell table:number-columns-repeated="122"/>
        </table:table-row>
        <table:table-row table:style-name="ro3">
          <table:table-cell office:value-type="float" office:value="71" calcext:value-type="float">
            <text:p>71</text:p>
          </table:table-cell>
          <table:table-cell table:content-validation-name="val760"/>
          <table:table-cell table:content-validation-name="val844"/>
          <table:table-cell table:content-validation-name="val359"/>
          <table:table-cell table:content-validation-name="val928"/>
          <table:table-cell table:content-validation-name="val444"/>
          <table:table-cell table:number-columns-repeated="122"/>
        </table:table-row>
        <table:table-row table:style-name="ro3">
          <table:table-cell office:value-type="float" office:value="72" calcext:value-type="float">
            <text:p>72</text:p>
          </table:table-cell>
          <table:table-cell table:content-validation-name="val761"/>
          <table:table-cell table:content-validation-name="val845"/>
          <table:table-cell table:content-validation-name="val359"/>
          <table:table-cell table:content-validation-name="val929"/>
          <table:table-cell table:content-validation-name="val444"/>
          <table:table-cell table:number-columns-repeated="122"/>
        </table:table-row>
        <table:table-row table:style-name="ro3">
          <table:table-cell office:value-type="float" office:value="73" calcext:value-type="float">
            <text:p>73</text:p>
          </table:table-cell>
          <table:table-cell table:content-validation-name="val762"/>
          <table:table-cell table:content-validation-name="val846"/>
          <table:table-cell table:content-validation-name="val359"/>
          <table:table-cell table:content-validation-name="val930"/>
          <table:table-cell table:content-validation-name="val444"/>
          <table:table-cell table:number-columns-repeated="122"/>
        </table:table-row>
        <table:table-row table:style-name="ro3">
          <table:table-cell office:value-type="float" office:value="74" calcext:value-type="float">
            <text:p>74</text:p>
          </table:table-cell>
          <table:table-cell table:content-validation-name="val763"/>
          <table:table-cell table:content-validation-name="val847"/>
          <table:table-cell table:content-validation-name="val359"/>
          <table:table-cell table:content-validation-name="val931"/>
          <table:table-cell table:content-validation-name="val444"/>
          <table:table-cell table:number-columns-repeated="122"/>
        </table:table-row>
        <table:table-row table:style-name="ro3">
          <table:table-cell office:value-type="float" office:value="75" calcext:value-type="float">
            <text:p>75</text:p>
          </table:table-cell>
          <table:table-cell table:content-validation-name="val764"/>
          <table:table-cell table:content-validation-name="val848"/>
          <table:table-cell table:content-validation-name="val359"/>
          <table:table-cell table:content-validation-name="val932"/>
          <table:table-cell table:content-validation-name="val444"/>
          <table:table-cell table:number-columns-repeated="122"/>
        </table:table-row>
        <table:table-row table:style-name="ro3">
          <table:table-cell office:value-type="float" office:value="76" calcext:value-type="float">
            <text:p>76</text:p>
          </table:table-cell>
          <table:table-cell table:content-validation-name="val765"/>
          <table:table-cell table:content-validation-name="val849"/>
          <table:table-cell table:content-validation-name="val359"/>
          <table:table-cell table:content-validation-name="val933"/>
          <table:table-cell table:content-validation-name="val444"/>
          <table:table-cell table:number-columns-repeated="122"/>
        </table:table-row>
        <table:table-row table:style-name="ro3">
          <table:table-cell office:value-type="float" office:value="77" calcext:value-type="float">
            <text:p>77</text:p>
          </table:table-cell>
          <table:table-cell table:content-validation-name="val766"/>
          <table:table-cell table:content-validation-name="val850"/>
          <table:table-cell table:content-validation-name="val359"/>
          <table:table-cell table:content-validation-name="val934"/>
          <table:table-cell table:content-validation-name="val444"/>
          <table:table-cell table:number-columns-repeated="122"/>
        </table:table-row>
        <table:table-row table:style-name="ro3">
          <table:table-cell office:value-type="float" office:value="78" calcext:value-type="float">
            <text:p>78</text:p>
          </table:table-cell>
          <table:table-cell table:content-validation-name="val767"/>
          <table:table-cell table:content-validation-name="val851"/>
          <table:table-cell table:content-validation-name="val359"/>
          <table:table-cell table:content-validation-name="val935"/>
          <table:table-cell table:content-validation-name="val444"/>
          <table:table-cell table:number-columns-repeated="122"/>
        </table:table-row>
        <table:table-row table:style-name="ro3">
          <table:table-cell office:value-type="float" office:value="79" calcext:value-type="float">
            <text:p>79</text:p>
          </table:table-cell>
          <table:table-cell table:content-validation-name="val768"/>
          <table:table-cell table:content-validation-name="val852"/>
          <table:table-cell table:content-validation-name="val359"/>
          <table:table-cell table:content-validation-name="val936"/>
          <table:table-cell table:content-validation-name="val444"/>
          <table:table-cell table:number-columns-repeated="122"/>
        </table:table-row>
        <table:table-row table:style-name="ro3">
          <table:table-cell office:value-type="float" office:value="80" calcext:value-type="float">
            <text:p>80</text:p>
          </table:table-cell>
          <table:table-cell table:content-validation-name="val769"/>
          <table:table-cell table:content-validation-name="val853"/>
          <table:table-cell table:content-validation-name="val359"/>
          <table:table-cell table:content-validation-name="val937"/>
          <table:table-cell table:content-validation-name="val444"/>
          <table:table-cell table:number-columns-repeated="122"/>
        </table:table-row>
        <table:table-row table:style-name="ro3">
          <table:table-cell office:value-type="float" office:value="81" calcext:value-type="float">
            <text:p>81</text:p>
          </table:table-cell>
          <table:table-cell table:content-validation-name="val770"/>
          <table:table-cell table:content-validation-name="val854"/>
          <table:table-cell table:content-validation-name="val359"/>
          <table:table-cell table:content-validation-name="val938"/>
          <table:table-cell table:content-validation-name="val444"/>
          <table:table-cell table:number-columns-repeated="122"/>
        </table:table-row>
        <table:table-row table:style-name="ro3">
          <table:table-cell office:value-type="float" office:value="82" calcext:value-type="float">
            <text:p>82</text:p>
          </table:table-cell>
          <table:table-cell table:content-validation-name="val771"/>
          <table:table-cell table:content-validation-name="val855"/>
          <table:table-cell table:content-validation-name="val359"/>
          <table:table-cell table:content-validation-name="val939"/>
          <table:table-cell table:content-validation-name="val444"/>
          <table:table-cell table:number-columns-repeated="122"/>
        </table:table-row>
        <table:table-row table:style-name="ro3">
          <table:table-cell office:value-type="float" office:value="83" calcext:value-type="float">
            <text:p>83</text:p>
          </table:table-cell>
          <table:table-cell table:content-validation-name="val772"/>
          <table:table-cell table:content-validation-name="val856"/>
          <table:table-cell table:content-validation-name="val359"/>
          <table:table-cell table:content-validation-name="val940"/>
          <table:table-cell table:content-validation-name="val444"/>
          <table:table-cell table:number-columns-repeated="122"/>
        </table:table-row>
        <table:table-row table:style-name="ro3">
          <table:table-cell office:value-type="float" office:value="84" calcext:value-type="float">
            <text:p>84</text:p>
          </table:table-cell>
          <table:table-cell table:content-validation-name="val773"/>
          <table:table-cell table:content-validation-name="val857"/>
          <table:table-cell table:content-validation-name="val359"/>
          <table:table-cell table:content-validation-name="val941"/>
          <table:table-cell table:content-validation-name="val444"/>
          <table:table-cell table:number-columns-repeated="122"/>
        </table:table-row>
        <table:table-row table:style-name="ro3" table:number-rows-repeated="28">
          <table:table-cell/>
          <table:table-cell table:style-name="ce25" table:number-columns-repeated="4"/>
          <table:table-cell table:number-columns-repeated="123"/>
        </table:table-row>
        <table:table-row table:style-name="ro3" table:number-rows-repeated="895">
          <table:table-cell table:number-columns-repeated="128"/>
        </table:table-row>
        <table:table-row table:style-name="ro3">
          <table:table-cell table:number-columns-repeated="128"/>
        </table:table-row>
        <table:named-expressions>
          <table:named-expression table:name="Print_Area" table:base-cell-address="$'Sprint 03 Backlog'.$A$1" table:expression="#REF!"/>
          <table:named-expression table:name="Sheet_Title" table:base-cell-address="$'Sprint 03 Backlog'.$A$1" table:expression="&quot;Sprint 03 Backlog&quot;"/>
        </table:named-expressions>
      </table:table>
      <table:table table:name="Sprint 04 Backlog"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295.37pt" svg:height="146.07pt" svg:x="321.76pt" svg:y="35.09pt">
            <loext:p draw:notify-on-update-of-ranges="'Sprint 04 Backlog'.B7:'Sprint 04 Backlog'.B14"/>
            <draw:object xlink:href="./Graph5-0" xlink:type="simple" xlink:show="embed" xlink:actuate="onLoad"/>
            <draw:image xlink:href="./ObjectReplacements/Graph5-0" xlink:type="simple" xlink:show="embed" xlink:actuate="onLoad"/>
          </draw:frame>
        </table:shapes>
        <table:table-column table:style-name="co12" table:default-cell-style-name="ce25"/>
        <table:table-column table:style-name="co11" table:default-cell-style-name="ce29"/>
        <table:table-column table:style-name="co13" table:default-cell-style-name="ce29"/>
        <table:table-column table:style-name="co14" table:default-cell-style-name="ce29"/>
        <table:table-column table:style-name="co6" table:default-cell-style-name="ce33"/>
        <table:table-column table:style-name="co14" table:default-cell-style-name="ce25"/>
        <table:table-column table:style-name="co11" table:number-columns-repeated="122" table:default-cell-style-name="ce25"/>
        <table:table-row table:style-name="ro1">
          <table:table-cell table:style-name="ce23" office:value-type="string" calcext:value-type="string">
            <text:p>Sprint #</text:p>
          </table:table-cell>
          <table:table-cell table:style-name="ce23" office:value-type="float" office:value="3" calcext:value-type="float">
            <text:p>3</text:p>
          </table:table-cell>
          <table:table-cell table:style-name="ce23"/>
          <table:table-cell table:style-name="ce30" office:value-type="string" calcext:value-type="string">
            <text:p>Complete Fields in Green!!!</text:p>
          </table:table-cell>
          <table:table-cell/>
          <table:table-cell table:style-name="ce23"/>
          <table:table-cell table:number-columns-repeated="122"/>
        </table:table-row>
        <table:table-row table:style-name="ro3">
          <table:table-cell table:style-name="ce23" office:value-type="string" calcext:value-type="string">
            <text:p>Start on</text:p>
          </table:table-cell>
          <table:table-cell table:style-name="ce26" office:value-type="date" office:date-value="2017-11-09" calcext:value-type="date">
            <text:p>Nov 09</text:p>
          </table:table-cell>
          <table:table-cell table:style-name="ce23"/>
          <table:table-cell table:style-name="ce31" office:value-type="string" calcext:value-type="string">
            <text:p>*** Create a new Sprint Backlog for EVERY SPRINT ***</text:p>
          </table:table-cell>
          <table:table-cell table:style-name="ce31"/>
          <table:table-cell table:style-name="ce23"/>
          <table:table-cell table:number-columns-repeated="122"/>
        </table:table-row>
        <table:table-row table:style-name="ro3">
          <table:table-cell table:style-name="ce23" office:value-type="string" calcext:value-type="string">
            <text:p>End on</text:p>
          </table:table-cell>
          <table:table-cell table:style-name="ce26" office:value-type="date" office:date-value="2017-11-16" calcext:value-type="date">
            <text:p>Nov 16</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emo on</text:p>
          </table:table-cell>
          <table:table-cell table:style-name="ce27" office:value-type="string" calcext:value-type="string">
            <text:p>TBD</text:p>
          </table:table-cell>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7"/>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8" office:value-type="string" calcext:value-type="string">
            <text:p>Remaining</text:p>
          </table:table-cell>
          <table:table-cell table:style-name="ce23" office:value-type="string" calcext:value-type="string">
            <text:p>Completed (this day)</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Total Tasks</text:p>
          </table:table-cell>
          <table:table-cell table:style-name="ce23" table:formula="of:=COUNTA([.D17:.D995])" office:value-type="float" office:value="1" calcext:value-type="float">
            <text:p>1</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ay 1 Left</text:p>
          </table:table-cell>
          <table:table-cell table:style-name="ce23" table:formula="of:=[.B7]-[.C8]" office:value-type="float" office:value="1" calcext:value-type="float">
            <text:p>1</text:p>
          </table:table-cell>
          <table:table-cell table:style-name="ce23" table:formula="of:=COUNTIF([.E$17:.E$995];&quot;Completed Day 1&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2 Left</text:p>
          </table:table-cell>
          <table:table-cell table:style-name="ce23" table:formula="of:=[.B8]-[.C9]" office:value-type="float" office:value="1" calcext:value-type="float">
            <text:p>1</text:p>
          </table:table-cell>
          <table:table-cell table:style-name="ce23" table:formula="of:=COUNTIF([.E$17:.E$995];&quot;Completed Day 2&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3 Left</text:p>
          </table:table-cell>
          <table:table-cell table:style-name="ce23" table:formula="of:=[.B9]-[.C10]" office:value-type="float" office:value="1" calcext:value-type="float">
            <text:p>1</text:p>
          </table:table-cell>
          <table:table-cell table:style-name="ce23" table:formula="of:=COUNTIF([.E$17:.E$995];&quot;Completed Day 3&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4 Left</text:p>
          </table:table-cell>
          <table:table-cell table:style-name="ce23" table:formula="of:=[.B10]-[.C11]" office:value-type="float" office:value="1" calcext:value-type="float">
            <text:p>1</text:p>
          </table:table-cell>
          <table:table-cell table:style-name="ce23" table:formula="of:=COUNTIF([.E$17:.E$995];&quot;Completed Day 4&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5 Left</text:p>
          </table:table-cell>
          <table:table-cell table:style-name="ce23" table:formula="of:=[.B11]-[.C12]" office:value-type="float" office:value="1" calcext:value-type="float">
            <text:p>1</text:p>
          </table:table-cell>
          <table:table-cell table:style-name="ce23" table:formula="of:=COUNTIF([.E$17:.E$995];&quot;Completed Day 5&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6 Left</text:p>
          </table:table-cell>
          <table:table-cell table:style-name="ce23" table:formula="of:=[.B12]-[.C13]" office:value-type="float" office:value="1" calcext:value-type="float">
            <text:p>1</text:p>
          </table:table-cell>
          <table:table-cell table:style-name="ce23" table:formula="of:=COUNTIF([.E$17:.E$995];&quot;Completed Day 6&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7 Left</text:p>
          </table:table-cell>
          <table:table-cell table:style-name="ce23" table:formula="of:=[.B13]-[.C14]" office:value-type="float" office:value="1" calcext:value-type="float">
            <text:p>1</text:p>
          </table:table-cell>
          <table:table-cell table:style-name="ce23" table:formula="of:=COUNTIF([.E$17:.E$995];&quot;Completed Day 7&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table:number-columns-repeated="4"/>
          <table:table-cell table:style-name="ce31"/>
          <table:table-cell table:style-name="ce23"/>
          <table:table-cell table:number-columns-repeated="122"/>
        </table:table-row>
        <table:table-row table:style-name="ro3">
          <table:table-cell table:style-name="ce24" office:value-type="string" calcext:value-type="string">
            <text:p>Task ID</text:p>
          </table:table-cell>
          <table:table-cell table:style-name="ce24" office:value-type="string" calcext:value-type="string">
            <text:p>Feature ID</text:p>
          </table:table-cell>
          <table:table-cell table:style-name="ce24" office:value-type="string" calcext:value-type="string">
            <text:p>Assigned To</text:p>
          </table:table-cell>
          <table:table-cell table:style-name="ce24" office:value-type="string" calcext:value-type="string">
            <text:p>Description</text:p>
          </table:table-cell>
          <table:table-cell table:style-name="ce34" office:value-type="string" calcext:value-type="string">
            <text:p>Status</text:p>
          </table:table-cell>
          <table:table-cell table:style-name="ce24" office:value-type="string" calcext:value-type="string">
            <text:p>Notes</text:p>
          </table:table-cell>
          <table:table-cell table:number-columns-repeated="122"/>
        </table:table-row>
        <table:table-row table:style-name="ro3">
          <table:table-cell office:value-type="float" office:value="1" calcext:value-type="float">
            <text:p>1</text:p>
          </table:table-cell>
          <table:table-cell table:content-validation-name="val942"/>
          <table:table-cell table:content-validation-name="val1026"/>
          <table:table-cell table:style-name="ce32" office:value-type="string" calcext:value-type="string">
            <text:p>--&gt; Add tasks to complete each feature for this sprint</text:p>
          </table:table-cell>
          <table:table-cell table:content-validation-name="val1110"/>
          <table:table-cell table:content-validation-name="val444"/>
          <table:table-cell table:number-columns-repeated="122"/>
        </table:table-row>
        <table:table-row table:style-name="ro3">
          <table:table-cell office:value-type="float" office:value="2" calcext:value-type="float">
            <text:p>2</text:p>
          </table:table-cell>
          <table:table-cell table:content-validation-name="val943"/>
          <table:table-cell table:content-validation-name="val1027"/>
          <table:table-cell table:content-validation-name="val359"/>
          <table:table-cell table:content-validation-name="val1111"/>
          <table:table-cell table:content-validation-name="val444"/>
          <table:table-cell table:number-columns-repeated="122"/>
        </table:table-row>
        <table:table-row table:style-name="ro3">
          <table:table-cell office:value-type="float" office:value="3" calcext:value-type="float">
            <text:p>3</text:p>
          </table:table-cell>
          <table:table-cell table:content-validation-name="val944"/>
          <table:table-cell table:content-validation-name="val1028"/>
          <table:table-cell table:content-validation-name="val359"/>
          <table:table-cell table:content-validation-name="val1112"/>
          <table:table-cell table:content-validation-name="val444"/>
          <table:table-cell table:number-columns-repeated="122"/>
        </table:table-row>
        <table:table-row table:style-name="ro3">
          <table:table-cell office:value-type="float" office:value="4" calcext:value-type="float">
            <text:p>4</text:p>
          </table:table-cell>
          <table:table-cell table:content-validation-name="val945"/>
          <table:table-cell table:content-validation-name="val1029"/>
          <table:table-cell table:content-validation-name="val359"/>
          <table:table-cell table:content-validation-name="val1113"/>
          <table:table-cell table:content-validation-name="val444"/>
          <table:table-cell table:number-columns-repeated="122"/>
        </table:table-row>
        <table:table-row table:style-name="ro3">
          <table:table-cell office:value-type="float" office:value="5" calcext:value-type="float">
            <text:p>5</text:p>
          </table:table-cell>
          <table:table-cell table:content-validation-name="val946"/>
          <table:table-cell table:content-validation-name="val1030"/>
          <table:table-cell table:content-validation-name="val359"/>
          <table:table-cell table:content-validation-name="val1114"/>
          <table:table-cell table:content-validation-name="val444"/>
          <table:table-cell table:number-columns-repeated="122"/>
        </table:table-row>
        <table:table-row table:style-name="ro3">
          <table:table-cell office:value-type="float" office:value="6" calcext:value-type="float">
            <text:p>6</text:p>
          </table:table-cell>
          <table:table-cell table:content-validation-name="val947"/>
          <table:table-cell table:content-validation-name="val1031"/>
          <table:table-cell table:content-validation-name="val359"/>
          <table:table-cell table:content-validation-name="val1115"/>
          <table:table-cell table:content-validation-name="val444"/>
          <table:table-cell table:number-columns-repeated="122"/>
        </table:table-row>
        <table:table-row table:style-name="ro3">
          <table:table-cell office:value-type="float" office:value="7" calcext:value-type="float">
            <text:p>7</text:p>
          </table:table-cell>
          <table:table-cell table:content-validation-name="val948"/>
          <table:table-cell table:content-validation-name="val1032"/>
          <table:table-cell table:content-validation-name="val359"/>
          <table:table-cell table:content-validation-name="val1116"/>
          <table:table-cell table:content-validation-name="val444"/>
          <table:table-cell table:number-columns-repeated="122"/>
        </table:table-row>
        <table:table-row table:style-name="ro3">
          <table:table-cell office:value-type="float" office:value="8" calcext:value-type="float">
            <text:p>8</text:p>
          </table:table-cell>
          <table:table-cell table:content-validation-name="val949"/>
          <table:table-cell table:content-validation-name="val1033"/>
          <table:table-cell table:content-validation-name="val359"/>
          <table:table-cell table:content-validation-name="val1117"/>
          <table:table-cell table:content-validation-name="val444"/>
          <table:table-cell table:number-columns-repeated="122"/>
        </table:table-row>
        <table:table-row table:style-name="ro3">
          <table:table-cell office:value-type="float" office:value="9" calcext:value-type="float">
            <text:p>9</text:p>
          </table:table-cell>
          <table:table-cell table:content-validation-name="val950"/>
          <table:table-cell table:content-validation-name="val1034"/>
          <table:table-cell table:content-validation-name="val359"/>
          <table:table-cell table:content-validation-name="val1118"/>
          <table:table-cell table:content-validation-name="val444"/>
          <table:table-cell table:number-columns-repeated="122"/>
        </table:table-row>
        <table:table-row table:style-name="ro3">
          <table:table-cell office:value-type="float" office:value="10" calcext:value-type="float">
            <text:p>10</text:p>
          </table:table-cell>
          <table:table-cell table:content-validation-name="val951"/>
          <table:table-cell table:content-validation-name="val1035"/>
          <table:table-cell table:content-validation-name="val359"/>
          <table:table-cell table:content-validation-name="val1119"/>
          <table:table-cell table:content-validation-name="val444"/>
          <table:table-cell table:number-columns-repeated="122"/>
        </table:table-row>
        <table:table-row table:style-name="ro3">
          <table:table-cell office:value-type="float" office:value="11" calcext:value-type="float">
            <text:p>11</text:p>
          </table:table-cell>
          <table:table-cell table:content-validation-name="val952"/>
          <table:table-cell table:content-validation-name="val1036"/>
          <table:table-cell table:content-validation-name="val359"/>
          <table:table-cell table:content-validation-name="val1120"/>
          <table:table-cell table:content-validation-name="val444"/>
          <table:table-cell table:number-columns-repeated="122"/>
        </table:table-row>
        <table:table-row table:style-name="ro3">
          <table:table-cell office:value-type="float" office:value="12" calcext:value-type="float">
            <text:p>12</text:p>
          </table:table-cell>
          <table:table-cell table:content-validation-name="val953"/>
          <table:table-cell table:content-validation-name="val1037"/>
          <table:table-cell table:content-validation-name="val359"/>
          <table:table-cell table:content-validation-name="val1121"/>
          <table:table-cell table:content-validation-name="val444"/>
          <table:table-cell table:number-columns-repeated="122"/>
        </table:table-row>
        <table:table-row table:style-name="ro3">
          <table:table-cell office:value-type="float" office:value="13" calcext:value-type="float">
            <text:p>13</text:p>
          </table:table-cell>
          <table:table-cell table:content-validation-name="val954"/>
          <table:table-cell table:content-validation-name="val1038"/>
          <table:table-cell table:content-validation-name="val359"/>
          <table:table-cell table:content-validation-name="val1122"/>
          <table:table-cell table:content-validation-name="val444"/>
          <table:table-cell table:number-columns-repeated="122"/>
        </table:table-row>
        <table:table-row table:style-name="ro3">
          <table:table-cell office:value-type="float" office:value="14" calcext:value-type="float">
            <text:p>14</text:p>
          </table:table-cell>
          <table:table-cell table:content-validation-name="val955"/>
          <table:table-cell table:content-validation-name="val1039"/>
          <table:table-cell table:content-validation-name="val359"/>
          <table:table-cell table:content-validation-name="val1123"/>
          <table:table-cell table:content-validation-name="val444"/>
          <table:table-cell table:number-columns-repeated="122"/>
        </table:table-row>
        <table:table-row table:style-name="ro3">
          <table:table-cell office:value-type="float" office:value="15" calcext:value-type="float">
            <text:p>15</text:p>
          </table:table-cell>
          <table:table-cell table:content-validation-name="val956"/>
          <table:table-cell table:content-validation-name="val1040"/>
          <table:table-cell table:content-validation-name="val359"/>
          <table:table-cell table:content-validation-name="val1124"/>
          <table:table-cell table:content-validation-name="val444"/>
          <table:table-cell table:number-columns-repeated="122"/>
        </table:table-row>
        <table:table-row table:style-name="ro3">
          <table:table-cell office:value-type="float" office:value="16" calcext:value-type="float">
            <text:p>16</text:p>
          </table:table-cell>
          <table:table-cell table:content-validation-name="val957"/>
          <table:table-cell table:content-validation-name="val1041"/>
          <table:table-cell table:content-validation-name="val359"/>
          <table:table-cell table:content-validation-name="val1125"/>
          <table:table-cell table:content-validation-name="val444"/>
          <table:table-cell table:number-columns-repeated="122"/>
        </table:table-row>
        <table:table-row table:style-name="ro3">
          <table:table-cell office:value-type="float" office:value="17" calcext:value-type="float">
            <text:p>17</text:p>
          </table:table-cell>
          <table:table-cell table:content-validation-name="val958"/>
          <table:table-cell table:content-validation-name="val1042"/>
          <table:table-cell table:content-validation-name="val359"/>
          <table:table-cell table:content-validation-name="val1126"/>
          <table:table-cell table:content-validation-name="val444"/>
          <table:table-cell table:number-columns-repeated="122"/>
        </table:table-row>
        <table:table-row table:style-name="ro3">
          <table:table-cell office:value-type="float" office:value="18" calcext:value-type="float">
            <text:p>18</text:p>
          </table:table-cell>
          <table:table-cell table:content-validation-name="val959"/>
          <table:table-cell table:content-validation-name="val1043"/>
          <table:table-cell table:content-validation-name="val359"/>
          <table:table-cell table:content-validation-name="val1127"/>
          <table:table-cell table:content-validation-name="val444"/>
          <table:table-cell table:number-columns-repeated="122"/>
        </table:table-row>
        <table:table-row table:style-name="ro3">
          <table:table-cell office:value-type="float" office:value="19" calcext:value-type="float">
            <text:p>19</text:p>
          </table:table-cell>
          <table:table-cell table:content-validation-name="val960"/>
          <table:table-cell table:content-validation-name="val1044"/>
          <table:table-cell table:content-validation-name="val359"/>
          <table:table-cell table:content-validation-name="val1128"/>
          <table:table-cell table:content-validation-name="val444"/>
          <table:table-cell table:number-columns-repeated="122"/>
        </table:table-row>
        <table:table-row table:style-name="ro3">
          <table:table-cell office:value-type="float" office:value="20" calcext:value-type="float">
            <text:p>20</text:p>
          </table:table-cell>
          <table:table-cell table:content-validation-name="val961"/>
          <table:table-cell table:content-validation-name="val1045"/>
          <table:table-cell table:content-validation-name="val359"/>
          <table:table-cell table:content-validation-name="val1129"/>
          <table:table-cell table:content-validation-name="val444"/>
          <table:table-cell table:number-columns-repeated="122"/>
        </table:table-row>
        <table:table-row table:style-name="ro3">
          <table:table-cell office:value-type="float" office:value="21" calcext:value-type="float">
            <text:p>21</text:p>
          </table:table-cell>
          <table:table-cell table:content-validation-name="val962"/>
          <table:table-cell table:content-validation-name="val1046"/>
          <table:table-cell table:content-validation-name="val359"/>
          <table:table-cell table:content-validation-name="val1130"/>
          <table:table-cell table:content-validation-name="val444"/>
          <table:table-cell table:number-columns-repeated="122"/>
        </table:table-row>
        <table:table-row table:style-name="ro3">
          <table:table-cell office:value-type="float" office:value="22" calcext:value-type="float">
            <text:p>22</text:p>
          </table:table-cell>
          <table:table-cell table:content-validation-name="val963"/>
          <table:table-cell table:content-validation-name="val1047"/>
          <table:table-cell table:content-validation-name="val359"/>
          <table:table-cell table:content-validation-name="val1131"/>
          <table:table-cell table:content-validation-name="val444"/>
          <table:table-cell table:number-columns-repeated="122"/>
        </table:table-row>
        <table:table-row table:style-name="ro3">
          <table:table-cell office:value-type="float" office:value="23" calcext:value-type="float">
            <text:p>23</text:p>
          </table:table-cell>
          <table:table-cell table:content-validation-name="val964"/>
          <table:table-cell table:content-validation-name="val1048"/>
          <table:table-cell table:content-validation-name="val359"/>
          <table:table-cell table:content-validation-name="val1132"/>
          <table:table-cell table:content-validation-name="val444"/>
          <table:table-cell table:number-columns-repeated="122"/>
        </table:table-row>
        <table:table-row table:style-name="ro3">
          <table:table-cell office:value-type="float" office:value="24" calcext:value-type="float">
            <text:p>24</text:p>
          </table:table-cell>
          <table:table-cell table:content-validation-name="val965"/>
          <table:table-cell table:content-validation-name="val1049"/>
          <table:table-cell table:content-validation-name="val359"/>
          <table:table-cell table:content-validation-name="val1133"/>
          <table:table-cell table:content-validation-name="val444"/>
          <table:table-cell table:number-columns-repeated="122"/>
        </table:table-row>
        <table:table-row table:style-name="ro3">
          <table:table-cell office:value-type="float" office:value="25" calcext:value-type="float">
            <text:p>25</text:p>
          </table:table-cell>
          <table:table-cell table:content-validation-name="val966"/>
          <table:table-cell table:content-validation-name="val1050"/>
          <table:table-cell table:content-validation-name="val359"/>
          <table:table-cell table:content-validation-name="val1134"/>
          <table:table-cell table:content-validation-name="val444"/>
          <table:table-cell table:number-columns-repeated="122"/>
        </table:table-row>
        <table:table-row table:style-name="ro3">
          <table:table-cell office:value-type="float" office:value="26" calcext:value-type="float">
            <text:p>26</text:p>
          </table:table-cell>
          <table:table-cell table:content-validation-name="val967"/>
          <table:table-cell table:content-validation-name="val1051"/>
          <table:table-cell table:content-validation-name="val359"/>
          <table:table-cell table:content-validation-name="val1135"/>
          <table:table-cell table:content-validation-name="val444"/>
          <table:table-cell table:number-columns-repeated="122"/>
        </table:table-row>
        <table:table-row table:style-name="ro3">
          <table:table-cell office:value-type="float" office:value="27" calcext:value-type="float">
            <text:p>27</text:p>
          </table:table-cell>
          <table:table-cell table:content-validation-name="val968"/>
          <table:table-cell table:content-validation-name="val1052"/>
          <table:table-cell table:content-validation-name="val359"/>
          <table:table-cell table:content-validation-name="val1136"/>
          <table:table-cell table:content-validation-name="val444"/>
          <table:table-cell table:number-columns-repeated="122"/>
        </table:table-row>
        <table:table-row table:style-name="ro3">
          <table:table-cell office:value-type="float" office:value="28" calcext:value-type="float">
            <text:p>28</text:p>
          </table:table-cell>
          <table:table-cell table:content-validation-name="val969"/>
          <table:table-cell table:content-validation-name="val1053"/>
          <table:table-cell table:content-validation-name="val359"/>
          <table:table-cell table:content-validation-name="val1137"/>
          <table:table-cell table:content-validation-name="val444"/>
          <table:table-cell table:number-columns-repeated="122"/>
        </table:table-row>
        <table:table-row table:style-name="ro3">
          <table:table-cell office:value-type="float" office:value="29" calcext:value-type="float">
            <text:p>29</text:p>
          </table:table-cell>
          <table:table-cell table:content-validation-name="val970"/>
          <table:table-cell table:content-validation-name="val1054"/>
          <table:table-cell table:content-validation-name="val359"/>
          <table:table-cell table:content-validation-name="val1138"/>
          <table:table-cell table:content-validation-name="val444"/>
          <table:table-cell table:number-columns-repeated="122"/>
        </table:table-row>
        <table:table-row table:style-name="ro3">
          <table:table-cell office:value-type="float" office:value="30" calcext:value-type="float">
            <text:p>30</text:p>
          </table:table-cell>
          <table:table-cell table:content-validation-name="val971"/>
          <table:table-cell table:content-validation-name="val1055"/>
          <table:table-cell table:content-validation-name="val359"/>
          <table:table-cell table:content-validation-name="val1139"/>
          <table:table-cell table:content-validation-name="val444"/>
          <table:table-cell table:number-columns-repeated="122"/>
        </table:table-row>
        <table:table-row table:style-name="ro3">
          <table:table-cell office:value-type="float" office:value="31" calcext:value-type="float">
            <text:p>31</text:p>
          </table:table-cell>
          <table:table-cell table:content-validation-name="val972"/>
          <table:table-cell table:content-validation-name="val1056"/>
          <table:table-cell table:content-validation-name="val359"/>
          <table:table-cell table:content-validation-name="val1140"/>
          <table:table-cell table:content-validation-name="val444"/>
          <table:table-cell table:number-columns-repeated="122"/>
        </table:table-row>
        <table:table-row table:style-name="ro3">
          <table:table-cell office:value-type="float" office:value="32" calcext:value-type="float">
            <text:p>32</text:p>
          </table:table-cell>
          <table:table-cell table:content-validation-name="val973"/>
          <table:table-cell table:content-validation-name="val1057"/>
          <table:table-cell table:content-validation-name="val359"/>
          <table:table-cell table:content-validation-name="val1141"/>
          <table:table-cell table:content-validation-name="val444"/>
          <table:table-cell table:number-columns-repeated="122"/>
        </table:table-row>
        <table:table-row table:style-name="ro3">
          <table:table-cell office:value-type="float" office:value="33" calcext:value-type="float">
            <text:p>33</text:p>
          </table:table-cell>
          <table:table-cell table:content-validation-name="val974"/>
          <table:table-cell table:content-validation-name="val1058"/>
          <table:table-cell table:content-validation-name="val359"/>
          <table:table-cell table:content-validation-name="val1142"/>
          <table:table-cell table:content-validation-name="val444"/>
          <table:table-cell table:number-columns-repeated="122"/>
        </table:table-row>
        <table:table-row table:style-name="ro3">
          <table:table-cell office:value-type="float" office:value="34" calcext:value-type="float">
            <text:p>34</text:p>
          </table:table-cell>
          <table:table-cell table:content-validation-name="val975"/>
          <table:table-cell table:content-validation-name="val1059"/>
          <table:table-cell table:content-validation-name="val359"/>
          <table:table-cell table:content-validation-name="val1143"/>
          <table:table-cell table:content-validation-name="val444"/>
          <table:table-cell table:number-columns-repeated="122"/>
        </table:table-row>
        <table:table-row table:style-name="ro3">
          <table:table-cell office:value-type="float" office:value="35" calcext:value-type="float">
            <text:p>35</text:p>
          </table:table-cell>
          <table:table-cell table:content-validation-name="val976"/>
          <table:table-cell table:content-validation-name="val1060"/>
          <table:table-cell table:content-validation-name="val359"/>
          <table:table-cell table:content-validation-name="val1144"/>
          <table:table-cell table:content-validation-name="val444"/>
          <table:table-cell table:number-columns-repeated="122"/>
        </table:table-row>
        <table:table-row table:style-name="ro3">
          <table:table-cell office:value-type="float" office:value="36" calcext:value-type="float">
            <text:p>36</text:p>
          </table:table-cell>
          <table:table-cell table:content-validation-name="val977"/>
          <table:table-cell table:content-validation-name="val1061"/>
          <table:table-cell table:content-validation-name="val359"/>
          <table:table-cell table:content-validation-name="val1145"/>
          <table:table-cell table:content-validation-name="val444"/>
          <table:table-cell table:number-columns-repeated="122"/>
        </table:table-row>
        <table:table-row table:style-name="ro3">
          <table:table-cell office:value-type="float" office:value="37" calcext:value-type="float">
            <text:p>37</text:p>
          </table:table-cell>
          <table:table-cell table:content-validation-name="val978"/>
          <table:table-cell table:content-validation-name="val1062"/>
          <table:table-cell table:content-validation-name="val359"/>
          <table:table-cell table:content-validation-name="val1146"/>
          <table:table-cell table:content-validation-name="val444"/>
          <table:table-cell table:number-columns-repeated="122"/>
        </table:table-row>
        <table:table-row table:style-name="ro3">
          <table:table-cell office:value-type="float" office:value="38" calcext:value-type="float">
            <text:p>38</text:p>
          </table:table-cell>
          <table:table-cell table:content-validation-name="val979"/>
          <table:table-cell table:content-validation-name="val1063"/>
          <table:table-cell table:content-validation-name="val359"/>
          <table:table-cell table:content-validation-name="val1147"/>
          <table:table-cell table:content-validation-name="val444"/>
          <table:table-cell table:number-columns-repeated="122"/>
        </table:table-row>
        <table:table-row table:style-name="ro3">
          <table:table-cell office:value-type="float" office:value="39" calcext:value-type="float">
            <text:p>39</text:p>
          </table:table-cell>
          <table:table-cell table:content-validation-name="val980"/>
          <table:table-cell table:content-validation-name="val1064"/>
          <table:table-cell table:content-validation-name="val359"/>
          <table:table-cell table:content-validation-name="val1148"/>
          <table:table-cell table:content-validation-name="val444"/>
          <table:table-cell table:number-columns-repeated="122"/>
        </table:table-row>
        <table:table-row table:style-name="ro3">
          <table:table-cell office:value-type="float" office:value="40" calcext:value-type="float">
            <text:p>40</text:p>
          </table:table-cell>
          <table:table-cell table:content-validation-name="val981"/>
          <table:table-cell table:content-validation-name="val1065"/>
          <table:table-cell table:content-validation-name="val359"/>
          <table:table-cell table:content-validation-name="val1149"/>
          <table:table-cell table:content-validation-name="val444"/>
          <table:table-cell table:number-columns-repeated="122"/>
        </table:table-row>
        <table:table-row table:style-name="ro3">
          <table:table-cell office:value-type="float" office:value="41" calcext:value-type="float">
            <text:p>41</text:p>
          </table:table-cell>
          <table:table-cell table:content-validation-name="val982"/>
          <table:table-cell table:content-validation-name="val1066"/>
          <table:table-cell table:content-validation-name="val359"/>
          <table:table-cell table:content-validation-name="val1150"/>
          <table:table-cell table:content-validation-name="val444"/>
          <table:table-cell table:number-columns-repeated="122"/>
        </table:table-row>
        <table:table-row table:style-name="ro3">
          <table:table-cell office:value-type="float" office:value="42" calcext:value-type="float">
            <text:p>42</text:p>
          </table:table-cell>
          <table:table-cell table:content-validation-name="val983"/>
          <table:table-cell table:content-validation-name="val1067"/>
          <table:table-cell table:content-validation-name="val359"/>
          <table:table-cell table:content-validation-name="val1151"/>
          <table:table-cell table:content-validation-name="val444"/>
          <table:table-cell table:number-columns-repeated="122"/>
        </table:table-row>
        <table:table-row table:style-name="ro3">
          <table:table-cell office:value-type="float" office:value="43" calcext:value-type="float">
            <text:p>43</text:p>
          </table:table-cell>
          <table:table-cell table:content-validation-name="val984"/>
          <table:table-cell table:content-validation-name="val1068"/>
          <table:table-cell table:content-validation-name="val359"/>
          <table:table-cell table:content-validation-name="val1152"/>
          <table:table-cell table:content-validation-name="val444"/>
          <table:table-cell table:number-columns-repeated="122"/>
        </table:table-row>
        <table:table-row table:style-name="ro3">
          <table:table-cell office:value-type="float" office:value="44" calcext:value-type="float">
            <text:p>44</text:p>
          </table:table-cell>
          <table:table-cell table:content-validation-name="val985"/>
          <table:table-cell table:content-validation-name="val1069"/>
          <table:table-cell table:content-validation-name="val359"/>
          <table:table-cell table:content-validation-name="val1153"/>
          <table:table-cell table:content-validation-name="val444"/>
          <table:table-cell table:number-columns-repeated="122"/>
        </table:table-row>
        <table:table-row table:style-name="ro3">
          <table:table-cell office:value-type="float" office:value="45" calcext:value-type="float">
            <text:p>45</text:p>
          </table:table-cell>
          <table:table-cell table:content-validation-name="val986"/>
          <table:table-cell table:content-validation-name="val1070"/>
          <table:table-cell table:content-validation-name="val359"/>
          <table:table-cell table:content-validation-name="val1154"/>
          <table:table-cell table:content-validation-name="val444"/>
          <table:table-cell table:number-columns-repeated="122"/>
        </table:table-row>
        <table:table-row table:style-name="ro3">
          <table:table-cell office:value-type="float" office:value="46" calcext:value-type="float">
            <text:p>46</text:p>
          </table:table-cell>
          <table:table-cell table:content-validation-name="val987"/>
          <table:table-cell table:content-validation-name="val1071"/>
          <table:table-cell table:content-validation-name="val359"/>
          <table:table-cell table:content-validation-name="val1155"/>
          <table:table-cell table:content-validation-name="val444"/>
          <table:table-cell table:number-columns-repeated="122"/>
        </table:table-row>
        <table:table-row table:style-name="ro3">
          <table:table-cell office:value-type="float" office:value="47" calcext:value-type="float">
            <text:p>47</text:p>
          </table:table-cell>
          <table:table-cell table:content-validation-name="val988"/>
          <table:table-cell table:content-validation-name="val1072"/>
          <table:table-cell table:content-validation-name="val359"/>
          <table:table-cell table:content-validation-name="val1156"/>
          <table:table-cell table:content-validation-name="val444"/>
          <table:table-cell table:number-columns-repeated="122"/>
        </table:table-row>
        <table:table-row table:style-name="ro3">
          <table:table-cell office:value-type="float" office:value="48" calcext:value-type="float">
            <text:p>48</text:p>
          </table:table-cell>
          <table:table-cell table:content-validation-name="val989"/>
          <table:table-cell table:content-validation-name="val1073"/>
          <table:table-cell table:content-validation-name="val359"/>
          <table:table-cell table:content-validation-name="val1157"/>
          <table:table-cell table:content-validation-name="val444"/>
          <table:table-cell table:number-columns-repeated="122"/>
        </table:table-row>
        <table:table-row table:style-name="ro3">
          <table:table-cell office:value-type="float" office:value="49" calcext:value-type="float">
            <text:p>49</text:p>
          </table:table-cell>
          <table:table-cell table:content-validation-name="val990"/>
          <table:table-cell table:content-validation-name="val1074"/>
          <table:table-cell table:content-validation-name="val359"/>
          <table:table-cell table:content-validation-name="val1158"/>
          <table:table-cell table:content-validation-name="val444"/>
          <table:table-cell table:number-columns-repeated="122"/>
        </table:table-row>
        <table:table-row table:style-name="ro3">
          <table:table-cell office:value-type="float" office:value="50" calcext:value-type="float">
            <text:p>50</text:p>
          </table:table-cell>
          <table:table-cell table:content-validation-name="val991"/>
          <table:table-cell table:content-validation-name="val1075"/>
          <table:table-cell table:content-validation-name="val359"/>
          <table:table-cell table:content-validation-name="val1159"/>
          <table:table-cell table:content-validation-name="val444"/>
          <table:table-cell table:number-columns-repeated="122"/>
        </table:table-row>
        <table:table-row table:style-name="ro3">
          <table:table-cell office:value-type="float" office:value="51" calcext:value-type="float">
            <text:p>51</text:p>
          </table:table-cell>
          <table:table-cell table:content-validation-name="val992"/>
          <table:table-cell table:content-validation-name="val1076"/>
          <table:table-cell table:content-validation-name="val359"/>
          <table:table-cell table:content-validation-name="val1160"/>
          <table:table-cell table:content-validation-name="val444"/>
          <table:table-cell table:number-columns-repeated="122"/>
        </table:table-row>
        <table:table-row table:style-name="ro3">
          <table:table-cell office:value-type="float" office:value="52" calcext:value-type="float">
            <text:p>52</text:p>
          </table:table-cell>
          <table:table-cell table:content-validation-name="val993"/>
          <table:table-cell table:content-validation-name="val1077"/>
          <table:table-cell table:content-validation-name="val359"/>
          <table:table-cell table:content-validation-name="val1161"/>
          <table:table-cell table:content-validation-name="val444"/>
          <table:table-cell table:number-columns-repeated="122"/>
        </table:table-row>
        <table:table-row table:style-name="ro3">
          <table:table-cell office:value-type="float" office:value="53" calcext:value-type="float">
            <text:p>53</text:p>
          </table:table-cell>
          <table:table-cell table:content-validation-name="val994"/>
          <table:table-cell table:content-validation-name="val1078"/>
          <table:table-cell table:content-validation-name="val359"/>
          <table:table-cell table:content-validation-name="val1162"/>
          <table:table-cell table:content-validation-name="val444"/>
          <table:table-cell table:number-columns-repeated="122"/>
        </table:table-row>
        <table:table-row table:style-name="ro3">
          <table:table-cell office:value-type="float" office:value="54" calcext:value-type="float">
            <text:p>54</text:p>
          </table:table-cell>
          <table:table-cell table:content-validation-name="val995"/>
          <table:table-cell table:content-validation-name="val1079"/>
          <table:table-cell table:content-validation-name="val359"/>
          <table:table-cell table:content-validation-name="val1163"/>
          <table:table-cell table:content-validation-name="val444"/>
          <table:table-cell table:number-columns-repeated="122"/>
        </table:table-row>
        <table:table-row table:style-name="ro3">
          <table:table-cell office:value-type="float" office:value="55" calcext:value-type="float">
            <text:p>55</text:p>
          </table:table-cell>
          <table:table-cell table:content-validation-name="val996"/>
          <table:table-cell table:content-validation-name="val1080"/>
          <table:table-cell table:content-validation-name="val359"/>
          <table:table-cell table:content-validation-name="val1164"/>
          <table:table-cell table:content-validation-name="val444"/>
          <table:table-cell table:number-columns-repeated="122"/>
        </table:table-row>
        <table:table-row table:style-name="ro3">
          <table:table-cell office:value-type="float" office:value="56" calcext:value-type="float">
            <text:p>56</text:p>
          </table:table-cell>
          <table:table-cell table:content-validation-name="val997"/>
          <table:table-cell table:content-validation-name="val1081"/>
          <table:table-cell table:content-validation-name="val359"/>
          <table:table-cell table:content-validation-name="val1165"/>
          <table:table-cell table:content-validation-name="val444"/>
          <table:table-cell table:number-columns-repeated="122"/>
        </table:table-row>
        <table:table-row table:style-name="ro3">
          <table:table-cell office:value-type="float" office:value="57" calcext:value-type="float">
            <text:p>57</text:p>
          </table:table-cell>
          <table:table-cell table:content-validation-name="val998"/>
          <table:table-cell table:content-validation-name="val1082"/>
          <table:table-cell table:content-validation-name="val359"/>
          <table:table-cell table:content-validation-name="val1166"/>
          <table:table-cell table:content-validation-name="val444"/>
          <table:table-cell table:number-columns-repeated="122"/>
        </table:table-row>
        <table:table-row table:style-name="ro3">
          <table:table-cell office:value-type="float" office:value="58" calcext:value-type="float">
            <text:p>58</text:p>
          </table:table-cell>
          <table:table-cell table:content-validation-name="val999"/>
          <table:table-cell table:content-validation-name="val1083"/>
          <table:table-cell table:content-validation-name="val359"/>
          <table:table-cell table:content-validation-name="val1167"/>
          <table:table-cell table:content-validation-name="val444"/>
          <table:table-cell table:number-columns-repeated="122"/>
        </table:table-row>
        <table:table-row table:style-name="ro3">
          <table:table-cell office:value-type="float" office:value="59" calcext:value-type="float">
            <text:p>59</text:p>
          </table:table-cell>
          <table:table-cell table:content-validation-name="val1000"/>
          <table:table-cell table:content-validation-name="val1084"/>
          <table:table-cell table:content-validation-name="val359"/>
          <table:table-cell table:content-validation-name="val1168"/>
          <table:table-cell table:content-validation-name="val444"/>
          <table:table-cell table:number-columns-repeated="122"/>
        </table:table-row>
        <table:table-row table:style-name="ro3">
          <table:table-cell office:value-type="float" office:value="60" calcext:value-type="float">
            <text:p>60</text:p>
          </table:table-cell>
          <table:table-cell table:content-validation-name="val1001"/>
          <table:table-cell table:content-validation-name="val1085"/>
          <table:table-cell table:content-validation-name="val359"/>
          <table:table-cell table:content-validation-name="val1169"/>
          <table:table-cell table:content-validation-name="val444"/>
          <table:table-cell table:number-columns-repeated="122"/>
        </table:table-row>
        <table:table-row table:style-name="ro3">
          <table:table-cell office:value-type="float" office:value="61" calcext:value-type="float">
            <text:p>61</text:p>
          </table:table-cell>
          <table:table-cell table:content-validation-name="val1002"/>
          <table:table-cell table:content-validation-name="val1086"/>
          <table:table-cell table:content-validation-name="val359"/>
          <table:table-cell table:content-validation-name="val1170"/>
          <table:table-cell table:content-validation-name="val444"/>
          <table:table-cell table:number-columns-repeated="122"/>
        </table:table-row>
        <table:table-row table:style-name="ro3">
          <table:table-cell office:value-type="float" office:value="62" calcext:value-type="float">
            <text:p>62</text:p>
          </table:table-cell>
          <table:table-cell table:content-validation-name="val1003"/>
          <table:table-cell table:content-validation-name="val1087"/>
          <table:table-cell table:content-validation-name="val359"/>
          <table:table-cell table:content-validation-name="val1171"/>
          <table:table-cell table:content-validation-name="val444"/>
          <table:table-cell table:number-columns-repeated="122"/>
        </table:table-row>
        <table:table-row table:style-name="ro3">
          <table:table-cell office:value-type="float" office:value="63" calcext:value-type="float">
            <text:p>63</text:p>
          </table:table-cell>
          <table:table-cell table:content-validation-name="val1004"/>
          <table:table-cell table:content-validation-name="val1088"/>
          <table:table-cell table:content-validation-name="val359"/>
          <table:table-cell table:content-validation-name="val1172"/>
          <table:table-cell table:content-validation-name="val444"/>
          <table:table-cell table:number-columns-repeated="122"/>
        </table:table-row>
        <table:table-row table:style-name="ro3">
          <table:table-cell office:value-type="float" office:value="64" calcext:value-type="float">
            <text:p>64</text:p>
          </table:table-cell>
          <table:table-cell table:content-validation-name="val1005"/>
          <table:table-cell table:content-validation-name="val1089"/>
          <table:table-cell table:content-validation-name="val359"/>
          <table:table-cell table:content-validation-name="val1173"/>
          <table:table-cell table:content-validation-name="val444"/>
          <table:table-cell table:number-columns-repeated="122"/>
        </table:table-row>
        <table:table-row table:style-name="ro3">
          <table:table-cell office:value-type="float" office:value="65" calcext:value-type="float">
            <text:p>65</text:p>
          </table:table-cell>
          <table:table-cell table:content-validation-name="val1006"/>
          <table:table-cell table:content-validation-name="val1090"/>
          <table:table-cell table:content-validation-name="val359"/>
          <table:table-cell table:content-validation-name="val1174"/>
          <table:table-cell table:content-validation-name="val444"/>
          <table:table-cell table:number-columns-repeated="122"/>
        </table:table-row>
        <table:table-row table:style-name="ro3">
          <table:table-cell office:value-type="float" office:value="66" calcext:value-type="float">
            <text:p>66</text:p>
          </table:table-cell>
          <table:table-cell table:content-validation-name="val1007"/>
          <table:table-cell table:content-validation-name="val1091"/>
          <table:table-cell table:content-validation-name="val359"/>
          <table:table-cell table:content-validation-name="val1175"/>
          <table:table-cell table:content-validation-name="val444"/>
          <table:table-cell table:number-columns-repeated="122"/>
        </table:table-row>
        <table:table-row table:style-name="ro3">
          <table:table-cell office:value-type="float" office:value="67" calcext:value-type="float">
            <text:p>67</text:p>
          </table:table-cell>
          <table:table-cell table:content-validation-name="val1008"/>
          <table:table-cell table:content-validation-name="val1092"/>
          <table:table-cell table:content-validation-name="val359"/>
          <table:table-cell table:content-validation-name="val1176"/>
          <table:table-cell table:content-validation-name="val444"/>
          <table:table-cell table:number-columns-repeated="122"/>
        </table:table-row>
        <table:table-row table:style-name="ro3">
          <table:table-cell office:value-type="float" office:value="68" calcext:value-type="float">
            <text:p>68</text:p>
          </table:table-cell>
          <table:table-cell table:content-validation-name="val1009"/>
          <table:table-cell table:content-validation-name="val1093"/>
          <table:table-cell table:content-validation-name="val359"/>
          <table:table-cell table:content-validation-name="val1177"/>
          <table:table-cell table:content-validation-name="val444"/>
          <table:table-cell table:number-columns-repeated="122"/>
        </table:table-row>
        <table:table-row table:style-name="ro3">
          <table:table-cell office:value-type="float" office:value="69" calcext:value-type="float">
            <text:p>69</text:p>
          </table:table-cell>
          <table:table-cell table:content-validation-name="val1010"/>
          <table:table-cell table:content-validation-name="val1094"/>
          <table:table-cell table:content-validation-name="val359"/>
          <table:table-cell table:content-validation-name="val1178"/>
          <table:table-cell table:content-validation-name="val444"/>
          <table:table-cell table:number-columns-repeated="122"/>
        </table:table-row>
        <table:table-row table:style-name="ro3">
          <table:table-cell office:value-type="float" office:value="70" calcext:value-type="float">
            <text:p>70</text:p>
          </table:table-cell>
          <table:table-cell table:content-validation-name="val1011"/>
          <table:table-cell table:content-validation-name="val1095"/>
          <table:table-cell table:content-validation-name="val359"/>
          <table:table-cell table:content-validation-name="val1179"/>
          <table:table-cell table:content-validation-name="val444"/>
          <table:table-cell table:number-columns-repeated="122"/>
        </table:table-row>
        <table:table-row table:style-name="ro3">
          <table:table-cell office:value-type="float" office:value="71" calcext:value-type="float">
            <text:p>71</text:p>
          </table:table-cell>
          <table:table-cell table:content-validation-name="val1012"/>
          <table:table-cell table:content-validation-name="val1096"/>
          <table:table-cell table:content-validation-name="val359"/>
          <table:table-cell table:content-validation-name="val1180"/>
          <table:table-cell table:content-validation-name="val444"/>
          <table:table-cell table:number-columns-repeated="122"/>
        </table:table-row>
        <table:table-row table:style-name="ro3">
          <table:table-cell office:value-type="float" office:value="72" calcext:value-type="float">
            <text:p>72</text:p>
          </table:table-cell>
          <table:table-cell table:content-validation-name="val1013"/>
          <table:table-cell table:content-validation-name="val1097"/>
          <table:table-cell table:content-validation-name="val359"/>
          <table:table-cell table:content-validation-name="val1181"/>
          <table:table-cell table:content-validation-name="val444"/>
          <table:table-cell table:number-columns-repeated="122"/>
        </table:table-row>
        <table:table-row table:style-name="ro3">
          <table:table-cell office:value-type="float" office:value="73" calcext:value-type="float">
            <text:p>73</text:p>
          </table:table-cell>
          <table:table-cell table:content-validation-name="val1014"/>
          <table:table-cell table:content-validation-name="val1098"/>
          <table:table-cell table:content-validation-name="val359"/>
          <table:table-cell table:content-validation-name="val1182"/>
          <table:table-cell table:content-validation-name="val444"/>
          <table:table-cell table:number-columns-repeated="122"/>
        </table:table-row>
        <table:table-row table:style-name="ro3">
          <table:table-cell office:value-type="float" office:value="74" calcext:value-type="float">
            <text:p>74</text:p>
          </table:table-cell>
          <table:table-cell table:content-validation-name="val1015"/>
          <table:table-cell table:content-validation-name="val1099"/>
          <table:table-cell table:content-validation-name="val359"/>
          <table:table-cell table:content-validation-name="val1183"/>
          <table:table-cell table:content-validation-name="val444"/>
          <table:table-cell table:number-columns-repeated="122"/>
        </table:table-row>
        <table:table-row table:style-name="ro3">
          <table:table-cell office:value-type="float" office:value="75" calcext:value-type="float">
            <text:p>75</text:p>
          </table:table-cell>
          <table:table-cell table:content-validation-name="val1016"/>
          <table:table-cell table:content-validation-name="val1100"/>
          <table:table-cell table:content-validation-name="val359"/>
          <table:table-cell table:content-validation-name="val1184"/>
          <table:table-cell table:content-validation-name="val444"/>
          <table:table-cell table:number-columns-repeated="122"/>
        </table:table-row>
        <table:table-row table:style-name="ro3">
          <table:table-cell office:value-type="float" office:value="76" calcext:value-type="float">
            <text:p>76</text:p>
          </table:table-cell>
          <table:table-cell table:content-validation-name="val1017"/>
          <table:table-cell table:content-validation-name="val1101"/>
          <table:table-cell table:content-validation-name="val359"/>
          <table:table-cell table:content-validation-name="val1185"/>
          <table:table-cell table:content-validation-name="val444"/>
          <table:table-cell table:number-columns-repeated="122"/>
        </table:table-row>
        <table:table-row table:style-name="ro3">
          <table:table-cell office:value-type="float" office:value="77" calcext:value-type="float">
            <text:p>77</text:p>
          </table:table-cell>
          <table:table-cell table:content-validation-name="val1018"/>
          <table:table-cell table:content-validation-name="val1102"/>
          <table:table-cell table:content-validation-name="val359"/>
          <table:table-cell table:content-validation-name="val1186"/>
          <table:table-cell table:content-validation-name="val444"/>
          <table:table-cell table:number-columns-repeated="122"/>
        </table:table-row>
        <table:table-row table:style-name="ro3">
          <table:table-cell office:value-type="float" office:value="78" calcext:value-type="float">
            <text:p>78</text:p>
          </table:table-cell>
          <table:table-cell table:content-validation-name="val1019"/>
          <table:table-cell table:content-validation-name="val1103"/>
          <table:table-cell table:content-validation-name="val359"/>
          <table:table-cell table:content-validation-name="val1187"/>
          <table:table-cell table:content-validation-name="val444"/>
          <table:table-cell table:number-columns-repeated="122"/>
        </table:table-row>
        <table:table-row table:style-name="ro3">
          <table:table-cell office:value-type="float" office:value="79" calcext:value-type="float">
            <text:p>79</text:p>
          </table:table-cell>
          <table:table-cell table:content-validation-name="val1020"/>
          <table:table-cell table:content-validation-name="val1104"/>
          <table:table-cell table:content-validation-name="val359"/>
          <table:table-cell table:content-validation-name="val1188"/>
          <table:table-cell table:content-validation-name="val444"/>
          <table:table-cell table:number-columns-repeated="122"/>
        </table:table-row>
        <table:table-row table:style-name="ro3">
          <table:table-cell office:value-type="float" office:value="80" calcext:value-type="float">
            <text:p>80</text:p>
          </table:table-cell>
          <table:table-cell table:content-validation-name="val1021"/>
          <table:table-cell table:content-validation-name="val1105"/>
          <table:table-cell table:content-validation-name="val359"/>
          <table:table-cell table:content-validation-name="val1189"/>
          <table:table-cell table:content-validation-name="val444"/>
          <table:table-cell table:number-columns-repeated="122"/>
        </table:table-row>
        <table:table-row table:style-name="ro3">
          <table:table-cell office:value-type="float" office:value="81" calcext:value-type="float">
            <text:p>81</text:p>
          </table:table-cell>
          <table:table-cell table:content-validation-name="val1022"/>
          <table:table-cell table:content-validation-name="val1106"/>
          <table:table-cell table:content-validation-name="val359"/>
          <table:table-cell table:content-validation-name="val1190"/>
          <table:table-cell table:content-validation-name="val444"/>
          <table:table-cell table:number-columns-repeated="122"/>
        </table:table-row>
        <table:table-row table:style-name="ro3">
          <table:table-cell office:value-type="float" office:value="82" calcext:value-type="float">
            <text:p>82</text:p>
          </table:table-cell>
          <table:table-cell table:content-validation-name="val1023"/>
          <table:table-cell table:content-validation-name="val1107"/>
          <table:table-cell table:content-validation-name="val359"/>
          <table:table-cell table:content-validation-name="val1191"/>
          <table:table-cell table:content-validation-name="val444"/>
          <table:table-cell table:number-columns-repeated="122"/>
        </table:table-row>
        <table:table-row table:style-name="ro3">
          <table:table-cell office:value-type="float" office:value="83" calcext:value-type="float">
            <text:p>83</text:p>
          </table:table-cell>
          <table:table-cell table:content-validation-name="val1024"/>
          <table:table-cell table:content-validation-name="val1108"/>
          <table:table-cell table:content-validation-name="val359"/>
          <table:table-cell table:content-validation-name="val1192"/>
          <table:table-cell table:content-validation-name="val444"/>
          <table:table-cell table:number-columns-repeated="122"/>
        </table:table-row>
        <table:table-row table:style-name="ro3">
          <table:table-cell office:value-type="float" office:value="84" calcext:value-type="float">
            <text:p>84</text:p>
          </table:table-cell>
          <table:table-cell table:content-validation-name="val1025"/>
          <table:table-cell table:content-validation-name="val1109"/>
          <table:table-cell table:content-validation-name="val359"/>
          <table:table-cell table:content-validation-name="val1193"/>
          <table:table-cell table:content-validation-name="val444"/>
          <table:table-cell table:number-columns-repeated="122"/>
        </table:table-row>
        <table:table-row table:style-name="ro3" table:number-rows-repeated="28">
          <table:table-cell/>
          <table:table-cell table:style-name="ce25" table:number-columns-repeated="4"/>
          <table:table-cell table:number-columns-repeated="123"/>
        </table:table-row>
        <table:table-row table:style-name="ro3" table:number-rows-repeated="895">
          <table:table-cell table:number-columns-repeated="128"/>
        </table:table-row>
        <table:table-row table:style-name="ro3">
          <table:table-cell table:number-columns-repeated="128"/>
        </table:table-row>
        <table:named-expressions>
          <table:named-expression table:name="Print_Area" table:base-cell-address="$'Sprint 04 Backlog'.$A$1" table:expression="#REF!"/>
          <table:named-expression table:name="Sheet_Title" table:base-cell-address="$'Sprint 04 Backlog'.$A$1" table:expression="&quot;Sprint 04 Backlog&quot;"/>
        </table:named-expressions>
      </table:table>
      <table:table table:name="Sprint 05 Backlog" table:style-name="ta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295.37pt" svg:height="146.07pt" svg:x="321.76pt" svg:y="35.09pt">
            <loext:p draw:notify-on-update-of-ranges="'Sprint 05 Backlog'.B7:'Sprint 05 Backlog'.B14"/>
            <draw:object xlink:href="./Graph6-0" xlink:type="simple" xlink:show="embed" xlink:actuate="onLoad"/>
            <draw:image xlink:href="./ObjectReplacements/Graph6-0" xlink:type="simple" xlink:show="embed" xlink:actuate="onLoad"/>
          </draw:frame>
        </table:shapes>
        <table:table-column table:style-name="co12" table:default-cell-style-name="ce25"/>
        <table:table-column table:style-name="co11" table:default-cell-style-name="ce29"/>
        <table:table-column table:style-name="co13" table:default-cell-style-name="ce29"/>
        <table:table-column table:style-name="co14" table:default-cell-style-name="ce29"/>
        <table:table-column table:style-name="co6" table:default-cell-style-name="ce33"/>
        <table:table-column table:style-name="co14" table:default-cell-style-name="ce25"/>
        <table:table-column table:style-name="co11" table:number-columns-repeated="122" table:default-cell-style-name="ce25"/>
        <table:table-row table:style-name="ro1">
          <table:table-cell table:style-name="ce23" office:value-type="string" calcext:value-type="string">
            <text:p>Sprint #</text:p>
          </table:table-cell>
          <table:table-cell table:style-name="ce23" office:value-type="float" office:value="3" calcext:value-type="float">
            <text:p>3</text:p>
          </table:table-cell>
          <table:table-cell table:style-name="ce23"/>
          <table:table-cell table:style-name="ce30" office:value-type="string" calcext:value-type="string">
            <text:p>Complete Fields in Green!!!</text:p>
          </table:table-cell>
          <table:table-cell/>
          <table:table-cell table:style-name="ce23"/>
          <table:table-cell table:number-columns-repeated="122"/>
        </table:table-row>
        <table:table-row table:style-name="ro3">
          <table:table-cell table:style-name="ce23" office:value-type="string" calcext:value-type="string">
            <text:p>Start on</text:p>
          </table:table-cell>
          <table:table-cell table:style-name="ce26" office:value-type="date" office:date-value="2017-11-16" calcext:value-type="date">
            <text:p>Nov 16</text:p>
          </table:table-cell>
          <table:table-cell table:style-name="ce23"/>
          <table:table-cell table:style-name="ce31" office:value-type="string" calcext:value-type="string">
            <text:p>*** Create a new Sprint Backlog for EVERY SPRINT ***</text:p>
          </table:table-cell>
          <table:table-cell table:style-name="ce31"/>
          <table:table-cell table:style-name="ce23"/>
          <table:table-cell table:number-columns-repeated="122"/>
        </table:table-row>
        <table:table-row table:style-name="ro3">
          <table:table-cell table:style-name="ce23" office:value-type="string" calcext:value-type="string">
            <text:p>End on</text:p>
          </table:table-cell>
          <table:table-cell table:style-name="ce26" office:value-type="date" office:date-value="2017-11-23" calcext:value-type="date">
            <text:p>Nov 23</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emo on</text:p>
          </table:table-cell>
          <table:table-cell table:style-name="ce27" office:value-type="string" calcext:value-type="string">
            <text:p>TBD</text:p>
          </table:table-cell>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7"/>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8" office:value-type="string" calcext:value-type="string">
            <text:p>Remaining</text:p>
          </table:table-cell>
          <table:table-cell table:style-name="ce23" office:value-type="string" calcext:value-type="string">
            <text:p>Completed (this day)</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Total Tasks</text:p>
          </table:table-cell>
          <table:table-cell table:style-name="ce23" table:formula="of:=COUNTA([.D17:.D995])" office:value-type="float" office:value="1" calcext:value-type="float">
            <text:p>1</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ay 1 Left</text:p>
          </table:table-cell>
          <table:table-cell table:style-name="ce23" table:formula="of:=[.B7]-[.C8]" office:value-type="float" office:value="1" calcext:value-type="float">
            <text:p>1</text:p>
          </table:table-cell>
          <table:table-cell table:style-name="ce23" table:formula="of:=COUNTIF([.E$17:.E$995];&quot;Completed Day 1&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2 Left</text:p>
          </table:table-cell>
          <table:table-cell table:style-name="ce23" table:formula="of:=[.B8]-[.C9]" office:value-type="float" office:value="1" calcext:value-type="float">
            <text:p>1</text:p>
          </table:table-cell>
          <table:table-cell table:style-name="ce23" table:formula="of:=COUNTIF([.E$17:.E$995];&quot;Completed Day 2&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3 Left</text:p>
          </table:table-cell>
          <table:table-cell table:style-name="ce23" table:formula="of:=[.B9]-[.C10]" office:value-type="float" office:value="1" calcext:value-type="float">
            <text:p>1</text:p>
          </table:table-cell>
          <table:table-cell table:style-name="ce23" table:formula="of:=COUNTIF([.E$17:.E$995];&quot;Completed Day 3&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4 Left</text:p>
          </table:table-cell>
          <table:table-cell table:style-name="ce23" table:formula="of:=[.B10]-[.C11]" office:value-type="float" office:value="1" calcext:value-type="float">
            <text:p>1</text:p>
          </table:table-cell>
          <table:table-cell table:style-name="ce23" table:formula="of:=COUNTIF([.E$17:.E$995];&quot;Completed Day 4&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5 Left</text:p>
          </table:table-cell>
          <table:table-cell table:style-name="ce23" table:formula="of:=[.B11]-[.C12]" office:value-type="float" office:value="1" calcext:value-type="float">
            <text:p>1</text:p>
          </table:table-cell>
          <table:table-cell table:style-name="ce23" table:formula="of:=COUNTIF([.E$17:.E$995];&quot;Completed Day 5&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6 Left</text:p>
          </table:table-cell>
          <table:table-cell table:style-name="ce23" table:formula="of:=[.B12]-[.C13]" office:value-type="float" office:value="1" calcext:value-type="float">
            <text:p>1</text:p>
          </table:table-cell>
          <table:table-cell table:style-name="ce23" table:formula="of:=COUNTIF([.E$17:.E$995];&quot;Completed Day 6&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7 Left</text:p>
          </table:table-cell>
          <table:table-cell table:style-name="ce23" table:formula="of:=[.B13]-[.C14]" office:value-type="float" office:value="1" calcext:value-type="float">
            <text:p>1</text:p>
          </table:table-cell>
          <table:table-cell table:style-name="ce23" table:formula="of:=COUNTIF([.E$17:.E$995];&quot;Completed Day 7&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table:number-columns-repeated="4"/>
          <table:table-cell table:style-name="ce31"/>
          <table:table-cell table:style-name="ce23"/>
          <table:table-cell table:number-columns-repeated="122"/>
        </table:table-row>
        <table:table-row table:style-name="ro3">
          <table:table-cell table:style-name="ce24" office:value-type="string" calcext:value-type="string">
            <text:p>Task ID</text:p>
          </table:table-cell>
          <table:table-cell table:style-name="ce24" office:value-type="string" calcext:value-type="string">
            <text:p>Feature ID</text:p>
          </table:table-cell>
          <table:table-cell table:style-name="ce24" office:value-type="string" calcext:value-type="string">
            <text:p>Assigned To</text:p>
          </table:table-cell>
          <table:table-cell table:style-name="ce24" office:value-type="string" calcext:value-type="string">
            <text:p>Description</text:p>
          </table:table-cell>
          <table:table-cell table:style-name="ce34" office:value-type="string" calcext:value-type="string">
            <text:p>Status</text:p>
          </table:table-cell>
          <table:table-cell table:style-name="ce24" office:value-type="string" calcext:value-type="string">
            <text:p>Notes</text:p>
          </table:table-cell>
          <table:table-cell table:number-columns-repeated="122"/>
        </table:table-row>
        <table:table-row table:style-name="ro3">
          <table:table-cell office:value-type="float" office:value="1" calcext:value-type="float">
            <text:p>1</text:p>
          </table:table-cell>
          <table:table-cell table:content-validation-name="val1194"/>
          <table:table-cell table:content-validation-name="val1278"/>
          <table:table-cell table:style-name="ce32" office:value-type="string" calcext:value-type="string">
            <text:p>--&gt; Add tasks to complete each feature for this sprint</text:p>
          </table:table-cell>
          <table:table-cell table:content-validation-name="val1362"/>
          <table:table-cell table:content-validation-name="val444"/>
          <table:table-cell table:number-columns-repeated="122"/>
        </table:table-row>
        <table:table-row table:style-name="ro3">
          <table:table-cell office:value-type="float" office:value="2" calcext:value-type="float">
            <text:p>2</text:p>
          </table:table-cell>
          <table:table-cell table:content-validation-name="val1195"/>
          <table:table-cell table:content-validation-name="val1279"/>
          <table:table-cell table:content-validation-name="val359"/>
          <table:table-cell table:content-validation-name="val1363"/>
          <table:table-cell table:content-validation-name="val444"/>
          <table:table-cell table:number-columns-repeated="122"/>
        </table:table-row>
        <table:table-row table:style-name="ro3">
          <table:table-cell office:value-type="float" office:value="3" calcext:value-type="float">
            <text:p>3</text:p>
          </table:table-cell>
          <table:table-cell table:content-validation-name="val1196"/>
          <table:table-cell table:content-validation-name="val1280"/>
          <table:table-cell table:content-validation-name="val359"/>
          <table:table-cell table:content-validation-name="val1364"/>
          <table:table-cell table:content-validation-name="val444"/>
          <table:table-cell table:number-columns-repeated="122"/>
        </table:table-row>
        <table:table-row table:style-name="ro3">
          <table:table-cell office:value-type="float" office:value="4" calcext:value-type="float">
            <text:p>4</text:p>
          </table:table-cell>
          <table:table-cell table:content-validation-name="val1197"/>
          <table:table-cell table:content-validation-name="val1281"/>
          <table:table-cell table:content-validation-name="val359"/>
          <table:table-cell table:content-validation-name="val1365"/>
          <table:table-cell table:content-validation-name="val444"/>
          <table:table-cell table:number-columns-repeated="122"/>
        </table:table-row>
        <table:table-row table:style-name="ro3">
          <table:table-cell office:value-type="float" office:value="5" calcext:value-type="float">
            <text:p>5</text:p>
          </table:table-cell>
          <table:table-cell table:content-validation-name="val1198"/>
          <table:table-cell table:content-validation-name="val1282"/>
          <table:table-cell table:content-validation-name="val359"/>
          <table:table-cell table:content-validation-name="val1366"/>
          <table:table-cell table:content-validation-name="val444"/>
          <table:table-cell table:number-columns-repeated="122"/>
        </table:table-row>
        <table:table-row table:style-name="ro3">
          <table:table-cell office:value-type="float" office:value="6" calcext:value-type="float">
            <text:p>6</text:p>
          </table:table-cell>
          <table:table-cell table:content-validation-name="val1199"/>
          <table:table-cell table:content-validation-name="val1283"/>
          <table:table-cell table:content-validation-name="val359"/>
          <table:table-cell table:content-validation-name="val1367"/>
          <table:table-cell table:content-validation-name="val444"/>
          <table:table-cell table:number-columns-repeated="122"/>
        </table:table-row>
        <table:table-row table:style-name="ro3">
          <table:table-cell office:value-type="float" office:value="7" calcext:value-type="float">
            <text:p>7</text:p>
          </table:table-cell>
          <table:table-cell table:content-validation-name="val1200"/>
          <table:table-cell table:content-validation-name="val1284"/>
          <table:table-cell table:content-validation-name="val359"/>
          <table:table-cell table:content-validation-name="val1368"/>
          <table:table-cell table:content-validation-name="val444"/>
          <table:table-cell table:number-columns-repeated="122"/>
        </table:table-row>
        <table:table-row table:style-name="ro3">
          <table:table-cell office:value-type="float" office:value="8" calcext:value-type="float">
            <text:p>8</text:p>
          </table:table-cell>
          <table:table-cell table:content-validation-name="val1201"/>
          <table:table-cell table:content-validation-name="val1285"/>
          <table:table-cell table:content-validation-name="val359"/>
          <table:table-cell table:content-validation-name="val1369"/>
          <table:table-cell table:content-validation-name="val444"/>
          <table:table-cell table:number-columns-repeated="122"/>
        </table:table-row>
        <table:table-row table:style-name="ro3">
          <table:table-cell office:value-type="float" office:value="9" calcext:value-type="float">
            <text:p>9</text:p>
          </table:table-cell>
          <table:table-cell table:content-validation-name="val1202"/>
          <table:table-cell table:content-validation-name="val1286"/>
          <table:table-cell table:content-validation-name="val359"/>
          <table:table-cell table:content-validation-name="val1370"/>
          <table:table-cell table:content-validation-name="val444"/>
          <table:table-cell table:number-columns-repeated="122"/>
        </table:table-row>
        <table:table-row table:style-name="ro3">
          <table:table-cell office:value-type="float" office:value="10" calcext:value-type="float">
            <text:p>10</text:p>
          </table:table-cell>
          <table:table-cell table:content-validation-name="val1203"/>
          <table:table-cell table:content-validation-name="val1287"/>
          <table:table-cell table:content-validation-name="val359"/>
          <table:table-cell table:content-validation-name="val1371"/>
          <table:table-cell table:content-validation-name="val444"/>
          <table:table-cell table:number-columns-repeated="122"/>
        </table:table-row>
        <table:table-row table:style-name="ro3">
          <table:table-cell office:value-type="float" office:value="11" calcext:value-type="float">
            <text:p>11</text:p>
          </table:table-cell>
          <table:table-cell table:content-validation-name="val1204"/>
          <table:table-cell table:content-validation-name="val1288"/>
          <table:table-cell table:content-validation-name="val359"/>
          <table:table-cell table:content-validation-name="val1372"/>
          <table:table-cell table:content-validation-name="val444"/>
          <table:table-cell table:number-columns-repeated="122"/>
        </table:table-row>
        <table:table-row table:style-name="ro3">
          <table:table-cell office:value-type="float" office:value="12" calcext:value-type="float">
            <text:p>12</text:p>
          </table:table-cell>
          <table:table-cell table:content-validation-name="val1205"/>
          <table:table-cell table:content-validation-name="val1289"/>
          <table:table-cell table:content-validation-name="val359"/>
          <table:table-cell table:content-validation-name="val1373"/>
          <table:table-cell table:content-validation-name="val444"/>
          <table:table-cell table:number-columns-repeated="122"/>
        </table:table-row>
        <table:table-row table:style-name="ro3">
          <table:table-cell office:value-type="float" office:value="13" calcext:value-type="float">
            <text:p>13</text:p>
          </table:table-cell>
          <table:table-cell table:content-validation-name="val1206"/>
          <table:table-cell table:content-validation-name="val1290"/>
          <table:table-cell table:content-validation-name="val359"/>
          <table:table-cell table:content-validation-name="val1374"/>
          <table:table-cell table:content-validation-name="val444"/>
          <table:table-cell table:number-columns-repeated="122"/>
        </table:table-row>
        <table:table-row table:style-name="ro3">
          <table:table-cell office:value-type="float" office:value="14" calcext:value-type="float">
            <text:p>14</text:p>
          </table:table-cell>
          <table:table-cell table:content-validation-name="val1207"/>
          <table:table-cell table:content-validation-name="val1291"/>
          <table:table-cell table:content-validation-name="val359"/>
          <table:table-cell table:content-validation-name="val1375"/>
          <table:table-cell table:content-validation-name="val444"/>
          <table:table-cell table:number-columns-repeated="122"/>
        </table:table-row>
        <table:table-row table:style-name="ro3">
          <table:table-cell office:value-type="float" office:value="15" calcext:value-type="float">
            <text:p>15</text:p>
          </table:table-cell>
          <table:table-cell table:content-validation-name="val1208"/>
          <table:table-cell table:content-validation-name="val1292"/>
          <table:table-cell table:content-validation-name="val359"/>
          <table:table-cell table:content-validation-name="val1376"/>
          <table:table-cell table:content-validation-name="val444"/>
          <table:table-cell table:number-columns-repeated="122"/>
        </table:table-row>
        <table:table-row table:style-name="ro3">
          <table:table-cell office:value-type="float" office:value="16" calcext:value-type="float">
            <text:p>16</text:p>
          </table:table-cell>
          <table:table-cell table:content-validation-name="val1209"/>
          <table:table-cell table:content-validation-name="val1293"/>
          <table:table-cell table:content-validation-name="val359"/>
          <table:table-cell table:content-validation-name="val1377"/>
          <table:table-cell table:content-validation-name="val444"/>
          <table:table-cell table:number-columns-repeated="122"/>
        </table:table-row>
        <table:table-row table:style-name="ro3">
          <table:table-cell office:value-type="float" office:value="17" calcext:value-type="float">
            <text:p>17</text:p>
          </table:table-cell>
          <table:table-cell table:content-validation-name="val1210"/>
          <table:table-cell table:content-validation-name="val1294"/>
          <table:table-cell table:content-validation-name="val359"/>
          <table:table-cell table:content-validation-name="val1378"/>
          <table:table-cell table:content-validation-name="val444"/>
          <table:table-cell table:number-columns-repeated="122"/>
        </table:table-row>
        <table:table-row table:style-name="ro3">
          <table:table-cell office:value-type="float" office:value="18" calcext:value-type="float">
            <text:p>18</text:p>
          </table:table-cell>
          <table:table-cell table:content-validation-name="val1211"/>
          <table:table-cell table:content-validation-name="val1295"/>
          <table:table-cell table:content-validation-name="val359"/>
          <table:table-cell table:content-validation-name="val1379"/>
          <table:table-cell table:content-validation-name="val444"/>
          <table:table-cell table:number-columns-repeated="122"/>
        </table:table-row>
        <table:table-row table:style-name="ro3">
          <table:table-cell office:value-type="float" office:value="19" calcext:value-type="float">
            <text:p>19</text:p>
          </table:table-cell>
          <table:table-cell table:content-validation-name="val1212"/>
          <table:table-cell table:content-validation-name="val1296"/>
          <table:table-cell table:content-validation-name="val359"/>
          <table:table-cell table:content-validation-name="val1380"/>
          <table:table-cell table:content-validation-name="val444"/>
          <table:table-cell table:number-columns-repeated="122"/>
        </table:table-row>
        <table:table-row table:style-name="ro3">
          <table:table-cell office:value-type="float" office:value="20" calcext:value-type="float">
            <text:p>20</text:p>
          </table:table-cell>
          <table:table-cell table:content-validation-name="val1213"/>
          <table:table-cell table:content-validation-name="val1297"/>
          <table:table-cell table:content-validation-name="val359"/>
          <table:table-cell table:content-validation-name="val1381"/>
          <table:table-cell table:content-validation-name="val444"/>
          <table:table-cell table:number-columns-repeated="122"/>
        </table:table-row>
        <table:table-row table:style-name="ro3">
          <table:table-cell office:value-type="float" office:value="21" calcext:value-type="float">
            <text:p>21</text:p>
          </table:table-cell>
          <table:table-cell table:content-validation-name="val1214"/>
          <table:table-cell table:content-validation-name="val1298"/>
          <table:table-cell table:content-validation-name="val359"/>
          <table:table-cell table:content-validation-name="val1382"/>
          <table:table-cell table:content-validation-name="val444"/>
          <table:table-cell table:number-columns-repeated="122"/>
        </table:table-row>
        <table:table-row table:style-name="ro3">
          <table:table-cell office:value-type="float" office:value="22" calcext:value-type="float">
            <text:p>22</text:p>
          </table:table-cell>
          <table:table-cell table:content-validation-name="val1215"/>
          <table:table-cell table:content-validation-name="val1299"/>
          <table:table-cell table:content-validation-name="val359"/>
          <table:table-cell table:content-validation-name="val1383"/>
          <table:table-cell table:content-validation-name="val444"/>
          <table:table-cell table:number-columns-repeated="122"/>
        </table:table-row>
        <table:table-row table:style-name="ro3">
          <table:table-cell office:value-type="float" office:value="23" calcext:value-type="float">
            <text:p>23</text:p>
          </table:table-cell>
          <table:table-cell table:content-validation-name="val1216"/>
          <table:table-cell table:content-validation-name="val1300"/>
          <table:table-cell table:content-validation-name="val359"/>
          <table:table-cell table:content-validation-name="val1384"/>
          <table:table-cell table:content-validation-name="val444"/>
          <table:table-cell table:number-columns-repeated="122"/>
        </table:table-row>
        <table:table-row table:style-name="ro3">
          <table:table-cell office:value-type="float" office:value="24" calcext:value-type="float">
            <text:p>24</text:p>
          </table:table-cell>
          <table:table-cell table:content-validation-name="val1217"/>
          <table:table-cell table:content-validation-name="val1301"/>
          <table:table-cell table:content-validation-name="val359"/>
          <table:table-cell table:content-validation-name="val1385"/>
          <table:table-cell table:content-validation-name="val444"/>
          <table:table-cell table:number-columns-repeated="122"/>
        </table:table-row>
        <table:table-row table:style-name="ro3">
          <table:table-cell office:value-type="float" office:value="25" calcext:value-type="float">
            <text:p>25</text:p>
          </table:table-cell>
          <table:table-cell table:content-validation-name="val1218"/>
          <table:table-cell table:content-validation-name="val1302"/>
          <table:table-cell table:content-validation-name="val359"/>
          <table:table-cell table:content-validation-name="val1386"/>
          <table:table-cell table:content-validation-name="val444"/>
          <table:table-cell table:number-columns-repeated="122"/>
        </table:table-row>
        <table:table-row table:style-name="ro3">
          <table:table-cell office:value-type="float" office:value="26" calcext:value-type="float">
            <text:p>26</text:p>
          </table:table-cell>
          <table:table-cell table:content-validation-name="val1219"/>
          <table:table-cell table:content-validation-name="val1303"/>
          <table:table-cell table:content-validation-name="val359"/>
          <table:table-cell table:content-validation-name="val1387"/>
          <table:table-cell table:content-validation-name="val444"/>
          <table:table-cell table:number-columns-repeated="122"/>
        </table:table-row>
        <table:table-row table:style-name="ro3">
          <table:table-cell office:value-type="float" office:value="27" calcext:value-type="float">
            <text:p>27</text:p>
          </table:table-cell>
          <table:table-cell table:content-validation-name="val1220"/>
          <table:table-cell table:content-validation-name="val1304"/>
          <table:table-cell table:content-validation-name="val359"/>
          <table:table-cell table:content-validation-name="val1388"/>
          <table:table-cell table:content-validation-name="val444"/>
          <table:table-cell table:number-columns-repeated="122"/>
        </table:table-row>
        <table:table-row table:style-name="ro3">
          <table:table-cell office:value-type="float" office:value="28" calcext:value-type="float">
            <text:p>28</text:p>
          </table:table-cell>
          <table:table-cell table:content-validation-name="val1221"/>
          <table:table-cell table:content-validation-name="val1305"/>
          <table:table-cell table:content-validation-name="val359"/>
          <table:table-cell table:content-validation-name="val1389"/>
          <table:table-cell table:content-validation-name="val444"/>
          <table:table-cell table:number-columns-repeated="122"/>
        </table:table-row>
        <table:table-row table:style-name="ro3">
          <table:table-cell office:value-type="float" office:value="29" calcext:value-type="float">
            <text:p>29</text:p>
          </table:table-cell>
          <table:table-cell table:content-validation-name="val1222"/>
          <table:table-cell table:content-validation-name="val1306"/>
          <table:table-cell table:content-validation-name="val359"/>
          <table:table-cell table:content-validation-name="val1390"/>
          <table:table-cell table:content-validation-name="val444"/>
          <table:table-cell table:number-columns-repeated="122"/>
        </table:table-row>
        <table:table-row table:style-name="ro3">
          <table:table-cell office:value-type="float" office:value="30" calcext:value-type="float">
            <text:p>30</text:p>
          </table:table-cell>
          <table:table-cell table:content-validation-name="val1223"/>
          <table:table-cell table:content-validation-name="val1307"/>
          <table:table-cell table:content-validation-name="val359"/>
          <table:table-cell table:content-validation-name="val1391"/>
          <table:table-cell table:content-validation-name="val444"/>
          <table:table-cell table:number-columns-repeated="122"/>
        </table:table-row>
        <table:table-row table:style-name="ro3">
          <table:table-cell office:value-type="float" office:value="31" calcext:value-type="float">
            <text:p>31</text:p>
          </table:table-cell>
          <table:table-cell table:content-validation-name="val1224"/>
          <table:table-cell table:content-validation-name="val1308"/>
          <table:table-cell table:content-validation-name="val359"/>
          <table:table-cell table:content-validation-name="val1392"/>
          <table:table-cell table:content-validation-name="val444"/>
          <table:table-cell table:number-columns-repeated="122"/>
        </table:table-row>
        <table:table-row table:style-name="ro3">
          <table:table-cell office:value-type="float" office:value="32" calcext:value-type="float">
            <text:p>32</text:p>
          </table:table-cell>
          <table:table-cell table:content-validation-name="val1225"/>
          <table:table-cell table:content-validation-name="val1309"/>
          <table:table-cell table:content-validation-name="val359"/>
          <table:table-cell table:content-validation-name="val1393"/>
          <table:table-cell table:content-validation-name="val444"/>
          <table:table-cell table:number-columns-repeated="122"/>
        </table:table-row>
        <table:table-row table:style-name="ro3">
          <table:table-cell office:value-type="float" office:value="33" calcext:value-type="float">
            <text:p>33</text:p>
          </table:table-cell>
          <table:table-cell table:content-validation-name="val1226"/>
          <table:table-cell table:content-validation-name="val1310"/>
          <table:table-cell table:content-validation-name="val359"/>
          <table:table-cell table:content-validation-name="val1394"/>
          <table:table-cell table:content-validation-name="val444"/>
          <table:table-cell table:number-columns-repeated="122"/>
        </table:table-row>
        <table:table-row table:style-name="ro3">
          <table:table-cell office:value-type="float" office:value="34" calcext:value-type="float">
            <text:p>34</text:p>
          </table:table-cell>
          <table:table-cell table:content-validation-name="val1227"/>
          <table:table-cell table:content-validation-name="val1311"/>
          <table:table-cell table:content-validation-name="val359"/>
          <table:table-cell table:content-validation-name="val1395"/>
          <table:table-cell table:content-validation-name="val444"/>
          <table:table-cell table:number-columns-repeated="122"/>
        </table:table-row>
        <table:table-row table:style-name="ro3">
          <table:table-cell office:value-type="float" office:value="35" calcext:value-type="float">
            <text:p>35</text:p>
          </table:table-cell>
          <table:table-cell table:content-validation-name="val1228"/>
          <table:table-cell table:content-validation-name="val1312"/>
          <table:table-cell table:content-validation-name="val359"/>
          <table:table-cell table:content-validation-name="val1396"/>
          <table:table-cell table:content-validation-name="val444"/>
          <table:table-cell table:number-columns-repeated="122"/>
        </table:table-row>
        <table:table-row table:style-name="ro3">
          <table:table-cell office:value-type="float" office:value="36" calcext:value-type="float">
            <text:p>36</text:p>
          </table:table-cell>
          <table:table-cell table:content-validation-name="val1229"/>
          <table:table-cell table:content-validation-name="val1313"/>
          <table:table-cell table:content-validation-name="val359"/>
          <table:table-cell table:content-validation-name="val1397"/>
          <table:table-cell table:content-validation-name="val444"/>
          <table:table-cell table:number-columns-repeated="122"/>
        </table:table-row>
        <table:table-row table:style-name="ro3">
          <table:table-cell office:value-type="float" office:value="37" calcext:value-type="float">
            <text:p>37</text:p>
          </table:table-cell>
          <table:table-cell table:content-validation-name="val1230"/>
          <table:table-cell table:content-validation-name="val1314"/>
          <table:table-cell table:content-validation-name="val359"/>
          <table:table-cell table:content-validation-name="val1398"/>
          <table:table-cell table:content-validation-name="val444"/>
          <table:table-cell table:number-columns-repeated="122"/>
        </table:table-row>
        <table:table-row table:style-name="ro3">
          <table:table-cell office:value-type="float" office:value="38" calcext:value-type="float">
            <text:p>38</text:p>
          </table:table-cell>
          <table:table-cell table:content-validation-name="val1231"/>
          <table:table-cell table:content-validation-name="val1315"/>
          <table:table-cell table:content-validation-name="val359"/>
          <table:table-cell table:content-validation-name="val1399"/>
          <table:table-cell table:content-validation-name="val444"/>
          <table:table-cell table:number-columns-repeated="122"/>
        </table:table-row>
        <table:table-row table:style-name="ro3">
          <table:table-cell office:value-type="float" office:value="39" calcext:value-type="float">
            <text:p>39</text:p>
          </table:table-cell>
          <table:table-cell table:content-validation-name="val1232"/>
          <table:table-cell table:content-validation-name="val1316"/>
          <table:table-cell table:content-validation-name="val359"/>
          <table:table-cell table:content-validation-name="val1400"/>
          <table:table-cell table:content-validation-name="val444"/>
          <table:table-cell table:number-columns-repeated="122"/>
        </table:table-row>
        <table:table-row table:style-name="ro3">
          <table:table-cell office:value-type="float" office:value="40" calcext:value-type="float">
            <text:p>40</text:p>
          </table:table-cell>
          <table:table-cell table:content-validation-name="val1233"/>
          <table:table-cell table:content-validation-name="val1317"/>
          <table:table-cell table:content-validation-name="val359"/>
          <table:table-cell table:content-validation-name="val1401"/>
          <table:table-cell table:content-validation-name="val444"/>
          <table:table-cell table:number-columns-repeated="122"/>
        </table:table-row>
        <table:table-row table:style-name="ro3">
          <table:table-cell office:value-type="float" office:value="41" calcext:value-type="float">
            <text:p>41</text:p>
          </table:table-cell>
          <table:table-cell table:content-validation-name="val1234"/>
          <table:table-cell table:content-validation-name="val1318"/>
          <table:table-cell table:content-validation-name="val359"/>
          <table:table-cell table:content-validation-name="val1402"/>
          <table:table-cell table:content-validation-name="val444"/>
          <table:table-cell table:number-columns-repeated="122"/>
        </table:table-row>
        <table:table-row table:style-name="ro3">
          <table:table-cell office:value-type="float" office:value="42" calcext:value-type="float">
            <text:p>42</text:p>
          </table:table-cell>
          <table:table-cell table:content-validation-name="val1235"/>
          <table:table-cell table:content-validation-name="val1319"/>
          <table:table-cell table:content-validation-name="val359"/>
          <table:table-cell table:content-validation-name="val1403"/>
          <table:table-cell table:content-validation-name="val444"/>
          <table:table-cell table:number-columns-repeated="122"/>
        </table:table-row>
        <table:table-row table:style-name="ro3">
          <table:table-cell office:value-type="float" office:value="43" calcext:value-type="float">
            <text:p>43</text:p>
          </table:table-cell>
          <table:table-cell table:content-validation-name="val1236"/>
          <table:table-cell table:content-validation-name="val1320"/>
          <table:table-cell table:content-validation-name="val359"/>
          <table:table-cell table:content-validation-name="val1404"/>
          <table:table-cell table:content-validation-name="val444"/>
          <table:table-cell table:number-columns-repeated="122"/>
        </table:table-row>
        <table:table-row table:style-name="ro3">
          <table:table-cell office:value-type="float" office:value="44" calcext:value-type="float">
            <text:p>44</text:p>
          </table:table-cell>
          <table:table-cell table:content-validation-name="val1237"/>
          <table:table-cell table:content-validation-name="val1321"/>
          <table:table-cell table:content-validation-name="val359"/>
          <table:table-cell table:content-validation-name="val1405"/>
          <table:table-cell table:content-validation-name="val444"/>
          <table:table-cell table:number-columns-repeated="122"/>
        </table:table-row>
        <table:table-row table:style-name="ro3">
          <table:table-cell office:value-type="float" office:value="45" calcext:value-type="float">
            <text:p>45</text:p>
          </table:table-cell>
          <table:table-cell table:content-validation-name="val1238"/>
          <table:table-cell table:content-validation-name="val1322"/>
          <table:table-cell table:content-validation-name="val359"/>
          <table:table-cell table:content-validation-name="val1406"/>
          <table:table-cell table:content-validation-name="val444"/>
          <table:table-cell table:number-columns-repeated="122"/>
        </table:table-row>
        <table:table-row table:style-name="ro3">
          <table:table-cell office:value-type="float" office:value="46" calcext:value-type="float">
            <text:p>46</text:p>
          </table:table-cell>
          <table:table-cell table:content-validation-name="val1239"/>
          <table:table-cell table:content-validation-name="val1323"/>
          <table:table-cell table:content-validation-name="val359"/>
          <table:table-cell table:content-validation-name="val1407"/>
          <table:table-cell table:content-validation-name="val444"/>
          <table:table-cell table:number-columns-repeated="122"/>
        </table:table-row>
        <table:table-row table:style-name="ro3">
          <table:table-cell office:value-type="float" office:value="47" calcext:value-type="float">
            <text:p>47</text:p>
          </table:table-cell>
          <table:table-cell table:content-validation-name="val1240"/>
          <table:table-cell table:content-validation-name="val1324"/>
          <table:table-cell table:content-validation-name="val359"/>
          <table:table-cell table:content-validation-name="val1408"/>
          <table:table-cell table:content-validation-name="val444"/>
          <table:table-cell table:number-columns-repeated="122"/>
        </table:table-row>
        <table:table-row table:style-name="ro3">
          <table:table-cell office:value-type="float" office:value="48" calcext:value-type="float">
            <text:p>48</text:p>
          </table:table-cell>
          <table:table-cell table:content-validation-name="val1241"/>
          <table:table-cell table:content-validation-name="val1325"/>
          <table:table-cell table:content-validation-name="val359"/>
          <table:table-cell table:content-validation-name="val1409"/>
          <table:table-cell table:content-validation-name="val444"/>
          <table:table-cell table:number-columns-repeated="122"/>
        </table:table-row>
        <table:table-row table:style-name="ro3">
          <table:table-cell office:value-type="float" office:value="49" calcext:value-type="float">
            <text:p>49</text:p>
          </table:table-cell>
          <table:table-cell table:content-validation-name="val1242"/>
          <table:table-cell table:content-validation-name="val1326"/>
          <table:table-cell table:content-validation-name="val359"/>
          <table:table-cell table:content-validation-name="val1410"/>
          <table:table-cell table:content-validation-name="val444"/>
          <table:table-cell table:number-columns-repeated="122"/>
        </table:table-row>
        <table:table-row table:style-name="ro3">
          <table:table-cell office:value-type="float" office:value="50" calcext:value-type="float">
            <text:p>50</text:p>
          </table:table-cell>
          <table:table-cell table:content-validation-name="val1243"/>
          <table:table-cell table:content-validation-name="val1327"/>
          <table:table-cell table:content-validation-name="val359"/>
          <table:table-cell table:content-validation-name="val1411"/>
          <table:table-cell table:content-validation-name="val444"/>
          <table:table-cell table:number-columns-repeated="122"/>
        </table:table-row>
        <table:table-row table:style-name="ro3">
          <table:table-cell office:value-type="float" office:value="51" calcext:value-type="float">
            <text:p>51</text:p>
          </table:table-cell>
          <table:table-cell table:content-validation-name="val1244"/>
          <table:table-cell table:content-validation-name="val1328"/>
          <table:table-cell table:content-validation-name="val359"/>
          <table:table-cell table:content-validation-name="val1412"/>
          <table:table-cell table:content-validation-name="val444"/>
          <table:table-cell table:number-columns-repeated="122"/>
        </table:table-row>
        <table:table-row table:style-name="ro3">
          <table:table-cell office:value-type="float" office:value="52" calcext:value-type="float">
            <text:p>52</text:p>
          </table:table-cell>
          <table:table-cell table:content-validation-name="val1245"/>
          <table:table-cell table:content-validation-name="val1329"/>
          <table:table-cell table:content-validation-name="val359"/>
          <table:table-cell table:content-validation-name="val1413"/>
          <table:table-cell table:content-validation-name="val444"/>
          <table:table-cell table:number-columns-repeated="122"/>
        </table:table-row>
        <table:table-row table:style-name="ro3">
          <table:table-cell office:value-type="float" office:value="53" calcext:value-type="float">
            <text:p>53</text:p>
          </table:table-cell>
          <table:table-cell table:content-validation-name="val1246"/>
          <table:table-cell table:content-validation-name="val1330"/>
          <table:table-cell table:content-validation-name="val359"/>
          <table:table-cell table:content-validation-name="val1414"/>
          <table:table-cell table:content-validation-name="val444"/>
          <table:table-cell table:number-columns-repeated="122"/>
        </table:table-row>
        <table:table-row table:style-name="ro3">
          <table:table-cell office:value-type="float" office:value="54" calcext:value-type="float">
            <text:p>54</text:p>
          </table:table-cell>
          <table:table-cell table:content-validation-name="val1247"/>
          <table:table-cell table:content-validation-name="val1331"/>
          <table:table-cell table:content-validation-name="val359"/>
          <table:table-cell table:content-validation-name="val1415"/>
          <table:table-cell table:content-validation-name="val444"/>
          <table:table-cell table:number-columns-repeated="122"/>
        </table:table-row>
        <table:table-row table:style-name="ro3">
          <table:table-cell office:value-type="float" office:value="55" calcext:value-type="float">
            <text:p>55</text:p>
          </table:table-cell>
          <table:table-cell table:content-validation-name="val1248"/>
          <table:table-cell table:content-validation-name="val1332"/>
          <table:table-cell table:content-validation-name="val359"/>
          <table:table-cell table:content-validation-name="val1416"/>
          <table:table-cell table:content-validation-name="val444"/>
          <table:table-cell table:number-columns-repeated="122"/>
        </table:table-row>
        <table:table-row table:style-name="ro3">
          <table:table-cell office:value-type="float" office:value="56" calcext:value-type="float">
            <text:p>56</text:p>
          </table:table-cell>
          <table:table-cell table:content-validation-name="val1249"/>
          <table:table-cell table:content-validation-name="val1333"/>
          <table:table-cell table:content-validation-name="val359"/>
          <table:table-cell table:content-validation-name="val1417"/>
          <table:table-cell table:content-validation-name="val444"/>
          <table:table-cell table:number-columns-repeated="122"/>
        </table:table-row>
        <table:table-row table:style-name="ro3">
          <table:table-cell office:value-type="float" office:value="57" calcext:value-type="float">
            <text:p>57</text:p>
          </table:table-cell>
          <table:table-cell table:content-validation-name="val1250"/>
          <table:table-cell table:content-validation-name="val1334"/>
          <table:table-cell table:content-validation-name="val359"/>
          <table:table-cell table:content-validation-name="val1418"/>
          <table:table-cell table:content-validation-name="val444"/>
          <table:table-cell table:number-columns-repeated="122"/>
        </table:table-row>
        <table:table-row table:style-name="ro3">
          <table:table-cell office:value-type="float" office:value="58" calcext:value-type="float">
            <text:p>58</text:p>
          </table:table-cell>
          <table:table-cell table:content-validation-name="val1251"/>
          <table:table-cell table:content-validation-name="val1335"/>
          <table:table-cell table:content-validation-name="val359"/>
          <table:table-cell table:content-validation-name="val1419"/>
          <table:table-cell table:content-validation-name="val444"/>
          <table:table-cell table:number-columns-repeated="122"/>
        </table:table-row>
        <table:table-row table:style-name="ro3">
          <table:table-cell office:value-type="float" office:value="59" calcext:value-type="float">
            <text:p>59</text:p>
          </table:table-cell>
          <table:table-cell table:content-validation-name="val1252"/>
          <table:table-cell table:content-validation-name="val1336"/>
          <table:table-cell table:content-validation-name="val359"/>
          <table:table-cell table:content-validation-name="val1420"/>
          <table:table-cell table:content-validation-name="val444"/>
          <table:table-cell table:number-columns-repeated="122"/>
        </table:table-row>
        <table:table-row table:style-name="ro3">
          <table:table-cell office:value-type="float" office:value="60" calcext:value-type="float">
            <text:p>60</text:p>
          </table:table-cell>
          <table:table-cell table:content-validation-name="val1253"/>
          <table:table-cell table:content-validation-name="val1337"/>
          <table:table-cell table:content-validation-name="val359"/>
          <table:table-cell table:content-validation-name="val1421"/>
          <table:table-cell table:content-validation-name="val444"/>
          <table:table-cell table:number-columns-repeated="122"/>
        </table:table-row>
        <table:table-row table:style-name="ro3">
          <table:table-cell office:value-type="float" office:value="61" calcext:value-type="float">
            <text:p>61</text:p>
          </table:table-cell>
          <table:table-cell table:content-validation-name="val1254"/>
          <table:table-cell table:content-validation-name="val1338"/>
          <table:table-cell table:content-validation-name="val359"/>
          <table:table-cell table:content-validation-name="val1422"/>
          <table:table-cell table:content-validation-name="val444"/>
          <table:table-cell table:number-columns-repeated="122"/>
        </table:table-row>
        <table:table-row table:style-name="ro3">
          <table:table-cell office:value-type="float" office:value="62" calcext:value-type="float">
            <text:p>62</text:p>
          </table:table-cell>
          <table:table-cell table:content-validation-name="val1255"/>
          <table:table-cell table:content-validation-name="val1339"/>
          <table:table-cell table:content-validation-name="val359"/>
          <table:table-cell table:content-validation-name="val1423"/>
          <table:table-cell table:content-validation-name="val444"/>
          <table:table-cell table:number-columns-repeated="122"/>
        </table:table-row>
        <table:table-row table:style-name="ro3">
          <table:table-cell office:value-type="float" office:value="63" calcext:value-type="float">
            <text:p>63</text:p>
          </table:table-cell>
          <table:table-cell table:content-validation-name="val1256"/>
          <table:table-cell table:content-validation-name="val1340"/>
          <table:table-cell table:content-validation-name="val359"/>
          <table:table-cell table:content-validation-name="val1424"/>
          <table:table-cell table:content-validation-name="val444"/>
          <table:table-cell table:number-columns-repeated="122"/>
        </table:table-row>
        <table:table-row table:style-name="ro3">
          <table:table-cell office:value-type="float" office:value="64" calcext:value-type="float">
            <text:p>64</text:p>
          </table:table-cell>
          <table:table-cell table:content-validation-name="val1257"/>
          <table:table-cell table:content-validation-name="val1341"/>
          <table:table-cell table:content-validation-name="val359"/>
          <table:table-cell table:content-validation-name="val1425"/>
          <table:table-cell table:content-validation-name="val444"/>
          <table:table-cell table:number-columns-repeated="122"/>
        </table:table-row>
        <table:table-row table:style-name="ro3">
          <table:table-cell office:value-type="float" office:value="65" calcext:value-type="float">
            <text:p>65</text:p>
          </table:table-cell>
          <table:table-cell table:content-validation-name="val1258"/>
          <table:table-cell table:content-validation-name="val1342"/>
          <table:table-cell table:content-validation-name="val359"/>
          <table:table-cell table:content-validation-name="val1426"/>
          <table:table-cell table:content-validation-name="val444"/>
          <table:table-cell table:number-columns-repeated="122"/>
        </table:table-row>
        <table:table-row table:style-name="ro3">
          <table:table-cell office:value-type="float" office:value="66" calcext:value-type="float">
            <text:p>66</text:p>
          </table:table-cell>
          <table:table-cell table:content-validation-name="val1259"/>
          <table:table-cell table:content-validation-name="val1343"/>
          <table:table-cell table:content-validation-name="val359"/>
          <table:table-cell table:content-validation-name="val1427"/>
          <table:table-cell table:content-validation-name="val444"/>
          <table:table-cell table:number-columns-repeated="122"/>
        </table:table-row>
        <table:table-row table:style-name="ro3">
          <table:table-cell office:value-type="float" office:value="67" calcext:value-type="float">
            <text:p>67</text:p>
          </table:table-cell>
          <table:table-cell table:content-validation-name="val1260"/>
          <table:table-cell table:content-validation-name="val1344"/>
          <table:table-cell table:content-validation-name="val359"/>
          <table:table-cell table:content-validation-name="val1428"/>
          <table:table-cell table:content-validation-name="val444"/>
          <table:table-cell table:number-columns-repeated="122"/>
        </table:table-row>
        <table:table-row table:style-name="ro3">
          <table:table-cell office:value-type="float" office:value="68" calcext:value-type="float">
            <text:p>68</text:p>
          </table:table-cell>
          <table:table-cell table:content-validation-name="val1261"/>
          <table:table-cell table:content-validation-name="val1345"/>
          <table:table-cell table:content-validation-name="val359"/>
          <table:table-cell table:content-validation-name="val1429"/>
          <table:table-cell table:content-validation-name="val444"/>
          <table:table-cell table:number-columns-repeated="122"/>
        </table:table-row>
        <table:table-row table:style-name="ro3">
          <table:table-cell office:value-type="float" office:value="69" calcext:value-type="float">
            <text:p>69</text:p>
          </table:table-cell>
          <table:table-cell table:content-validation-name="val1262"/>
          <table:table-cell table:content-validation-name="val1346"/>
          <table:table-cell table:content-validation-name="val359"/>
          <table:table-cell table:content-validation-name="val1430"/>
          <table:table-cell table:content-validation-name="val444"/>
          <table:table-cell table:number-columns-repeated="122"/>
        </table:table-row>
        <table:table-row table:style-name="ro3">
          <table:table-cell office:value-type="float" office:value="70" calcext:value-type="float">
            <text:p>70</text:p>
          </table:table-cell>
          <table:table-cell table:content-validation-name="val1263"/>
          <table:table-cell table:content-validation-name="val1347"/>
          <table:table-cell table:content-validation-name="val359"/>
          <table:table-cell table:content-validation-name="val1431"/>
          <table:table-cell table:content-validation-name="val444"/>
          <table:table-cell table:number-columns-repeated="122"/>
        </table:table-row>
        <table:table-row table:style-name="ro3">
          <table:table-cell office:value-type="float" office:value="71" calcext:value-type="float">
            <text:p>71</text:p>
          </table:table-cell>
          <table:table-cell table:content-validation-name="val1264"/>
          <table:table-cell table:content-validation-name="val1348"/>
          <table:table-cell table:content-validation-name="val359"/>
          <table:table-cell table:content-validation-name="val1432"/>
          <table:table-cell table:content-validation-name="val444"/>
          <table:table-cell table:number-columns-repeated="122"/>
        </table:table-row>
        <table:table-row table:style-name="ro3">
          <table:table-cell office:value-type="float" office:value="72" calcext:value-type="float">
            <text:p>72</text:p>
          </table:table-cell>
          <table:table-cell table:content-validation-name="val1265"/>
          <table:table-cell table:content-validation-name="val1349"/>
          <table:table-cell table:content-validation-name="val359"/>
          <table:table-cell table:content-validation-name="val1433"/>
          <table:table-cell table:content-validation-name="val444"/>
          <table:table-cell table:number-columns-repeated="122"/>
        </table:table-row>
        <table:table-row table:style-name="ro3">
          <table:table-cell office:value-type="float" office:value="73" calcext:value-type="float">
            <text:p>73</text:p>
          </table:table-cell>
          <table:table-cell table:content-validation-name="val1266"/>
          <table:table-cell table:content-validation-name="val1350"/>
          <table:table-cell table:content-validation-name="val359"/>
          <table:table-cell table:content-validation-name="val1434"/>
          <table:table-cell table:content-validation-name="val444"/>
          <table:table-cell table:number-columns-repeated="122"/>
        </table:table-row>
        <table:table-row table:style-name="ro3">
          <table:table-cell office:value-type="float" office:value="74" calcext:value-type="float">
            <text:p>74</text:p>
          </table:table-cell>
          <table:table-cell table:content-validation-name="val1267"/>
          <table:table-cell table:content-validation-name="val1351"/>
          <table:table-cell table:content-validation-name="val359"/>
          <table:table-cell table:content-validation-name="val1435"/>
          <table:table-cell table:content-validation-name="val444"/>
          <table:table-cell table:number-columns-repeated="122"/>
        </table:table-row>
        <table:table-row table:style-name="ro3">
          <table:table-cell office:value-type="float" office:value="75" calcext:value-type="float">
            <text:p>75</text:p>
          </table:table-cell>
          <table:table-cell table:content-validation-name="val1268"/>
          <table:table-cell table:content-validation-name="val1352"/>
          <table:table-cell table:content-validation-name="val359"/>
          <table:table-cell table:content-validation-name="val1436"/>
          <table:table-cell table:content-validation-name="val444"/>
          <table:table-cell table:number-columns-repeated="122"/>
        </table:table-row>
        <table:table-row table:style-name="ro3">
          <table:table-cell office:value-type="float" office:value="76" calcext:value-type="float">
            <text:p>76</text:p>
          </table:table-cell>
          <table:table-cell table:content-validation-name="val1269"/>
          <table:table-cell table:content-validation-name="val1353"/>
          <table:table-cell table:content-validation-name="val359"/>
          <table:table-cell table:content-validation-name="val1437"/>
          <table:table-cell table:content-validation-name="val444"/>
          <table:table-cell table:number-columns-repeated="122"/>
        </table:table-row>
        <table:table-row table:style-name="ro3">
          <table:table-cell office:value-type="float" office:value="77" calcext:value-type="float">
            <text:p>77</text:p>
          </table:table-cell>
          <table:table-cell table:content-validation-name="val1270"/>
          <table:table-cell table:content-validation-name="val1354"/>
          <table:table-cell table:content-validation-name="val359"/>
          <table:table-cell table:content-validation-name="val1438"/>
          <table:table-cell table:content-validation-name="val444"/>
          <table:table-cell table:number-columns-repeated="122"/>
        </table:table-row>
        <table:table-row table:style-name="ro3">
          <table:table-cell office:value-type="float" office:value="78" calcext:value-type="float">
            <text:p>78</text:p>
          </table:table-cell>
          <table:table-cell table:content-validation-name="val1271"/>
          <table:table-cell table:content-validation-name="val1355"/>
          <table:table-cell table:content-validation-name="val359"/>
          <table:table-cell table:content-validation-name="val1439"/>
          <table:table-cell table:content-validation-name="val444"/>
          <table:table-cell table:number-columns-repeated="122"/>
        </table:table-row>
        <table:table-row table:style-name="ro3">
          <table:table-cell office:value-type="float" office:value="79" calcext:value-type="float">
            <text:p>79</text:p>
          </table:table-cell>
          <table:table-cell table:content-validation-name="val1272"/>
          <table:table-cell table:content-validation-name="val1356"/>
          <table:table-cell table:content-validation-name="val359"/>
          <table:table-cell table:content-validation-name="val1440"/>
          <table:table-cell table:content-validation-name="val444"/>
          <table:table-cell table:number-columns-repeated="122"/>
        </table:table-row>
        <table:table-row table:style-name="ro3">
          <table:table-cell office:value-type="float" office:value="80" calcext:value-type="float">
            <text:p>80</text:p>
          </table:table-cell>
          <table:table-cell table:content-validation-name="val1273"/>
          <table:table-cell table:content-validation-name="val1357"/>
          <table:table-cell table:content-validation-name="val359"/>
          <table:table-cell table:content-validation-name="val1441"/>
          <table:table-cell table:content-validation-name="val444"/>
          <table:table-cell table:number-columns-repeated="122"/>
        </table:table-row>
        <table:table-row table:style-name="ro3">
          <table:table-cell office:value-type="float" office:value="81" calcext:value-type="float">
            <text:p>81</text:p>
          </table:table-cell>
          <table:table-cell table:content-validation-name="val1274"/>
          <table:table-cell table:content-validation-name="val1358"/>
          <table:table-cell table:content-validation-name="val359"/>
          <table:table-cell table:content-validation-name="val1442"/>
          <table:table-cell table:content-validation-name="val444"/>
          <table:table-cell table:number-columns-repeated="122"/>
        </table:table-row>
        <table:table-row table:style-name="ro3">
          <table:table-cell office:value-type="float" office:value="82" calcext:value-type="float">
            <text:p>82</text:p>
          </table:table-cell>
          <table:table-cell table:content-validation-name="val1275"/>
          <table:table-cell table:content-validation-name="val1359"/>
          <table:table-cell table:content-validation-name="val359"/>
          <table:table-cell table:content-validation-name="val1443"/>
          <table:table-cell table:content-validation-name="val444"/>
          <table:table-cell table:number-columns-repeated="122"/>
        </table:table-row>
        <table:table-row table:style-name="ro3">
          <table:table-cell office:value-type="float" office:value="83" calcext:value-type="float">
            <text:p>83</text:p>
          </table:table-cell>
          <table:table-cell table:content-validation-name="val1276"/>
          <table:table-cell table:content-validation-name="val1360"/>
          <table:table-cell table:content-validation-name="val359"/>
          <table:table-cell table:content-validation-name="val1444"/>
          <table:table-cell table:content-validation-name="val444"/>
          <table:table-cell table:number-columns-repeated="122"/>
        </table:table-row>
        <table:table-row table:style-name="ro3">
          <table:table-cell office:value-type="float" office:value="84" calcext:value-type="float">
            <text:p>84</text:p>
          </table:table-cell>
          <table:table-cell table:content-validation-name="val1277"/>
          <table:table-cell table:content-validation-name="val1361"/>
          <table:table-cell table:content-validation-name="val359"/>
          <table:table-cell table:content-validation-name="val1445"/>
          <table:table-cell table:content-validation-name="val444"/>
          <table:table-cell table:number-columns-repeated="122"/>
        </table:table-row>
        <table:table-row table:style-name="ro3" table:number-rows-repeated="28">
          <table:table-cell/>
          <table:table-cell table:style-name="ce25" table:number-columns-repeated="4"/>
          <table:table-cell table:number-columns-repeated="123"/>
        </table:table-row>
        <table:table-row table:style-name="ro3" table:number-rows-repeated="895">
          <table:table-cell table:number-columns-repeated="128"/>
        </table:table-row>
        <table:table-row table:style-name="ro3">
          <table:table-cell table:number-columns-repeated="128"/>
        </table:table-row>
        <table:named-expressions>
          <table:named-expression table:name="Print_Area" table:base-cell-address="$'Sprint 05 Backlog'.$A$1" table:expression="#REF!"/>
          <table:named-expression table:name="Sheet_Title" table:base-cell-address="$'Sprint 05 Backlog'.$A$1" table:expression="&quot;Sprint 05 Backlog&quot;"/>
        </table:named-expressions>
      </table:table>
      <table:table table:name="Sprint 06 Backlog" table:style-name="ta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295.37pt" svg:height="146.07pt" svg:x="321.76pt" svg:y="35.09pt">
            <loext:p draw:notify-on-update-of-ranges="'Sprint 06 Backlog'.B7:'Sprint 06 Backlog'.B14"/>
            <draw:object xlink:href="./Graph7-0" xlink:type="simple" xlink:show="embed" xlink:actuate="onLoad"/>
            <draw:image xlink:href="./ObjectReplacements/Graph7-0" xlink:type="simple" xlink:show="embed" xlink:actuate="onLoad"/>
          </draw:frame>
        </table:shapes>
        <table:table-column table:style-name="co12" table:default-cell-style-name="ce25"/>
        <table:table-column table:style-name="co11" table:default-cell-style-name="ce29"/>
        <table:table-column table:style-name="co13" table:default-cell-style-name="ce29"/>
        <table:table-column table:style-name="co14" table:default-cell-style-name="ce29"/>
        <table:table-column table:style-name="co6" table:default-cell-style-name="ce33"/>
        <table:table-column table:style-name="co14" table:default-cell-style-name="ce25"/>
        <table:table-column table:style-name="co11" table:number-columns-repeated="122" table:default-cell-style-name="ce25"/>
        <table:table-row table:style-name="ro1">
          <table:table-cell table:style-name="ce23" office:value-type="string" calcext:value-type="string">
            <text:p>Sprint #</text:p>
          </table:table-cell>
          <table:table-cell table:style-name="ce23" office:value-type="float" office:value="3" calcext:value-type="float">
            <text:p>3</text:p>
          </table:table-cell>
          <table:table-cell table:style-name="ce23"/>
          <table:table-cell table:style-name="ce30" office:value-type="string" calcext:value-type="string">
            <text:p>Complete Fields in Green!!!</text:p>
          </table:table-cell>
          <table:table-cell/>
          <table:table-cell table:style-name="ce23"/>
          <table:table-cell table:number-columns-repeated="122"/>
        </table:table-row>
        <table:table-row table:style-name="ro3">
          <table:table-cell table:style-name="ce23" office:value-type="string" calcext:value-type="string">
            <text:p>Start on</text:p>
          </table:table-cell>
          <table:table-cell table:style-name="ce26" office:value-type="date" office:date-value="2017-11-23" calcext:value-type="date">
            <text:p>Nov 23</text:p>
          </table:table-cell>
          <table:table-cell table:style-name="ce23"/>
          <table:table-cell table:style-name="ce31" office:value-type="string" calcext:value-type="string">
            <text:p>*** Create a new Sprint Backlog for EVERY SPRINT ***</text:p>
          </table:table-cell>
          <table:table-cell table:style-name="ce31"/>
          <table:table-cell table:style-name="ce23"/>
          <table:table-cell table:number-columns-repeated="122"/>
        </table:table-row>
        <table:table-row table:style-name="ro3">
          <table:table-cell table:style-name="ce23" office:value-type="string" calcext:value-type="string">
            <text:p>End on</text:p>
          </table:table-cell>
          <table:table-cell table:style-name="ce26" office:value-type="date" office:date-value="2017-11-30" calcext:value-type="date">
            <text:p>Nov 30</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emo on</text:p>
          </table:table-cell>
          <table:table-cell table:style-name="ce27" office:value-type="string" calcext:value-type="string">
            <text:p>TBD</text:p>
          </table:table-cell>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7"/>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8" office:value-type="string" calcext:value-type="string">
            <text:p>Remaining</text:p>
          </table:table-cell>
          <table:table-cell table:style-name="ce23" office:value-type="string" calcext:value-type="string">
            <text:p>Completed (this day)</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Total Tasks</text:p>
          </table:table-cell>
          <table:table-cell table:style-name="ce23" table:formula="of:=COUNTA([.D17:.D995])" office:value-type="float" office:value="1" calcext:value-type="float">
            <text:p>1</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ay 1 Left</text:p>
          </table:table-cell>
          <table:table-cell table:style-name="ce23" table:formula="of:=[.B7]-[.C8]" office:value-type="float" office:value="1" calcext:value-type="float">
            <text:p>1</text:p>
          </table:table-cell>
          <table:table-cell table:style-name="ce23" table:formula="of:=COUNTIF([.E$17:.E$995];&quot;Completed Day 1&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2 Left</text:p>
          </table:table-cell>
          <table:table-cell table:style-name="ce23" table:formula="of:=[.B8]-[.C9]" office:value-type="float" office:value="1" calcext:value-type="float">
            <text:p>1</text:p>
          </table:table-cell>
          <table:table-cell table:style-name="ce23" table:formula="of:=COUNTIF([.E$17:.E$995];&quot;Completed Day 2&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3 Left</text:p>
          </table:table-cell>
          <table:table-cell table:style-name="ce23" table:formula="of:=[.B9]-[.C10]" office:value-type="float" office:value="1" calcext:value-type="float">
            <text:p>1</text:p>
          </table:table-cell>
          <table:table-cell table:style-name="ce23" table:formula="of:=COUNTIF([.E$17:.E$995];&quot;Completed Day 3&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4 Left</text:p>
          </table:table-cell>
          <table:table-cell table:style-name="ce23" table:formula="of:=[.B10]-[.C11]" office:value-type="float" office:value="1" calcext:value-type="float">
            <text:p>1</text:p>
          </table:table-cell>
          <table:table-cell table:style-name="ce23" table:formula="of:=COUNTIF([.E$17:.E$995];&quot;Completed Day 4&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5 Left</text:p>
          </table:table-cell>
          <table:table-cell table:style-name="ce23" table:formula="of:=[.B11]-[.C12]" office:value-type="float" office:value="1" calcext:value-type="float">
            <text:p>1</text:p>
          </table:table-cell>
          <table:table-cell table:style-name="ce23" table:formula="of:=COUNTIF([.E$17:.E$995];&quot;Completed Day 5&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6 Left</text:p>
          </table:table-cell>
          <table:table-cell table:style-name="ce23" table:formula="of:=[.B12]-[.C13]" office:value-type="float" office:value="1" calcext:value-type="float">
            <text:p>1</text:p>
          </table:table-cell>
          <table:table-cell table:style-name="ce23" table:formula="of:=COUNTIF([.E$17:.E$995];&quot;Completed Day 6&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7 Left</text:p>
          </table:table-cell>
          <table:table-cell table:style-name="ce23" table:formula="of:=[.B13]-[.C14]" office:value-type="float" office:value="1" calcext:value-type="float">
            <text:p>1</text:p>
          </table:table-cell>
          <table:table-cell table:style-name="ce23" table:formula="of:=COUNTIF([.E$17:.E$995];&quot;Completed Day 7&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table:number-columns-repeated="4"/>
          <table:table-cell table:style-name="ce31"/>
          <table:table-cell table:style-name="ce23"/>
          <table:table-cell table:number-columns-repeated="122"/>
        </table:table-row>
        <table:table-row table:style-name="ro3">
          <table:table-cell table:style-name="ce24" office:value-type="string" calcext:value-type="string">
            <text:p>Task ID</text:p>
          </table:table-cell>
          <table:table-cell table:style-name="ce24" office:value-type="string" calcext:value-type="string">
            <text:p>Feature ID</text:p>
          </table:table-cell>
          <table:table-cell table:style-name="ce24" office:value-type="string" calcext:value-type="string">
            <text:p>Assigned To</text:p>
          </table:table-cell>
          <table:table-cell table:style-name="ce24" office:value-type="string" calcext:value-type="string">
            <text:p>Description</text:p>
          </table:table-cell>
          <table:table-cell table:style-name="ce34" office:value-type="string" calcext:value-type="string">
            <text:p>Status</text:p>
          </table:table-cell>
          <table:table-cell table:style-name="ce24" office:value-type="string" calcext:value-type="string">
            <text:p>Notes</text:p>
          </table:table-cell>
          <table:table-cell table:number-columns-repeated="122"/>
        </table:table-row>
        <table:table-row table:style-name="ro3">
          <table:table-cell office:value-type="float" office:value="1" calcext:value-type="float">
            <text:p>1</text:p>
          </table:table-cell>
          <table:table-cell table:content-validation-name="val1446"/>
          <table:table-cell table:content-validation-name="val1530"/>
          <table:table-cell table:style-name="ce32" office:value-type="string" calcext:value-type="string">
            <text:p>--&gt; Add tasks to complete each feature for this sprint</text:p>
          </table:table-cell>
          <table:table-cell table:content-validation-name="val1614"/>
          <table:table-cell table:content-validation-name="val444"/>
          <table:table-cell table:number-columns-repeated="122"/>
        </table:table-row>
        <table:table-row table:style-name="ro3">
          <table:table-cell office:value-type="float" office:value="2" calcext:value-type="float">
            <text:p>2</text:p>
          </table:table-cell>
          <table:table-cell table:content-validation-name="val1447"/>
          <table:table-cell table:content-validation-name="val1531"/>
          <table:table-cell table:content-validation-name="val359"/>
          <table:table-cell table:content-validation-name="val1615"/>
          <table:table-cell table:content-validation-name="val444"/>
          <table:table-cell table:number-columns-repeated="122"/>
        </table:table-row>
        <table:table-row table:style-name="ro3">
          <table:table-cell office:value-type="float" office:value="3" calcext:value-type="float">
            <text:p>3</text:p>
          </table:table-cell>
          <table:table-cell table:content-validation-name="val1448"/>
          <table:table-cell table:content-validation-name="val1532"/>
          <table:table-cell table:content-validation-name="val359"/>
          <table:table-cell table:content-validation-name="val1616"/>
          <table:table-cell table:content-validation-name="val444"/>
          <table:table-cell table:number-columns-repeated="122"/>
        </table:table-row>
        <table:table-row table:style-name="ro3">
          <table:table-cell office:value-type="float" office:value="4" calcext:value-type="float">
            <text:p>4</text:p>
          </table:table-cell>
          <table:table-cell table:content-validation-name="val1449"/>
          <table:table-cell table:content-validation-name="val1533"/>
          <table:table-cell table:content-validation-name="val359"/>
          <table:table-cell table:content-validation-name="val1617"/>
          <table:table-cell table:content-validation-name="val444"/>
          <table:table-cell table:number-columns-repeated="122"/>
        </table:table-row>
        <table:table-row table:style-name="ro3">
          <table:table-cell office:value-type="float" office:value="5" calcext:value-type="float">
            <text:p>5</text:p>
          </table:table-cell>
          <table:table-cell table:content-validation-name="val1450"/>
          <table:table-cell table:content-validation-name="val1534"/>
          <table:table-cell table:content-validation-name="val359"/>
          <table:table-cell table:content-validation-name="val1618"/>
          <table:table-cell table:content-validation-name="val444"/>
          <table:table-cell table:number-columns-repeated="122"/>
        </table:table-row>
        <table:table-row table:style-name="ro3">
          <table:table-cell office:value-type="float" office:value="6" calcext:value-type="float">
            <text:p>6</text:p>
          </table:table-cell>
          <table:table-cell table:content-validation-name="val1451"/>
          <table:table-cell table:content-validation-name="val1535"/>
          <table:table-cell table:content-validation-name="val359"/>
          <table:table-cell table:content-validation-name="val1619"/>
          <table:table-cell table:content-validation-name="val444"/>
          <table:table-cell table:number-columns-repeated="122"/>
        </table:table-row>
        <table:table-row table:style-name="ro3">
          <table:table-cell office:value-type="float" office:value="7" calcext:value-type="float">
            <text:p>7</text:p>
          </table:table-cell>
          <table:table-cell table:content-validation-name="val1452"/>
          <table:table-cell table:content-validation-name="val1536"/>
          <table:table-cell table:content-validation-name="val359"/>
          <table:table-cell table:content-validation-name="val1620"/>
          <table:table-cell table:content-validation-name="val444"/>
          <table:table-cell table:number-columns-repeated="122"/>
        </table:table-row>
        <table:table-row table:style-name="ro3">
          <table:table-cell office:value-type="float" office:value="8" calcext:value-type="float">
            <text:p>8</text:p>
          </table:table-cell>
          <table:table-cell table:content-validation-name="val1453"/>
          <table:table-cell table:content-validation-name="val1537"/>
          <table:table-cell table:content-validation-name="val359"/>
          <table:table-cell table:content-validation-name="val1621"/>
          <table:table-cell table:content-validation-name="val444"/>
          <table:table-cell table:number-columns-repeated="122"/>
        </table:table-row>
        <table:table-row table:style-name="ro3">
          <table:table-cell office:value-type="float" office:value="9" calcext:value-type="float">
            <text:p>9</text:p>
          </table:table-cell>
          <table:table-cell table:content-validation-name="val1454"/>
          <table:table-cell table:content-validation-name="val1538"/>
          <table:table-cell table:content-validation-name="val359"/>
          <table:table-cell table:content-validation-name="val1622"/>
          <table:table-cell table:content-validation-name="val444"/>
          <table:table-cell table:number-columns-repeated="122"/>
        </table:table-row>
        <table:table-row table:style-name="ro3">
          <table:table-cell office:value-type="float" office:value="10" calcext:value-type="float">
            <text:p>10</text:p>
          </table:table-cell>
          <table:table-cell table:content-validation-name="val1455"/>
          <table:table-cell table:content-validation-name="val1539"/>
          <table:table-cell table:content-validation-name="val359"/>
          <table:table-cell table:content-validation-name="val1623"/>
          <table:table-cell table:content-validation-name="val444"/>
          <table:table-cell table:number-columns-repeated="122"/>
        </table:table-row>
        <table:table-row table:style-name="ro3">
          <table:table-cell office:value-type="float" office:value="11" calcext:value-type="float">
            <text:p>11</text:p>
          </table:table-cell>
          <table:table-cell table:content-validation-name="val1456"/>
          <table:table-cell table:content-validation-name="val1540"/>
          <table:table-cell table:content-validation-name="val359"/>
          <table:table-cell table:content-validation-name="val1624"/>
          <table:table-cell table:content-validation-name="val444"/>
          <table:table-cell table:number-columns-repeated="122"/>
        </table:table-row>
        <table:table-row table:style-name="ro3">
          <table:table-cell office:value-type="float" office:value="12" calcext:value-type="float">
            <text:p>12</text:p>
          </table:table-cell>
          <table:table-cell table:content-validation-name="val1457"/>
          <table:table-cell table:content-validation-name="val1541"/>
          <table:table-cell table:content-validation-name="val359"/>
          <table:table-cell table:content-validation-name="val1625"/>
          <table:table-cell table:content-validation-name="val444"/>
          <table:table-cell table:number-columns-repeated="122"/>
        </table:table-row>
        <table:table-row table:style-name="ro3">
          <table:table-cell office:value-type="float" office:value="13" calcext:value-type="float">
            <text:p>13</text:p>
          </table:table-cell>
          <table:table-cell table:content-validation-name="val1458"/>
          <table:table-cell table:content-validation-name="val1542"/>
          <table:table-cell table:content-validation-name="val359"/>
          <table:table-cell table:content-validation-name="val1626"/>
          <table:table-cell table:content-validation-name="val444"/>
          <table:table-cell table:number-columns-repeated="122"/>
        </table:table-row>
        <table:table-row table:style-name="ro3">
          <table:table-cell office:value-type="float" office:value="14" calcext:value-type="float">
            <text:p>14</text:p>
          </table:table-cell>
          <table:table-cell table:content-validation-name="val1459"/>
          <table:table-cell table:content-validation-name="val1543"/>
          <table:table-cell table:content-validation-name="val359"/>
          <table:table-cell table:content-validation-name="val1627"/>
          <table:table-cell table:content-validation-name="val444"/>
          <table:table-cell table:number-columns-repeated="122"/>
        </table:table-row>
        <table:table-row table:style-name="ro3">
          <table:table-cell office:value-type="float" office:value="15" calcext:value-type="float">
            <text:p>15</text:p>
          </table:table-cell>
          <table:table-cell table:content-validation-name="val1460"/>
          <table:table-cell table:content-validation-name="val1544"/>
          <table:table-cell table:content-validation-name="val359"/>
          <table:table-cell table:content-validation-name="val1628"/>
          <table:table-cell table:content-validation-name="val444"/>
          <table:table-cell table:number-columns-repeated="122"/>
        </table:table-row>
        <table:table-row table:style-name="ro3">
          <table:table-cell office:value-type="float" office:value="16" calcext:value-type="float">
            <text:p>16</text:p>
          </table:table-cell>
          <table:table-cell table:content-validation-name="val1461"/>
          <table:table-cell table:content-validation-name="val1545"/>
          <table:table-cell table:content-validation-name="val359"/>
          <table:table-cell table:content-validation-name="val1629"/>
          <table:table-cell table:content-validation-name="val444"/>
          <table:table-cell table:number-columns-repeated="122"/>
        </table:table-row>
        <table:table-row table:style-name="ro3">
          <table:table-cell office:value-type="float" office:value="17" calcext:value-type="float">
            <text:p>17</text:p>
          </table:table-cell>
          <table:table-cell table:content-validation-name="val1462"/>
          <table:table-cell table:content-validation-name="val1546"/>
          <table:table-cell table:content-validation-name="val359"/>
          <table:table-cell table:content-validation-name="val1630"/>
          <table:table-cell table:content-validation-name="val444"/>
          <table:table-cell table:number-columns-repeated="122"/>
        </table:table-row>
        <table:table-row table:style-name="ro3">
          <table:table-cell office:value-type="float" office:value="18" calcext:value-type="float">
            <text:p>18</text:p>
          </table:table-cell>
          <table:table-cell table:content-validation-name="val1463"/>
          <table:table-cell table:content-validation-name="val1547"/>
          <table:table-cell table:content-validation-name="val359"/>
          <table:table-cell table:content-validation-name="val1631"/>
          <table:table-cell table:content-validation-name="val444"/>
          <table:table-cell table:number-columns-repeated="122"/>
        </table:table-row>
        <table:table-row table:style-name="ro3">
          <table:table-cell office:value-type="float" office:value="19" calcext:value-type="float">
            <text:p>19</text:p>
          </table:table-cell>
          <table:table-cell table:content-validation-name="val1464"/>
          <table:table-cell table:content-validation-name="val1548"/>
          <table:table-cell table:content-validation-name="val359"/>
          <table:table-cell table:content-validation-name="val1632"/>
          <table:table-cell table:content-validation-name="val444"/>
          <table:table-cell table:number-columns-repeated="122"/>
        </table:table-row>
        <table:table-row table:style-name="ro3">
          <table:table-cell office:value-type="float" office:value="20" calcext:value-type="float">
            <text:p>20</text:p>
          </table:table-cell>
          <table:table-cell table:content-validation-name="val1465"/>
          <table:table-cell table:content-validation-name="val1549"/>
          <table:table-cell table:content-validation-name="val359"/>
          <table:table-cell table:content-validation-name="val1633"/>
          <table:table-cell table:content-validation-name="val444"/>
          <table:table-cell table:number-columns-repeated="122"/>
        </table:table-row>
        <table:table-row table:style-name="ro3">
          <table:table-cell office:value-type="float" office:value="21" calcext:value-type="float">
            <text:p>21</text:p>
          </table:table-cell>
          <table:table-cell table:content-validation-name="val1466"/>
          <table:table-cell table:content-validation-name="val1550"/>
          <table:table-cell table:content-validation-name="val359"/>
          <table:table-cell table:content-validation-name="val1634"/>
          <table:table-cell table:content-validation-name="val444"/>
          <table:table-cell table:number-columns-repeated="122"/>
        </table:table-row>
        <table:table-row table:style-name="ro3">
          <table:table-cell office:value-type="float" office:value="22" calcext:value-type="float">
            <text:p>22</text:p>
          </table:table-cell>
          <table:table-cell table:content-validation-name="val1467"/>
          <table:table-cell table:content-validation-name="val1551"/>
          <table:table-cell table:content-validation-name="val359"/>
          <table:table-cell table:content-validation-name="val1635"/>
          <table:table-cell table:content-validation-name="val444"/>
          <table:table-cell table:number-columns-repeated="122"/>
        </table:table-row>
        <table:table-row table:style-name="ro3">
          <table:table-cell office:value-type="float" office:value="23" calcext:value-type="float">
            <text:p>23</text:p>
          </table:table-cell>
          <table:table-cell table:content-validation-name="val1468"/>
          <table:table-cell table:content-validation-name="val1552"/>
          <table:table-cell table:content-validation-name="val359"/>
          <table:table-cell table:content-validation-name="val1636"/>
          <table:table-cell table:content-validation-name="val444"/>
          <table:table-cell table:number-columns-repeated="122"/>
        </table:table-row>
        <table:table-row table:style-name="ro3">
          <table:table-cell office:value-type="float" office:value="24" calcext:value-type="float">
            <text:p>24</text:p>
          </table:table-cell>
          <table:table-cell table:content-validation-name="val1469"/>
          <table:table-cell table:content-validation-name="val1553"/>
          <table:table-cell table:content-validation-name="val359"/>
          <table:table-cell table:content-validation-name="val1637"/>
          <table:table-cell table:content-validation-name="val444"/>
          <table:table-cell table:number-columns-repeated="122"/>
        </table:table-row>
        <table:table-row table:style-name="ro3">
          <table:table-cell office:value-type="float" office:value="25" calcext:value-type="float">
            <text:p>25</text:p>
          </table:table-cell>
          <table:table-cell table:content-validation-name="val1470"/>
          <table:table-cell table:content-validation-name="val1554"/>
          <table:table-cell table:content-validation-name="val359"/>
          <table:table-cell table:content-validation-name="val1638"/>
          <table:table-cell table:content-validation-name="val444"/>
          <table:table-cell table:number-columns-repeated="122"/>
        </table:table-row>
        <table:table-row table:style-name="ro3">
          <table:table-cell office:value-type="float" office:value="26" calcext:value-type="float">
            <text:p>26</text:p>
          </table:table-cell>
          <table:table-cell table:content-validation-name="val1471"/>
          <table:table-cell table:content-validation-name="val1555"/>
          <table:table-cell table:content-validation-name="val359"/>
          <table:table-cell table:content-validation-name="val1639"/>
          <table:table-cell table:content-validation-name="val444"/>
          <table:table-cell table:number-columns-repeated="122"/>
        </table:table-row>
        <table:table-row table:style-name="ro3">
          <table:table-cell office:value-type="float" office:value="27" calcext:value-type="float">
            <text:p>27</text:p>
          </table:table-cell>
          <table:table-cell table:content-validation-name="val1472"/>
          <table:table-cell table:content-validation-name="val1556"/>
          <table:table-cell table:content-validation-name="val359"/>
          <table:table-cell table:content-validation-name="val1640"/>
          <table:table-cell table:content-validation-name="val444"/>
          <table:table-cell table:number-columns-repeated="122"/>
        </table:table-row>
        <table:table-row table:style-name="ro3">
          <table:table-cell office:value-type="float" office:value="28" calcext:value-type="float">
            <text:p>28</text:p>
          </table:table-cell>
          <table:table-cell table:content-validation-name="val1473"/>
          <table:table-cell table:content-validation-name="val1557"/>
          <table:table-cell table:content-validation-name="val359"/>
          <table:table-cell table:content-validation-name="val1641"/>
          <table:table-cell table:content-validation-name="val444"/>
          <table:table-cell table:number-columns-repeated="122"/>
        </table:table-row>
        <table:table-row table:style-name="ro3">
          <table:table-cell office:value-type="float" office:value="29" calcext:value-type="float">
            <text:p>29</text:p>
          </table:table-cell>
          <table:table-cell table:content-validation-name="val1474"/>
          <table:table-cell table:content-validation-name="val1558"/>
          <table:table-cell table:content-validation-name="val359"/>
          <table:table-cell table:content-validation-name="val1642"/>
          <table:table-cell table:content-validation-name="val444"/>
          <table:table-cell table:number-columns-repeated="122"/>
        </table:table-row>
        <table:table-row table:style-name="ro3">
          <table:table-cell office:value-type="float" office:value="30" calcext:value-type="float">
            <text:p>30</text:p>
          </table:table-cell>
          <table:table-cell table:content-validation-name="val1475"/>
          <table:table-cell table:content-validation-name="val1559"/>
          <table:table-cell table:content-validation-name="val359"/>
          <table:table-cell table:content-validation-name="val1643"/>
          <table:table-cell table:content-validation-name="val444"/>
          <table:table-cell table:number-columns-repeated="122"/>
        </table:table-row>
        <table:table-row table:style-name="ro3">
          <table:table-cell office:value-type="float" office:value="31" calcext:value-type="float">
            <text:p>31</text:p>
          </table:table-cell>
          <table:table-cell table:content-validation-name="val1476"/>
          <table:table-cell table:content-validation-name="val1560"/>
          <table:table-cell table:content-validation-name="val359"/>
          <table:table-cell table:content-validation-name="val1644"/>
          <table:table-cell table:content-validation-name="val444"/>
          <table:table-cell table:number-columns-repeated="122"/>
        </table:table-row>
        <table:table-row table:style-name="ro3">
          <table:table-cell office:value-type="float" office:value="32" calcext:value-type="float">
            <text:p>32</text:p>
          </table:table-cell>
          <table:table-cell table:content-validation-name="val1477"/>
          <table:table-cell table:content-validation-name="val1561"/>
          <table:table-cell table:content-validation-name="val359"/>
          <table:table-cell table:content-validation-name="val1645"/>
          <table:table-cell table:content-validation-name="val444"/>
          <table:table-cell table:number-columns-repeated="122"/>
        </table:table-row>
        <table:table-row table:style-name="ro3">
          <table:table-cell office:value-type="float" office:value="33" calcext:value-type="float">
            <text:p>33</text:p>
          </table:table-cell>
          <table:table-cell table:content-validation-name="val1478"/>
          <table:table-cell table:content-validation-name="val1562"/>
          <table:table-cell table:content-validation-name="val359"/>
          <table:table-cell table:content-validation-name="val1646"/>
          <table:table-cell table:content-validation-name="val444"/>
          <table:table-cell table:number-columns-repeated="122"/>
        </table:table-row>
        <table:table-row table:style-name="ro3">
          <table:table-cell office:value-type="float" office:value="34" calcext:value-type="float">
            <text:p>34</text:p>
          </table:table-cell>
          <table:table-cell table:content-validation-name="val1479"/>
          <table:table-cell table:content-validation-name="val1563"/>
          <table:table-cell table:content-validation-name="val359"/>
          <table:table-cell table:content-validation-name="val1647"/>
          <table:table-cell table:content-validation-name="val444"/>
          <table:table-cell table:number-columns-repeated="122"/>
        </table:table-row>
        <table:table-row table:style-name="ro3">
          <table:table-cell office:value-type="float" office:value="35" calcext:value-type="float">
            <text:p>35</text:p>
          </table:table-cell>
          <table:table-cell table:content-validation-name="val1480"/>
          <table:table-cell table:content-validation-name="val1564"/>
          <table:table-cell table:content-validation-name="val359"/>
          <table:table-cell table:content-validation-name="val1648"/>
          <table:table-cell table:content-validation-name="val444"/>
          <table:table-cell table:number-columns-repeated="122"/>
        </table:table-row>
        <table:table-row table:style-name="ro3">
          <table:table-cell office:value-type="float" office:value="36" calcext:value-type="float">
            <text:p>36</text:p>
          </table:table-cell>
          <table:table-cell table:content-validation-name="val1481"/>
          <table:table-cell table:content-validation-name="val1565"/>
          <table:table-cell table:content-validation-name="val359"/>
          <table:table-cell table:content-validation-name="val1649"/>
          <table:table-cell table:content-validation-name="val444"/>
          <table:table-cell table:number-columns-repeated="122"/>
        </table:table-row>
        <table:table-row table:style-name="ro3">
          <table:table-cell office:value-type="float" office:value="37" calcext:value-type="float">
            <text:p>37</text:p>
          </table:table-cell>
          <table:table-cell table:content-validation-name="val1482"/>
          <table:table-cell table:content-validation-name="val1566"/>
          <table:table-cell table:content-validation-name="val359"/>
          <table:table-cell table:content-validation-name="val1650"/>
          <table:table-cell table:content-validation-name="val444"/>
          <table:table-cell table:number-columns-repeated="122"/>
        </table:table-row>
        <table:table-row table:style-name="ro3">
          <table:table-cell office:value-type="float" office:value="38" calcext:value-type="float">
            <text:p>38</text:p>
          </table:table-cell>
          <table:table-cell table:content-validation-name="val1483"/>
          <table:table-cell table:content-validation-name="val1567"/>
          <table:table-cell table:content-validation-name="val359"/>
          <table:table-cell table:content-validation-name="val1651"/>
          <table:table-cell table:content-validation-name="val444"/>
          <table:table-cell table:number-columns-repeated="122"/>
        </table:table-row>
        <table:table-row table:style-name="ro3">
          <table:table-cell office:value-type="float" office:value="39" calcext:value-type="float">
            <text:p>39</text:p>
          </table:table-cell>
          <table:table-cell table:content-validation-name="val1484"/>
          <table:table-cell table:content-validation-name="val1568"/>
          <table:table-cell table:content-validation-name="val359"/>
          <table:table-cell table:content-validation-name="val1652"/>
          <table:table-cell table:content-validation-name="val444"/>
          <table:table-cell table:number-columns-repeated="122"/>
        </table:table-row>
        <table:table-row table:style-name="ro3">
          <table:table-cell office:value-type="float" office:value="40" calcext:value-type="float">
            <text:p>40</text:p>
          </table:table-cell>
          <table:table-cell table:content-validation-name="val1485"/>
          <table:table-cell table:content-validation-name="val1569"/>
          <table:table-cell table:content-validation-name="val359"/>
          <table:table-cell table:content-validation-name="val1653"/>
          <table:table-cell table:content-validation-name="val444"/>
          <table:table-cell table:number-columns-repeated="122"/>
        </table:table-row>
        <table:table-row table:style-name="ro3">
          <table:table-cell office:value-type="float" office:value="41" calcext:value-type="float">
            <text:p>41</text:p>
          </table:table-cell>
          <table:table-cell table:content-validation-name="val1486"/>
          <table:table-cell table:content-validation-name="val1570"/>
          <table:table-cell table:content-validation-name="val359"/>
          <table:table-cell table:content-validation-name="val1654"/>
          <table:table-cell table:content-validation-name="val444"/>
          <table:table-cell table:number-columns-repeated="122"/>
        </table:table-row>
        <table:table-row table:style-name="ro3">
          <table:table-cell office:value-type="float" office:value="42" calcext:value-type="float">
            <text:p>42</text:p>
          </table:table-cell>
          <table:table-cell table:content-validation-name="val1487"/>
          <table:table-cell table:content-validation-name="val1571"/>
          <table:table-cell table:content-validation-name="val359"/>
          <table:table-cell table:content-validation-name="val1655"/>
          <table:table-cell table:content-validation-name="val444"/>
          <table:table-cell table:number-columns-repeated="122"/>
        </table:table-row>
        <table:table-row table:style-name="ro3">
          <table:table-cell office:value-type="float" office:value="43" calcext:value-type="float">
            <text:p>43</text:p>
          </table:table-cell>
          <table:table-cell table:content-validation-name="val1488"/>
          <table:table-cell table:content-validation-name="val1572"/>
          <table:table-cell table:content-validation-name="val359"/>
          <table:table-cell table:content-validation-name="val1656"/>
          <table:table-cell table:content-validation-name="val444"/>
          <table:table-cell table:number-columns-repeated="122"/>
        </table:table-row>
        <table:table-row table:style-name="ro3">
          <table:table-cell office:value-type="float" office:value="44" calcext:value-type="float">
            <text:p>44</text:p>
          </table:table-cell>
          <table:table-cell table:content-validation-name="val1489"/>
          <table:table-cell table:content-validation-name="val1573"/>
          <table:table-cell table:content-validation-name="val359"/>
          <table:table-cell table:content-validation-name="val1657"/>
          <table:table-cell table:content-validation-name="val444"/>
          <table:table-cell table:number-columns-repeated="122"/>
        </table:table-row>
        <table:table-row table:style-name="ro3">
          <table:table-cell office:value-type="float" office:value="45" calcext:value-type="float">
            <text:p>45</text:p>
          </table:table-cell>
          <table:table-cell table:content-validation-name="val1490"/>
          <table:table-cell table:content-validation-name="val1574"/>
          <table:table-cell table:content-validation-name="val359"/>
          <table:table-cell table:content-validation-name="val1658"/>
          <table:table-cell table:content-validation-name="val444"/>
          <table:table-cell table:number-columns-repeated="122"/>
        </table:table-row>
        <table:table-row table:style-name="ro3">
          <table:table-cell office:value-type="float" office:value="46" calcext:value-type="float">
            <text:p>46</text:p>
          </table:table-cell>
          <table:table-cell table:content-validation-name="val1491"/>
          <table:table-cell table:content-validation-name="val1575"/>
          <table:table-cell table:content-validation-name="val359"/>
          <table:table-cell table:content-validation-name="val1659"/>
          <table:table-cell table:content-validation-name="val444"/>
          <table:table-cell table:number-columns-repeated="122"/>
        </table:table-row>
        <table:table-row table:style-name="ro3">
          <table:table-cell office:value-type="float" office:value="47" calcext:value-type="float">
            <text:p>47</text:p>
          </table:table-cell>
          <table:table-cell table:content-validation-name="val1492"/>
          <table:table-cell table:content-validation-name="val1576"/>
          <table:table-cell table:content-validation-name="val359"/>
          <table:table-cell table:content-validation-name="val1660"/>
          <table:table-cell table:content-validation-name="val444"/>
          <table:table-cell table:number-columns-repeated="122"/>
        </table:table-row>
        <table:table-row table:style-name="ro3">
          <table:table-cell office:value-type="float" office:value="48" calcext:value-type="float">
            <text:p>48</text:p>
          </table:table-cell>
          <table:table-cell table:content-validation-name="val1493"/>
          <table:table-cell table:content-validation-name="val1577"/>
          <table:table-cell table:content-validation-name="val359"/>
          <table:table-cell table:content-validation-name="val1661"/>
          <table:table-cell table:content-validation-name="val444"/>
          <table:table-cell table:number-columns-repeated="122"/>
        </table:table-row>
        <table:table-row table:style-name="ro3">
          <table:table-cell office:value-type="float" office:value="49" calcext:value-type="float">
            <text:p>49</text:p>
          </table:table-cell>
          <table:table-cell table:content-validation-name="val1494"/>
          <table:table-cell table:content-validation-name="val1578"/>
          <table:table-cell table:content-validation-name="val359"/>
          <table:table-cell table:content-validation-name="val1662"/>
          <table:table-cell table:content-validation-name="val444"/>
          <table:table-cell table:number-columns-repeated="122"/>
        </table:table-row>
        <table:table-row table:style-name="ro3">
          <table:table-cell office:value-type="float" office:value="50" calcext:value-type="float">
            <text:p>50</text:p>
          </table:table-cell>
          <table:table-cell table:content-validation-name="val1495"/>
          <table:table-cell table:content-validation-name="val1579"/>
          <table:table-cell table:content-validation-name="val359"/>
          <table:table-cell table:content-validation-name="val1663"/>
          <table:table-cell table:content-validation-name="val444"/>
          <table:table-cell table:number-columns-repeated="122"/>
        </table:table-row>
        <table:table-row table:style-name="ro3">
          <table:table-cell office:value-type="float" office:value="51" calcext:value-type="float">
            <text:p>51</text:p>
          </table:table-cell>
          <table:table-cell table:content-validation-name="val1496"/>
          <table:table-cell table:content-validation-name="val1580"/>
          <table:table-cell table:content-validation-name="val359"/>
          <table:table-cell table:content-validation-name="val1664"/>
          <table:table-cell table:content-validation-name="val444"/>
          <table:table-cell table:number-columns-repeated="122"/>
        </table:table-row>
        <table:table-row table:style-name="ro3">
          <table:table-cell office:value-type="float" office:value="52" calcext:value-type="float">
            <text:p>52</text:p>
          </table:table-cell>
          <table:table-cell table:content-validation-name="val1497"/>
          <table:table-cell table:content-validation-name="val1581"/>
          <table:table-cell table:content-validation-name="val359"/>
          <table:table-cell table:content-validation-name="val1665"/>
          <table:table-cell table:content-validation-name="val444"/>
          <table:table-cell table:number-columns-repeated="122"/>
        </table:table-row>
        <table:table-row table:style-name="ro3">
          <table:table-cell office:value-type="float" office:value="53" calcext:value-type="float">
            <text:p>53</text:p>
          </table:table-cell>
          <table:table-cell table:content-validation-name="val1498"/>
          <table:table-cell table:content-validation-name="val1582"/>
          <table:table-cell table:content-validation-name="val359"/>
          <table:table-cell table:content-validation-name="val1666"/>
          <table:table-cell table:content-validation-name="val444"/>
          <table:table-cell table:number-columns-repeated="122"/>
        </table:table-row>
        <table:table-row table:style-name="ro3">
          <table:table-cell office:value-type="float" office:value="54" calcext:value-type="float">
            <text:p>54</text:p>
          </table:table-cell>
          <table:table-cell table:content-validation-name="val1499"/>
          <table:table-cell table:content-validation-name="val1583"/>
          <table:table-cell table:content-validation-name="val359"/>
          <table:table-cell table:content-validation-name="val1667"/>
          <table:table-cell table:content-validation-name="val444"/>
          <table:table-cell table:number-columns-repeated="122"/>
        </table:table-row>
        <table:table-row table:style-name="ro3">
          <table:table-cell office:value-type="float" office:value="55" calcext:value-type="float">
            <text:p>55</text:p>
          </table:table-cell>
          <table:table-cell table:content-validation-name="val1500"/>
          <table:table-cell table:content-validation-name="val1584"/>
          <table:table-cell table:content-validation-name="val359"/>
          <table:table-cell table:content-validation-name="val1668"/>
          <table:table-cell table:content-validation-name="val444"/>
          <table:table-cell table:number-columns-repeated="122"/>
        </table:table-row>
        <table:table-row table:style-name="ro3">
          <table:table-cell office:value-type="float" office:value="56" calcext:value-type="float">
            <text:p>56</text:p>
          </table:table-cell>
          <table:table-cell table:content-validation-name="val1501"/>
          <table:table-cell table:content-validation-name="val1585"/>
          <table:table-cell table:content-validation-name="val359"/>
          <table:table-cell table:content-validation-name="val1669"/>
          <table:table-cell table:content-validation-name="val444"/>
          <table:table-cell table:number-columns-repeated="122"/>
        </table:table-row>
        <table:table-row table:style-name="ro3">
          <table:table-cell office:value-type="float" office:value="57" calcext:value-type="float">
            <text:p>57</text:p>
          </table:table-cell>
          <table:table-cell table:content-validation-name="val1502"/>
          <table:table-cell table:content-validation-name="val1586"/>
          <table:table-cell table:content-validation-name="val359"/>
          <table:table-cell table:content-validation-name="val1670"/>
          <table:table-cell table:content-validation-name="val444"/>
          <table:table-cell table:number-columns-repeated="122"/>
        </table:table-row>
        <table:table-row table:style-name="ro3">
          <table:table-cell office:value-type="float" office:value="58" calcext:value-type="float">
            <text:p>58</text:p>
          </table:table-cell>
          <table:table-cell table:content-validation-name="val1503"/>
          <table:table-cell table:content-validation-name="val1587"/>
          <table:table-cell table:content-validation-name="val359"/>
          <table:table-cell table:content-validation-name="val1671"/>
          <table:table-cell table:content-validation-name="val444"/>
          <table:table-cell table:number-columns-repeated="122"/>
        </table:table-row>
        <table:table-row table:style-name="ro3">
          <table:table-cell office:value-type="float" office:value="59" calcext:value-type="float">
            <text:p>59</text:p>
          </table:table-cell>
          <table:table-cell table:content-validation-name="val1504"/>
          <table:table-cell table:content-validation-name="val1588"/>
          <table:table-cell table:content-validation-name="val359"/>
          <table:table-cell table:content-validation-name="val1672"/>
          <table:table-cell table:content-validation-name="val444"/>
          <table:table-cell table:number-columns-repeated="122"/>
        </table:table-row>
        <table:table-row table:style-name="ro3">
          <table:table-cell office:value-type="float" office:value="60" calcext:value-type="float">
            <text:p>60</text:p>
          </table:table-cell>
          <table:table-cell table:content-validation-name="val1505"/>
          <table:table-cell table:content-validation-name="val1589"/>
          <table:table-cell table:content-validation-name="val359"/>
          <table:table-cell table:content-validation-name="val1673"/>
          <table:table-cell table:content-validation-name="val444"/>
          <table:table-cell table:number-columns-repeated="122"/>
        </table:table-row>
        <table:table-row table:style-name="ro3">
          <table:table-cell office:value-type="float" office:value="61" calcext:value-type="float">
            <text:p>61</text:p>
          </table:table-cell>
          <table:table-cell table:content-validation-name="val1506"/>
          <table:table-cell table:content-validation-name="val1590"/>
          <table:table-cell table:content-validation-name="val359"/>
          <table:table-cell table:content-validation-name="val1674"/>
          <table:table-cell table:content-validation-name="val444"/>
          <table:table-cell table:number-columns-repeated="122"/>
        </table:table-row>
        <table:table-row table:style-name="ro3">
          <table:table-cell office:value-type="float" office:value="62" calcext:value-type="float">
            <text:p>62</text:p>
          </table:table-cell>
          <table:table-cell table:content-validation-name="val1507"/>
          <table:table-cell table:content-validation-name="val1591"/>
          <table:table-cell table:content-validation-name="val359"/>
          <table:table-cell table:content-validation-name="val1675"/>
          <table:table-cell table:content-validation-name="val444"/>
          <table:table-cell table:number-columns-repeated="122"/>
        </table:table-row>
        <table:table-row table:style-name="ro3">
          <table:table-cell office:value-type="float" office:value="63" calcext:value-type="float">
            <text:p>63</text:p>
          </table:table-cell>
          <table:table-cell table:content-validation-name="val1508"/>
          <table:table-cell table:content-validation-name="val1592"/>
          <table:table-cell table:content-validation-name="val359"/>
          <table:table-cell table:content-validation-name="val1676"/>
          <table:table-cell table:content-validation-name="val444"/>
          <table:table-cell table:number-columns-repeated="122"/>
        </table:table-row>
        <table:table-row table:style-name="ro3">
          <table:table-cell office:value-type="float" office:value="64" calcext:value-type="float">
            <text:p>64</text:p>
          </table:table-cell>
          <table:table-cell table:content-validation-name="val1509"/>
          <table:table-cell table:content-validation-name="val1593"/>
          <table:table-cell table:content-validation-name="val359"/>
          <table:table-cell table:content-validation-name="val1677"/>
          <table:table-cell table:content-validation-name="val444"/>
          <table:table-cell table:number-columns-repeated="122"/>
        </table:table-row>
        <table:table-row table:style-name="ro3">
          <table:table-cell office:value-type="float" office:value="65" calcext:value-type="float">
            <text:p>65</text:p>
          </table:table-cell>
          <table:table-cell table:content-validation-name="val1510"/>
          <table:table-cell table:content-validation-name="val1594"/>
          <table:table-cell table:content-validation-name="val359"/>
          <table:table-cell table:content-validation-name="val1678"/>
          <table:table-cell table:content-validation-name="val444"/>
          <table:table-cell table:number-columns-repeated="122"/>
        </table:table-row>
        <table:table-row table:style-name="ro3">
          <table:table-cell office:value-type="float" office:value="66" calcext:value-type="float">
            <text:p>66</text:p>
          </table:table-cell>
          <table:table-cell table:content-validation-name="val1511"/>
          <table:table-cell table:content-validation-name="val1595"/>
          <table:table-cell table:content-validation-name="val359"/>
          <table:table-cell table:content-validation-name="val1679"/>
          <table:table-cell table:content-validation-name="val444"/>
          <table:table-cell table:number-columns-repeated="122"/>
        </table:table-row>
        <table:table-row table:style-name="ro3">
          <table:table-cell office:value-type="float" office:value="67" calcext:value-type="float">
            <text:p>67</text:p>
          </table:table-cell>
          <table:table-cell table:content-validation-name="val1512"/>
          <table:table-cell table:content-validation-name="val1596"/>
          <table:table-cell table:content-validation-name="val359"/>
          <table:table-cell table:content-validation-name="val1680"/>
          <table:table-cell table:content-validation-name="val444"/>
          <table:table-cell table:number-columns-repeated="122"/>
        </table:table-row>
        <table:table-row table:style-name="ro3">
          <table:table-cell office:value-type="float" office:value="68" calcext:value-type="float">
            <text:p>68</text:p>
          </table:table-cell>
          <table:table-cell table:content-validation-name="val1513"/>
          <table:table-cell table:content-validation-name="val1597"/>
          <table:table-cell table:content-validation-name="val359"/>
          <table:table-cell table:content-validation-name="val1681"/>
          <table:table-cell table:content-validation-name="val444"/>
          <table:table-cell table:number-columns-repeated="122"/>
        </table:table-row>
        <table:table-row table:style-name="ro3">
          <table:table-cell office:value-type="float" office:value="69" calcext:value-type="float">
            <text:p>69</text:p>
          </table:table-cell>
          <table:table-cell table:content-validation-name="val1514"/>
          <table:table-cell table:content-validation-name="val1598"/>
          <table:table-cell table:content-validation-name="val359"/>
          <table:table-cell table:content-validation-name="val1682"/>
          <table:table-cell table:content-validation-name="val444"/>
          <table:table-cell table:number-columns-repeated="122"/>
        </table:table-row>
        <table:table-row table:style-name="ro3">
          <table:table-cell office:value-type="float" office:value="70" calcext:value-type="float">
            <text:p>70</text:p>
          </table:table-cell>
          <table:table-cell table:content-validation-name="val1515"/>
          <table:table-cell table:content-validation-name="val1599"/>
          <table:table-cell table:content-validation-name="val359"/>
          <table:table-cell table:content-validation-name="val1683"/>
          <table:table-cell table:content-validation-name="val444"/>
          <table:table-cell table:number-columns-repeated="122"/>
        </table:table-row>
        <table:table-row table:style-name="ro3">
          <table:table-cell office:value-type="float" office:value="71" calcext:value-type="float">
            <text:p>71</text:p>
          </table:table-cell>
          <table:table-cell table:content-validation-name="val1516"/>
          <table:table-cell table:content-validation-name="val1600"/>
          <table:table-cell table:content-validation-name="val359"/>
          <table:table-cell table:content-validation-name="val1684"/>
          <table:table-cell table:content-validation-name="val444"/>
          <table:table-cell table:number-columns-repeated="122"/>
        </table:table-row>
        <table:table-row table:style-name="ro3">
          <table:table-cell office:value-type="float" office:value="72" calcext:value-type="float">
            <text:p>72</text:p>
          </table:table-cell>
          <table:table-cell table:content-validation-name="val1517"/>
          <table:table-cell table:content-validation-name="val1601"/>
          <table:table-cell table:content-validation-name="val359"/>
          <table:table-cell table:content-validation-name="val1685"/>
          <table:table-cell table:content-validation-name="val444"/>
          <table:table-cell table:number-columns-repeated="122"/>
        </table:table-row>
        <table:table-row table:style-name="ro3">
          <table:table-cell office:value-type="float" office:value="73" calcext:value-type="float">
            <text:p>73</text:p>
          </table:table-cell>
          <table:table-cell table:content-validation-name="val1518"/>
          <table:table-cell table:content-validation-name="val1602"/>
          <table:table-cell table:content-validation-name="val359"/>
          <table:table-cell table:content-validation-name="val1686"/>
          <table:table-cell table:content-validation-name="val444"/>
          <table:table-cell table:number-columns-repeated="122"/>
        </table:table-row>
        <table:table-row table:style-name="ro3">
          <table:table-cell office:value-type="float" office:value="74" calcext:value-type="float">
            <text:p>74</text:p>
          </table:table-cell>
          <table:table-cell table:content-validation-name="val1519"/>
          <table:table-cell table:content-validation-name="val1603"/>
          <table:table-cell table:content-validation-name="val359"/>
          <table:table-cell table:content-validation-name="val1687"/>
          <table:table-cell table:content-validation-name="val444"/>
          <table:table-cell table:number-columns-repeated="122"/>
        </table:table-row>
        <table:table-row table:style-name="ro3">
          <table:table-cell office:value-type="float" office:value="75" calcext:value-type="float">
            <text:p>75</text:p>
          </table:table-cell>
          <table:table-cell table:content-validation-name="val1520"/>
          <table:table-cell table:content-validation-name="val1604"/>
          <table:table-cell table:content-validation-name="val359"/>
          <table:table-cell table:content-validation-name="val1688"/>
          <table:table-cell table:content-validation-name="val444"/>
          <table:table-cell table:number-columns-repeated="122"/>
        </table:table-row>
        <table:table-row table:style-name="ro3">
          <table:table-cell office:value-type="float" office:value="76" calcext:value-type="float">
            <text:p>76</text:p>
          </table:table-cell>
          <table:table-cell table:content-validation-name="val1521"/>
          <table:table-cell table:content-validation-name="val1605"/>
          <table:table-cell table:content-validation-name="val359"/>
          <table:table-cell table:content-validation-name="val1689"/>
          <table:table-cell table:content-validation-name="val444"/>
          <table:table-cell table:number-columns-repeated="122"/>
        </table:table-row>
        <table:table-row table:style-name="ro3">
          <table:table-cell office:value-type="float" office:value="77" calcext:value-type="float">
            <text:p>77</text:p>
          </table:table-cell>
          <table:table-cell table:content-validation-name="val1522"/>
          <table:table-cell table:content-validation-name="val1606"/>
          <table:table-cell table:content-validation-name="val359"/>
          <table:table-cell table:content-validation-name="val1690"/>
          <table:table-cell table:content-validation-name="val444"/>
          <table:table-cell table:number-columns-repeated="122"/>
        </table:table-row>
        <table:table-row table:style-name="ro3">
          <table:table-cell office:value-type="float" office:value="78" calcext:value-type="float">
            <text:p>78</text:p>
          </table:table-cell>
          <table:table-cell table:content-validation-name="val1523"/>
          <table:table-cell table:content-validation-name="val1607"/>
          <table:table-cell table:content-validation-name="val359"/>
          <table:table-cell table:content-validation-name="val1691"/>
          <table:table-cell table:content-validation-name="val444"/>
          <table:table-cell table:number-columns-repeated="122"/>
        </table:table-row>
        <table:table-row table:style-name="ro3">
          <table:table-cell office:value-type="float" office:value="79" calcext:value-type="float">
            <text:p>79</text:p>
          </table:table-cell>
          <table:table-cell table:content-validation-name="val1524"/>
          <table:table-cell table:content-validation-name="val1608"/>
          <table:table-cell table:content-validation-name="val359"/>
          <table:table-cell table:content-validation-name="val1692"/>
          <table:table-cell table:content-validation-name="val444"/>
          <table:table-cell table:number-columns-repeated="122"/>
        </table:table-row>
        <table:table-row table:style-name="ro3">
          <table:table-cell office:value-type="float" office:value="80" calcext:value-type="float">
            <text:p>80</text:p>
          </table:table-cell>
          <table:table-cell table:content-validation-name="val1525"/>
          <table:table-cell table:content-validation-name="val1609"/>
          <table:table-cell table:content-validation-name="val359"/>
          <table:table-cell table:content-validation-name="val1693"/>
          <table:table-cell table:content-validation-name="val444"/>
          <table:table-cell table:number-columns-repeated="122"/>
        </table:table-row>
        <table:table-row table:style-name="ro3">
          <table:table-cell office:value-type="float" office:value="81" calcext:value-type="float">
            <text:p>81</text:p>
          </table:table-cell>
          <table:table-cell table:content-validation-name="val1526"/>
          <table:table-cell table:content-validation-name="val1610"/>
          <table:table-cell table:content-validation-name="val359"/>
          <table:table-cell table:content-validation-name="val1694"/>
          <table:table-cell table:content-validation-name="val444"/>
          <table:table-cell table:number-columns-repeated="122"/>
        </table:table-row>
        <table:table-row table:style-name="ro3">
          <table:table-cell office:value-type="float" office:value="82" calcext:value-type="float">
            <text:p>82</text:p>
          </table:table-cell>
          <table:table-cell table:content-validation-name="val1527"/>
          <table:table-cell table:content-validation-name="val1611"/>
          <table:table-cell table:content-validation-name="val359"/>
          <table:table-cell table:content-validation-name="val1695"/>
          <table:table-cell table:content-validation-name="val444"/>
          <table:table-cell table:number-columns-repeated="122"/>
        </table:table-row>
        <table:table-row table:style-name="ro3">
          <table:table-cell office:value-type="float" office:value="83" calcext:value-type="float">
            <text:p>83</text:p>
          </table:table-cell>
          <table:table-cell table:content-validation-name="val1528"/>
          <table:table-cell table:content-validation-name="val1612"/>
          <table:table-cell table:content-validation-name="val359"/>
          <table:table-cell table:content-validation-name="val1696"/>
          <table:table-cell table:content-validation-name="val444"/>
          <table:table-cell table:number-columns-repeated="122"/>
        </table:table-row>
        <table:table-row table:style-name="ro3">
          <table:table-cell office:value-type="float" office:value="84" calcext:value-type="float">
            <text:p>84</text:p>
          </table:table-cell>
          <table:table-cell table:content-validation-name="val1529"/>
          <table:table-cell table:content-validation-name="val1613"/>
          <table:table-cell table:content-validation-name="val359"/>
          <table:table-cell table:content-validation-name="val1697"/>
          <table:table-cell table:content-validation-name="val444"/>
          <table:table-cell table:number-columns-repeated="122"/>
        </table:table-row>
        <table:table-row table:style-name="ro3" table:number-rows-repeated="28">
          <table:table-cell/>
          <table:table-cell table:style-name="ce25" table:number-columns-repeated="4"/>
          <table:table-cell table:number-columns-repeated="123"/>
        </table:table-row>
        <table:table-row table:style-name="ro3" table:number-rows-repeated="895">
          <table:table-cell table:number-columns-repeated="128"/>
        </table:table-row>
        <table:table-row table:style-name="ro3">
          <table:table-cell table:number-columns-repeated="128"/>
        </table:table-row>
        <table:named-expressions>
          <table:named-expression table:name="Print_Area" table:base-cell-address="$'Sprint 06 Backlog'.$A$1" table:expression="#REF!"/>
          <table:named-expression table:name="Sheet_Title" table:base-cell-address="$'Sprint 06 Backlog'.$A$1" table:expression="&quot;Sprint 06 Backlog&quot;"/>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Liberation Sans" svg:font-family="'Liberation Sans'"/>
    <style:font-face style:name="Sans" svg:font-family="Sans"/>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month/>
      <number:text>/</number:text>
      <number:day/>
      <number:text>/</number:text>
      <number:year number:calendar="gregorian"/>
      <number:text> </number:text>
      <number:hours number:style="long"/>
      <number:text>:</number:text>
      <number:minutes number:style="long"/>
      <number:text> </number:text>
      <number:am-pm/>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6">00/00/0000</text:date>, <text:time style:data-style-name="N2" text:time-value="02:52:43.250951956">00:00:00</text:time></text:p>
        </style:region-right>
      </style:header>
      <style:header-left style:display="false"/>
      <style:footer>
        <text:p>Page <text:page-number>1</text:page-number> / <text:page-count>99</text:page-count></text:p>
      </style:footer>
      <style:footer-left style:display="false"/>
    </style:master-page>
    <style:master-page style:name="Product_20_Backlog" style:display-name="Product Backlog" style:page-layout-name="Mpm3">
      <style:header>
        <text:p><text:sheet-name>???</text:sheet-name></text:p>
      </style:header>
      <style:header-left style:display="false"/>
      <style:footer>
        <text:p>Page <text:page-number>1</text:page-number></text:p>
      </style:footer>
      <style:footer-left style:display="false"/>
    </style:master-page>
    <style:master-page style:name="Sprint_20_01_20_Backlog" style:display-name="Sprint 01 Backlog" style:page-layout-name="Mpm3">
      <style:header>
        <text:p><text:sheet-name>???</text:sheet-name></text:p>
      </style:header>
      <style:header-left style:display="false"/>
      <style:footer>
        <text:p>Page <text:page-number>1</text:page-number></text:p>
      </style:footer>
      <style:footer-left style:display="false"/>
    </style:master-page>
    <style:master-page style:name="Sprint_20_02_20_Backlog" style:display-name="Sprint 02 Backlog" style:page-layout-name="Mpm3">
      <style:header>
        <text:p><text:sheet-name>???</text:sheet-name></text:p>
      </style:header>
      <style:header-left style:display="false"/>
      <style:footer>
        <text:p>Page <text:page-number>1</text:page-number></text:p>
      </style:footer>
      <style:footer-left style:display="false"/>
    </style:master-page>
    <style:master-page style:name="Sprint_20_03_20_Backlog" style:display-name="Sprint 03 Backlog" style:page-layout-name="Mpm3">
      <style:header>
        <text:p><text:sheet-name>???</text:sheet-name></text:p>
      </style:header>
      <style:header-left style:display="false"/>
      <style:footer>
        <text:p>Page <text:page-number>1</text:page-number></text:p>
      </style:footer>
      <style:footer-left style:display="false"/>
    </style:master-page>
    <style:master-page style:name="Sprint_20_04_20_Backlog" style:display-name="Sprint 04 Backlog" style:page-layout-name="Mpm3">
      <style:header>
        <text:p><text:sheet-name>???</text:sheet-name></text:p>
      </style:header>
      <style:header-left style:display="false"/>
      <style:footer>
        <text:p>Page <text:page-number>1</text:page-number></text:p>
      </style:footer>
      <style:footer-left style:display="false"/>
    </style:master-page>
    <style:master-page style:name="Sprint_20_05_20_Backlog" style:display-name="Sprint 05 Backlog" style:page-layout-name="Mpm3">
      <style:header>
        <text:p><text:sheet-name>???</text:sheet-name></text:p>
      </style:header>
      <style:header-left style:display="false"/>
      <style:footer>
        <text:p>Page <text:page-number>1</text:page-number></text:p>
      </style:footer>
      <style:footer-left style:display="false"/>
    </style:master-page>
    <style:master-page style:name="Sprint_20_06_20_Backlog" style:display-name="Sprint 06 Backlog"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6T03:59:42.805131574</dc:date>
    <meta:creation-date>2016-03-21T22:16:37Z</meta:creation-date>
    <meta:editing-cycles>130</meta:editing-cycles>
    <meta:editing-duration>P1DT13H22M10S</meta:editing-duration>
    <meta:generator>LibreOffice/5.1.6.2$Linux_X86_64 LibreOffice_project/10m0$Build-2</meta:generator>
    <meta:document-statistic meta:table-count="7" meta:cell-count="1151" meta:object-count="7"/>
    <meta:user-defined meta:name=""/>
  </office:meta>
</office:document-meta>
</file>

<file path=Graph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ignore" gnm:interpolation-skip-invalid="false" gnm:vary-style-by-element="false"/>
    </style:style>
    <style:style style:name="ch4" style:family="chart" style:data-style-name="N0">
      <style:chart-properties xmlns:gnm="http://www.gnumeric.org/odf-extension/1.0" chart:display-label="true" chart:logarithmic="false" chart:minimum="0" chart:maximum="6"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data-style-name="N0">
      <style:chart-properties xmlns:gnm="http://www.gnumeric.org/odf-extension/1.0" chart:display-label="true" chart:logarithmic="false" chart:minimum="0"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7" style:family="chart">
      <style:chart-properties style:rotation-angle="90"/>
      <style:graphic-properties svg:stroke-width="0.035cm"/>
      <style:text-properties fo:font-family="Sans" fo:font-size="9pt" style:font-size-asian="9pt" style:font-size-complex="9pt"/>
    </style:style>
    <style:style style:name="ch8" style:family="chart">
      <style:graphic-properties xmlns:gnm="http://www.gnumeric.org/odf-extension/1.0" gnm:font-stretch-pango="4" gnm:auto-font="true" svg:stroke-width="0.035cm"/>
    </style:style>
    <style:style style:name="ch9"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draw:stroke="none" svg:stroke-width="0.08cm" draw:fill="none"/>
      <style:text-properties fo:font-family="Sans" fo:font-size="10pt" style:font-size-asian="10pt" style:font-size-complex="10pt"/>
    </style:style>
    <style:style style:name="ch10" style:family="chart">
      <style:graphic-properties xmlns:gnm="http://www.gnumeric.org/odf-extension/1.0" gnm:font-stretch-pango="4" gnm:auto-font="true" draw:stroke="solid" svg:stroke-width="0.035cm" draw:fill="none" draw:fill-color="#d9d9d9"/>
    </style:style>
    <style:style style:name="ch11" style:family="chart">
      <style:graphic-properties draw:fill-color="#d9d9d9"/>
    </style:style>
  </office:automatic-styles>
  <office:body>
    <office:chart>
      <chart:chart svg:width="14.594cm" svg:height="6.549cm" xlink:href=".." xlink:type="simple" chart:class="chart:scatter" chart:style-name="ch1">
        <chart:title svg:x="5.144cm" svg:y="0.298cm" chart:style-name="ch2">
          <text:p>Product Backlog Burn Chart</text:p>
        </chart:title>
        <chart:plot-area chart:style-name="ch3" table:cell-range-address="'Product Backlog'.A12:'Product Backlog'.B18" svg:x="1.302cm" svg:y="1.175cm" svg:width="13.001cm" svg:height="4.263cm">
          <chartooo:coordinate-region svg:x="1.976cm" svg:y="1.374cm" svg:width="12.219cm" svg:height="3.417cm"/>
          <chart:axis chart:dimension="x" chart:name="primary-x" chart:style-name="ch4">
            <chart:title svg:x="7.721cm" svg:y="6.145cm" chart:style-name="ch5">
              <text:p>Sprints</text:p>
            </chart:title>
          </chart:axis>
          <chart:axis chart:dimension="y" chart:name="primary-y" chart:style-name="ch6">
            <chart:title svg:x="0.996cm" svg:y="5.835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3">
                <text:p>33</text:p>
              </table:table-cell>
            </table:table-row>
            <table:table-row>
              <table:table-cell office:value-type="string">
                <text:p>3</text:p>
              </table:table-cell>
              <table:table-cell office:value-type="float" office:value="2">
                <text:p>2</text:p>
              </table:table-cell>
              <table:table-cell office:value-type="float" office:value="27">
                <text:p>27</text:p>
              </table:table-cell>
            </table:table-row>
            <table:table-row>
              <table:table-cell office:value-type="string">
                <text:p>4</text:p>
              </table:table-cell>
              <table:table-cell office:value-type="float" office:value="3">
                <text:p>3</text:p>
              </table:table-cell>
              <table:table-cell office:value-type="float" office:value="18">
                <text:p>18</text:p>
              </table:table-cell>
            </table:table-row>
            <table:table-row>
              <table:table-cell office:value-type="string">
                <text:p>5</text:p>
              </table:table-cell>
              <table:table-cell office:value-type="float" office:value="4">
                <text:p>4</text:p>
              </table:table-cell>
              <table:table-cell office:value-type="float" office:value="13">
                <text:p>13</text:p>
              </table:table-cell>
            </table:table-row>
            <table:table-row>
              <table:table-cell office:value-type="string">
                <text:p>6</text:p>
              </table:table-cell>
              <table:table-cell office:value-type="float" office:value="5">
                <text:p>5</text:p>
              </table:table-cell>
              <table:table-cell office:value-type="float" office:value="13">
                <text:p>13</text:p>
              </table:table-cell>
            </table:table-row>
            <table:table-row>
              <table:table-cell office:value-type="string">
                <text:p>7</text:p>
              </table:table-cell>
              <table:table-cell office:value-type="float" office:value="6">
                <text:p>6</text:p>
              </table:table-cell>
              <table:table-cell office:value-type="float" office:value="13">
                <text:p>13</text:p>
              </table:table-cell>
            </table:table-row>
          </table:table-rows>
        </table:table>
      </chart:chart>
    </office:chart>
  </office:body>
</office:document-content>
</file>

<file path=Graph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Graph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leave-gap" gnm:interpolation-skip-invalid="false" gnm:vary-style-by-element="false"/>
    </style:style>
    <style:style style:name="ch4" style:family="chart" style:data-style-name="N0">
      <style:chart-properties xmlns:gnm="http://www.gnumeric.org/odf-extension/1.0" chart:display-label="true" chart:logarithmic="false"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chart-properties style:rotation-angle="90"/>
      <style:graphic-properties svg:stroke-width="0.035cm"/>
      <style:text-properties fo:font-family="Sans" fo:font-size="9pt" style:font-size-asian="9pt" style:font-size-complex="9pt"/>
    </style:style>
    <style:style style:name="ch7" style:family="chart">
      <style:graphic-properties xmlns:gnm="http://www.gnumeric.org/odf-extension/1.0" gnm:font-stretch-pango="4" gnm:auto-font="true" svg:stroke-width="0.035cm"/>
    </style:style>
    <style:style style:name="ch8"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svg:stroke-width="0.08cm"/>
      <style:text-properties fo:font-family="Sans" fo:font-size="10pt" style:font-size-asian="10pt" style:font-size-complex="10pt"/>
    </style:style>
    <style:style style:name="ch9" style:family="chart">
      <style:graphic-properties xmlns:gnm="http://www.gnumeric.org/odf-extension/1.0" gnm:font-stretch-pango="4" gnm:auto-font="true" draw:stroke="solid" svg:stroke-width="0.035cm" draw:fill="none" draw:fill-color="#d9d9d9"/>
    </style:style>
    <style:style style:name="ch10" style:family="chart">
      <style:graphic-properties draw:fill-color="#d9d9d9"/>
    </style:style>
  </office:automatic-styles>
  <office:body>
    <office:chart>
      <chart:chart svg:width="9.009cm" svg:height="3.742cm" xlink:href=".." xlink:type="simple" chart:class="chart:line" chart:style-name="ch1">
        <chart:title svg:x="3.401cm" svg:y="0.239cm" chart:style-name="ch2">
          <text:p>Sprint Burn Chart</text:p>
        </chart:title>
        <chart:plot-area chart:style-name="ch3" table:cell-range-address="'Sprint 01 Backlog'.B7:'Sprint 01 Backlog'.B14" svg:x="1.191cm" svg:y="1.063cm" svg:width="7.638cm" svg:height="1.624cm">
          <chartooo:coordinate-region svg:x="1.873cm" svg:y="1.204cm" svg:width="6.848cm" svg:height="0.836cm"/>
          <chart:axis chart:dimension="x" chart:name="primary-x" chart:style-name="ch4">
            <chart:title svg:x="5.749cm" svg:y="3.355cm" chart:style-name="ch5">
              <text:p>Days</text:p>
            </chart:title>
          </chart:axis>
          <chart:axis chart:dimension="y" chart:name="primary-y" chart:style-name="ch4">
            <chart:title svg:x="1.856cm" svg:y="2.815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1 Backlog'.B7:'Sprint 01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Graph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Graph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leave-gap" gnm:interpolation-skip-invalid="false" gnm:vary-style-by-element="false"/>
    </style:style>
    <style:style style:name="ch4" style:family="chart" style:data-style-name="N0">
      <style:chart-properties xmlns:gnm="http://www.gnumeric.org/odf-extension/1.0" chart:display-label="true" chart:logarithmic="false"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chart-properties style:rotation-angle="90"/>
      <style:graphic-properties svg:stroke-width="0.035cm"/>
      <style:text-properties fo:font-family="Sans" fo:font-size="9pt" style:font-size-asian="9pt" style:font-size-complex="9pt"/>
    </style:style>
    <style:style style:name="ch7" style:family="chart">
      <style:graphic-properties xmlns:gnm="http://www.gnumeric.org/odf-extension/1.0" gnm:font-stretch-pango="4" gnm:auto-font="true" svg:stroke-width="0.035cm"/>
    </style:style>
    <style:style style:name="ch8"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svg:stroke-width="0.08cm"/>
      <style:text-properties fo:font-family="Sans" fo:font-size="10pt" style:font-size-asian="10pt" style:font-size-complex="10pt"/>
    </style:style>
    <style:style style:name="ch9" style:family="chart">
      <style:graphic-properties xmlns:gnm="http://www.gnumeric.org/odf-extension/1.0" gnm:font-stretch-pango="4" gnm:auto-font="true" draw:stroke="solid" svg:stroke-width="0.035cm" draw:fill="none" draw:fill-color="#d9d9d9"/>
    </style:style>
    <style:style style:name="ch10" style:family="chart">
      <style:graphic-properties draw:fill-color="#d9d9d9"/>
    </style:style>
  </office:automatic-styles>
  <office:body>
    <office:chart>
      <chart:chart svg:width="9.009cm" svg:height="3.742cm" xlink:href=".." xlink:type="simple" chart:class="chart:line" chart:style-name="ch1">
        <chart:title svg:x="3.401cm" svg:y="0.239cm" chart:style-name="ch2">
          <text:p>Sprint Burn Chart</text:p>
        </chart:title>
        <chart:plot-area chart:style-name="ch3" table:cell-range-address="'Sprint 02 Backlog'.B7:'Sprint 02 Backlog'.B14" svg:x="1.191cm" svg:y="1.063cm" svg:width="7.638cm" svg:height="1.624cm">
          <chartooo:coordinate-region svg:x="1.873cm" svg:y="1.204cm" svg:width="6.848cm" svg:height="0.836cm"/>
          <chart:axis chart:dimension="x" chart:name="primary-x" chart:style-name="ch4">
            <chart:title svg:x="5.749cm" svg:y="3.355cm" chart:style-name="ch5">
              <text:p>Days</text:p>
            </chart:title>
          </chart:axis>
          <chart:axis chart:dimension="y" chart:name="primary-y" chart:style-name="ch4">
            <chart:title svg:x="1.856cm" svg:y="2.815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Graph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Graph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leave-gap" gnm:interpolation-skip-invalid="false" gnm:vary-style-by-element="false"/>
    </style:style>
    <style:style style:name="ch4" style:family="chart" style:data-style-name="N0">
      <style:chart-properties xmlns:gnm="http://www.gnumeric.org/odf-extension/1.0" chart:display-label="true" chart:logarithmic="false"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chart-properties style:rotation-angle="90"/>
      <style:graphic-properties svg:stroke-width="0.035cm"/>
      <style:text-properties fo:font-family="Sans" fo:font-size="9pt" style:font-size-asian="9pt" style:font-size-complex="9pt"/>
    </style:style>
    <style:style style:name="ch7" style:family="chart">
      <style:graphic-properties xmlns:gnm="http://www.gnumeric.org/odf-extension/1.0" gnm:font-stretch-pango="4" gnm:auto-font="true" svg:stroke-width="0.035cm"/>
    </style:style>
    <style:style style:name="ch8"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svg:stroke-width="0.08cm"/>
      <style:text-properties fo:font-family="Sans" fo:font-size="10pt" style:font-size-asian="10pt" style:font-size-complex="10pt"/>
    </style:style>
    <style:style style:name="ch9" style:family="chart">
      <style:graphic-properties xmlns:gnm="http://www.gnumeric.org/odf-extension/1.0" gnm:font-stretch-pango="4" gnm:auto-font="true" draw:stroke="solid" svg:stroke-width="0.035cm" draw:fill="none" draw:fill-color="#d9d9d9"/>
    </style:style>
    <style:style style:name="ch10" style:family="chart">
      <style:graphic-properties draw:fill-color="#d9d9d9"/>
    </style:style>
  </office:automatic-styles>
  <office:body>
    <office:chart>
      <chart:chart svg:width="9.009cm" svg:height="3.742cm" xlink:href=".." xlink:type="simple" chart:class="chart:line" chart:style-name="ch1">
        <chart:title svg:x="3.401cm" svg:y="0.239cm" chart:style-name="ch2">
          <text:p>Sprint Burn Chart</text:p>
        </chart:title>
        <chart:plot-area chart:style-name="ch3" table:cell-range-address="'Sprint 03 Backlog'.B7:'Sprint 03 Backlog'.B14" svg:x="1.191cm" svg:y="1.063cm" svg:width="7.638cm" svg:height="1.624cm">
          <chartooo:coordinate-region svg:x="1.654cm" svg:y="1.205cm" svg:width="6.699cm" svg:height="0.835cm"/>
          <chart:axis chart:dimension="x" chart:name="primary-x" chart:style-name="ch4">
            <chart:title svg:x="5.749cm" svg:y="3.355cm" chart:style-name="ch5">
              <text:p>Days</text:p>
            </chart:title>
          </chart:axis>
          <chart:axis chart:dimension="y" chart:name="primary-y" chart:style-name="ch4">
            <chart:title svg:x="1.856cm" svg:y="2.815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7">
                <text:p>7</text:p>
                <draw:g>
                  <svg:desc>'Sprint 03 Backlog'.B7:'Sprint 03 Backlog'.B14</svg:desc>
                </draw:g>
              </table:table-cell>
            </table:table-row>
            <table:table-row>
              <table:table-cell office:value-type="string">
                <text:p>2</text:p>
              </table:table-cell>
              <table:table-cell office:value-type="float" office:value="7">
                <text:p>7</text:p>
              </table:table-cell>
            </table:table-row>
            <table:table-row>
              <table:table-cell office:value-type="string">
                <text:p>3</text:p>
              </table:table-cell>
              <table:table-cell office:value-type="float" office:value="7">
                <text:p>7</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7">
                <text:p>7</text:p>
              </table:table-cell>
            </table:table-row>
            <table:table-row>
              <table:table-cell office:value-type="string">
                <text:p>7</text:p>
              </table:table-cell>
              <table:table-cell office:value-type="float" office:value="7">
                <text:p>7</text:p>
              </table:table-cell>
            </table:table-row>
            <table:table-row>
              <table:table-cell office:value-type="string">
                <text:p>8</text:p>
              </table:table-cell>
              <table:table-cell office:value-type="float" office:value="7">
                <text:p>7</text:p>
              </table:table-cell>
            </table:table-row>
          </table:table-rows>
        </table:table>
      </chart:chart>
    </office:chart>
  </office:body>
</office:document-content>
</file>

<file path=Graph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Graph5-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leave-gap" gnm:interpolation-skip-invalid="false" gnm:vary-style-by-element="false"/>
    </style:style>
    <style:style style:name="ch4" style:family="chart" style:data-style-name="N0">
      <style:chart-properties xmlns:gnm="http://www.gnumeric.org/odf-extension/1.0" chart:display-label="true" chart:logarithmic="false"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chart-properties style:rotation-angle="90"/>
      <style:graphic-properties svg:stroke-width="0.035cm"/>
      <style:text-properties fo:font-family="Sans" fo:font-size="9pt" style:font-size-asian="9pt" style:font-size-complex="9pt"/>
    </style:style>
    <style:style style:name="ch7" style:family="chart">
      <style:graphic-properties xmlns:gnm="http://www.gnumeric.org/odf-extension/1.0" gnm:font-stretch-pango="4" gnm:auto-font="true" svg:stroke-width="0.035cm"/>
    </style:style>
    <style:style style:name="ch8"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svg:stroke-width="0.08cm"/>
      <style:text-properties fo:font-family="Sans" fo:font-size="10pt" style:font-size-asian="10pt" style:font-size-complex="10pt"/>
    </style:style>
    <style:style style:name="ch9" style:family="chart">
      <style:graphic-properties xmlns:gnm="http://www.gnumeric.org/odf-extension/1.0" gnm:font-stretch-pango="4" gnm:auto-font="true" draw:stroke="solid" svg:stroke-width="0.035cm" draw:fill="none" draw:fill-color="#d9d9d9"/>
    </style:style>
    <style:style style:name="ch10" style:family="chart">
      <style:graphic-properties draw:fill-color="#d9d9d9"/>
    </style:style>
  </office:automatic-styles>
  <office:body>
    <office:chart>
      <chart:chart svg:width="9.009cm" svg:height="3.742cm" xlink:href=".." xlink:type="simple" chart:class="chart:line" chart:style-name="ch1">
        <chart:title svg:x="3.401cm" svg:y="0.239cm" chart:style-name="ch2">
          <text:p>Sprint Burn Chart</text:p>
        </chart:title>
        <chart:plot-area chart:style-name="ch3" table:cell-range-address="'Sprint 04 Backlog'.B7:'Sprint 04 Backlog'.B14" svg:x="1.191cm" svg:y="1.063cm" svg:width="7.638cm" svg:height="1.624cm">
          <chartooo:coordinate-region svg:x="1.873cm" svg:y="1.204cm" svg:width="6.848cm" svg:height="0.836cm"/>
          <chart:axis chart:dimension="x" chart:name="primary-x" chart:style-name="ch4">
            <chart:title svg:x="5.749cm" svg:y="3.355cm" chart:style-name="ch5">
              <text:p>Days</text:p>
            </chart:title>
          </chart:axis>
          <chart:axis chart:dimension="y" chart:name="primary-y" chart:style-name="ch4">
            <chart:title svg:x="1.856cm" svg:y="2.815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Graph5-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5-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Graph6-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leave-gap" gnm:interpolation-skip-invalid="false" gnm:vary-style-by-element="false"/>
    </style:style>
    <style:style style:name="ch4" style:family="chart" style:data-style-name="N0">
      <style:chart-properties xmlns:gnm="http://www.gnumeric.org/odf-extension/1.0" chart:display-label="true" chart:logarithmic="false"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chart-properties style:rotation-angle="90"/>
      <style:graphic-properties svg:stroke-width="0.035cm"/>
      <style:text-properties fo:font-family="Sans" fo:font-size="9pt" style:font-size-asian="9pt" style:font-size-complex="9pt"/>
    </style:style>
    <style:style style:name="ch7" style:family="chart">
      <style:graphic-properties xmlns:gnm="http://www.gnumeric.org/odf-extension/1.0" gnm:font-stretch-pango="4" gnm:auto-font="true" svg:stroke-width="0.035cm"/>
    </style:style>
    <style:style style:name="ch8"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svg:stroke-width="0.08cm"/>
      <style:text-properties fo:font-family="Sans" fo:font-size="10pt" style:font-size-asian="10pt" style:font-size-complex="10pt"/>
    </style:style>
    <style:style style:name="ch9" style:family="chart">
      <style:graphic-properties xmlns:gnm="http://www.gnumeric.org/odf-extension/1.0" gnm:font-stretch-pango="4" gnm:auto-font="true" draw:stroke="solid" svg:stroke-width="0.035cm" draw:fill="none" draw:fill-color="#d9d9d9"/>
    </style:style>
    <style:style style:name="ch10" style:family="chart">
      <style:graphic-properties draw:fill-color="#d9d9d9"/>
    </style:style>
  </office:automatic-styles>
  <office:body>
    <office:chart>
      <chart:chart svg:width="9.009cm" svg:height="3.742cm" xlink:href=".." xlink:type="simple" chart:class="chart:line" chart:style-name="ch1">
        <chart:title svg:x="3.401cm" svg:y="0.239cm" chart:style-name="ch2">
          <text:p>Sprint Burn Chart</text:p>
        </chart:title>
        <chart:plot-area chart:style-name="ch3" table:cell-range-address="'Sprint 05 Backlog'.B7:'Sprint 05 Backlog'.B14" svg:x="1.191cm" svg:y="1.063cm" svg:width="7.638cm" svg:height="1.624cm">
          <chartooo:coordinate-region svg:x="1.873cm" svg:y="1.204cm" svg:width="6.848cm" svg:height="0.836cm"/>
          <chart:axis chart:dimension="x" chart:name="primary-x" chart:style-name="ch4">
            <chart:title svg:x="5.749cm" svg:y="3.355cm" chart:style-name="ch5">
              <text:p>Days</text:p>
            </chart:title>
          </chart:axis>
          <chart:axis chart:dimension="y" chart:name="primary-y" chart:style-name="ch4">
            <chart:title svg:x="1.856cm" svg:y="2.815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Graph6-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6-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Graph7-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leave-gap" gnm:interpolation-skip-invalid="false" gnm:vary-style-by-element="false"/>
    </style:style>
    <style:style style:name="ch4" style:family="chart" style:data-style-name="N0">
      <style:chart-properties xmlns:gnm="http://www.gnumeric.org/odf-extension/1.0" chart:display-label="true" chart:logarithmic="false"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chart-properties style:rotation-angle="90"/>
      <style:graphic-properties svg:stroke-width="0.035cm"/>
      <style:text-properties fo:font-family="Sans" fo:font-size="9pt" style:font-size-asian="9pt" style:font-size-complex="9pt"/>
    </style:style>
    <style:style style:name="ch7" style:family="chart">
      <style:graphic-properties xmlns:gnm="http://www.gnumeric.org/odf-extension/1.0" gnm:font-stretch-pango="4" gnm:auto-font="true" svg:stroke-width="0.035cm"/>
    </style:style>
    <style:style style:name="ch8"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svg:stroke-width="0.08cm"/>
      <style:text-properties fo:font-family="Sans" fo:font-size="10pt" style:font-size-asian="10pt" style:font-size-complex="10pt"/>
    </style:style>
    <style:style style:name="ch9" style:family="chart">
      <style:graphic-properties xmlns:gnm="http://www.gnumeric.org/odf-extension/1.0" gnm:font-stretch-pango="4" gnm:auto-font="true" draw:stroke="solid" svg:stroke-width="0.035cm" draw:fill="none" draw:fill-color="#d9d9d9"/>
    </style:style>
    <style:style style:name="ch10" style:family="chart">
      <style:graphic-properties draw:fill-color="#d9d9d9"/>
    </style:style>
  </office:automatic-styles>
  <office:body>
    <office:chart>
      <chart:chart svg:width="9.009cm" svg:height="3.742cm" xlink:href=".." xlink:type="simple" chart:class="chart:line" chart:style-name="ch1">
        <chart:title svg:x="3.401cm" svg:y="0.239cm" chart:style-name="ch2">
          <text:p>Sprint Burn Chart</text:p>
        </chart:title>
        <chart:plot-area chart:style-name="ch3" table:cell-range-address="'Sprint 06 Backlog'.B7:'Sprint 06 Backlog'.B14" svg:x="1.191cm" svg:y="1.063cm" svg:width="7.638cm" svg:height="1.624cm">
          <chartooo:coordinate-region svg:x="1.873cm" svg:y="1.204cm" svg:width="6.848cm" svg:height="0.836cm"/>
          <chart:axis chart:dimension="x" chart:name="primary-x" chart:style-name="ch4">
            <chart:title svg:x="5.749cm" svg:y="3.355cm" chart:style-name="ch5">
              <text:p>Days</text:p>
            </chart:title>
          </chart:axis>
          <chart:axis chart:dimension="y" chart:name="primary-y" chart:style-name="ch4">
            <chart:title svg:x="1.856cm" svg:y="2.815cm" chart:style-name="ch6">
              <text:p>Tasks</text:p>
            </chart:title>
            <chart:grid chart:style-name="ch7" chart:class="major"/>
          </chart:axis>
          <chart:series chart:style-name="ch8" chart:values-cell-range-address="'Sprint 06 Backlog'.B7:'Sprint 06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6 Backlog'.B7:'Sprint 06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Graph7-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7-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